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MS Mincho" svg:font-family="&quot;MS Mincho&quot;"/>
    <style:font-face style:name="Times New Roman" svg:font-family="&quot;Times New Roman&quot;"/>
    <style:font-face style:name="PMingLiU" svg:font-family="PMingLiU"/>
    <style:font-face style:name="DFKai-SB" svg:font-family="DFKai-SB"/>
    <style:font-face style:name="Calibri" svg:font-family="Calibri"/>
    <style:font-face style:name="MingLiU" svg:font-family="MingLiU"/>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style:style>
    <style:style style:name="ce3" style:family="table-cell" style:parent-style-name="Default" style:data-style-name="N0">
      <style:table-cell-properties fo:border="thin solid #000000" style:vertical-align="automatic"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op="thin solid #000000" fo:border-bottom="none" fo:border-left="thin solid #000000" fo:border-right="thin solid #000000"/>
    </style:style>
    <style:style style:name="ce6" style:family="table-cell" style:parent-style-name="Default" style:data-style-name="N30">
      <style:table-cell-properties fo:border-top="thin solid #000000" fo:border-bottom="thin double #000000" fo:border-left="thin solid #000000" fo:border-right="thin solid #000000"/>
    </style:style>
    <style:style style:name="ce7" style:family="table-cell" style:parent-style-name="Default" style:data-style-name="N0">
      <style:table-cell-properties fo:border-top="thin solid #000000" fo:border-bottom="thin double #000000" fo:border-left="thin solid #000000" fo:border-right="thin solid #000000" style:vertical-align="automatic" style:repeat-content="false"/>
      <style:paragraph-properties fo:text-align="center"/>
    </style:style>
    <style:style style:name="ce8" style:family="table-cell" style:parent-style-name="Default" style:data-style-name="N0">
      <style:table-cell-properties fo:border-top="thin solid #000000" fo:border-bottom="thin double #000000" fo:border-left="thin solid #000000" fo:border-right="thin solid #000000"/>
    </style:style>
    <style:style style:name="ce9" style:family="table-cell" style:parent-style-name="Default" style:data-style-name="N0">
      <style:table-cell-properties fo:border-top="thin solid #000000" fo:border-bottom="thin double #000000" fo:border-left="thin solid #000000" fo:border-right="thin solid #000000" style:vertical-align="automatic" fo:wrap-option="wrap"/>
    </style:style>
    <style:style style:name="ce10" style:family="table-cell" style:parent-style-name="Default" style:data-style-name="N0">
      <style:table-cell-properties fo:background-color="#92D050"/>
    </style:style>
    <style:style style:name="ce11" style:family="table-cell" style:parent-style-name="Default" style:data-style-name="N0">
      <style:table-cell-properties fo:border-top="none" fo:border-bottom="thin solid #000000" fo:border-left="thin solid #000000" fo:border-right="thin solid #000000"/>
    </style:style>
    <style:style style:name="ce12"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style>
    <style:style style:name="ce13" style:family="table-cell" style:parent-style-name="Default" style:data-style-name="N30"/>
    <style:style style:name="ce14" style:family="table-cell" style:parent-style-name="Default" style:data-style-name="N0"/>
    <style:style style:name="ce15" style:family="table-cell" style:parent-style-name="Default" style:data-style-name="N0">
      <style:table-cell-properties fo:border="thin solid #000000"/>
      <style:text-properties style:font-name="DFKai-SB" style:font-name-asian="DFKai-SB" style:font-name-complex="DFKai-SB" fo:font-size="12pt" style:font-size-asian="12pt" style:font-size-complex="12pt" style:font-family-generic="script"/>
    </style:style>
    <style:style style:name="ce16" style:family="table-cell" style:parent-style-name="Default" style:data-style-name="N19">
      <style:table-cell-properties style:vertical-align="automatic" fo:background-color="transparent"/>
    </style:style>
    <style:style style:name="ce17" style:family="table-cell" style:parent-style-name="Default" style:data-style-name="N0">
      <style:table-cell-properties fo:border="thin solid #000000" style:vertical-align="automatic" fo:background-color="transparent"/>
    </style:style>
    <style:style style:name="ce18" style:family="table-cell" style:parent-style-name="Default" style:data-style-name="N0">
      <style:table-cell-properties fo:border="thin solid #000000" style:vertical-align="automatic" fo:background-color="transparent" style:repeat-content="false"/>
      <style:paragraph-properties fo:text-align="center"/>
    </style:style>
    <style:style style:name="ce19" style:family="table-cell" style:parent-style-name="Default" style:data-style-name="N0">
      <style:table-cell-properties style:vertical-align="automatic" fo:background-color="transparent"/>
    </style:style>
    <style:style style:name="ce20" style:family="table-cell" style:parent-style-name="Default" style:data-style-name="N0">
      <style:table-cell-properties style:vertical-align="automatic" fo:background-color="transparent"/>
    </style:style>
    <style:style style:name="ce21" style:family="table-cell" style:parent-style-name="Default" style:data-style-name="N0">
      <style:table-cell-properties style:vertical-align="automatic" fo:background-color="transparent"/>
    </style:style>
    <style:style style:name="ce22" style:family="table-cell" style:parent-style-name="Default" style:data-style-name="N19"/>
    <style:style style:name="ce23" style:family="table-cell" style:parent-style-name="Default" style:data-style-name="N30">
      <style:table-cell-properties fo:border="thin solid #000000" style:vertical-align="automatic" style:repeat-content="false"/>
      <style:paragraph-properties fo:text-align="center"/>
    </style:style>
    <style:style style:name="ce24" style:family="table-cell" style:parent-style-name="Default" style:data-style-name="N0">
      <style:table-cell-properties fo:background-color="#92D050"/>
    </style:style>
    <style:style style:name="ce25" style:family="table-cell" style:parent-style-name="Default" style:data-style-name="N19">
      <style:table-cell-properties style:vertical-align="automatic" fo:background-color="transparent" style:repeat-content="false"/>
      <style:paragraph-properties fo:text-align="start" fo:margin-left="0cm"/>
    </style:style>
    <style:style style:name="ce26" style:family="table-cell" style:parent-style-name="Default" style:data-style-name="N0">
      <style:table-cell-properties fo:border="thin solid #000000" style:vertical-align="automatic" fo:background-color="transparent"/>
    </style:style>
    <style:style style:name="ce27" style:family="table-cell" style:parent-style-name="Default" style:data-style-name="N0">
      <style:table-cell-properties fo:border="thin solid #000000" style:vertical-align="automatic" fo:background-color="transparent" style:repeat-content="false"/>
      <style:paragraph-properties fo:text-align="center"/>
    </style:style>
    <style:style style:name="ce28" style:family="table-cell" style:parent-style-name="Default" style:data-style-name="N0">
      <style:table-cell-properties style:vertical-align="automatic"/>
    </style:style>
    <style:style style:name="ce29" style:family="table-cell" style:parent-style-name="Default" style:data-style-name="N19">
      <style:table-cell-properties style:vertical-align="top"/>
    </style:style>
    <style:style style:name="ce30" style:family="table-cell" style:parent-style-name="Default" style:data-style-name="N30">
      <style:table-cell-properties fo:border="thin solid #000000" style:vertical-align="top"/>
    </style:style>
    <style:style style:name="ce31" style:family="table-cell" style:parent-style-name="Default" style:data-style-name="N0">
      <style:table-cell-properties fo:border="thin solid #000000" style:vertical-align="top" style:repeat-content="false"/>
      <style:paragraph-properties fo:text-align="center"/>
    </style:style>
    <style:style style:name="ce32" style:family="table-cell" style:parent-style-name="Default" style:data-style-name="N0">
      <style:table-cell-properties fo:border="thin solid #000000" style:vertical-align="top" fo:wrap-option="wrap"/>
    </style:style>
    <style:style style:name="ce33" style:family="table-cell" style:parent-style-name="Default" style:data-style-name="N0">
      <style:table-cell-properties fo:border="thin solid #000000" style:vertical-align="top"/>
    </style:style>
    <style:style style:name="ce34" style:family="table-cell" style:parent-style-name="Default" style:data-style-name="N0">
      <style:table-cell-properties style:vertical-align="top"/>
    </style:style>
    <style:style style:name="ce35" style:family="table-cell" style:parent-style-name="Default" style:data-style-name="N0">
      <style:table-cell-properties fo:border="thin solid #000000" style:vertical-align="automatic"/>
    </style:style>
    <style:style style:name="ce36" style:family="table-cell" style:parent-style-name="Default" style:data-style-name="N0">
      <style:table-cell-properties fo:border="thin solid #000000"/>
      <style:text-properties style:font-name="Times New Roman" style:font-name-asian="Times New Roman" style:font-name-complex="Times New Roman" fo:font-size="12pt" style:font-size-asian="12pt" style:font-size-complex="12pt" style:font-family-generic="roman"/>
    </style:style>
    <style:style style:name="ce37" style:family="table-cell" style:parent-style-name="Default" style:data-style-name="N0">
      <style:table-cell-properties fo:border="thin solid #000000" style:vertical-align="middle" style:repeat-content="false"/>
      <style:paragraph-properties fo:text-align="justify"/>
      <style:text-properties fo:font-size="12pt" style:font-size-asian="12pt" style:font-size-complex="12pt"/>
    </style:style>
    <style:style style:name="ce38" style:family="table-cell" style:parent-style-name="Default" style:data-style-name="N0">
      <style:table-cell-properties style:vertical-align="automatic" fo:background-color="transparent"/>
    </style:style>
    <style:style style:name="ce39" style:family="table-cell" style:parent-style-name="Default" style:data-style-name="N0">
      <style:table-cell-properties style:vertical-align="automatic"/>
    </style:style>
    <style:style style:name="ce40" style:family="table-cell" style:parent-style-name="Default" style:data-style-name="N19"/>
    <style:style style:name="ce41" style:family="table-cell" style:parent-style-name="Default" style:data-style-name="N30"/>
    <style:style style:name="ce42" style:family="table-cell" style:parent-style-name="Default" style:data-style-name="N0">
      <style:table-cell-properties style:vertical-align="automatic" fo:wrap-option="wrap"/>
    </style:style>
    <style:style style:name="ce43" style:family="table-cell" style:parent-style-name="Default" style:data-style-name="N0">
      <style:table-cell-properties fo:border="thin solid #000000" style:vertical-align="automatic" fo:wrap-option="wrap"/>
    </style:style>
    <style:style style:name="ce44" style:family="table-cell" style:parent-style-name="Default" style:data-style-name="N0">
      <style:table-cell-properties fo:border="thin solid #000000" style:vertical-align="automatic" style:repeat-content="false"/>
      <style:paragraph-properties fo:text-align="start" fo:margin-left="0cm"/>
    </style:style>
    <style:style style:name="ce45" style:family="table-cell" style:parent-style-name="Default" style:data-style-name="N0">
      <style:table-cell-properties fo:border="thin solid #000000"/>
      <style:text-properties fo:color="#000000"/>
    </style:style>
    <style:style style:name="ce46" style:family="table-cell" style:parent-style-name="Default" style:data-style-name="N0">
      <style:table-cell-properties fo:border="thin solid #000000" fo:background-color="#92D050"/>
    </style:style>
    <style:style style:name="ce47" style:family="table-cell" style:parent-style-name="Default" style:data-style-name="N0">
      <style:table-cell-properties fo:border="thin solid #000000" style:vertical-align="automatic" fo:wrap-option="wrap" style:repeat-content="false"/>
      <style:paragraph-properties fo:text-align="center"/>
    </style:style>
    <style:style style:name="ce48" style:family="table-cell" style:parent-style-name="Default" style:data-style-name="N0">
      <style:table-cell-properties style:vertical-align="automatic" fo:background-color="#92D050"/>
    </style:style>
    <style:style style:name="ce49" style:family="table-cell" style:parent-style-name="Default" style:data-style-name="N0">
      <style:table-cell-properties style:vertical-align="automatic" fo:wrap-option="wrap" fo:background-color="#92D050"/>
    </style:style>
    <style:style style:name="ce50" style:family="table-cell" style:parent-style-name="Default" style:data-style-name="N0">
      <style:table-cell-properties style:vertical-align="automatic" fo:wrap-option="wrap" fo:background-color="#92D050"/>
    </style:style>
    <style:style style:name="ce51" style:family="table-cell" style:parent-style-name="Default" style:data-style-name="N19">
      <style:table-cell-properties fo:border="thin solid #000000"/>
    </style:style>
    <style:style style:name="ce52" style:family="table-cell" style:parent-style-name="Default" style:data-style-name="N19">
      <style:table-cell-properties fo:border="thin solid #000000" style:vertical-align="automatic" fo:background-color="transparent" style:repeat-content="false"/>
      <style:paragraph-properties fo:text-align="start" fo:margin-left="0cm"/>
    </style:style>
    <style:style style:name="T2" style:family="text" style:parent-style-name="Default">
      <style:text-properties fo:color="#000000" style:text-line-through-style="none" style:font-name="新細明體" style:font-name-asian="新細明體" style:font-name-complex="新細明體"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MS Mincho" style:font-name-asian="MS Mincho" style:font-name-complex="MS Mincho"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PMingLiU" style:font-name-asian="PMingLiU" style:font-name-complex="PMingLi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DFKai-SB" style:font-name-asian="DFKai-SB" style:font-name-complex="DFKai-S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12" style:family="text" style:parent-style-name="Default">
      <style:text-properties fo:color="#000000" style:text-line-through-style="none" style:font-name="PMingLiU" style:font-name-asian="PMingLiU" style:font-name-complex="PMingLiU" fo:font-size="15pt" style:font-size-asian="15pt" style:font-size-complex="15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800000" style:text-line-through-style="none" style:font-name="DFKai-SB" style:font-name-asian="DFKai-SB" style:font-name-complex="DFKai-S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000000" style:text-line-through-style="none" style:font-name="新細明體" style:font-name-asian="新細明體" style:font-name-complex="新細明體"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7"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8" style:family="text" style:parent-style-name="Default">
      <style:text-properties fo:color="#000000" style:text-line-through-style="none" style:font-name="新細明體" style:font-name-asian="新細明體" style:font-name-complex="新細明體"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9" style:family="text" style:parent-style-name="Default">
      <style:text-properties fo:color="#000000" style:text-line-through-style="none" style:font-name="PMingLiU" style:font-name-asian="PMingLiU" style:font-name-complex="PMingLi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0" style:family="text" style:parent-style-name="Default">
      <style:text-properties fo:color="#000000" style:text-line-through-style="none" style:font-name="DFKai-SB" style:font-name-asian="DFKai-SB" style:font-name-complex="DFKai-S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2" style:family="text" style:parent-style-name="Default">
      <style:text-properties fo:color="#000000" style:text-line-through-style="none" style:font-name="PMingLiU" style:font-name-asian="PMingLiU" style:font-name-complex="PMingLi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24"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25" style:family="text" style:parent-style-name="Default">
      <style:text-properties fo:color="#000000" style:text-line-through-style="none" style:font-name="MingLiU" style:font-name-asian="MingLiU" style:font-name-complex="MingLiU"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26" style:family="text" style:parent-style-name="Default">
      <style:text-properties fo:color="#000000" style:text-line-through-style="none" style:font-name="新細明體" style:font-name-asian="新細明體" style:font-name-complex="新細明體"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27" style:family="text" style:parent-style-name="Default">
      <style:text-properties fo:color="#000000" style:text-line-through-style="none" style:font-name="MingLiU" style:font-name-asian="MingLiU" style:font-name-complex="MingLiU"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28" style:family="text" style:parent-style-name="Default">
      <style:text-properties fo:color="#000000" style:text-line-through-style="none" style:font-name="MingLiU" style:font-name-asian="MingLiU" style:font-name-complex="MingLi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9"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30" style:family="text" style:parent-style-name="Default">
      <style:text-properties fo:color="#000000" style:text-line-through-style="none" style:font-name="PMingLiU" style:font-name-asian="PMingLiU" style:font-name-complex="PMingLiU"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style>
    <style:style style:name="T3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2"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3" style:family="text" style:parent-style-name="Default">
      <style:text-properties fo:color="#800000" style:text-line-through-style="none" style:font-name="PMingLiU" style:font-name-asian="PMingLiU" style:font-name-complex="PMingLiU"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4" style:family="text" style:parent-style-name="Default">
      <style:text-properties fo:color="#8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5" style:family="text" style:parent-style-name="Default">
      <style:text-properties fo:color="#000000" style:text-line-through-style="none" style:font-name="MS Mincho" style:font-name-asian="MS Mincho" style:font-name-complex="MS Mincho"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6" style:family="text" style:parent-style-name="Default">
      <style:text-properties fo:color="#000000" style:text-line-through-style="none" style:font-name="PMingLiU" style:font-name-asian="PMingLiU" style:font-name-complex="PMingLiU"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7" style:family="text" style:parent-style-name="Default">
      <style:text-properties fo:color="#000000" style:text-line-through-style="none" style:font-name="DFKai-SB" style:font-name-asian="DFKai-SB" style:font-name-complex="DFKai-SB"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38" style:family="text" style:parent-style-name="Default">
      <style:text-properties fo:color="#000000" style:text-line-through-style="none" style:font-name="新細明體" style:font-name-asian="新細明體" style:font-name-complex="新細明體"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9" style:family="text" style:parent-style-name="Default">
      <style:text-properties fo:color="#000000" style:text-line-through-style="none" style:font-name="新細明體" style:font-name-asian="新細明體" style:font-name-complex="新細明體"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0" style:family="text" style:parent-style-name="Default">
      <style:text-properties fo:color="#000000" style:text-line-through-style="none" style:font-name="新細明體" style:font-name-asian="新細明體" style:font-name-complex="新細明體"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41" style:family="text" style:parent-style-name="Default">
      <style:text-properties fo:color="#000000" style:text-line-through-style="none" style:font-name="新細明體" style:font-name-asian="新細明體" style:font-name-complex="新細明體"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4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4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5"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7"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8" style:family="text" style:parent-style-name="Default">
      <style:text-properties fo:color="#333333" style:text-line-through-style="none" style:font-name="新細明體" style:font-name-asian="新細明體" style:font-name-complex="新細明體"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9" style:family="text" style:parent-style-name="Default">
      <style:text-properties fo:color="#333333" style:text-line-through-style="none" style:font-name="PMingLiU" style:font-name-asian="PMingLiU" style:font-name-complex="PMingLiU"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0" style:family="text" style:parent-style-name="Default">
      <style:text-properties fo:color="#333333"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1" style:family="text" style:parent-style-name="Default">
      <style:text-properties fo:color="#000000" style:text-line-through-style="none" style:font-name="新細明體" style:font-name-asian="新細明體" style:font-name-complex="新細明體"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ru1" style:family="ruby">
      <style:ruby-properties style:ruby-align="left"/>
    </style:style>
    <style:style style:name="co1" style:family="table-column">
      <style:table-column-properties fo:break-before="auto" style:column-width="1.93145833333333cm" style:use-optimal-column-width="true"/>
    </style:style>
    <style:style style:name="co2" style:family="table-column">
      <style:table-column-properties fo:break-before="auto" style:column-width="8.78416666666667cm"/>
    </style:style>
    <style:style style:name="co3" style:family="table-column">
      <style:table-column-properties fo:break-before="auto" style:column-width="1.56104166666667cm"/>
    </style:style>
    <style:style style:name="co4" style:family="table-column">
      <style:table-column-properties fo:break-before="auto" style:column-width="4.048125cm" style:use-optimal-column-width="true"/>
    </style:style>
    <style:style style:name="co5" style:family="table-column">
      <style:table-column-properties fo:break-before="auto" style:column-width="8.89cm"/>
    </style:style>
    <style:style style:name="co6" style:family="table-column">
      <style:table-column-properties fo:break-before="auto" style:column-width="5.55625cm"/>
    </style:style>
    <style:style style:name="co7" style:family="table-column">
      <style:table-column-properties fo:break-before="auto" style:column-width="5.05354166666667cm" style:use-optimal-column-width="true"/>
    </style:style>
    <style:style style:name="co8" style:family="table-column">
      <style:table-column-properties fo:break-before="auto" style:column-width="3.96875cm" style:use-optimal-column-width="true"/>
    </style:style>
    <style:style style:name="co9" style:family="table-column">
      <style:table-column-properties fo:break-before="auto" style:column-width="47.386875cm" style:use-optimal-column-width="true"/>
    </style:style>
    <style:style style:name="co10" style:family="table-column">
      <style:table-column-properties fo:break-before="auto" style:column-width="9.41916666666667cm"/>
    </style:style>
    <style:style style:name="co11" style:family="table-column">
      <style:table-column-properties fo:break-before="auto" style:column-width="1.64041666666667cm"/>
    </style:style>
    <style:style style:name="ro1" style:family="table-row">
      <style:table-row-properties style:row-height="15.75pt" style:use-optimal-row-height="true" fo:break-before="auto"/>
    </style:style>
    <style:style style:name="ro2" style:family="table-row">
      <style:table-row-properties style:row-height="32.2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20.2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31.5pt" style:use-optimal-row-height="true" fo:break-before="auto"/>
    </style:style>
    <style:style style:name="ro8" style:family="table-row">
      <style:table-row-properties style:row-height="33pt" style:use-optimal-row-height="true" fo:break-before="auto"/>
    </style:style>
    <style:style style:name="ro9" style:family="table-row">
      <style:table-row-properties style:row-height="17.25pt" style:use-optimal-row-height="true" fo:break-before="auto"/>
    </style:style>
    <style:style style:name="ro10" style:family="table-row">
      <style:table-row-properties style:row-height="20.25pt" style:use-optimal-row-height="false" fo:break-before="auto"/>
    </style:style>
    <style:style style:name="ro11" style:family="table-row">
      <style:table-row-properties style:row-height="13.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yllabi_Evaluated_" table:style-name="ta1" table:print-ranges="Syllabi_Evaluated_.B611:Syllabi_Evaluated_.E618">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16374" table:default-cell-style-name="ce1"/>
        <table:table-row table:style-name="ro1">
          <table:table-cell table:style-name="ce1"/>
          <table:table-cell office:value-type="string" table:style-name="ce2">
            <text:p>COURSE ARTICULATION - Nanhua University &amp; University of the West - rev. 12/22/20</text:p>
          </table:table-cell>
          <table:table-cell table:number-columns-repeated="2" table:style-name="ce3"/>
          <table:table-cell table:style-name="ce4"/>
          <table:table-cell office:value-type="string" table:style-name="ce5">
            <text:p>University of the West Credit</text:p>
          </table:table-cell>
          <table:table-cell table:number-columns-repeated="4" table:style-name="ce4"/>
          <table:table-cell table:number-columns-repeated="16374" table:style-name="ce1"/>
        </table:table-row>
        <table:table-row table:style-name="ro2">
          <table:table-cell office:value-type="string" table:style-name="ce1">
            <text:p>Date Added</text:p>
          </table:table-cell>
          <table:table-cell office:value-type="string" table:style-name="ce6">
            <text:p>Nanhua University</text:p>
          </table:table-cell>
          <table:table-cell office:value-type="string" table:style-name="ce7">
            <text:p>Credits</text:p>
          </table:table-cell>
          <table:table-cell office:value-type="string" table:style-name="ce8">
            <text:p>Level</text:p>
          </table:table-cell>
          <table:table-cell office:value-type="string" table:style-name="ce8">
            <text:p>Program Requirement</text:p>
          </table:table-cell>
          <table:table-cell office:value-type="string" table:style-name="ce8">
            <text:p>General Education Requirement</text:p>
          </table:table-cell>
          <table:table-cell office:value-type="string" table:style-name="ce9">
            <text:p>General Elective</text:p>
            <text:p><text:s/>(lower or upper division)</text:p>
          </table:table-cell>
          <table:table-cell table:style-name="ce8"/>
          <table:table-cell office:value-type="string" table:style-name="ce8">
            <text:p>Description</text:p>
          </table:table-cell>
          <table:table-cell table:number-columns-repeated="6" table:style-name="ce10"/>
          <table:table-cell table:number-columns-repeated="16369" table:style-name="ce1"/>
        </table:table-row>
        <table:table-row table:style-name="ro3">
          <table:table-cell office:value-type="string" table:style-name="ce1">
            <text:p>PRIOR TO DATING</text:p>
          </table:table-cell>
          <table:table-cell office:value-type="string" table:style-name="ce11">
            <text:p>(no title) [kindergarten curriculum dev]</text:p>
          </table:table-cell>
          <table:table-cell office:value-type="float" office:value="2" table:style-name="ce12">
            <text:p>2</text:p>
          </table:table-cell>
          <table:table-cell office:value-type="string" table:style-name="ce11">
            <text:p>information not provided</text:p>
          </table:table-cell>
          <table:table-cell office:value-type="string" table:style-name="ce11">
            <text:p>none</text:p>
          </table:table-cell>
          <table:table-cell office:value-type="string" table:style-name="ce11">
            <text:p>none</text:p>
          </table:table-cell>
          <table:table-cell office:value-type="string" table:style-name="ce11">
            <text:p>Lower Division</text:p>
          </table:table-cell>
          <table:table-cell office:value-type="string" table:style-name="ce11">
            <text:p>Approved by JMA</text:p>
          </table:table-cell>
          <table:table-cell office:value-type="string" table:style-name="ce11">
            <text:p>Course will introduce curriculum development models and basic theories. Furthermore, students will learn to discuss the school-based curriculum and integrated curriculum in kindergartens in practices. Finally, students will learn about curriculum design models and practices to get a better understanding in curriculum development and design.<text:s text:c="2"/></text:p>
          </table:table-cell>
          <table:table-cell table:number-columns-repeated="16375" table:style-name="ce1"/>
        </table:table-row>
        <table:table-row table:style-name="ro1">
          <table:table-cell office:value-type="string" table:style-name="ce13">
            <text:p>5/7/19</text:p>
          </table:table-cell>
          <table:table-cell office:value-type="string" table:style-name="ce4">
            <text:p>Abnormal Psycholog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415</text:p>
          </table:table-cell>
          <table:table-cell office:value-type="string" table:style-name="ce4">
            <text:p>GE CAT 5B Psychology</text:p>
          </table:table-cell>
          <table:table-cell office:value-type="string" table:style-name="ce11">
            <text:p>Lower division</text:p>
          </table:table-cell>
          <table:table-cell office:value-type="string" table:style-name="ce4">
            <text:p>JMA/AC</text:p>
          </table:table-cell>
          <table:table-cell office:value-type="string" table:style-name="ce4">
            <text:p>This course introduces the meanings and concept of abnormal psychology. Leaners who have studied the knowledge of abnormal psychology can realize the emotion, cognition, behavior about persons of abnormal psychology.This course also promoted learners mental health.</text:p>
          </table:table-cell>
          <table:table-cell table:number-columns-repeated="16375" table:style-name="ce1"/>
        </table:table-row>
        <table:table-row table:style-name="ro4">
          <table:table-cell office:value-type="string" table:style-name="ce1">
            <text:p>PRIOR TO DATING</text:p>
          </table:table-cell>
          <table:table-cell office:value-type="string" table:style-name="ce4">
            <text:p>Accomplishment and Appreciation -form of instrumental ensemble<text:s/></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GE CAT 6A Fine Arts</text:p>
          </table:table-cell>
          <table:table-cell office:value-type="string" table:style-name="ce11">
            <text:p>Lower Division</text:p>
          </table:table-cell>
          <table:table-cell office:value-type="string" table:style-name="ce4">
            <text:p>JMA</text:p>
          </table:table-cell>
          <table:table-cell office:value-type="string" table:style-name="ce4">
            <text:p>This course is in two ways; (1) theory to explain: Introduction to Chinese folk music formed , cultural background, social patterns, national customs, the natural environment, language structure, and many other contents. (2) artistic practice: choose a representative work practice, motivation for music creation, style features, musical structure, color depicted to the expression, presentation for skills analysis, deconstruction, <text:s/>and to find out the intrinsic association, so that the students could be able to catch the spirit of the work, showing the personality and characteristics. <text:s text:c="2"/>The Ensemble exercises, gradually the students in playing skills, include visual spectrum capacity, body language, timbre, cooperative the relationship with others, and strive to have made<text:s/><text:span text:style-name="T4">​​</text:span><text:span text:style-name="T5">great progress. <text:s/>Meanwhile, it is necessary to establish a correct outlook on life, with the attitude of the completion of the music, and active in the life issue. Loving life, respect life, caring for the community, and learn to appreciate the beauty and the pursuit.</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ccounting</text:p>
          </table:table-cell>
          <table:table-cell office:value-type="float" office:value="3" table:style-name="ce3">
            <text:p>3</text:p>
          </table:table-cell>
          <table:table-cell office:value-type="string" table:style-name="ce4">
            <text:p>lower division</text:p>
          </table:table-cell>
          <table:table-cell office:value-type="string" table:style-name="ce4">
            <text:p>BUS 210 Financal Accounting</text:p>
          </table:table-cell>
          <table:table-cell office:value-type="string" table:style-name="ce4">
            <text:p>none</text:p>
          </table:table-cell>
          <table:table-cell office:value-type="string" table:style-name="ce11">
            <text:p>Lower Division</text:p>
          </table:table-cell>
          <table:table-cell office:value-type="string" table:style-name="ce4">
            <text:p>Approved by V Kane</text:p>
          </table:table-cell>
          <table:table-cell office:value-type="string" table:style-name="ce4">
            <text:p>Course foucus on the basic accounting theories and practices. We will introduce the primary forms of business organziation, accounting cycle, merchandising operation, inventories, and internal control. Further, students can understand the process of booking and financial statement reports.<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ccounting II</text:p>
          </table:table-cell>
          <table:table-cell office:value-type="float" office:value="3" table:style-name="ce3">
            <text:p>3</text:p>
          </table:table-cell>
          <table:table-cell office:value-type="string" table:style-name="ce4">
            <text:p>freshman</text:p>
          </table:table-cell>
          <table:table-cell office:value-type="string" table:style-name="ce4">
            <text:p>BUS 210 Financal Accounting</text:p>
          </table:table-cell>
          <table:table-cell office:value-type="string" table:style-name="ce4">
            <text:p>none</text:p>
          </table:table-cell>
          <table:table-cell office:value-type="string" table:style-name="ce11">
            <text:p>Lower Division</text:p>
          </table:table-cell>
          <table:table-cell office:value-type="string" table:style-name="ce4">
            <text:p>Approved by V Kane</text:p>
          </table:table-cell>
          <table:table-cell office:value-type="string" table:style-name="ce4">
            <text:p>Accounting Principles covers both financial managerial accounting topics and serves as a foundation for subsequent courses in accounting and business. The two-semester course is designed to provide an overview of financial accounting, including introductory accounting theory, concepts, principles, and procedures. I divide the lecture materials into four topics：processing accounting information, assets and<text:s/></text:p>
            <text:p>liabilities, partnership accounting, and corporation accounting.</text:p>
            <text:p/>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CSM’s Introduction to Exercise Scien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11">
            <text:p>Lower Division</text:p>
          </table:table-cell>
          <table:table-cell office:value-type="string" table:style-name="ce4">
            <text:p>JMA</text:p>
          </table:table-cell>
          <table:table-cell office:value-type="string" table:style-name="ce4">
            <text:p>Academic areas of sport and exercise sciences collected various branch subjects. There were exercise physiology, sport and exercise nutrition, sport medicine, sport biomechanics, sport psychology, etc.. in sport and exercise sciences. The purposes of this course were to allow students to understand the research directions of the various branch subjects of sport and exercise sciences , enhance athletic performance training methods, methods of health promotion, sport and leisure industry management, etc …knowledge and ability. These knowledge and ability were necessary for the students of department of athletic sport or leisure manage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dministrative Law</text:p>
          </table:table-cell>
          <table:table-cell office:value-type="float" office:value="3" table:style-name="ce3">
            <text:p>3</text:p>
          </table:table-cell>
          <table:table-cell office:value-type="string" table:style-name="ce4">
            <text:p>sophomore</text:p>
          </table:table-cell>
          <table:table-cell office:value-type="string" table:style-name="ce4">
            <text:p>none</text:p>
          </table:table-cell>
          <table:table-cell office:value-type="string" table:style-name="ce4">
            <text:p>none</text:p>
          </table:table-cell>
          <table:table-cell office:value-type="string" table:style-name="ce11">
            <text:p>Lower Division</text:p>
          </table:table-cell>
          <table:table-cell table:style-name="ce4"/>
          <table:table-cell office:value-type="string" table:style-name="ce4">
            <text:p>only transferable if based on US law</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dministrative Organization and Learning</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11">
            <text:p>Lower division</text:p>
          </table:table-cell>
          <table:table-cell office:value-type="string" table:style-name="ce4">
            <text:p>BC</text:p>
          </table:table-cell>
          <table:table-cell office:value-type="string" table:style-name="ce4">
            <text:p>As the impact of globalization of the knowledge-based economy, governments promote a series of administrative reforms to reinventing government in recent years, in order to maintain and continue to enhance their performance and competitive advantage, to get rid of the last apparent incompetence stereotypes and the inefficiency of government agencies, hoping to enhance the active strain in the face of unintended consequences, heading towards the ultimate goal of knowledge-based government.</text:p>
            <text:p>The goal of this course starting from the introduction of the administrative organization theory and learning theory, is to make learners understand the nature of the operation of the administrative organization, structure type ,and how to improve administrative performance through organizational learning and at the same time to enhance both the administrative decision-making and executive abilities in response to changes and crises from internal and external environ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dvertisement &amp; Marketing Communic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6 Advertising</text:p>
          </table:table-cell>
          <table:table-cell office:value-type="string" table:style-name="ce4">
            <text:p>none</text:p>
          </table:table-cell>
          <table:table-cell office:value-type="string" table:style-name="ce11">
            <text:p>Upper Division<text:s/></text:p>
          </table:table-cell>
          <table:table-cell table:style-name="ce4"/>
          <table:table-cell office:value-type="string" table:style-name="ce4">
            <text:p>Taiwan's market has a wide diversity, including the street vendors, the traditional market, farmers market, network of shops, supermarkets, hypermarkets, etc.. Applied in the marketing communication in each market different products have passed from producers to consumers in the process. Can it be divided into first, second or more-order mode of transfer forward, and different sectors of the marketing communication. So to follow the market and the market of the different sectors of the differences in the marketing communication field varies, That communication is not just communication between buyers and sellers, communication production, transfer and sale of products across all sectors also is one category of marketing communic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dvertisement psych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11">
            <text:p>Lower division</text:p>
          </table:table-cell>
          <table:table-cell office:value-type="string" table:style-name="ce4">
            <text:p>BC</text:p>
          </table:table-cell>
          <table:table-cell office:value-type="string" table:style-name="ce4">
            <text:p>Using the psychology principle applies systematically in the advertisement domain . Understood that behind the advertisement the knowledge and does some psychology research the foundation concept . Development advertisement psychology . trains the student to become has the creativity, and has the goal . How to understand the consumer psychology, and can actual nimble utilization ability</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Advertising Managerment</text:p>
          </table:table-cell>
          <table:table-cell office:value-type="string" table:style-name="ce3">
            <text:p>unk</text:p>
          </table:table-cell>
          <table:table-cell office:value-type="string" table:style-name="ce4">
            <text:p>information not provided</text:p>
          </table:table-cell>
          <table:table-cell office:value-type="string" table:style-name="ce4">
            <text:p>BUS 436 Advertising</text:p>
          </table:table-cell>
          <table:table-cell office:value-type="string" table:style-name="ce4">
            <text:p>none</text:p>
          </table:table-cell>
          <table:table-cell office:value-type="string" table:style-name="ce11">
            <text:p>Upper Division<text:s/></text:p>
          </table:table-cell>
          <table:table-cell table:style-name="ce4"/>
          <table:table-cell office:value-type="string" table:style-name="ce4">
            <text:p>The main purpose of this course is 1. To ensure the students understand what is advertising and how it works 2. To enable the students know the practices of advertising Students in class will acquire the knowledge of related theories as well as learn all the practices to organize an ad campaign. VERSION 2 &gt; Analyzing the operation of advertisement ,management of advertising of multimedia ,medium proposal and purchase ,and proposal of advertisement ,enabling students to explore the field further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esthetics of Chinese Calligraph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11">
            <text:p>Lower Division</text:p>
          </table:table-cell>
          <table:table-cell office:value-type="string" table:style-name="ce4">
            <text:p>JMA</text:p>
          </table:table-cell>
          <table:table-cell office:value-type="string" table:style-name="ce4">
            <text:p>The goals of the curriculum for learners are:1. To know the orders and rules of the Chinese Calligraphy 2. To know the theories and also to practice the Chinese Calligraphy The features of the curriculum are: 1. To do the practice as the homework per week and as the final-exam results. 2. To create one’s work in the class to get the basis ability in the artistry.</text:p>
          </table:table-cell>
          <table:table-cell table:number-columns-repeated="6" table:style-name="ce10"/>
          <table:table-cell table:number-columns-repeated="16369" table:style-name="ce1"/>
        </table:table-row>
        <table:table-row table:style-name="ro3">
          <table:table-cell office:value-type="string" table:style-name="ce1">
            <text:p>PRIOR TO DATING</text:p>
          </table:table-cell>
          <table:table-cell office:value-type="string" table:style-name="ce4">
            <text:p>Aesthetics of Movie &amp; TV<tex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11">
            <text:p>Lower Division</text:p>
          </table:table-cell>
          <table:table-cell office:value-type="string" table:style-name="ce4">
            <text:p>JMA</text:p>
          </table:table-cell>
          <table:table-cell office:value-type="string" table:style-name="ce4">
            <text:p>This course presents and introductory survey of movie and TV. It follows a bottom-up arrangement of subjects that progresses from the concrete to the abstract. It covers topics such as : <text:s text:c="3"/>Light<text:span text:style-name="T6">（</text:span><text:span text:style-name="T7">lighting</text:span><text:span text:style-name="T6">）</text:span><text:span text:style-name="T7">Color attributes <text:s/>Area orientation The three-dimensional field Mobile framing     Editing <text:s text:c="3"/>Sound <text:s text:c="3"/>The picture-sound combinations <text:s text:c="3"/>Appreciation of movie and TV</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esthetics of Music<text:s text:c="2"/></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11">
            <text:p>Lower Division</text:p>
          </table:table-cell>
          <table:table-cell office:value-type="string" table:style-name="ce4">
            <text:p>JMA</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Aesthetics of music and dance<tex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11">
            <text:p>Lower Division</text:p>
          </table:table-cell>
          <table:table-cell office:value-type="string" table:style-name="ce4">
            <text:p>JMA</text:p>
          </table:table-cell>
          <table:table-cell office:value-type="string" table:style-name="ce4">
            <text:p>The course content is based on Korea's tangible and intangible cultural asset for the center, explore the inherent traditional oriental culture and the arts in the consciousness and philosophy. This course helps you develop rhythmical sense, space perception and artistic ability. Furthermore, this would shed new light on the historic importance of cultural artistic exchange among other countries that have been close connection since antiquit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esthetics of Photography<text:span text:style-name="T8"><text:s/></text:span></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6A Fine Arts</text:p>
          </table:table-cell>
          <table:table-cell office:value-type="string" table:style-name="ce4">
            <text:p>Upper Division<text:s/></text:p>
          </table:table-cell>
          <table:table-cell office:value-type="string" table:style-name="ce4">
            <text:p>JMA</text:p>
          </table:table-cell>
          <table:table-cell office:value-type="string" table:style-name="ce14">
            <text:p>What this course will teach and discuss is as follows: 1 Photography outlined. 2 the structure of the basic principles of photography with the camera function. <text:s/>3. The use of aperture and shutter speed. 4 lens types and functions. <text:s/>5 Image implications. 6.Photography philosophical reflection. 7 viewfinder essentials and composition principles. 8 digital cameras and digital photography. 9 Works. 10 The functions of the flash light. 11 Photography and light source, photography and color. 12 outdoor photo internship <text:s/>13 internship Works review</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griculture and Ecotourism<text:tab/></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focuses on discussing the interaction and conflicts between agriculture and ecotourism; the teaching processes not only introduce the theory associated with ecotourism provided by journal papers and professional books, but emphasize the practical training in-situ, to achieve the course objective. (中英文概述過長，無法存檔。)</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Algebra</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1 MATH 102 QR 1</text:p>
          </table:table-cell>
          <table:table-cell office:value-type="string" table:style-name="ce4">
            <text:p>Lower division</text:p>
          </table:table-cell>
          <table:table-cell office:value-type="string" table:style-name="ce4">
            <text:p>JMA</text:p>
          </table:table-cell>
          <table:table-cell office:value-type="string" table:style-name="ce15">
            <text:p>To guide students to learn their own music taste on the basis of different music favorites and listening habits of individuals. <text:s text:c="2"/>To guide students to reflect upon the relationship between man and music and between man and arts. To guide students to build their capability in acquiring and linking various disciplines of knowledge from learning and sensing music and arts. To guide students to appreciate the meaning of social and cultural diversity by means of learning different styles of music, and to further students’views about the multiple cultures.<text:s/></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An Introduction to Leisure Stud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15">
            <text:p/>
            <text:p>This course will provide students with a general knowledge of leisure studies. Students will gain an understanding of the history and development of the leisure and recreation industries. Local professionals in varying occupations within the leisure industry may speak to offer their personal experiences. Students may also investigate local leisure agenci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nalysis on Macroeconom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02 Macroeconomics</text:p>
          </table:table-cell>
          <table:table-cell office:value-type="string" table:style-name="ce4">
            <text:p>GE CAT 5D Economics (non-business majors only)</text:p>
          </table:table-cell>
          <table:table-cell office:value-type="string" table:style-name="ce4">
            <text:p>Lower division</text:p>
          </table:table-cell>
          <table:table-cell table:style-name="ce4"/>
          <table:table-cell office:value-type="string" table:style-name="ce4">
            <text:p>The purpose of this course is to introduce students to the field of macroeconomics. This course places emphasis on laying the theoretical work with contemporary economic and financial news for students to be able to comprehend the logic between the economic phenomena and theories.The purpose of this course aims to macroeconomic issues, including GDP, economic growth, unemployment, monetary and fiscal policies. It leads students to the “economic way of thinking” and help them gain insights into how the economy works and how government intervention might affect the national econom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nimal and Human Society</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KO</text:p>
          </table:table-cell>
          <table:table-cell office:value-type="string" table:style-name="ce4">
            <text:p>This course aims to provide students a basic and reflective understanding of the animal situations in the human society. Three aspects about the animals in human society will be emphasized: the first is about the relation between human and animals. The second is to examine these relations in different perspectives. The third will be on the theoretical and philosophical questions of the issues exposed in the previous reflection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pplied Ecology and Conserv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explains ways that ecological science can be applied to solving some of the most crucial problems facing our world today. A major theme is how resources can be effectively managed and exploited in as near a sustainable manner as possible. This course starts with an analysis of our planet's basic natural resources - energy, water and soil; it moves on to the management of biological resources - fish, grazing lands and forests, and then to pest control and pollution. Finally, the course tackles conservation and management of wild species and the restoration of ecological communities. Natural resouces are the major resources of tourism industry. As a member of tourism industry, we have to prepared with professional awareness of ecological conserv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pplied 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1 Managerial Economics</text:p>
          </table:table-cell>
          <table:table-cell office:value-type="string" table:style-name="ce4">
            <text:p>GE CAT 5D Economics (non-business majors only)</text:p>
          </table:table-cell>
          <table:table-cell office:value-type="string" table:style-name="ce4">
            <text:p>Upper Division<text:s/></text:p>
          </table:table-cell>
          <table:table-cell table:style-name="ce4"/>
          <table:table-cell office:value-type="string" table:style-name="ce4">
            <text:p>This course will introduce the basic concept of macroeconomics. Topics will include the basic facts of economic policy. Upon the end of the class, students are expected to have the understanding of macroeconomic principles.</text:p>
          </table:table-cell>
          <table:table-cell table:number-columns-repeated="6" table:style-name="ce10"/>
          <table:table-cell table:number-columns-repeated="16369" table:style-name="ce1"/>
        </table:table-row>
        <table:table-row table:style-name="ro1">
          <table:table-cell office:value-type="date" office:date-value="2020-08-03T00:00:00" table:style-name="ce16">
            <text:p>2020/8/3</text:p>
          </table:table-cell>
          <table:table-cell office:value-type="string" table:style-name="ce17">
            <text:p>Applied Statistics</text:p>
          </table:table-cell>
          <table:table-cell office:value-type="float" office:value="3" table:style-name="ce18">
            <text:p>3</text:p>
          </table:table-cell>
          <table:table-cell office:value-type="string" table:style-name="ce17">
            <text:p>Lower Division</text:p>
          </table:table-cell>
          <table:table-cell office:value-type="string" table:style-name="ce17">
            <text:p>BUS 303 Business Statistics</text:p>
          </table:table-cell>
          <table:table-cell office:value-type="string" table:style-name="ce17">
            <text:p>GE 3A Mathematics<text:s/></text:p>
          </table:table-cell>
          <table:table-cell office:value-type="string" table:style-name="ce17">
            <text:p>Lower Division</text:p>
          </table:table-cell>
          <table:table-cell office:value-type="string" table:style-name="ce17">
            <text:p>JMA</text:p>
          </table:table-cell>
          <table:table-cell office:value-type="string" table:style-name="ce17">
            <text:p>This is a comprehensive course in probability and statistics for students in<text:s/><text:span text:style-name="T10">business. It emphasizes modern statistical methods and data analysis using real data and examples to offer students exposure to practical applications. This course will provide an opportunity to learn how probabilistic analysis and statistical reasoning and testing can be applied to a wide range of problems in civil engineering. Topics to be covered will include data analysis, probability, random variables, probability distributions, estimation, hypothesis testing, sampling, linear regression, statistical process control and analysis of variance.<text:s/></text:span></text:p>
          </table:table-cell>
          <table:table-cell table:number-columns-repeated="2" table:style-name="ce19"/>
          <table:table-cell table:number-columns-repeated="5" table:style-name="ce20"/>
          <table:table-cell table:style-name="ce21"/>
          <table:table-cell table:number-columns-repeated="16367"/>
        </table:table-row>
        <table:table-row table:style-name="ro1">
          <table:table-cell office:value-type="string" table:style-name="ce1">
            <text:p>PRIOR TO DATING</text:p>
          </table:table-cell>
          <table:table-cell office:value-type="string" table:style-name="ce4">
            <text:p>Appreciation in Western Art I &amp; II</text:p>
          </table:table-cell>
          <table:table-cell office:value-type="string" table:style-name="ce3">
            <text:p>2 / 2</text:p>
          </table:table-cell>
          <table:table-cell office:value-type="string" table:style-name="ce4">
            <text:p>third year</text:p>
          </table:table-cell>
          <table:table-cell office:value-type="string" table:style-name="ce4">
            <text:p>none</text:p>
          </table:table-cell>
          <table:table-cell office:value-type="string" table:style-name="ce4">
            <text:p>GE CAT 6A Fine Arts (both terms required)</text:p>
          </table:table-cell>
          <table:table-cell office:value-type="string" table:style-name="ce4">
            <text:p>Upper Division<text:s/></text:p>
          </table:table-cell>
          <table:table-cell office:value-type="string" table:style-name="ce4">
            <text:p>JMA</text:p>
          </table:table-cell>
          <table:table-cell office:value-type="string" table:style-name="ce4">
            <text:p>To know the objects and the ranges of the history of western arts. To know the change of the styles of western arts. To know the materials, themes and the spirits of arts for the representative artworks. To train students the abilities for the classifications and observation of arts. To train the aesthetics and the creativity by analysis and discourse of artworks.</text:p>
          </table:table-cell>
          <table:table-cell table:number-columns-repeated="16375" table:style-name="ce1"/>
        </table:table-row>
        <table:table-row table:style-name="ro5">
          <table:table-cell office:value-type="string" table:style-name="ce1">
            <text:p>PRIOR TO DATING</text:p>
          </table:table-cell>
          <table:table-cell office:value-type="string" table:style-name="ce4">
            <text:p>Appreciation of Chinese Art<text:span text:style-name="T11"><text:s/></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By introducing and analyzing the Chinese arts essence of painting and sculpture from Neolithic Age to Ching dynasty, The students will understand the development and characteristics of Chinese arts, and how to appreciate and analyze various artistic production of every Chinese dynasties. Such as the plainness of the prehistoric jade article and pottery, the bronze arts of Xia and Shang, the rationality of Zhou, the exactness and might of Chin's<text:s/><text:span text:style-name="T12">兵馬俑</text:span><text:span text:style-name="T13">(clay figures),the elegancy of Han's clay figures, the multicultural synthesis of Wei and Jin, the richness and roundness of Tang, the literati style of Song, the Yuan's liberal and boldness, and every other variation of artistic style from each dynasty is all worth for exploring. The students will acquaint themselves with skills of looking up information and writing paper to meet the requirements such as assignments and term papers. The students will learn to create PowerPoint slides and skills of oral presentation.</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ppreciation of Classical Novels</text:p>
          </table:table-cell>
          <table:table-cell office:value-type="float" office:value="2" table:style-name="ce3">
            <text:p>2</text:p>
          </table:table-cell>
          <table:table-cell office:value-type="string" table:style-name="ce4">
            <text:p>lower division</text:p>
          </table:table-cell>
          <table:table-cell office:value-type="string" table:style-name="ce4">
            <text:p>none (MG)</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th the instruction of the Chinese classical novels, mainly includes: the denotation of the novels, the origin, category, characteristics, value and impact of the classical novels, as well as the appreciation and comments of the classic texts. There are three themes, focusing on the immortals with monsters, goblins with fairy fox , and love with marriage, designed in this course arrangement. The selected literary classics in this course are about to proceed with the literary appreciation, thorough analyses, and comprehensive discussion of the traditional culture as well. It aims to help develop the student’s literature appreciation for classical novels, to help ascertain the literary significance of classical novels, and to help make the exchange and enhancement of the humanistic knowledge through the classroom instruction and discussion in the curriculum arranged activities.</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Appreciation of Contemporary Art</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Contemporary art is both intriguing and confusing for its multiplicity and inter-disciplinariness. This course aims to present various possibilities of contemporary art and how they challenge the concept of aesthetics in a post-modernist fashion. There may never be one satisfactory way to define contemporary art in academia. In this course, the term indicates practices of art-making from the 1970s till today, meaning another wave of re-conceptualization of art after modern art. The course will start with a review of movements of art in the late 20th century, including “conceptual art,” “performance art,” “installation art,” “video art,” and “environmental art,” etc. With such background knowledge, this course will then take a look at contemporary art in Asia and Taiwan to reach an understanding of the artistic landscape that surrounds u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ppreciation of Microcinema</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d introductory survey of microcinema. It follows a bottom-up arrangement of subjects that progresses from the concrete to the abstract. It covers topics such as : History and development<text:s/><text:span text:style-name="T14">Equipment Script<text:s/></text:span><text:span text:style-name="T7">Mise-en-scene Light and color attribute <text:s text:c="3"/>Sight and sound effect <text:s text:c="3"/>Montage <text:s text:c="3"/>Editing <text:s/>The picture-sound combinations Appreciation of microcinema</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rt and communit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A. Students will learn to care for the land and the society they grew up in. B. to establish arts in everyday living. C. To understand the development and roles of Art in modern society by direct participating and participating.</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rt Industry Innovation and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definition of "innovation" is indeed diverse and abundant. <text:s/>Besides the interior and external idea innovation of art, it could also include technical innovation, system innovation, and economic innovation. <text:s/>Therefore, it is a complicated and diverse system, which interacted to one another through different forms of innovations. The management of art industry is different from that of traditional industries. <text:s/>Except promoting traditional management theories and procedures, it also has to reach to the cultivation and innovation of beauty ins</text:p>
          </table:table-cell>
          <table:table-cell table:number-columns-repeated="16375" table:style-name="ce1"/>
        </table:table-row>
        <table:table-row table:style-name="ro1">
          <table:table-cell office:value-type="date" office:date-value="2020-02-07T00:00:00" table:style-name="ce22">
            <text:p>2020/2/7</text:p>
          </table:table-cell>
          <table:table-cell office:value-type="string" table:style-name="ce4">
            <text:p>Asian Tradi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KO</text:p>
          </table:table-cell>
          <table:table-cell office:value-type="string" table:style-name="ce4">
            <text:p>This course provides an overview of the histories of East and South Asia from prehistoric times through roughly 1800 CE. To accomplish this, the course gives attention to religion, literature and technological developments as well as political histo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Aspects of Nonprofit Industr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4">
            <text:p>In addition to giving a general introduction to Non-profit business, this course also provides the advanced knowledge regarding the history and the future of Non-profit business. And some other related issues such as strategy, management, marketing, fundraising, financial as well as business cooperation will be introduced, too. A serious lectures, group discussion and video teaching will be used in this course.</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Banking Theory and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Banking functions in the economy、Deposits and Financial Planning practice、Corporate loan practice、Personal consumption loans practice、Exchange business、Bank Marketing、Bank Human Resource Manage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asic German 1 &amp; 2</text:p>
          </table:table-cell>
          <table:table-cell office:value-type="string" table:style-name="ce23">
            <text:p>2 / 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s<text:s/></text:p>
          </table:table-cell>
          <table:table-cell office:value-type="string" table:style-name="ce4">
            <text:p>Lower Division</text:p>
          </table:table-cell>
          <table:table-cell office:value-type="string" table:style-name="ce4">
            <text:p>Approved by JMA</text:p>
          </table:table-cell>
          <table:table-cell office:value-type="string" table:style-name="ce4">
            <text:p>not translated</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asic Japanese 1 &amp; 2</text:p>
          </table:table-cell>
          <table:table-cell office:value-type="string" table:style-name="ce23">
            <text:p>2 / 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s</text:p>
          </table:table-cell>
          <table:table-cell office:value-type="string" table:style-name="ce4">
            <text:p>Lower Division</text:p>
          </table:table-cell>
          <table:table-cell office:value-type="string" table:style-name="ce4">
            <text:p>Approved by JMA</text:p>
          </table:table-cell>
          <table:table-cell office:value-type="string" table:style-name="ce4">
            <text:p>1 year course in which the main target students are those who never learned Japanese. includes pronunciation of Japanese syllabary; bipartite writings of hiragana and katakana; basic grammar of nouns, etc.; practicing o f simple conversation in practice. Course make students will intersperse songs, videos, Japanese culture's introduc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ed and Breakfast Operation and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 the course of Bed and Breakfast operation and management, we will introduce the definition of Bed and Breakfast and related practice of operation and management. The purpose of this course is to lay the theoretical groundwork necessary for students to be able to understand the related regulations of Bed and Breakfast and the basic knowledge of operating a Bed and Breakfast by your own in the futur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ig Questions: Global Issues and Social Practice</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KO</text:p>
          </table:table-cell>
          <table:table-cell office:value-type="string" table:style-name="ce4">
            <text:p>Big Questions are different than Hard Questions. Hard questions rely on expertise and lead to debates. Big Questions rely on wisdom and experience. They lead to conversations. Big Questions are questions that matter to everyone and that everyone can answer. Big Questions are human questions. They're not Jewish questions or Christian questions, or Muslim questions or atheist questions. They're not Democratic or Republican questions. They're not young people questions or old people questions. Big Questions are human questions. They're questions that matter to all of us, and they're questions all of us can answer. Each class we focus on a different Big Question covering from technology, science, poverty, energy, conflict, human rights, to food. Through bringing into innovative teaching method, including classcraft and design thinking, we would like to lead students to think these big questions and to connect to the local problems. Furthermore, through problem-based learning, students will be able to design their own projects about how to demonstrate or better solve these global-local issues. In the end of the course, there will be a formal short talk forum organized by students. They will be well prepared and trained through the whole course in related skills of performing and making a good short talk.</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dy &amp; Contemporary Societ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KO</text:p>
          </table:table-cell>
          <table:table-cell office:value-type="string" table:style-name="ce4">
            <text:p>“Body” is a highly contested topic on the agenda of current society. This course will focus on “Body”, and analyse the power and surveillance mechanism of the body in the different society and culture. Students will have basic <text:s/>knowledge of the historical background of the “Body and Contemporary Civilization” and the important issues of the body in contemporay society. It covers topics such as Multiculture and Body Surveillance Space and Body Consumer Culture and Body Education and Body Gender and Body Medicine and Body Science, Technology and Bod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dy Awakening and Creativity<text:span text:style-name="T15"><text:s/></text:span></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Art is the social production. Contemporary dance emphasizes on individuality and creativity, however this is located in a special social/cultural context that body can grow “naturally” and movement creativity is encouraged. While dance is expressed through body, movement styles, gestures, postures will reflect one’s inner world. In order to lead students to appreciate contemporary dance, social construction on aesthetics of body and dance is introduced, and the connections between movement expression and inner emotion is sensed. These are the bases to approach and appreciate contemporary dance creativities. Finally, students will be lead to explore movement and create dance work through different ways while bear social and somatic (<text:span text:style-name="T14">body mind connections) knowledge in mind to reflect and explore movement significances.</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dy-mind-spirit and self-growth</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The large part of people feels fidgety due to the social atmosphere. The people’s thinking is affected by the crowd including the college students. The energy between the environment and the people makes an interaction, and it is good for the balance between the human’s body mind spirit. <text:s/>There are many reasons to make an agitation in the groups. One of reasons is a person’s agitation. If a person’s heart gets peace in the group, the people’s hearts in the group will feel peaceful. The lesson is that the students can get more information about the balance between the human’s body mind spirit. <text:s/>We think that if the people can control the balance between the human’s body mind spirit, they will become active and upbeat, and promote the ability facing stress and challenge. They would expect themselves to make the better behaviors. The lesson is that the people can find their balance between the human’s body mind spirit from the music. The teacher will explain the concepts and the ways. And then, let the students practice to control the balance and promote their ability. There are six points in the lessons: 1 To explain the basic concept and Scientific Concept of the body mind spirit energy 2 To make the music play a role to make body mind spirit peaceful 3 To discuss how the students face the life’s persecution and stress management. 4 To explain the ways to make body mind spirit peaceful 5 To practice the ways to make body mind spirit peaceful 6 To use the music to make body mind spirit peaceful</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dy-Mind-Spirit Balance and modern Society<text:s/></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The course will give a general and comprehensive introduction to the importence beween Body-Mind-Spirit Balance and modern Society<text:span text:style-name="T16"><text:s/>by the way of lectures, living stories, group discussion, multimedia and practical Experience. And through this course will bring the students to cultivate the<text:s/></text:span>correct concept of Body-Mind-Spirit Balance and spiritual view under the modern multi-society.<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ok of Chang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The instructional objectives of Yi Jing are to let students know the classical book treasured by Chinese for long for removing the superstition around it by knowing and to enable them to understand the value and significance of it concerning the attitude to the world and the life philosophy in a manner of rationality and objectivity. <text:s text:c="2"/>Moreover, the perspectives from the western psychologists on Yi Jing and how they use it as a tool of psychological therapies are also introduced which allow students to realize the implication of Yi Jing for the minds lost in the modern civilization at the western perspectives.<text:s text:c="2"/></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ook of Odes</text:p>
          </table:table-cell>
          <table:table-cell office:value-type="float" office:value="3" table:style-name="ce3">
            <text:p>3</text:p>
          </table:table-cell>
          <table:table-cell office:value-type="string" table:style-name="ce4">
            <text:p>lower division</text:p>
          </table:table-cell>
          <table:table-cell office:value-type="string" table:style-name="ce4">
            <text:p>none (MG)</text:p>
          </table:table-cell>
          <table:table-cell office:value-type="string" table:style-name="ce4">
            <text:p>GE CAT 6C Literature<text:s/></text:p>
          </table:table-cell>
          <table:table-cell office:value-type="string" table:style-name="ce4">
            <text:p>Lower division</text:p>
          </table:table-cell>
          <table:table-cell office:value-type="string" table:style-name="ce4">
            <text:p>JMA</text:p>
          </table:table-cell>
          <table:table-cell office:value-type="string" table:style-name="ce4">
            <text:p>The Book of Odes is the oldest collection of odes in Chinese history, which records the official and folk odes for a period of 500 years (1122 B.C. to 570 B.C.). It collects over 300 odes that reflect the ancient society from Chou Dynasty to the middle of Spring and Autumn Dynasty, while presenting the beauty of literature, music, and thoughts. This course introduces the content of odes, including literary appreciation and writing skills, and explains the evolution of the Chinese ancient thoughts.</text:p>
          </table:table-cell>
          <table:table-cell table:style-name="ce14"/>
          <table:table-cell table:number-columns-repeated="16374" table:style-name="ce1"/>
        </table:table-row>
        <table:table-row table:style-name="ro6">
          <table:table-cell office:value-type="string" table:style-name="ce1">
            <text:p>PRIOR TO DATING</text:p>
          </table:table-cell>
          <table:table-cell office:value-type="string" table:style-name="ce4">
            <text:p>Brand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From the perspective of theory and practice, so students are familiar with the basic structure of marketing and brand management practices. Training students ability to analyze problems logically, expectations and practices contribute to applied research. The main structure consists of four major components: build brand equity, brand marketing program design and implementation, brand management, performance measurement and interpretation of the brand.</text:p>
          </table:table-cell>
          <table:table-cell table:number-columns-repeated="16375" table:style-name="ce1"/>
        </table:table-row>
        <table:table-row table:style-name="ro1">
          <table:table-cell office:value-type="string" table:style-name="ce13">
            <text:p>5/7/19</text:p>
          </table:table-cell>
          <table:table-cell office:value-type="string" table:style-name="ce4">
            <text:p>Buddhist Counselling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460</text:p>
          </table:table-cell>
          <table:table-cell office:value-type="string" table:style-name="ce4">
            <text:p>none</text:p>
          </table:table-cell>
          <table:table-cell office:value-type="string" table:style-name="ce4">
            <text:p>Lower division</text:p>
          </table:table-cell>
          <table:table-cell office:value-type="string" table:style-name="ce4">
            <text:p>JMA/AC</text:p>
          </table:table-cell>
          <table:table-cell office:value-type="string" table:style-name="ce4">
            <text:p>Applying Buddhist psychology on counselling to deal with various issues in lif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usiness Analysis &amp; Diagno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mainly about understanding the theory and practice of enterprise analysis and diagnosis, and enhance the ability to analyze the strength of enterprises and the development of enterprise competitive strategy. To achieve this goal, the main content of this course is to understand the relevant topics of enterprise analysis and diagnosis, including enterprise crisis management and early warning, business diagnosis and business performance and the use of balanced scorecard and other three areas of the subject, and group approach to the case Enterprise analysis and diagnosi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usiness and Financial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1.To enhance the ability by using the academic internet resources. <text:s/>2. Establishing the ability to search the important information and constructing the basic comprehension ability. 3.To lead the students to use the practical skills and methodology to find out the shortcomings and problems to improve to the better condition. In addition, trying to enhance the analyzing ability toward the objective and goal of the enterpris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Business Calculu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1 MATH 102 QR 1</text:p>
            <text:p>GE CAT 3A Mathematics (if not applied to MATH 102)</text:p>
          </table:table-cell>
          <table:table-cell office:value-type="string" table:style-name="ce4">
            <text:p>Lower Division</text:p>
          </table:table-cell>
          <table:table-cell office:value-type="string" table:style-name="ce4">
            <text:p>JMA</text:p>
          </table:table-cell>
          <table:table-cell office:value-type="string" table:style-name="ce4">
            <text:p>Our primary goal is to teach students the techniques of differential and integral calculus that students are likely to encounter in undergraduate courses in their majors and in subsequent professional activities. We also provide some more motivating examples to help students make the connection between calculus and the world around us.<text:line-break/></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usiness English</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is designed to develop student’s ability to communicate, and respond in the field of Business. The course focuses on important techniques of writing Business email, letters, conducting meeting, negotiating with officers and giving presentations in English. Moreover, the Business etiquettes and spoken English practices have also been added to this course.</text:p>
          </table:table-cell>
          <table:table-cell table:style-name="ce24"/>
          <table:table-cell table:number-columns-repeated="5" table:style-name="ce10"/>
          <table:table-cell table:number-columns-repeated="16369"/>
        </table:table-row>
        <table:table-row table:style-name="ro1">
          <table:table-cell office:value-type="date" office:date-value="2020-02-20T00:00:00" table:style-name="ce22">
            <text:p>2020/2/20</text:p>
          </table:table-cell>
          <table:table-cell office:value-type="string" table:style-name="ce4">
            <text:p>Business Eth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Lower division</text:p>
          </table:table-cell>
          <table:table-cell office:value-type="string" table:style-name="ce4">
            <text:p>BC/JMA</text:p>
          </table:table-cell>
          <table:table-cell office:value-type="string" table:style-name="ce4">
            <text:p>This course is introduced to business ethical concepts, theories, cases, and practices. The goal is to assist students in developing a moral sensibility and social responsibility in their professional career and civic lives. In addition, this course cultivates essential skills required to understand and cope with internal and external business ethical problems.</text:p>
          </table:table-cell>
          <table:table-cell table:number-columns-repeated="6" table:style-name="ce10"/>
          <table:table-cell table:number-columns-repeated="16369"/>
        </table:table-row>
        <table:table-row table:style-name="ro1">
          <table:table-cell office:value-type="string" table:style-name="ce1">
            <text:p>PRIOR TO DATING</text:p>
          </table:table-cell>
          <table:table-cell office:value-type="string" table:style-name="ce4">
            <text:p>Business law</text:p>
          </table:table-cell>
          <table:table-cell office:value-type="string" table:style-name="ce3">
            <text:p>unk</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contains basic introduction to commercial law, such as Corporate Law, Negotiable Instruments Law, and so on. By lecture in class and cases analysis, students could capture the framework of commercial law.</text:p>
          </table:table-cell>
          <table:table-cell table:number-columns-repeated="6" table:style-name="ce10"/>
          <table:table-cell table:number-columns-repeated="16369"/>
        </table:table-row>
        <table:table-row table:style-name="ro1">
          <table:table-cell office:value-type="string" table:style-name="ce1">
            <text:p>PRIOR TO DATING</text:p>
          </table:table-cell>
          <table:table-cell office:value-type="string" table:style-name="ce4">
            <text:p>Business Legal Environment</text:p>
          </table:table-cell>
          <table:table-cell office:value-type="float" office:value="3" table:style-name="ce3">
            <text:p>3</text:p>
          </table:table-cell>
          <table:table-cell office:value-type="string" table:style-name="ce4">
            <text:p>sophomore</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licable to BUSAD only if based on US law</text:p>
          </table:table-cell>
          <table:table-cell office:value-type="string" table:style-name="ce4">
            <text:p>no syllabu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Business Negoti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main purpose of this course is to introduce the game theory and its application in business negotiations. We will provide students some basic knowledge of game theory. Discuss how the concept is applied to the gaming business negotiations.<text: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Business Operation and Management in Hospitality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to deliver the business operation and management of hospitality industry to students, and develop the know-how from perspectives of hotel &amp; lodge. According to the basis, students could acquire the relevant professional competences and practice the applications in hospitality industr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Business Package Softwa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esigned to provide training in the application of computer software packages, with the major focus on Microsoft Word, Powerpoint, and Excel. <text:s/>The purpose of this course is to enable students with essential computer skills to do homework, compose papers or reports, conduct projects, and deliver presentations. <text:s/>Furthermore, students' needs concerning job-skill requirements will also be investigated and incorporated in the curriculum design.</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Business Practicum</text:p>
          </table:table-cell>
          <table:table-cell table:style-name="ce3"/>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e course is designed to provide taught students the opportunity of understanding the practical industrial development, operational process within the<text:s/><text:span text:style-name="T17">internal</text:span><text:span text:style-name="T7"><text:s/>department in the enterprise, such as: how enterprises improve the rate of achievement by corporate marketing; how enterprises deal with the risk management; in order to integrate theoretical knowledge learned and business practices.</text:span></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Business Software Applic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goal of this course is to learn the basic and advanced operational skills of Microsoft Office Powerpoint and spreadsheet. While being applied to various courses, this course also helps students to get computer certificate which is helpful to their future career.</text:p>
          </table:table-cell>
          <table:table-cell table:number-columns-repeated="2" table:style-name="ce14"/>
          <table:table-cell table:number-columns-repeated="16373" table:style-name="ce1"/>
        </table:table-row>
        <table:table-row table:style-name="ro1">
          <table:table-cell office:value-type="date" office:date-value="2018-10-26T00:00:00" table:style-name="ce22">
            <text:p>2018/10/26</text:p>
          </table:table-cell>
          <table:table-cell office:value-type="string" table:style-name="ce4">
            <text:p>C. G. Jung: Man and His Symbols<text:s/></text:p>
          </table:table-cell>
          <table:table-cell office:value-type="string" table:style-name="ce3">
            <text:p>unk</text:p>
          </table:table-cell>
          <table:table-cell office:value-type="string" table:style-name="ce4">
            <text:p>information not provided</text:p>
          </table:table-cell>
          <table:table-cell office:value-type="string" table:style-name="ce4">
            <text:p>none</text:p>
          </table:table-cell>
          <table:table-cell office:value-type="string" table:style-name="ce4">
            <text:p>GE CAT 5B Psychology IF 3 units or more for students NOT MAJORING in Psychology</text:p>
          </table:table-cell>
          <table:table-cell office:value-type="string" table:style-name="ce4">
            <text:p>Lower division</text:p>
          </table:table-cell>
          <table:table-cell office:value-type="string" table:style-name="ce4">
            <text:p>JMA</text:p>
          </table:table-cell>
          <table:table-cell office:value-type="string" table:style-name="ce4">
            <text:p>In the introduction to the book, John Freeman tells the story of how Jung came to get involved with the project. Apparently, the managing director of Aldus books had seen Jung on the BBC and was so struck by his warmth and personableness that he tried to persuade Jung to apply those same qualities to a book written for the general masses, rather than for psychologists themselves. While at first refusing, Jung was swayed by one of his own dreams into changing his mind and agreeing to take on the project. Given that the book to a large degree dwells on dreams and what can be learned from them, it is an appropriate anecdot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alculus</text:p>
          </table:table-cell>
          <table:table-cell office:value-type="float" office:value="3" table:style-name="ce3">
            <text:p>3</text:p>
          </table:table-cell>
          <table:table-cell table:style-name="ce4"/>
          <table:table-cell office:value-type="string" table:style-name="ce4">
            <text:p>none</text:p>
          </table:table-cell>
          <table:table-cell office:value-type="string" table:style-name="ce4">
            <text:p>GE CAT 1 MATH 102 QR 1 OR<text:s/></text:p>
            <text:p>GE CAT 3A Mathematics (if not applied to MATH 102)</text:p>
          </table:table-cell>
          <table:table-cell office:value-type="string" table:style-name="ce4">
            <text:p>Lower division</text:p>
          </table:table-cell>
          <table:table-cell office:value-type="string" table:style-name="ce4">
            <text:p>Approved by JMA</text:p>
          </table:table-cell>
          <table:table-cell office:value-type="string" table:style-name="ce4">
            <text:p>The course presents basic concept of Calculus. The students will learn the theorem and algorithm used in real-life applciations. The students will be trained to apply calculus to improve decision-making quality. [note - this appears to be focussed on ecommerce issu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alculus and Its Applications in Commer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alculus is a basic course. The application of calculus to physics, industry and commerce is generally. The brief objective of this course is to introduce the application of calculus in real life. We hope that students can learn the basic concepts of calculus on firm ground and understand the intuition of the application of calculus in commerce, management and economic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areer Planning and Seminor</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presents and introductory survey of career planning and development. It can help students clarify and achieve their personal vision of life. Clarify and Apply personal planning strategies, and pursuit meaning of existence. It covers topics such as : (1) Career Philosophy; (2) Self-exploration; (3) Career Exploration; (4)Student Career Development; (5)Change Role from Student to Vocation; (6) Career Planning; and (7) Reflection and Prospect</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Case Studies in Financial Management</text:p>
          </table:table-cell>
          <table:table-cell office:value-type="float" office:value="3" table:style-name="ce3">
            <text:p>3</text:p>
          </table:table-cell>
          <table:table-cell office:value-type="string" table:style-name="ce4">
            <text:p>senior</text:p>
          </table:table-cell>
          <table:table-cell office:value-type="string" table:style-name="ce4">
            <text:p>Business Elective<tex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JMA</text:p>
          </table:table-cell>
          <table:table-cell office:value-type="string" table:style-name="ce4">
            <text:p>This course aims to instruct students how to apply some basic concepts of financial management to the practices. Related issues on cases in finance would include the following topics: financial analysis, project financing, business M&amp;As, financial performance evaluation, <text:s/>and business value creation. This course would alos focus on the explanation for a series of cases with respect to financial and strategic management, establishment of financial and industrial knowledge, and supply chains of related industries, by presenting the individual case report. This course would finally enhance student’s capability on the application of financial theory to the practic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ase Studies of Trade Disput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ll be centered upon the trade terms of transnational transactions with the introduction and comparison of the development of international trade law in the regions, such as framework of the WTO, EU, North America, Mainland China as well</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ase Study and Analysis in Hotel &amp; Lodge Industr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namely to develop the applications of hotel &amp; lodge industry for students via various case studies, and full English teaching ought to be implemented in class. Through the related training of analyzing case studies and group discussion in English expressing, students may express the opinions and thoughts in English; acquire the professional practices and applications of hotel &amp; lodge industry as well.<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ase Study and Analysis on <text:s/>Depth Travel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ravel industry division and in charge of the invitation course of many years of experience in the tourism sector, according to their practical experience with different themes travel stories, from a professional point of view of the cas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ase Study in Tourism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 on the development, strategy, management and the related cases in the tourism industry. By the case study and discussion of the above issues, We will understand the managerial know-how in the industry and increase our ability of evaluation report writing.</text:p>
          </table:table-cell>
          <table:table-cell table:number-columns-repeated="2" table:style-name="ce24"/>
          <table:table-cell table:number-columns-repeated="4" table:style-name="ce10"/>
          <table:table-cell table:number-columns-repeated="16369"/>
        </table:table-row>
        <table:table-row table:style-name="ro1">
          <table:table-cell office:value-type="string" table:style-name="ce1">
            <text:p>PRIOR TO DATING</text:p>
          </table:table-cell>
          <table:table-cell office:value-type="string" table:style-name="ce4">
            <text:p>Case Study of Film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improvement of telecommunication brings some cultural exchange, which helps the development of cultural industry. In addition, the popularity of the media is one of the indexes in domestic economy. This courses focuses on the investment strategy of film industry in Taiwan and conducts related literature reviews, research reports and in-person visits, which incorporate the background, history, profile and decision process of film industr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h'u-tsu</text:p>
          </table:table-cell>
          <table:table-cell office:value-type="float" office:value="2" table:style-name="ce3">
            <text:p>2</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Approved by J Gore</text:p>
          </table:table-cell>
          <table:table-cell office:value-type="string" table:style-name="ce4">
            <text:p>Chu<text:span text:style-name="T16"> is Chinese Parnassus Rose?, Patriotic poet Qu Yuan as a representative writer,inherited the fine tradition of the Book of Songs, based onChu folk song  created newstyle, far-reaching influence on later literature. The course is expected to allowstudents to know the cultural background, literary and artistic features of Chu's value.And learn more about the loyalty of Qu Yuan Zhi festival, excellent character andpatriotism.</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ain Store Management and Brand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a comprehensive overview of brand and chain store management. The course covers the topics such as brand marketing, positioning, researching, and brand extensions. The aim of branding is to build up and maintain a strong brand. In addition, the course also presents the chain store management. Students are guided to utilize the skills of brand marketing upon the franchise business.<text: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hildren educaiton and care welfare law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Children's education and welfare insurance regulations focus on three aspects of children's education. First, focus on exploring the current children welfare regulations, children's education and policies and direction of the work. Analyzed separately from the child according to the law, children less Welfare Act, Labor Standards Act and Family Violence Prevention Act, recognizing children's education professional liability category. Secondly, in order to enhance awareness for connotation children's education policies and regulations, with the protection of young children from harm maintaining the concept of children's education serve the public interest. Third, understand the <text:s/>connotation of children's education service personnel with professional child welfare regulations, children's education service personnel are familiar with the rights, obligations, responsibilities and professional norms.<text:s text:c="2"/></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2">
            <text:p>China's Economic Diplomacy &amp; Development Cooperation</text:p>
          </table:table-cell>
          <table:table-cell office:value-type="float" office:value="3" table:style-name="ce3">
            <text:p>3</text:p>
          </table:table-cell>
          <table:table-cell office:value-type="string" table:style-name="ce3">
            <text:p>upper division</text:p>
          </table:table-cell>
          <table:table-cell office:value-type="string" table:style-name="ce4">
            <text:p>BUS 433 International Marketing</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office:value-type="string" table:style-name="ce4">
            <text:p>Economic diplomacy has been an important leverage to expand state capability since China was regarded as a rising power. In particular, Beijing has long been considering Asia-Pacific, where regional powers, emerging economies and economic mechanisms coexist, as an economically robust region of establishing a regional order expanding its influence on diplomatic activities around it. This course begings with China’s economic development and economic diplomacy and further introduces foreign aids &amp; south-south development cooperation, and the interactions with the Asia-Pacific economic regimes including TPP / CPTPP, RCEP, ASEAN + N, APEC, ADB, AIIB, etc, offering students with comprehensive understanding of China’s economic diplomacy and revelevent issues of international development cooper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Art Archaeology</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This course will focus on China archeology materials and introduce different kinds of art antiques. It will mainly introduce imperial tombs, burials, remains and underwater art excavations; also with analysis of antiques, time background and cultural factors. The course not only develops students’ aesthetic sensibilities but also helps students enhance their abilities by report, data collection and presentation.</text:p>
          </table:table-cell>
          <table:table-cell table:number-columns-repeated="6" table:style-name="ce10"/>
          <table:table-cell table:number-columns-repeated="16369"/>
        </table:table-row>
        <table:table-row table:style-name="ro1">
          <table:table-cell office:value-type="string" table:style-name="ce1">
            <text:p>PRIOR TO DATING</text:p>
          </table:table-cell>
          <table:table-cell office:value-type="string" table:style-name="ce4">
            <text:p>Chinese Calligraphy and Sigillograph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goals of the curriculum for learners are: 1. To know the theory and techniques of the Chinese Calligraphy and Sigillography. 2. To learn the Chinese Calligraphy and Sigillography through the practice work. The features of the curriculum are: To do the practice as the homework per week and as the final-exam results. To create one’s work in the class to get the basis ability in the artist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Classic Literature--"The Journey to the Wes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The Journey to the West" for Ming Dynasty mid and late stage widely known popular fiction, book in circulation for 400 years, the people unceasingly its influence, in each person's passing growth course, have always been left behind the cognition which and the influence the degree varies. This curriculum because of novel guidance reading and the content appreciation is a core, by “unit type” the observation field of vision, causes schoolmate the life which dives to " The Journey to the West " lodges to realize from experience has a more thorough understanding. Beside the classroom illustration, this curriculum provides schoolmate emphatically the many participation spaces, including encourages the spoken language expression feelings and the writing movie attainment, simultaneously penetrates “the creativity work” the arrangement, surges schoolmates free imagination creation ability. In addition, the curriculum alternates the movie appreciation and does the novel other manifestation's introduction, how signal let schoolmate be familiar with " The Journey to the West " in the different space and time background, unfolds other characteristic the new style, from this has the new understanding and the inspiration.</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Chinese Cultural Studies<text:span text:style-name="T15"><text:s/></text:span><text:span text:style-name="T18">:<text:s/></text:span>Chinese Thought and Civilization</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to study the deep structure of traditional chinese societies ,culture and its developments of civilization from the perspectives of the practical and indigenous sociology and to understanding the habitus and the body-mind disposition of traditional chinese. 2. The formation of this class include lectures, discussions, multi-media teachings and disputations. 3. The content of ths cours<text:span text:style-name="T6">e:<text:s/></text:span><text:span text:style-name="T7">We are all the modern natives. The Big-History of chinese. The mode of thinkings of chinese. Name/realit</text:span><text:span text:style-name="T6">y;public/private;justice/interest</text:span><text:span text:style-name="T7">.<text:s/></text:span><text:span text:style-name="T6">Chinese tacit strategic thinkings.<text:s/></text:span><text:span text:style-name="T7">Chinese civilization and the modern world. Chinese culture and communication</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Cultural Studies<text:span text:style-name="T18"><text:s/>:<text:s/></text:span>Chinese Thought and Civilization</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we are going to introduce the basic idea of reason and madness, and there distinction. we are also going to investigate the formation of modern personality, how we are shaped to be normal, and how to be abnormal, such as insanity, will be punished or medicalized.</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Culture Histor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By introducing Chinese history chronologically, the students will gain an understanding of Chinese culture and its characteristics in history, geography, race, culture and arts. The course will explore topics such as the formation of the nation, the integration of different races, the origin of Hua-Xia and Chinese civilization, the merging of multiple culture, etc. The course will also discover characteristics of art and culture by dynasties, such as the art of jade in prehistory, the art of bronze in Shang and Zhou Dynasty, aesthetics and Buddhist art of Wei and Jing Dynasty, the art of ceramics, calligraphy and painting in Tang Dynasty, etc. <text:s text:c="2"/>The students will acquaint themselves with skills of looking up information and writing paper to meet the requirements such as assignments and term papers. The students will learn to create PowerPoint slides and skills of oral present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Diplomac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Approved by J Gore</text:p>
          </table:table-cell>
          <table:table-cell office:value-type="string" table:style-name="ce4">
            <text:p>Purpose of this course is to introduce the foreign policy of the PRC after 1949. By using the CCP leaders' ruling periods as the main standard of differentiating Chinese foreign policy periods, this course will discuss the major events and changes of Chinese foreign policy in the past 60 years. However, this course will focus on Chinese foreign policy after 1990.</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Music Appreciation<tex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14">
            <text:p>This course is in two ways; (1) theory to explain: Introduction to Chinese folk music formed , cultural background, social patterns, national customs, the natural environment, language structure, and many other contents. (2) artistic practice: choose a representative work practice, motivation for music creation, style features, musical structure, color depicted to the expression, presentation for skills analysis, deconstruction, <text:s/>and to find out the intrinsic association, so that the students could be able to catch the spirit of the work, showing the personality and characteristics. ​The Ensemble exercises, gradually the students in playing skills, include visual spectrum capacity, body language, timbre, cooperative the relationship with others, and strive to have made ​​great progress. <text:s/>Meanwhile, it is necessary to establish a correct outlook on life, with the attitude of the completion of the music, and active in the life issue. Loving life, respect life, caring for the community, and learn to appreciate the beauty and the pursuit. <text:s/>Achievements:(1) Annual Music Competition of the Ministry of Education as the goal, <text:s/>for honors to the school. (2) to collaborate with the school activities of foreign exhibition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hinese Polit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Approved by J Gore</text:p>
          </table:table-cell>
          <table:table-cell office:value-type="string" table:style-name="ce4">
            <text:p>By applying research approaches of comparative politics, this course will discuss the working of the political system of the most populous communist countries in the world. This course will also analyze political phenomena at mainland China and systematically illustrate the basic knowledge which students should have in studying Chinese politics.<text:s text:c="2"/></text:p>
          </table:table-cell>
          <table:table-cell table:number-columns-repeated="16375" table:style-name="ce1"/>
        </table:table-row>
        <table:table-row table:style-name="ro1">
          <table:table-cell office:value-type="date" office:date-value="2020-08-03T00:00:00" table:style-name="ce25">
            <text:p>2020/8/3</text:p>
          </table:table-cell>
          <table:table-cell office:value-type="string" table:style-name="ce26">
            <text:p>Chinese Society, Economy and Internet Marketing</text:p>
          </table:table-cell>
          <table:table-cell office:value-type="float" office:value="3" table:style-name="ce27">
            <text:p>3</text:p>
          </table:table-cell>
          <table:table-cell office:value-type="string" table:style-name="ce26">
            <text:p>Upper Division</text:p>
          </table:table-cell>
          <table:table-cell office:value-type="string" table:style-name="ce26">
            <text:p>none</text:p>
          </table:table-cell>
          <table:table-cell office:value-type="string" table:style-name="ce26">
            <text:p>GE CAT 5E Political Science</text:p>
          </table:table-cell>
          <table:table-cell office:value-type="string" table:style-name="ce26">
            <text:p>Upper Division</text:p>
          </table:table-cell>
          <table:table-cell office:value-type="string" table:style-name="ce26">
            <text:p>JMA</text:p>
          </table:table-cell>
          <table:table-cell office:value-type="string" table:style-name="ce26">
            <text:p>Mainland China is changing with really remarkable speed and has overtaken Japan as the world's second largest economy, but what is Chinese society like today? How do we make sense of China? How do we try to understand what China is? As we know, China is not like the West, but will it be like the West in the future? Is the end of history true? What is the transformation of Chinese economy? And what are the hot issues in Chinese economy? Like explosive housing market, economic modes transformation, internet business and so on. This course will focus on these perspectives, through which students may understand the modern Chinese society and economy better</text:p>
          </table:table-cell>
          <table:table-cell table:number-columns-repeated="6" table:style-name="ce21"/>
          <table:table-cell table:number-columns-repeated="2" table:style-name="ce28"/>
          <table:table-cell table:number-columns-repeated="16367"/>
        </table:table-row>
        <table:table-row table:style-name="ro3">
          <table:table-cell office:value-type="string" table:style-name="ce1">
            <text:p>PRIOR TO DATING</text:p>
          </table:table-cell>
          <table:table-cell office:value-type="string" table:style-name="ce4">
            <text:p>Chuang Tzu</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This course will offer students practical methods in the Chuang Tzu :<text:s text:c="5"/><text:span text:style-name="T14">Contemporary introspection of life intelligence in the Chuang Tzu</text:span><text:span text:style-name="T19">、</text:span><text:span text:style-name="T14">the Idea of Harmony between Humans and Nature</text:span><text:span text:style-name="T19">、</text:span><text:span text:style-name="T14">The body concept</text:span><text:span text:style-name="T19">、</text:span><text:span text:style-name="T14">Taoist Life Philosophy</text:span><text:span text:style-name="T19">、</text:span><text:span text:style-name="T14">Taoist Aesthetics and Art Spirit</text:span></text:p>
          </table:table-cell>
          <table:table-cell table:number-columns-repeated="16375" table:style-name="ce1"/>
        </table:table-row>
        <table:table-row table:style-name="ro7">
          <table:table-cell office:value-type="date" office:date-value="2020-07-20T00:00:00" table:style-name="ce29">
            <text:p>2020/7/20</text:p>
          </table:table-cell>
          <table:table-cell office:value-type="string" table:style-name="ce30">
            <text:p>Civil &amp; Commercial Law</text:p>
          </table:table-cell>
          <table:table-cell office:value-type="float" office:value="3" table:style-name="ce31">
            <text:p>3</text:p>
          </table:table-cell>
          <table:table-cell office:value-type="string" table:style-name="ce31">
            <text:p>lower division</text:p>
          </table:table-cell>
          <table:table-cell office:value-type="string" table:style-name="ce32">
            <text:p>BUS 200 Business Law</text:p>
            <text:p>if both this and Intro of Law completed</text:p>
          </table:table-cell>
          <table:table-cell office:value-type="string" table:style-name="ce33">
            <text:p>none</text:p>
          </table:table-cell>
          <table:table-cell office:value-type="string" table:style-name="ce33">
            <text:p>Lower Division</text:p>
          </table:table-cell>
          <table:table-cell office:value-type="string" table:style-name="ce33">
            <text:p>JMA/BC</text:p>
          </table:table-cell>
          <table:table-cell table:style-name="ce33"/>
          <table:table-cell table:number-columns-repeated="8" table:style-name="ce34"/>
          <table:table-cell table:number-columns-repeated="16367"/>
        </table:table-row>
        <table:table-row table:style-name="ro1">
          <table:table-cell office:value-type="string" table:style-name="ce1">
            <text:p>PRIOR TO DATING</text:p>
          </table:table-cell>
          <table:table-cell office:value-type="string" table:style-name="ce4">
            <text:p>Civil Journalism and Praxis</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Course curriculum is designed to combine civic journalism, critical pedagogy, and media literacy as core concepts for critical viewing in contemporary social education. Current theory is analyzed to infuse students with critical consciousness of social issues, media messages, and to probe problems of inequality in our society. Students apply praxis to the concept of public journalism by engaging in feature story video produc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ivil Law</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will help students to study cognitive behavior of law and the rights and obligations of the post, and we understand the significance and importance of the Civil Code Introduction lif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loud Computing and Internet Marketing<text:s/></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Cloud computing means a large number of computing resources could be applied in a flexible way and also includes the mobile devices to access the cloud resources at any place. This class lets the students to learn the primary content in cloud computing and then to learn what is the keyword marketing on internet. It is helpful to promote the visibility for users to see the website and the mo</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lub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Leisure activity, is a free time for ease and relaxation spending away from business, work, necessary activities such as eating, sleeping and, where it is compulsory, education. There are varieties of leisure activities, such as sport, tourism, liberal arts hobby and so on. This course, cooperated with practiced managers, introduces the history and development of club, industry structure, and market competition for club business in order to penetrate into the core of club management.</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code of international trad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troduction of international trade and international trade of goods contract</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Collection Conservation &amp; Life Style</text:p>
          </table:table-cell>
          <table:table-cell office:value-type="float" office:value="2" table:style-name="ce3">
            <text:p>2</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Approved by J Gore</text:p>
          </table:table-cell>
          <table:table-cell office:value-type="string" table:style-name="ce4">
            <text:p>This course introduces technology and theory in the East-West cultural heritage of various materials repair technology and maintenance of preventive conservation, thus promoting universal cultural assets preservation of scientific concepts, combined with a variety of organic and non-organic material heritage preservation method of simultaneously and Lifestyle binding.<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mmercial Software Packa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goal of this course is to introduce to students the characteristics, types and operating technologies of various commercial software packages. While being applied to various courses, this course also helps students to get computer certificate which is helpful to their future career.</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Communication and Presentation Skill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6 Business Communication</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e course is designed to help students to acquire communication and presentational skills and to their application in social communication. The main purpose is focused especially on managerial communication and public relations. This course helps to create conditions for acquirement of other special skills important for effective functioning of graduates in practic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mmunication Negoti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6 Business Communication</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office:value-type="string" table:style-name="ce4">
            <text:p>Focuses on communication skills in the business setting. Students learn about message strategy, effective business writing, presentation skills, verbal and nonverbal components of communication, and small group communication. Appropriate computer skills are incorporated into the course.</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Community <text:s/>Esthetics<text:s/></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e main topic of discussion for the course of Community Esthetics is community issues which include the establishment of the sense of community, the artistry of public space, even the topic of how to improve the care for the olds and the quality of life can be included. In addition, it also includes the public-ness and diversity of community which should be based on the autonomy of community because it cannot be achieved independently by any individual and can operate only as a community. The goal of this course is to cultivate the concept of community establishment in participating students and the basic understanding and operations of community esthetics so that the students have an understanding of public issues and community involve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mmunity and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module investigates the impact of global warming to environmental change and the issues and problems derived from extreme weather to community tourism. The module aims to promote diverse tourism, it focuses on local cultural business, the perception of tourism of community residents, demand and supply chain of local agriculture, tourists' experience, the challenges of community and tourism development, and the problems and solutions of community tourism develop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mputer Software Applic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Computer Software Applications is one-semester with three hours per week course. This course is designed to teach students how to use the computer as a personal and business tool through the use of applications software. This course will cover Windows OS, Microsoft Office 2007 (MS Word, MS Excel, MS Powerpoint,MS Outlook, and MS Access). Students will learn to use the software to collect, process, analyze, integrate, demonstrate and present data and information.</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Conference &amp; Exhibition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Conference and Exhibition Management' is a curriculum based on both theory and practice. With examples, students are able to understand the meaning of international conference and exhibit. The outlines of this course include the basic understanding of international exhibit, the market trend of exhibit and conference, <text:s/>the arrangement of PR, and the overall assessment of the whole activity.</text:p>
          </table:table-cell>
          <table:table-cell table:number-columns-repeated="8" table:style-name="ce1"/>
          <table:table-cell table:number-columns-repeated="16367" table:style-name="ce10"/>
        </table:table-row>
        <table:table-row table:style-name="ro1">
          <table:table-cell office:value-type="date" office:date-value="2020-07-20T00:00:00" table:style-name="ce22">
            <text:p>2020/7/20</text:p>
          </table:table-cell>
          <table:table-cell office:value-type="string" table:style-name="ce2">
            <text:p>Conflict Resolution and Crisis Management<text:s/></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A common theme in international relations research involves the causes and consequences of militarized conflict and crises between states. Many grand and mid-range theories seek to understand why states fight one another and how these disputes escalate to war. This course will help students to understand the origins of international conflicts and crises, also to identify and explain the various topics within the field of international conflict management, the current state of research on them, and how they relate to one another; thus to realize the outcome, settling procedure and resolution of international conflicts and crises.</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Confrontations between Oriental and Western Cultur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A Anthropology</text:p>
          </table:table-cell>
          <table:table-cell office:value-type="string" table:style-name="ce4">
            <text:p>Lower Division</text:p>
          </table:table-cell>
          <table:table-cell office:value-type="string" table:style-name="ce4">
            <text:p>JMA</text:p>
          </table:table-cell>
          <table:table-cell office:value-type="string" table:style-name="ce4">
            <text:p>This course tries to introduce and analyze the confrontations between Oriental and Western Cultures in order to promote the abilities of respecting ,understanding and communicating with the other cultures. By understanding about the other cultures, we can expand and explore our minds, and the unreasonable power relationship behind the difference between the cultures can be diminished.</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Confucian Analec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Confucianism is the backbone of Chinese culture.<text:span text:style-name="T14"><text:s/></text:span><text:span text:style-name="T20">"</text:span><text:span text:style-name="T14"><text:s/></text:span><text:span text:style-name="T20">Confucian Analects " is an important component of Confucianism.</text:span><text:span text:style-name="T14"><text:s/></text:span><text:span text:style-name="T20">In order to understand the Chinese culture, it is necessary to understand "</text:span><text:span text:style-name="T14"><text:s/></text:span><text:span text:style-name="T20">Confucian Analects ".</text:span><text:span text:style-name="T14"><text:s/></text:span><text:span text:style-name="T20">High school career, the students just recited the Analects of Confucius.</text:span><text:span text:style-name="T14"><text:s/></text:span><text:span text:style-name="T20">This course is to change this situation.</text:span><text:span text:style-name="T14"><text:s/></text:span><text:span text:style-name="T20">The essence of Chinese thought is adjusting life, running life and settlling life.</text:span><text:span text:style-name="T14"><text:s/></text:span><text:span text:style-name="T20">Students must know three big problem of the Analects of Confucius: benevolence, filial piety,and political.</text:span><text:span text:style-name="T14"><text:s/></text:span><text:span text:style-name="T20">And then expanded to other ideas, such as friends, lovers, and so on.</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nfucian Ethics and Modern Citizens<text:span text:style-name="T8"><text:s/></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The teaching goals of course is to teach students to understand the “ethical competence” as a citizen, which the meaning of core ability, and raise students the thinking modern issues of ethics. The design of course leads students to think ethical dimension of Confucianism, and respond contemporary moral issue. Therefore, the teaching content include bioethics, conflict of ethics and law, political ethics, environmental ethics. Bioethics: teaching life moral issues of modern citizens, and discussing Confucian ethics the meaning of bioethics. Law and moral: discussing the ethical questions of modern life of law, thinking the relation of law and moral. Moral and politics: discussing relation of moral and political life of modern citizens, and whether Confucian ethics as a criterion for political criticism. Environmental ethics: teaching environmental issues of modern citizens, discussing practical thinking of Confucianism to environmental value.</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Confucious Spirits and Modern Lif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Modern society is a lot of confusion.<text:span text:style-name="T7"><text:s/></text:span><text:span text:style-name="T13">How to survive in modern society?</text:span><text:span text:style-name="T7"><text:s/></text:span><text:span text:style-name="T13">How can both get along with self, but also to</text:span><text:span text:style-name="T7"><text:s/></text:span><text:span text:style-name="T13">adapt to the social?</text:span><text:span text:style-name="T7"><text:s/></text:span><text:span text:style-name="T13">By the awareness of the problem, this course is to explore the Confucian what solution.</text:span><text:span text:style-name="T7"><text:s/></text:span><text:span text:style-name="T13">I hope to achieve the following objectives: Understand the the Confucian thought ‘the moment is eternal’. <text:s/>Learn more modern Confucian notions of love. Understand the modern Confucian political outlook. Understanding of Confucianism in contemporary possibility of development-oriented.</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nstitution and our life</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constitution is the fundamental law of a country's, as well as the bill of right of its people. The constitution is also the supreme code for regulating the organization, competence and function of the government. The constitution is of course the last resort of the national policy and protection of human rights. Hence, the practice of constitutionalism is an important indicator for a country's democratization and modernization. As a citizen in the modern time, we should be aware of having the culture and knowledge of the constitution in order to protect his own basic rights, and it's the only way to carry on his social responsibility and to promote the spirit of the rule of law. This course is based on the actual version of our constitution, and we will learn through the lecture and discussion to have a close contact with the constitution. The aim is to train our students to have the right knowledge about the constitu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nsumer Behavior</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31 Consumer Behavior</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will focus on the theories and models of consumer behavior, factors influencing consumer behavior, and the application of the consumer behavior theories and models in the marketing area.<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nsumer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31 Consumer Behavior</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Consumer theory contains simple models of how individuals choose to buy things from markets. <text:s/>The purpose of this course is to lay the theoretical groundwork necessary for students to be able to approach any problem happening around them from a microeconomic perspective and analyze i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Contemporary Energy Technolog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introduce the types, characteristics and production of contemporary energy resources (e.g., solar energy, wind energy, ocean energy, fossil energy and biomass energy) as well as the development of new energy technologies. The advantages and disadvantages in practical applications as well as the impact on ecology and environment will also be introduced. In addition, the issue on giving considerations to both electricity supply and sustainable development of environment will be discussed in the class.<text:s/></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4">
            <text:p>Contitution of ROC</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no description, but credit appropriate per course outline</text:p>
          </table:table-cell>
          <table:table-cell table:number-columns-repeated="16375" table:style-name="ce4"/>
        </table:table-row>
        <table:table-row table:style-name="ro1">
          <table:table-cell office:value-type="string" table:style-name="ce1">
            <text:p>PRIOR TO DATING</text:p>
          </table:table-cell>
          <table:table-cell office:value-type="string" table:style-name="ce4">
            <text:p>Corporate social responsibili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Corporate social responsibility (CSR) is a new research domain that refers to the taking into account of the impacts of the activities of an enterprise to its stakeholders, that is to say to combine the idea of sustainable development with the goal of the organization.CSR demands a corporation to reveal the performance of the non-financial aspects which include economic, environmental and social side. In order to promote the CSR practice, Taiwan stock exchange corporation and G</text:p>
          </table:table-cell>
          <table:table-cell table:number-columns-repeated="16375" table:style-name="ce4"/>
        </table:table-row>
        <table:table-row table:style-name="ro1">
          <table:table-cell office:value-type="string" table:style-name="ce1">
            <text:p>PRIOR TO DATING</text:p>
          </table:table-cell>
          <table:table-cell office:value-type="string" table:style-name="ce4">
            <text:p>Cost <text:s/>Accounting (2)</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ovides an overview of cost accounting and discusses methods of product costing.. <text:s/>It covers topics such as :</text:p>
            <text:p>1. Process costing <text:s/>2. Standard costing 3. Activity-Based Costing 4. Capital Budgeting <text:s/>5. Joint Products and Byproducts 6. Cost-Volume-Profit</text:p>
          </table:table-cell>
          <table:table-cell table:number-columns-repeated="16375" table:style-name="ce4"/>
        </table:table-row>
        <table:table-row table:style-name="ro1">
          <table:table-cell office:value-type="string" table:style-name="ce1">
            <text:p>PRIOR TO DATING</text:p>
          </table:table-cell>
          <table:table-cell office:value-type="string" table:style-name="ce4">
            <text:p>CPA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mainly on what service an accounting firm offers its clients. It ranges from the independence that an auditor and an accountant need to audit plans, interior control and writing an auditor’s report. In hope of helping students have a better understanding of the practical operation of a accounting firm, the content of this course includes audit plans, audit species, the system of interior control, various tax returns and problem-solving, and so on.</text:p>
          </table:table-cell>
          <table:table-cell table:number-columns-repeated="8" table:style-name="ce14"/>
          <table:table-cell table:number-columns-repeated="16367" table:style-name="ce10"/>
        </table:table-row>
        <table:table-row table:style-name="ro1">
          <table:table-cell office:value-type="string" table:style-name="ce1">
            <text:p>PRIOR TO DATING</text:p>
          </table:table-cell>
          <table:table-cell office:value-type="string" table:style-name="ce4">
            <text:p>Creative<text:s/>Advertising Strategy and Production<text:s/></text:p>
          </table:table-cell>
          <table:table-cell office:value-type="float" office:value="3" table:style-name="ce3">
            <text:p>3</text:p>
          </table:table-cell>
          <table:table-cell office:value-type="string" table:style-name="ce4">
            <text:p>third year</text:p>
          </table:table-cell>
          <table:table-cell office:value-type="string" table:style-name="ce4">
            <text:p>BUS 436 Advertising</text:p>
          </table:table-cell>
          <table:table-cell office:value-type="string" table:style-name="ce4">
            <text:p>none</text:p>
          </table:table-cell>
          <table:table-cell office:value-type="string" table:style-name="ce4">
            <text:p>Upper Division<text:s/></text:p>
          </table:table-cell>
          <table:table-cell office:value-type="string" table:style-name="ce4">
            <text:p>BC</text:p>
          </table:table-cell>
          <table:table-cell office:value-type="string" table:style-name="ce4">
            <text:p>The purpose of this course is to encourage students develop creative thinking; understand advertising theories, strategy analysis, and practical skills on film production.<text:s/></text:p>
          </table:table-cell>
          <table:table-cell table:number-columns-repeated="6" table:style-name="ce14"/>
          <table:table-cell table:style-name="ce24"/>
          <table:table-cell table:style-name="ce14"/>
          <table:table-cell table:number-columns-repeated="16367" table:style-name="ce10"/>
        </table:table-row>
        <table:table-row table:style-name="ro1">
          <table:table-cell office:value-type="string" table:style-name="ce1">
            <text:p>PRIOR TO DATING</text:p>
          </table:table-cell>
          <table:table-cell office:value-type="string" table:style-name="ce4">
            <text:p>Creative and Design Think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equip students with basic concepts and methods related to creative and design thinking. It explores the crossover, paradoxes, and synthesis between creativity and design through case studies drawing from various disciplines including movie, drama, music, literature, architecture, fashion, and performing art. By reading articles, in-class practice, group discussion, field project, and guest lecturers, this course hopes to cultivate students' capabilities, knowledge, and wisdom associated with creative and design thinking. This course enhances students' understanding of practical applications of creat.</text:p>
          </table:table-cell>
          <table:table-cell table:number-columns-repeated="8" table:style-name="ce14"/>
          <table:table-cell table:number-columns-repeated="16367" table:style-name="ce10"/>
        </table:table-row>
        <table:table-row table:style-name="ro1">
          <table:table-cell office:value-type="string" table:style-name="ce1">
            <text:p>PRIOR TO DATING</text:p>
          </table:table-cell>
          <table:table-cell office:value-type="string" table:style-name="ce4">
            <text:p>Creative Behavior</text:p>
          </table:table-cell>
          <table:table-cell table:style-name="ce3"/>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leads the students to understand the connection between Marketing concept and creative thinking. Using presentation and case study, the students should understand the connection between Marketing and creativity. At the end of the semester, the student is required to know how to plan for individual case to increase the economic value and to increasing the ability to solve problems by creative thinking.</text:p>
          </table:table-cell>
          <table:table-cell table:number-columns-repeated="8" table:style-name="ce14"/>
          <table:table-cell table:number-columns-repeated="16367" table:style-name="ce10"/>
        </table:table-row>
        <table:table-row table:style-name="ro1">
          <table:table-cell office:value-type="string" table:style-name="ce1">
            <text:p>PRIOR TO DATING</text:p>
          </table:table-cell>
          <table:table-cell office:value-type="string" table:style-name="ce4">
            <text:p>Creative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9 Small Business &amp; Entrepreneurial Marke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leads the students to understand the connection between Marketing concept and creative thinking. Using presentation and case study, the students should understand the connection between Marketing and creativity. At the end of the semester, the student is required to know how to plan for individual case to increase the economic value and to increasing the ability to solve problems by creative thinking.</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reative Think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course is to discuss the essence of creative thinking systematically. <text:s/>Through the analysis of key concepts and practical methods, the course intends to promote students’ ability to creative thinking.</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reativity and application of Community narrative</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e practice of the course is based on the narrative field of community areas. This course is ideal mainly education through a variety of community-oriented activities, teaching various narrative methods, providing students narrative skills. <text:s/>The ability to develop, through observation, communication, coordination, learning performance method of community events, conservation student's interaction with his team's capabilities. <text:s/>In the narrative skills, in addition to enhance writing skills through practical case-based teaching outside and taught a variety of narrative expression, including: community interviews, community records, character writing, community theater, community newspaper, community web pages. <text:s/>This course is oriented to strengthen implemented, so the course will lead students to the actual way into the community as a practical course of narrative writing.<text:s/></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reativity Management in Travel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s to discuss the essence of creative thinking and management systematically. <text:s/>Through the analysis of key concepts and practical methods, the course intends to promote students’ ability to creative thinking and management in travel industry.</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risis Response &amp; Management</text:p>
          </table:table-cell>
          <table:table-cell office:value-type="float" office:value="2" table:style-name="ce3">
            <text:p>2</text:p>
          </table:table-cell>
          <table:table-cell office:value-type="string" table:style-name="ce4">
            <text:p>lower division</text:p>
          </table:table-cell>
          <table:table-cell office:value-type="string" table:style-name="ce4">
            <text:p>BUS 435 Case Studies in Marketing<text:s/></text:p>
            <text:p>( must combine for sufficient uni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presents and introductory survey of <text:s/>Crisis Reponse and Management . It covers topics such as :What is crisis 1 <text:s/>Diasaster 2 Hazard 3 <text:s/>Risk. <text:s text:c="3"/>Early Warning System and Crisis System Index Intergrated Emergency Management System（IEMS） Crisis impact <text:s/>Crisis communication Crisis simulations Groupthink Standard Operating Procedures（SOP）Business Continuity Planning（BCP） Case study</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ritical Analysis of Televis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broadcasting concepts of radio, TV feature news and advertising. Course content focuses on further developing critical, interpretative, analytical and assessment skills <text:s/>pertaining to media viewing. Special emphasis is placed on viewing TV/Media critically through group collaboration and discussion. Through curriculum design, students will be challenged to transcend the classroom experience and apply critical thinking skills in their daily lives. <text:s/>This course strives to transform students into smart viewers and independent thinkers who are equipped with the knowledge base and intellectual tools necessary to avoid being manipulated by the media. Topics to be covered include: Media concepts Development of critical skills How to be a successful Television viewer Key viewing skills <text:s/>Effective praxis skills</text:p>
          </table:table-cell>
          <table:table-cell table:number-columns-repeated="8" table:style-name="ce1"/>
          <table:table-cell table:number-columns-repeated="16367" table:style-name="ce10"/>
        </table:table-row>
        <table:table-row table:style-name="ro1">
          <table:table-cell office:value-type="string" table:style-name="ce13">
            <text:p>12/22/20</text:p>
          </table:table-cell>
          <table:table-cell office:value-type="string" table:style-name="ce35">
            <text:p>Cross-Cultural Psychology</text:p>
          </table:table-cell>
          <table:table-cell office:value-type="float" office:value="3" table:style-name="ce3">
            <text:p>3</text:p>
          </table:table-cell>
          <table:table-cell office:value-type="string" table:style-name="ce4">
            <text:p>Upper division</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It is designed to provide students with an overview of human development as a cultural process and how the knowledge base of developmental psychology is increasingly inter-disciplinary. We’ wii be lookng at research privileging comparative and inter-disciplinary approaches with an emphasis on cultural psychological approaches. We’ will examine theoretical and empirical <text:s/>analyses of human development. Topics shall include life span, socialization, cognitive development, identity formation, family and child rearing, and immigration.</text:p>
          </table:table-cell>
          <table:table-cell table:number-columns-repeated="8" table:style-name="ce1"/>
          <table:table-cell table:number-columns-repeated="16367" table:style-name="ce10"/>
        </table:table-row>
        <table:table-row table:style-name="ro1">
          <table:table-cell office:value-type="date" office:date-value="2020-07-20T00:00:00" table:style-name="ce22">
            <text:p>2020/7/20</text:p>
          </table:table-cell>
          <table:table-cell office:value-type="string" table:style-name="ce4">
            <text:p>Cross-Strait Economic Research (Relations)<text:s/></text:p>
          </table:table-cell>
          <table:table-cell office:value-type="float" office:value="3" table:style-name="ce3">
            <text:p>3</text:p>
          </table:table-cell>
          <table:table-cell office:value-type="string" table:style-name="ce4">
            <text:p>upper division</text:p>
          </table:table-cell>
          <table:table-cell office:value-type="string" table:style-name="ce4">
            <text:p>none (BC)</text:p>
          </table:table-cell>
          <table:table-cell office:value-type="string" table:style-name="ce4">
            <text:p>GE CAT 5E Political Science</text:p>
          </table:table-cell>
          <table:table-cell office:value-type="string" table:style-name="ce4">
            <text:p>Upper Division<text:s/></text:p>
          </table:table-cell>
          <table:table-cell table:style-name="ce4"/>
          <table:table-cell office:value-type="string" table:style-name="ce4">
            <text:p>Cross-strait economic and trade relationship is more closely, the investment scale and amount also increase.When faced with the rising of the China, the world’s largest exporting country and the second-largest trading nation, it is important to look at the strategies and mechanisms Taiwan should use to ensure cross-strait stability and security.<text:s/></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amp; Creative Enterprise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8 Principles of Mg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14">
            <text:p>The cultural and creative industry is one of the emerging industries around the world. Knowledge and skills of how to successfully operate different types of cultural and creative enterprises is essential for sustainability. This course focuses on the introduction of cultural and creative management theories and the discussion of real cases from both domestic and abroad.</text:p>
          </table:table-cell>
          <table:table-cell table:number-columns-repeated="6" table:style-name="ce10"/>
          <table:table-cell table:number-columns-repeated="2"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amp; Creative Industrial Policies and Regul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esigned to discuss the policy &amp; regulation related to cultural &amp; creative industry of Taiwan and major countries. Lectures include real cases discussion.</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Administration &amp;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designed to discuss the management mechanism and operation procedure of both public/private sectors in the cultural administration. Lectures include cultural administrative system introduction as well as real cases discussion of Taiwan.</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and Creative Industries Accounting Practi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1. This course focuses on financial management and accounting management in cultural and creative industry. We offer succinct but complete knowledge, which will help students with the knowledge development in financial and accounting management. 2. This course will lead students to learn how to understand the structure of financial statements and to take care of the accounting management problems in cultural and creative industry; additionally, it will be fully combined with current situation and practice of this industry.</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and Creative Products Commercialization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esents the practice issues in the procedure of transforming the cultural and creative outputs to the market product.We will first provide the concept of marketing and planning. Then, will provide sample cases which show the application of marketing for the cultural and creative products. Following present the cases which prepare to commercialize. Last, this course will ask to complete a term case study. It covers topics such as :Understanding the process of commercialization、Understandingthe characteristicof Cultural and Creative products、Concept of marketing、Marketing research、Concept of planning、Marketing 4P、Case study、Term Projec</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creative and consumer behavior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Around the world, people see the hard-to-teach skills of creativity as the lifeblood of cultural change and the engine of economic development.Core cultural creatives and green cultural creatives is the two major issue in the cultural creative industry. The class will discuss the two different concept of the cultural creative marketing and explore the culture creative and consumber based on marketing theory.</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creative and service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lass will recognizes that services present special challenges that must be identified and addressed in real circumstances. The heart of the course is to develop strong customer relationships through quality service. The course also focuses on knowledge needed to implement service strategies for competitive advantage across industries. Hence, frameworks for customer-focused management, and strategies for increasing customer satisfaction and retention through service are included in the fifth edition.</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Creative Industry and Career Pat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explores the career paths and opportunities within the creative industries. It is quite meaningful for freshmen to have an overlook of the industries in order to set up goals and develop skills at early stage.<text:s/></text:p>
          </table:table-cell>
          <table:table-cell table:number-columns-repeated="2" table:style-name="ce14"/>
          <table:table-cell table:number-columns-repeated="6"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ltural Creative Tourism and Interpret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esents and introductory survey of computer science. It follows a bottom-up arrangement of subjects that progresses from the concrete to the abstract. It covers topics such as :Cultural &amp; Creative Industry、Tourism of Cultural &amp; Creative Industry、Oral Presentation Technique、Body Language Presentation Technique、Story Editing、Story Design、Story Telling、Interpretation Technology、Interpretation Design、Attitude of Interpretation、Customer Psychology</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al Heritag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his course is through the education of cultural assets, to enable students to understand how cultural assets in Taiwan activation and re-use, and the importance of surrounding the tangible and intangible cultural assets, thereby protecting these important cultural assets, giving it new vitality to reach the cultural heritageand sustainable development goals.</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al Landscape in Taiwa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aiwan is abundant in ethnicity , history, culture mores, food, handcraft and natural resources, etc. These cultural and natural landscape are unique tourist resources to Taiwan. Government and lots of civic associations are very enthusiastic to push Taiwan’s tourist industry by vitalizing cultural and natural resources. But these tourist activities didn’t take on culture and history’s particularity of Taiwan. This course will focus on Taiwan’s industrial history, ethnicity, religion, natural and food culture, etc. Applied case study and culture tourism inspire students to learn tourist resources’ attention and Creative Thinking.</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al property conseration science and life style</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main learning goal: 1.Introduction about East and West conservation science history. 2.Introduction Organic and Inorganic Cultural property Conservation. 3.Introduction about wood.metal.stone.plastic,ceramic.restoration. 4.Introduction conservation science combine with life creative design style.</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al Studies and Social Polic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delivers the main idea as follows: As an academic field, cultural studies is grounded in critical theory. It generally concerns the political nature of contemporary culture, as well as its past historical precedents, conflicts, and issues. Researchers concentrate on how a particular medium or discourse relates to matters of ideology, social class, nationality, ethnicity, sexuality, and/or gender. Thus, cultural studies seeks to understand the ways in which meaning is generated within a given culture and can merge with the study of social policy in various practices, and institutions. This course primarily refers to guidelines, principles, legislation of social policy that affects the living conditions conducive to social welfare, and practice in the areas of criminal justice and inequality.</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al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d concept theories and practices of cultural tourism. By implementation the itinerary planning of cultural tourism, students will understand the contents and methodology, the characteristics of cultural tourism product, design principle, cost analysis, package design and sales performance of cultural tourism. Besides, the contents of course contained itinerary planning of cultural tourism to develop marketing orientation products for tourism industry.</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lture Asset Management Introduc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Based on the existing cultural assets preservation law in Taiwan, this course aims to introduce in a systematic way the following issues:(1) The categorization of different types of monuments, historic buildings and human settlements in Taiwan,(2) and the current situation and renovation/reuse of such architectural structures.Through literature review regarding the preservation of international cultural heritage and the demonstration and management of such assets around the world, students are expected to learn globally accepted conventions, manifestoes and resolutions in this field. After taking the course, students will acquire basic knowledge of the preservation and maintenance of cultural monuments and historic</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date" office:date-value="2020-07-20T00:00:00" table:style-name="ce22">
            <text:p>2020/7/20</text:p>
          </table:table-cell>
          <table:table-cell office:value-type="string" table:style-name="ce2">
            <text:p>Current China-Taiwan Relations</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is course seeks to place particular emphasis on the evolution and the future prospects of Cross-Strait relations. The course focuses on two core themes (1) an analysis of Taiwan’s domestic politics and (2) analysis of Cross-Strait relations. Units on Taiwan’s domestic politics will address a variety of issues, including the island’s democratic transition, Taiwan’s party and electoral politics, the quality of its democracy, competing national identities in Taiwan’s politics, the role of new social movements and the formulation of public policy under democracy. The sessions on Cross-Strait relations will examine topics such as the nature and sources of political conflict across the Strait, the security dilemma facing the two sides, the increasing economic integration across the Strait and its impact on security, the role of the U.S. in the dyadic relationship, and prospects for political reconciliation between the PRC and Taiwan.</text:p>
          </table:table-cell>
          <table:table-cell table:style-name="ce14"/>
          <table:table-cell table:number-columns-repeated="7"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rrent Cross-Strait Relation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 Gore</text:p>
          </table:table-cell>
          <table:table-cell office:value-type="string" table:style-name="ce4">
            <text:p>The development of the Cross-Strait relations has profound implications on the world affairs. This course introduces the development of the Cross-Strait relations since 1987, and its main focuses are on the multiple factors, such as the political, economic development and the structure of societies in Taiwan and Mainland China, that might influence the Cross-Strait relations.<text:s/></text:p>
          </table:table-cell>
          <table:table-cell table:number-columns-repeated="7" table:style-name="ce1"/>
          <table:table-cell table:number-columns-repeated="16368" table:style-name="ce10"/>
        </table:table-row>
        <table:table-row table:style-name="ro1">
          <table:table-cell office:value-type="date" office:date-value="2020-07-20T00:00:00" table:style-name="ce22">
            <text:p>2020/7/20</text:p>
          </table:table-cell>
          <table:table-cell office:value-type="string" table:style-name="ce36">
            <text:p>Current lssues in International Relations</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36">
            <text:p>The aim of this course is to develop students' understanding of the history, cultures and/or traditions of any region, nation, or society beyond Taiwan. It first introduces the reading skill and basic grammar of English. Then it will investigate various important topics in contemporary international relations and is designed for students who are interested in international affairs. It surveys the diverse voices, concepts, and issues in IR and its topic coverage includes issues from war and trade to human rights and the environment. The ultimate goal of this course is to equip the students with a thorough understanding of IR issues and forge their own analytical framework to understand as well as explain international affairs.</text:p>
          </table:table-cell>
          <table:table-cell table:style-name="ce14"/>
          <table:table-cell table:number-columns-repeated="7"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Current Topics in Managerial Economics (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Current Topics in Managerial Economics is designed to enable a student to pursue a subject matter beyond the level at which it is covered in our managerial economics course offerings. This course provides students with an opportunity for independent study under the direction of the lecturer.</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rrent Topics in Managerial Economics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Current Topics in Managerial Economics is designed to enable a student to pursue a subject matter beyond the level at which it is covered in our managerial economics course offerings. This course provides students with an opportunity for independent study under the direction of the lecturer.</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stomer Relationship Management</text:p>
          </table:table-cell>
          <table:table-cell office:value-type="string" table:style-name="ce3">
            <text:p>unk</text:p>
          </table:table-cell>
          <table:table-cell office:value-type="string" table:style-name="ce4">
            <text:p>information not provided</text:p>
          </table:table-cell>
          <table:table-cell office:value-type="string" table:style-name="ce4">
            <text:p>Marketing Concentration</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CRM, Customer Relationship Management, usually refers to a software solution that helps businesses identify the most profitable customers, customer needs and buying habits, and helps pinpoint problems in the sales and fulfillment cycle. There are also helpful consumer-facing CRM features designed for the convenience and retention of the customer. In short, CRM is designed to build relationships with customers, not just maintain them.</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Customs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troduction of international trade theory about the sea and air import and export clearance operations of automation software.</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arwin- The origin of spec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d introductory survey of Charles Drawin’s “On the Origin of Species”. In this class, students will learn the theory that populations evolve over the course of generations through a process of natural selection. It follows a bottom-up arrangement of subjects that progresses from the concrete to the abstract. It covers topics such as :Variation under domestication Variation under nature Struggle for existence <text:s/>Natural selection Laws of variation     Difficulties on theory     Instinct     Hybridism     On the imperfection of the geological record     On the geological succession of organic begins     Geological distribution <text:s text:c="2"/>Mutual affinities of organic beings: Morphology: Embryology: Rudimentary organs</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ata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esign to introduce some common data analysis methods. Exploring basic statistical principles, methods and techniques, we intend to teach students to think independently and have the ability to employ scientific approaches to solve out decision-making problems. The implementation of this course includes: probability distribution, sampling distribution, estimation and hypotheses testing, and so on.</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ata Process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goal of this course is to learn skills of word processing, mainly Microsoft Word 2013. Except learning word processing skills, the content of the course includes certificate test to help students get certificate of word processing.<text:s text:c="2"/></text:p>
          </table:table-cell>
          <table:table-cell table:number-columns-repeated="2" table:style-name="ce14"/>
          <table:table-cell table:number-columns-repeated="5"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atabase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43 Data Structure &amp; Database Management<tex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Course focus both in concept and practice, mainly introduce the database management system, first start from the actual demand of the databasem then introduce the concept of a management perspective and application databases.<text:s/></text:p>
          </table:table-cell>
          <table:table-cell table:number-columns-repeated="7"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ate analysis for Busines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terpreting data is a critical decision-making factor for businesses. This course is to explain the overall nature of what is to be achieved and also instruction in how it is to be done. The learning approach is highly interactive and enables students to develop an understanding of the power of Excel in allowing both analysis of business data and in the preparation of graphs, charts and tables for inclusion in reports and essays.</text:p>
          </table:table-cell>
          <table:table-cell table:number-columns-repeated="2" table:style-name="ce24"/>
          <table:table-cell table:number-columns-repeated="4" table:style-name="ce10"/>
          <table:table-cell table:style-name="ce1"/>
          <table:table-cell table:number-columns-repeated="16368" table:style-name="ce10"/>
        </table:table-row>
        <table:table-row table:style-name="ro1">
          <table:table-cell office:value-type="string" table:style-name="ce1">
            <text:p>PRIOR TO DATING</text:p>
          </table:table-cell>
          <table:table-cell office:value-type="string" table:style-name="ce4">
            <text:p>Demand and Forecast for Leis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First, we will investigate the demand action of leisure industry by consumption theory and model. <text:s/>Second, we will use econometric's time series approach to forecast some topics of leisure industry.</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Democracy and Educ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base on the book “Democracy and Education” written by John Dewey in 1916. Emphasis is placed on the relationship between about Democracy and Education, as well as the education of function and goal in democracy communicate. That should be able to further understand the relationship between about Democracy and Education.</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epth practical operation of tourism tour</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ext:s/>Travel arrangements to hire a professional guided tour to the field step on the line learning skills to teaching the group classes and practical training students' professional skills.</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esign and Marketing of Etiquette and Ima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cludes the introdution of etiquette and the formation of personal image.The first part introsuces the international and business manners. The second part focus on the training of personal makeup, wear, and communication.</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evelopment &amp; Policis of Cultural and Creative Indust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aiwan has formulated the development of cultural and creative industries law. Under the Act are also being developed cultural and creative industries Institute Organization regulations. Therefore, this course explains the regulations. In addition, to fully explain the meaning of industrial development policies and role, as well as industry outlook, there is need to explain the theories of industrial development, industrial development subject to a thorough understanding of those factors, as w</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3">
            <text:p>5/7/19</text:p>
          </table:table-cell>
          <table:table-cell office:value-type="string" table:style-name="ce4">
            <text:p>Developmental Psycholog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330</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AC</text:p>
          </table:table-cell>
          <table:table-cell office:value-type="string" table:style-name="ce4">
            <text:p>This course explores the infancy, child, adolescence, adult and old stages. The developmental process of physiology, cognition, emotion and social behavior. Learner can learn the behavior and development of human, learn how to know and explore the crisis of self and family in diffidence stages. Learner can raise the concepts of parent education, help self and others overcome the developmental obstacl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Digital art appreciation</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In this curriculum, will let the students to know the utility and logic of integration of new media; building up the idea of developing the five senses interaction between body and exterior space. Furthermore, to understand the concept of extended body, analyzing the psychological variation and the control of interactive medium. Through the analysis to new media technical utility, projection, installation, interactive device, virtual space etc., to let students construct the foundation of new media art that correspond to contemporary aspect.</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igital Publish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s focused on the knowledge of publication process based on Internet technology, the skill operation of <text:s/>e-book and e-retail is necessary. And to get the knowledge about digital trend and the risks about publishing.<text:s/></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irect Readings in Leisure Activities I, II, III</text:p>
          </table:table-cell>
          <table:table-cell office:value-type="float" office:value="1" table:style-name="ce3">
            <text:p>1</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Leisure activity, is a free time for ease and relaxation spending away from business, work, necessary activities such as eating, sleeping and, where it is compulsory, education. There are varieties of leisure activities, such as sport, tourism, liberal arts hobby and so on. This course helps students achieve an optimal leisure lifestyle in which they realize their human potential and desirable quality of life.</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irect Readings in Leisure Industry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Leisure activity, is a free time for ease and relaxation spending away from business, work, necessary activities such as eating, sleeping and, where it is compulsory, education. There are varieties of leisure activities, such as sport, tourism, liberal arts hobby and so on. This course begins by explaining why leisure is a necessity, what varieties of leisure goods people are needed and why government charges with leisure responsibilities for public leisure goods. The policy issues in leisure industry management, raised by the leisure activities and leisure industries, helps students realize their human potential and desirable quality of life and achieve an optimal leisure provision.<text:s/></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irected Readings in Leisure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leisure industry is the segment of business focused on entertainment, recreation, and tourism related products and services. The course systematically examine tourism, sport and so on - how each industry developed, and how it is run. It also aims to explain the strengths and limitations of each industry, and the role of government intervention in these industries.</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Documentrary and Social Critique</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cultivates students’ cultural literacy by focusing on crucial social issues such as ethnicity, identity, history, gender, education and environment. Through the viewing of visual documentaries, students will gain an understanding of the form (ascetics) and function of documentaries as well as documentary content covering diversity on social issues.</text:p>
          </table:table-cell>
          <table:table-cell table:number-columns-repeated="7" table:style-name="ce1"/>
          <table:table-cell table:style-name="ce10"/>
          <table:table-cell table:number-columns-repeated="16367"/>
        </table:table-row>
        <table:table-row table:style-name="ro3">
          <table:table-cell office:value-type="string" table:style-name="ce1">
            <text:p>PRIOR TO DATING</text:p>
          </table:table-cell>
          <table:table-cell office:value-type="string" table:style-name="ce4">
            <text:p>Dream of Red Chamber</text:p>
          </table:table-cell>
          <table:table-cell office:value-type="float" office:value="3" table:style-name="ce3">
            <text:p>3</text:p>
          </table:table-cell>
          <table:table-cell office:value-type="string" table:style-name="ce4">
            <text:p>lower division</text:p>
          </table:table-cell>
          <table:table-cell office:value-type="string" table:style-name="ce4">
            <text:p>none (MG)</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The Dream of Red Chamber is the most important novel in Chinese classical works. It includes plenty Chinese culture and thought. The description of this work is very unique and creative. There are also many different levels of meaning and symbols in this work. That is why many students felt difficult about reading it. <text:s/>By gender and culture<text:span text:style-name="T6">¸</text:span><text:span text:style-name="T7">this class will lead students study this work and understand its thought and topics and many wonderful characters.<text:s/></text:span></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Early Childhood Development</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is a survey of child development from the prenatal stages through adolescence. The course covers the major theories and research on cognitive, physiological, emotional, and social development that occur during this period. The course examines both various factors that affect the child's development and individual differences in the study of human development.<text:s/></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arly Childhood Learning Assessment</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e course main introduction is that various kinds of developmental and performance instruments applied to 3-6 ages children. And can fit various kinds of instruments in practice. It covers topics such as: 1) understanding concepts and principles of educational testing and assessment; 2) introducing various kinds of fitting measurement instruments in early children; 3) proper to use various kinds of instruments in practice.<text:s/></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arly Childhood Special Educat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Students know the definition of children with various types of special characteristics of children with disabilities, to apply their education and counseling for children with disabilities and to develop positive attitudes of special education.<text:s text:c="2"/></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arly Childhood Teaching Material Desig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Let the future of young teachers to understand the meaning and the theoretical basis of teaching aids, and child care aids the design concept, and children will actually design aids used in teaching and learning in the workplace happy future.<text:s/></text:p>
          </table:table-cell>
          <table:table-cell table:number-columns-repeated="7" table:style-name="ce1"/>
          <table:table-cell table:style-name="ce10"/>
          <table:table-cell table:number-columns-repeated="16367"/>
        </table:table-row>
        <table:table-row table:style-name="ro1">
          <table:table-cell office:value-type="string" table:style-name="ce13">
            <text:p>5/7/19</text:p>
          </table:table-cell>
          <table:table-cell office:value-type="string" table:style-name="ce4">
            <text:p>Eastern &amp; Western Perspectives on <text:s/>Cognitive <text:s/>Psycholog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210</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AC</text:p>
          </table:table-cell>
          <table:table-cell office:value-type="string" table:style-name="ce4">
            <text:p>Introduces Buddhist and Western concepts and theories of perception, understanding, imagination,thinking, reasoning, and other cognitive functions, with comparisons and contrasts between the two systems.Students are provided with opportunities for selfexploration particularly though these lenses.<text:s/></text:p>
          </table:table-cell>
          <table:table-cell table:number-columns-repeated="16375" table:style-name="ce1"/>
        </table:table-row>
        <table:table-row table:style-name="ro1">
          <table:table-cell office:value-type="string" table:style-name="ce13">
            <text:p>5/7/19</text:p>
          </table:table-cell>
          <table:table-cell office:value-type="string" table:style-name="ce4">
            <text:p>Eastern &amp; Western Perspectives on Affective Psycholog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220</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AC</text:p>
          </table:table-cell>
          <table:table-cell office:value-type="string" table:style-name="ce4">
            <text:p>Explores how emotions influence motivation, attitudes,personality, and other related psychological constructs.Special attention is paid to comparing and contrasting Eastern and Western views of emotion (i.e. distinct affective preferences). Students have opportunities forself-reflection and observation surrounding such topics as equanimity vs. emotion (dys)regulation, self-control vs. interpersonal neurobiology, how culture shapes affect expression, and the ways in which understanding diverse views of affect increases cross-cultural compassion, sympathy, and celebr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cological Awareness and Environmental Policies in Europ</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Since the industrialization in Western Hemisphere, people began to destroy the earth's ecological system. Now there are visible negative results. Facing the global environmental issues in the 21st century - including climate change caused by the greenhouse effect, water and food shortages, loss of biodiversity and the rapid growth of the world's population, European governments and civil societies together promote the green consciousness, grassroots intiatives, as well as implementation of environmental policy. All these deserve our further understanding and learning.</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logical Explor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aim of the course is to inspire students to enjoy, appreciate the nature, and reconsider the relationship between human being and nature. With experiencing animal and plant (such as common trees, wild flowers, birds, insects, or aquatic life) in our surrounding or in a trip, students can be aroused their curiosity and interesting. The teaching processes not only introduce the associated knowledge, but focus on in-situ experience. Moreover, the course can encourage students to respect environmental ethics, caring for the environment; furthermore, help them to obtain ecological services enthusiasm in ecotourism industry in the future.</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logical Interpret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aim of the course is to develop interpreters who have the ecological literacy (especially for those non-science related field students, such as Department of Tourism Management), based on the pre-course, Ecology, majored in, and cooperate with the interpretation theory; our students can conduct a meaningful interpretation on-site. The teaching processes not only introduce the theory associated with interpretation and ecology provided by journal papers and professional books, but focus on the practical training in-situ, to achieve the course objective.</text:p>
            <text:p>(英文概述過長，無法存檔。)</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nometrics (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05 Business Forecast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o introduces students to databases, software, research method and empirical methodology used more frequently in performing financial research. This course focus on the regression analysis of cross-sectional data. We will learn how to estimate the regression parameters by using the OLS estimators, and explore the statistical properties of the OLS estimators under the CLRM assumptions. In addition, we will learn how to construct the confidence intervals and do the hypothesis testing for the regression parameters. The meaning and application of dummy variable is also discussed. Finally, we further demonstrate how to deal with the problems of heterogeneity (and autocorrelated) error.</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nomics I<tex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01 Microeconomics</text:p>
          </table:table-cell>
          <table:table-cell office:value-type="string" table:style-name="ce4">
            <text:p>GE CAT 5D Economics (non-business majors only)</text:p>
          </table:table-cell>
          <table:table-cell office:value-type="string" table:style-name="ce4">
            <text:p>Lower Division</text:p>
          </table:table-cell>
          <table:table-cell office:value-type="string" table:style-name="ce4">
            <text:p>Approved by V Kane</text:p>
          </table:table-cell>
          <table:table-cell office:value-type="string" table:style-name="ce4">
            <text:p>The course atempts to provide beginners about the important concepts and theories of economics, that will enable students to understand the economic phenomena and the economic activities in our society. In this course, we will discuss the approaches for economic analysis and their applications.</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nomics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02 Macroeconomics</text:p>
          </table:table-cell>
          <table:table-cell office:value-type="string" table:style-name="ce4">
            <text:p>GE CAT 5D Economics (non-business majors only)</text:p>
          </table:table-cell>
          <table:table-cell office:value-type="string" table:style-name="ce4">
            <text:p>Lower Division</text:p>
          </table:table-cell>
          <table:table-cell office:value-type="string" table:style-name="ce4">
            <text:p>Approved by V Kane</text:p>
          </table:table-cell>
          <table:table-cell office:value-type="string" table:style-name="ce4">
            <text:p>This course analyzes economic agents' selection behavior of consumption, production, distribution and market trading. The purpose of this course aims to macroeconomic issues, including GDP, economic growth, unemployment, monentary and fiscal policies. <text:s/>It leads students to the “economic way of thinking” and help them gain insights into how the economy works and how government intervention might affect the national economy.</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nomics in Everyday Life</text:p>
          </table:table-cell>
          <table:table-cell office:value-type="float" office:value="2" table:style-name="ce3">
            <text:p>2</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will disscuss ecomomic issues in our daily life by teaching basic economic concepts. <text:s/>We will introduce the principles theories, such as price mechanism and the law of demand and supply, market structures and macroeconomic indicators, such as the economic growth rate, the inflation rate, income inequity, unemployment rate, the interest rate and exchange rate. <text:s/>We also discuss globalization issues from the economic point of views. Economic integration, regional economy development, free trade agreement, multinational enterprise are also included.</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nomics of Leis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economic developments which made a general sharing of leisure, together with higher material levels of living, had a marked increase in productivity and an increase in economic growth. The purpose of this course aims to lead students to the "economic way of thinking" and help them gain insights into how the economy works in the issues of leisure and recreation and how it might be made to work better. This course also analyzes that of offering those involved in the business of leisure an understanding of the practicalities of economics and the effect of public policies.</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co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Understanding the development and management of Ecotourism, <text:s/>and let students have the ability of dependent thinking and criticism for the conflicts among stakeholders of ecotourism.</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Educational Psycholog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 forwarded to H Sasaki to review for Psychology</text:p>
          </table:table-cell>
          <table:table-cell office:value-type="string" table:style-name="ce4">
            <text:p>Outcomes: To understand the human development theory; to know different kinds of learning theory; to understand the main factors of influencing human learning; to apply the development theory in curriculum and teaching; to apply the learning theory in curriculum and teaching.<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ducational Research</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is to teach students how to make a basic research, including collecting data, citation of literature, the methods of taking random samples, and edition of tests and establishment of credibility and effectively. Besides this, various researching approaches will be introduced in this course, so that student swill have an ability to make a further study in seminar research.<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ducational Statistic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3A Mathematics<text:s/></text:p>
          </table:table-cell>
          <table:table-cell office:value-type="string" table:style-name="ce4">
            <text:p>Lower Division</text:p>
          </table:table-cell>
          <table:table-cell office:value-type="string" table:style-name="ce4">
            <text:p>Approved by JMA</text:p>
          </table:table-cell>
          <table:table-cell office:value-type="string" table:style-name="ce4">
            <text:p>Purpose of this class is to understand the characteristics of data and it applying descriptive statistics. To explain meaning of statistics. Outcomes: to understand basic concept of descriptive and inferential statistics; to understand applied appropriate statistical method in study; to inferring and analyze statistic outcomes; to apply computer in analytical statistics.<text:s text:c="2"/></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Einstein: Theory of Relativit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JMA</text:p>
          </table:table-cell>
          <table:table-cell office:value-type="string" table:style-name="ce4">
            <text:p>The theory of relativity, or simply relativity, generally encompasses two theories by<text:s/><text:span text:style-name="T21">Albert Einstein</text:span><text:span text:style-name="T7">:<text:s/></text:span><text:span text:style-name="T21">special relativity</text:span><text:span text:style-name="T7"><text:s/>and<text:s/></text:span><text:span text:style-name="T21">general relativity</text:span><text:span text:style-name="T7">. (The word relativity can also be used in the context of an older theory, that of<text:s/></text:span><text:span text:style-name="T21">Galilean invariance</text:span><text:span text:style-name="T7">.) Concepts introduced by the theories of relativity include:<text:s/></text:span><text:span text:style-name="T6">Measurements of various quantities are relative to the<text:s/></text:span><text:span text:style-name="T22">velocities</text:span><text:span text:style-name="T6"><text:s/>of observers. In particular,<text:s/></text:span><text:span text:style-name="T22">space</text:span><text:span text:style-name="T6"><text:s/>and<text:s/></text:span><text:span text:style-name="T22">time</text:span><text:span text:style-name="T6"><text:s/>can<text:s/></text:span><text:span text:style-name="T22">dilate</text:span><text:span text:style-name="T6">.<text:s/></text:span><text:span text:style-name="T7"><text:s/></text:span><text:span text:style-name="T22">Spacetime</text:span><text:span text:style-name="T6">: space and time should be considered together and in relation to each other.<text:s/></text:span><text:span text:style-name="T7"><text:s/></text:span><text:span text:style-name="T6">The speed of light is nonetheless invariant, the same for all observers.</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lders Work and Long-term Ca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designed to prepare students to familiar with the context and process of aging, and become competent in dealing with and assisting older persons through health care-social care-practice services-social work profession dimensions. That is, the course aims to enable students to engage issues, problems and needs resolution of elders by applying relevant professional expertise and strategies in compliance with social welfare policies and service program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Electrical Commerce Management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ovides an overview of electronic commerce management research. Business models underlying these electronic commerce management applications are studied from both an operational and strategic perspective. A review is made of WWW technology trends including electronic payment and related issues of authentication, security, privacy, intellectual property rights and tax implications. Electronic commerce management has emerged as one of the most important business model for the 21st century. In this course, students will learn the history and future development of electronic commerce management research in both managerial and technical aspects. The major topics to be covered in this courses include (but not limited to): the basics of electronic commerce management; network infrastructure; security and its applications for electronic commerce management; applications of B2B and B2C such as CRM, XML/EDI, etc.; mobile and wireless computing and its applications, resource discover</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lectronic Commer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47 ECommerce</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aims to describe the main connotation of the eCommerce, including how to operate it, manage, and find the e-commerce of the main opportunities and in-depth student of its limitations and risks to enable students to understand the EC application.<text:s/></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4">
            <text:p>English Business Letters and eMails</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his course is in line with students’ requirement of entering corporate workplace to use basic English writing, combining business English, business letter writing and e-mails. The course also provides simple mock cases and correspondence format, English usage, grammar and writing skills to improve reading and writing ability for the purpose of communication and expression. This course is divided into three types of training projects. The first is to introduce all kinds of letters and writing points of business letters; the second part is to practice exercises on internal and external business casess in the enterprise; the third provides the required knowledge in business letters and <text:s/>cross-cultural information in the field of international business. Students attending this course are expected to enhance English reading comprehension and communication skills in writing letters.</text:p>
          </table:table-cell>
          <table:table-cell table:style-name="ce14"/>
          <table:table-cell table:number-columns-repeated="16374" table:style-name="ce1"/>
        </table:table-row>
        <table:table-row table:style-name="ro1">
          <table:table-cell office:value-type="date" office:date-value="2020-08-03T00:00:00" table:style-name="ce25">
            <text:p>2020/8/3</text:p>
          </table:table-cell>
          <table:table-cell office:value-type="string" table:style-name="ce26">
            <text:p>English Drama</text:p>
          </table:table-cell>
          <table:table-cell office:value-type="float" office:value="3" table:style-name="ce27">
            <text:p>3</text:p>
          </table:table-cell>
          <table:table-cell office:value-type="string" table:style-name="ce26">
            <text:p>Lower Division</text:p>
          </table:table-cell>
          <table:table-cell office:value-type="string" table:style-name="ce26">
            <text:p>none</text:p>
          </table:table-cell>
          <table:table-cell office:value-type="string" table:style-name="ce26">
            <text:p>GE CAT 6C Literature</text:p>
          </table:table-cell>
          <table:table-cell office:value-type="string" table:style-name="ce26">
            <text:p>Lower Division</text:p>
          </table:table-cell>
          <table:table-cell office:value-type="string" table:style-name="ce26">
            <text:p>JMA/JA</text:p>
          </table:table-cell>
          <table:table-cell office:value-type="string" table:style-name="ce26">
            <text:p>The purpose of this course is to help students learn how to read and analyze English drama. Elements of drama such as plot, character, stage and props, theme, tone, symbol, etc. will be discussed and applied to the analysis of works read in class. Through the discussion and analysis of readings listed in this course, students may gain a deeper insight into each of the selected works and learn more about drama and human nature.</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English Fic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ENG Literature Concentration: Genre or American Experience</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glish for Hotel and Catering Industry</text:p>
          </table:table-cell>
          <table:table-cell office:value-type="float" office:value="2" table:style-name="ce3">
            <text:p>2</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is mainly demonstrated on English conversations in hotel and catering industry. It includes the business dialogs in this industry and also can be able to enhance students' English ability. Any relevant situations, interactions and manners will be introduced as well. This course therefore is not only English learning but also globe perspective developing.</text:p>
          </table:table-cell>
          <table:table-cell table:style-name="ce24"/>
          <table:table-cell table:number-columns-repeated="5"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English for Specific Purposes(ESP) in Hospitality Industry</text:p>
          </table:table-cell>
          <table:table-cell office:value-type="float" office:value="2" table:style-name="ce3">
            <text:p>2</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is namely to develop the specific English ability and terminology usage of hospitality industry for students via oral presentation and collaborative learning. Besides, this course is based on the full English teaching as well. According to the basis, students will:(1)Review the relevant concept in hospitality industry.(2)Cultivate the specific English communication skills of hospitality industry for students.(3)Reinforce the specific English terminologies and expression skills of hospitality industry for students.(4)Enhance the professional level of hospitality industry for students.</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English for the Aviation Industry</text:p>
          </table:table-cell>
          <table:table-cell office:value-type="float" office:value="2" table:style-name="ce3">
            <text:p>2</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e purpose of this course is to enhance students' English listening and speaking abilities needed in the aviation indust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glish Integrated Skill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t transferable</text:p>
          </table:table-cell>
          <table:table-cell office:value-type="string" table:style-name="ce4">
            <text:p>not transferable</text:p>
          </table:table-cell>
          <table:table-cell office:value-type="string" table:style-name="ce4">
            <text:p>JMA</text:p>
          </table:table-cell>
          <table:table-cell office:value-type="string" table:style-name="ce4">
            <text:p>TOEFL Prepar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glish Literature 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 310 (ENGL 300B RETIRED)<tex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M Grosso</text:p>
          </table:table-cell>
          <table:table-cell office:value-type="string" table:style-name="ce4">
            <text:p>The goal of this course is to help students to obtain an overview of the historical development of English literature before 1800 by reading works of the major writers of English literature in chronological order.TOPIC VARI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glish Literature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 310 (ENGL 300B RETIRED)<tex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M Grosso</text:p>
          </table:table-cell>
          <table:table-cell office:value-type="string" table:style-name="ce4">
            <text:p>The goal of this course is to help students to obtain an overview of the historical development of English literature after 1800 by reading works of the major writers of English literature in chronological order.TOPIC VARI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glish Reading on Accounting(Ⅱ)</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e objective of this course is to introduce accounting cycle, accounting for merchandise operation and utilize accounting information to analyze financial condition and operating performance of business, provide useful information for decision making, enhance the accounting theory and practices.<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terprise Eth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purpose of this course is to train the students’ ability in ethical reasoning and help them become virtuous managers in the future. Students will learn how to adjust their individual ethics to enhance the value of business ethic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terprise Ethics and Social Responsibility</text:p>
          </table:table-cell>
          <table:table-cell office:value-type="float" office:value="3" table:style-name="ce3">
            <text:p>3</text:p>
          </table:table-cell>
          <table:table-cell office:value-type="string" table:style-name="ce4">
            <text:p>second year</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Upper Division<text:s/></text:p>
          </table:table-cell>
          <table:table-cell office:value-type="string" table:style-name="ce4">
            <text:p>BC</text:p>
          </table:table-cell>
          <table:table-cell office:value-type="string" table:style-name="ce4">
            <text:p>This course will introduce students the significance of enterprise ethics in business administration. There are three sections in this course. First, in the fundamental theory of enterprise ethics, students will learn essential knowledge of enterprise ethics, including basic theory and related issues of enterprise ethics, the social responsibility of an enterprise, and the principles for an enterprise to make its ethical policy. Second, in the advanced theory of enterprise ethics, students will further have a comprehensive understanding of several advanced issues, such as the ethical problems in an organization, the ethics of a professional manager, and the key success factors of developing enterprise ethics – efficiency management system, environmental ethics and technology, information ethics, etc. Third, in the practice of enterprise ethics, how to achieve enterprise ethics will be emphasized. In this section, students will know what “corporate missions” are, and they will also learn how to construct an excellent ethical environment both in a campus and in their future work.</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Enterprise Intership</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ll provide the internship program for students by choosing proper practical training unit(s) based on their interests or career planning. Course instructors and practical training unit(s) will work closely to help students to learn the professional skills needed for the real-world working environment and culture. And let the students learn the necessary professional skills for their own career in the futur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Enterprise Practical Train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
            <text:p>There're six main purposes in this course</text:p>
            <text:p>1. To help students to know about the process of the internal operation in the enterprises</text:p>
            <text:p>2. To help students to know about how enterprises do marketing and enhance the rate of achievement</text:p>
            <text:p>3. To help students to know about how enterprises deal with the risk management</text:p>
            <text:p>4. To help students to know about the cultures and ethics in the workplaces</text:p>
            <text:p>5. To help students to know the correct attitude of working and cooperation</text:p>
            <text:p>6. To train the students how to establish better teamwork coordination and professional performance capabilitie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Entrepreneurial Plan</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What this course will teach and discuss is as follows: Entrepreneur and innovation. New venture opportunities. Construct enterprise. Entrepreneurial management. Team spirit. Business plan for operation decision. Entrepreneurial finance. Capital raising Marketing strategy New business model. Organization plan. Entrepreneur cognition. Venture resource network. Wrok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trepreneurship Management</text:p>
          </table:table-cell>
          <table:table-cell office:value-type="string" table:style-name="ce3">
            <text:p>unk</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aims to train students for entrepreneurial management content and process knowledge , improve business atmospher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Entrepreneurship Management for Cultural &amp; Creative Enterpris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esents and introductory management of entrepreneurship. It follows a system of thinking to managing the topics of entrepreneurship. It covers topics such as : Decision to become an entrepreneur; Recognizing opportunities and generating ideas; Feasibility analysis; Writing a business plan; Industry and competitor analysis; Developing an effective business model; Preparing the proper ethical and legal foundation; Assessing a new venture's financial strength and viability; Building a new venture team; Getting financing or funding; Managing and growing an entrepreneurial firm.</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Environment and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egrated multi disciplines, including of the aspects of environmental sciences, ecology, sociology, psychology, economics, geography and tourism research and so on, to explore the relationship between tourism and environment. With introducing related cases and literature, students not only can understand the overall concepts between these two topics, but also can study how to comment related issues on this course. In short, it covers topics s</text:p>
          </table:table-cell>
          <table:table-cell table:number-columns-repeated="2" table:style-name="ce14"/>
          <table:table-cell table:number-columns-repeated="16373" table:style-name="ce1"/>
        </table:table-row>
        <table:table-row table:style-name="ro1">
          <table:table-cell office:value-type="date" office:date-value="2018-10-26T00:00:00" table:style-name="ce22">
            <text:p>2018/10/26</text:p>
          </table:table-cell>
          <table:table-cell office:value-type="string" table:style-name="ce4">
            <text:p>Environmental Change, Biodiversityand the Human Fu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environmental problems, such as climate change, global warming, ozone depletion, freshwater decline, desertification and land degradation, severely impact the life of humans. Furthermore, the biodiversity loss and extension of organisms may threaten the survival of mankind. This course focuses on the issues of global environmental change and presents introduction to solutions of environmental problems. The course also points out the crisis of human and other organisms, as well as demonstrates how to reduce the destruction of the environment and how to maintain the balance of biodiversity by properly conserving the resources on the earth. In this way, it may be helpful to eliminate the environmental degradation caused by the over development of scientific techniqu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vironmental Perception and Cogni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will serve as an introduction to the study of inter-relations between human beings and the physical environment (both natural and constructed). In this course we will examine the bi-directional relationship between the environment and our psyche: the effects of the environment on our behavior and experiences, and the effects of behavior on our environ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nvironmental, Animal and Community Participation</text:p>
          </table:table-cell>
          <table:table-cell office:value-type="float" office:value="2" table:style-name="ce3">
            <text:p>2</text:p>
          </table:table-cell>
          <table:table-cell office:value-type="string" table:style-name="ce4">
            <text:p>third year</text:p>
          </table:table-cell>
          <table:table-cell office:value-type="string" table:style-name="ce4">
            <text:p>none</text:p>
          </table:table-cell>
          <table:table-cell office:value-type="string" table:style-name="ce4">
            <text:p>SRVLG 100 Service Learning<text:s/></text:p>
          </table:table-cell>
          <table:table-cell office:value-type="string" table:style-name="ce4">
            <text:p>Upper Division<text:s/></text:p>
          </table:table-cell>
          <table:table-cell office:value-type="string" table:style-name="ce4">
            <text:p>JMA</text:p>
          </table:table-cell>
          <table:table-cell office:value-type="string" table:style-name="ce4">
            <text:p>This course is designed for the students who are interested in the ecological and animal issues and willing to implement this knowledge to the community. The students will be required to survey the community, find the problems and propose a project to solve the problem. Most of the students in the course will be from two student camps, the Animal Protection Group and Environmental Protection Group.</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thics and Civil Quality</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teaching goals of course is to teach students to understand the “ethical competence” as a citizen, which the meaning of core ability, and raise students the thinking modern issues of ethics. The design of course leads students to think ethical dimension and respond contemporary moral issue. Therefore, the teaching content include environmental ethics and bioethics. About environmental ethics, I teach environmental issues of modern citizens, and discuss practical thinking of ethics to environmental value according to the Koukuang petrochemical project. As to bioethics, I teach life moral issues of modern citizens, and discussing the topic of animal rights according to the bioethics. And I wish the students could thinking the answers of problem. Further, I teach Confucian ethics to make students perceive practical idea of bioethics, which base on perspective of Comparative philosophy. And I guide students to take my course of ‘Confucian Ethics and Modern Citizens’ by instruction of Confucianism curriculum.</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Ethics in Finance</text:p>
          </table:table-cell>
          <table:table-cell office:value-type="float" office:value="3" table:style-name="ce3">
            <text:p>3</text:p>
          </table:table-cell>
          <table:table-cell office:value-type="string" table:style-name="ce4">
            <text:p>upper division</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addresses the emerging issue on ethics in financial practices and also presents the potential dilemma between ethics and morals using ethical logics for analysis and authentication. Meanwhile, financial practitioners are encouraged to show their integrity and pragmatism in the wave of the trend in international sustainable development and acknowledge historical lessons form ethics in finance. Specifically, in terms of responsibility and citizenships within contemporary financial practices, the linkage of sustainable development among economy, environment, and society are d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uropean Centralism and Modern Civilization</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e perspectives of European centralism stem from Western distinguished characteristics in creating current achievements; in other words, the triumph of the rise of the West is the code word of modern culture. However, the doubt of Eurocentric perspectives offers an approach to a dialectic development between European centralism and modern culture. The lecture aims to explore Eurocentric impacts on modern culture through space of imagination, historic changes and cultural delimitation. Consequently, the course offers multi-dimensional thinkings over modern culture and lif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uropean Culture Tourism</text:p>
          </table:table-cell>
          <table:table-cell office:value-type="float" office:value="2" table:style-name="ce3">
            <text:p>2</text:p>
          </table:table-cell>
          <table:table-cell table:style-name="ce4"/>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gives a wonderful introduction to the Europe tourism attractions by railway. The railway travel range is over 23 nations by TEN-R. It includes Germany、France、Switzerland、Austria、Great Britain and the other East Europe countries.</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European Integration and European Union</text:p>
          </table:table-cell>
          <table:table-cell office:value-type="float" office:value="3" table:style-name="ce3">
            <text:p>3</text:p>
          </table:table-cell>
          <table:table-cell office:value-type="string" table:style-name="ce4">
            <text:p>upper division</text:p>
          </table:table-cell>
          <table:table-cell office:value-type="string" table:style-name="ce4">
            <text:p>none</text:p>
          </table:table-cell>
          <table:table-cell office:value-type="string" table:style-name="ce4">
            <text:p>GE CAT 2 History</text:p>
          </table:table-cell>
          <table:table-cell office:value-type="string" table:style-name="ce4">
            <text:p>Upper Division<text:s/></text:p>
          </table:table-cell>
          <table:table-cell office:value-type="string" table:style-name="ce4">
            <text:p>Approved by J Gore</text:p>
          </table:table-cell>
          <table:table-cell office:value-type="string" table:style-name="ce4">
            <text:p>This course reviews the process of European integration from a historical perspective and expects to understand the change and future challenges faced by the European Union. This voluntary integration process not only influenced by international political and economic environment, but also internally went through setbacks and disagreements. Gaining understanding of EU will help Taiwan to interact better with the international society.<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xercise and Admire For The Applied Document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Such as letters, contracts, notices, and documents are using most frequently, so make the students understand the importance of application of instruments of writing by appreciation of literature with practical writing articles. <text:s/>Be aimed at individuals, groups or agencies, for special circumstances, objectives, writing in a specific format, convey something accurately. Design some examples of daily for the students’ practical writing personall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Exploration of European Civilization</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 (if 3 units = GE CAT 2A US/World History)</text:p>
          </table:table-cell>
          <table:table-cell office:value-type="string" table:style-name="ce4">
            <text:p>Lower Division</text:p>
          </table:table-cell>
          <table:table-cell office:value-type="string" table:style-name="ce4">
            <text:p>JMA</text:p>
          </table:table-cell>
          <table:table-cell office:value-type="string" table:style-name="ce4">
            <text:p>The course discusses the history of Europe from antiquity through the Middle Age, the industrial revolution and to the European integration after the end of the World War II. It covers ideas and events that contributed to the rise of Europe, its political, economic, and social institutions as well as Europeans' interactions with each other and the rest of the world. We seek to understand the extent to which a common European identity derived from a sense of shared values. Finally, we hope to answer the questions: what is European Civiliz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easibility Analysis in Cultural &amp; Creative Good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valuation of cultural &amp; creative industries was realized through the marketing, channel and brand of product. This course conceptually introduced types of cultural &amp; creative goods, evaluated production cost, discussed the relationship between cultural &amp; creative goods and brand, future trends. From the industries point of view, cultural &amp; creative goods of traditional art and crafts、visual arts and living arts industries were also included. The contents of course contained trends of cultural &amp; creative goods, brand operation cases and future trends of cultural creative goods to enhance students learning.</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estival and Special Event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Festival and Special Event management will comprehensively overview the theory and the practical procedures associated with festivals and special events. This course aims to embrace and extend the growing body of knowledge relating to event management by tracking many of the recent changes and developments in the field. You can learn how to plan, marketing, and management special event; how to execute and evaluate special event and how to control the risk of special ev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eld Work</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namely aims at cultivating learners in capability development of inducting, organization and integration by means of field work and study. <text:s/>Based on the perspective of field work, the course is to lead learners to collect and select the related information of travel areas and characteristic gourmets(or local food stands) in local regions. Also, we may guide learners to present and demo the results and findings among each group via utilizing the approaches of observation and categorization.<text:s text:c="2"/></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lm Appreciation and Criticism<tex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This course attempts to enhance the abilities of criticism and appreciation for films based on both in process of movie production <text:s/>and dialogues in movie. Hermeneutics, value clarification, microteaching and action learning shall be used to analycize and criticize the forms of films: five C. and contents of film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Accounting for Nonprofit Organiz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eaching context:1.accounting equation; 2.fund accounting(difference between profit and nonprofit-oriented accounting); 3.debit and credit rules;4.journal entry, posting and ledger account;5.adjusting entries;6.preparing trial balance;7.closing entries;8.preparing financial statement;9.financial analysis for NPO organization; 10.case study for NPO organization.</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inancial Accounting Standards Seminar</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to introduce IFRS to students. To help students to learn the most new IFRS issue. Furthermore,use IFRS concept in pratice of work.</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inancial Derivativ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Reorganize the sort and functioning of derivative securities. Presenting the operating device for the hedge and speculation of futures; the introduction, pricing models, and trading tactic of options; the functions of stock indexes, exchange, futures, and interest options. Simulate the practical situation by the financial simulation system, and understand the operations of derivative securitie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inancial English</text:p>
          </table:table-cell>
          <table:table-cell office:value-type="float" office:value="3" table:style-name="ce3">
            <text:p>3</text:p>
          </table:table-cell>
          <table:table-cell office:value-type="string" table:style-name="ce4">
            <text:p>lower division</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VLK/JMA</text:p>
          </table:table-cell>
          <table:table-cell office:value-type="string" table:style-name="ce4">
            <text:p>This course is an introductory one of professional English in finance and designed to understanding banking, stock, bond, mutual fund, derivatives &amp; Future, Options, venture capital, hedge fund and private equity fund. Through the cumulative financial professional English vocabulary to develop students` English reading skills and improve the ability of understanding the financial and economic events. In addition, Finance English are designed to provide student with the key skills, tools and terminology to understand a financial environment. This course is mainly to practice and expand vocabulary and phrases associated with financial articles in English and to expand one’s knowledge of financial language. The course topics mainly focus on five fields, including: Economic Issues, Money and Banking, Trade and Commerce, Company Finance, and Accounting. Sub-topics includes Competition, Government Spending/Taxation, Inflation/Unemployment/Deflation, Income/Pay, Economic Theories, Central Banking/Money Supply, Types of Bank, Banking Products, Interest Rates/Exchange Rates, Imports and Exports, Financial Foreign Trade, Pricing Strategies, Stocks and shares, Bonds, Futures and Options, Company Law, Assets/Depreciation, Cash Flow, and Accounting Principles/Auditing. Finally, Finance English are designed to provide student with the key skills, tools and terminology to understand a financial environment. The purpose of this course is mainly to practice and expand vocabulary and phrases associated with financial articles in English and to expand one’s knowledge of financial language professional knowledge to establish the students' competitivenes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Institution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structs the basic concept on financial management, specifically focusing on bank's interest rate management and credit risk management. Recent banking regulations also are included in bank capital ratio, Basel I, II, and III.<text: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Financial Management</text:p>
          </table:table-cell>
          <table:table-cell office:value-type="float" office:value="3" table:style-name="ce3">
            <text:p>3</text:p>
          </table:table-cell>
          <table:table-cell office:value-type="string" table:style-name="ce4">
            <text:p>lower division</text:p>
          </table:table-cell>
          <table:table-cell office:value-type="string" table:style-name="ce4">
            <text:p>BUS 415 Financial Management</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presents the basics of financial management and the main decision of corporate finance, for example, investing decision, funding decision, the management of operating cash flow, dividend policies, and financial planning. Establish the specialized knowledge of basic finance to reorganize investing decision. It also helps students to learn the advanced course in the future.</text:p>
          </table:table-cell>
          <table:table-cell table:number-columns-repeated="16375" table:style-name="ce1"/>
        </table:table-row>
        <table:table-row table:style-name="ro1">
          <table:table-cell office:value-type="date" office:date-value="2020-08-03T00:00:00" table:style-name="ce25">
            <text:p>2020/8/3</text:p>
          </table:table-cell>
          <table:table-cell office:value-type="string" table:style-name="ce26">
            <text:p>Financial Management (I)<text:s/></text:p>
          </table:table-cell>
          <table:table-cell office:value-type="float" office:value="3" table:style-name="ce27">
            <text:p>3</text:p>
          </table:table-cell>
          <table:table-cell office:value-type="string" table:style-name="ce26">
            <text:p>Lower Division</text:p>
          </table:table-cell>
          <table:table-cell office:value-type="string" table:style-name="ce26">
            <text:p>BUS 415 Financial Management</text:p>
          </table:table-cell>
          <table:table-cell office:value-type="string" table:style-name="ce26">
            <text:p>none</text:p>
          </table:table-cell>
          <table:table-cell office:value-type="string" table:style-name="ce26">
            <text:p>Lower Division</text:p>
          </table:table-cell>
          <table:table-cell office:value-type="string" table:style-name="ce26">
            <text:p>JMA</text:p>
          </table:table-cell>
          <table:table-cell office:value-type="string" table:style-name="ce26">
            <text:p>This course intriduces financial management, including time value of money, portfolio theory, capital structure, capital budgeting, dividend policy and operating capital management. To achieve combination of theory and local practical, this course focuses on the tool of financial management and analysis ability.</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Financial Management for Nonprofit Organiz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reviews the basic concepts of the financial management of NPO and then explores the relevant issues on financing and investment policy making, fiscal and taxation planning, and also the inner control of NPO.</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Financial Management II</text:p>
          </table:table-cell>
          <table:table-cell office:value-type="float" office:value="3" table:style-name="ce3">
            <text:p>3</text:p>
          </table:table-cell>
          <table:table-cell office:value-type="string" table:style-name="ce4">
            <text:p>lower division</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roved by JMA/VLK</text:p>
          </table:table-cell>
          <table:table-cell office:value-type="string" table:style-name="ce4">
            <text:p>This course intriduces financial management, including time value of money, portfolio theory, capital structure, capital budgeting, dividend policy and operating capital management. To achieve combination of theory and local practical, this course focuses on the tool of financial management and analysis abilit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Management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15 Financial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objective of this course is to prepare doctoral students for research in corporate finance. In this seminar, we will develop an integrated framework for understanding the issues in corporate finance for the purpose of producing research that is publishable in refereed academic journals. <text:s/>Generally, we will study theoretical or conceptual papers on a given topic, and then discuss one or more recent or seminal empirical papers on the subjec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Market</text:p>
          </table:table-cell>
          <table:table-cell office:value-type="float" office:value="3" table:style-name="ce3">
            <text:p>3</text:p>
          </table:table-cell>
          <table:table-cell office:value-type="string" table:style-name="ce4">
            <text:p>lower division</text:p>
          </table:table-cell>
          <table:table-cell office:value-type="string" table:style-name="ce4">
            <text:p>BUS 464 Financial Institutions &amp; Market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introduces domestic financial market, including term stucture of interest rate, mometary policy, financial tool and financial ibstitution. To achieve this object, this course focus the ability of management and provide analysis tool.</text:p>
          </table:table-cell>
          <table:table-cell table:number-columns-repeated="8" table:style-name="ce14"/>
          <table:table-cell table:number-columns-repeated="16367"/>
        </table:table-row>
        <table:table-row table:style-name="ro8">
          <table:table-cell office:value-type="date" office:date-value="2020-08-03T00:00:00" table:style-name="ce25">
            <text:p>2020/8/3</text:p>
          </table:table-cell>
          <table:table-cell office:value-type="string" table:style-name="ce26">
            <text:p>Financial Marketing</text:p>
          </table:table-cell>
          <table:table-cell office:value-type="float" office:value="3" table:style-name="ce27">
            <text:p>3</text:p>
          </table:table-cell>
          <table:table-cell office:value-type="string" table:style-name="ce26">
            <text:p>Upper Division</text:p>
          </table:table-cell>
          <table:table-cell office:value-type="string" table:style-name="ce26">
            <text:p>BUS 464 Financial Institutions &amp; Markets</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37">
            <text:p>The course provides a main flame for students to understand the meaning of Financial Marketing. The content includes introduction of product,pricing,place and promotion strategy. The teaching goal is to combine theory and practical operation and to emphasize marketing strategy in new environment.</text:p>
          </table:table-cell>
          <table:table-cell table:number-columns-repeated="6" table:style-name="ce38"/>
          <table:table-cell table:number-columns-repeated="2" table:style-name="ce39"/>
          <table:table-cell table:number-columns-repeated="16367"/>
        </table:table-row>
        <table:table-row table:style-name="ro1">
          <table:table-cell office:value-type="string" table:style-name="ce1">
            <text:p>PRIOR TO DATING</text:p>
          </table:table-cell>
          <table:table-cell office:value-type="string" table:style-name="ce4">
            <text:p>Financial Mathematics</text:p>
          </table:table-cell>
          <table:table-cell office:value-type="float" office:value="3" table:style-name="ce3">
            <text:p>3</text:p>
          </table:table-cell>
          <table:table-cell office:value-type="string" table:style-name="ce4">
            <text:p>upper division</text:p>
          </table:table-cell>
          <table:table-cell office:value-type="string" table:style-name="ce4">
            <text:p>BUS 303 Business Statistics<text:s/></text:p>
          </table:table-cell>
          <table:table-cell office:value-type="string" table:style-name="ce4">
            <text:p>GE CAT 3A Mathematics</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introduces financial mathematics, including calculas and matrix in finance, annuity, house loan, personal financing, bond, futures investment plan.Therefore, to achieve the combination of theory and practical, this course focus on applying calculas and matrix and employing the tool of time value of money and the ability of analysi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Plann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humanist position, with the funds for tools, elaborate manages finances theory and the practice, mention from the currency time value, relate in detail each item to manages finances the tool and the property disposition, discuss current event of finance and economics subject , analysis those events influence each manages finances commodity, case of the practice <text:s/>study in groups, trains the manages finances practice putting oneself in another's place.Take personally manages finances tool and the manages finances practice as the main axle, extends manages finances to family and enterprise's managing finances, study manages finances correctly the idea and the manner.</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Financial Practice(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BC / JMA</text:p>
          </table:table-cell>
          <table:table-cell office:value-type="string" table:style-name="ce4">
            <text:p>In this course, through case study, analyzing current events and group discussions to make students can combine current events and investment theory in practic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inancial Quantitative Method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financial econometrics, including basic statistical method, regression analysis, time series analysis, vector autoregression and GARCH model. To achieve combination with theory and practical, this course focus on employing financial software and the ability of analysi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Financial Risk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aims to provide students a broad perspective of risk management containing traditional risk management and insurance and other types of risk management.</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inancial Statement Analysis</text:p>
          </table:table-cell>
          <table:table-cell office:value-type="float" office:value="3" table:style-name="ce3">
            <text:p>3</text:p>
          </table:table-cell>
          <table:table-cell office:value-type="string" table:style-name="ce4">
            <text:p>upper division</text:p>
          </table:table-cell>
          <table:table-cell office:value-type="string" table:style-name="ce4">
            <text:p>BUS 419 Financial Statement Analysi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LK</text:p>
          </table:table-cell>
          <table:table-cell office:value-type="string" table:style-name="ce4">
            <text:p>The objective of this course is to introduce the analytical instruments of financial statement to evaluate the operating performance and value of companies. It focuses on digesting the concepts of accounting, finance, investment, and industry analysis. Enhancing the flexibility of the practical analysis to surely integrate theories with application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inancial Strategies Analysis in Cultural &amp; Creative Enterprise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focused on financial statement analysis, assets valuation, risk and investment decision making in cultural &amp; creative enterprise management; from the perspective of industry, provide financial strategies analysis for operating decision; illustrate business cases to enhance financial recognition and learner interesting.<text:s text:c="2"/></text:p>
          </table:table-cell>
          <table:table-cell table:number-columns-repeated="2" table:style-name="ce14"/>
          <table:table-cell table:number-columns-repeated="16373" table:style-name="ce1"/>
        </table:table-row>
        <table:table-row table:style-name="ro1">
          <table:table-cell office:value-type="date" office:date-value="2020-08-03T00:00:00" table:style-name="ce25">
            <text:p>2020/8/3</text:p>
          </table:table-cell>
          <table:table-cell office:value-type="string" table:style-name="ce26">
            <text:p>Financial Tools and Planning</text:p>
          </table:table-cell>
          <table:table-cell office:value-type="float" office:value="3" table:style-name="ce27">
            <text:p>3</text:p>
          </table:table-cell>
          <table:table-cell office:value-type="string" table:style-name="ce26">
            <text:p>Upper Division</text:p>
          </table:table-cell>
          <table:table-cell office:value-type="string" table:style-name="ce26">
            <text:p>none</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26">
            <text:p>This subject explores all major personal financial planning issues that individual and families encounter. It presents a model of effective money management. All of the latest financial planning tools and techniques are included.This course is designed to prepare individuals who intend to be a financial planner. Topics including the major steps of financial planning process and all the job knowledge requirement of will be covered.</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Folk Religion in Taiwan Society<text:s/></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4A Religion<text:s/></text:p>
          </table:table-cell>
          <table:table-cell office:value-type="string" table:style-name="ce4">
            <text:p>Upper Division<text:s/></text:p>
          </table:table-cell>
          <table:table-cell office:value-type="string" table:style-name="ce4">
            <text:p>JMA</text:p>
          </table:table-cell>
          <table:table-cell office:value-type="string" table:style-name="ce4">
            <text:p>Religion Taiwanese society , presenting a rich and diverse , multiple and polyphonic colorful special religious landscape , not only is Taiwan 's most valuable cultural assets to , but also unlimited opportunities of cultural and creative hair like source ; in recent years has aroused the size of the screen of all ages , and the international gaze and visual impact . The course from what Taiwan Folk Belief as a starting point to explore , like gods to the people of God as the central theme of the course , in addition to exploring these gods into the story and the origins of God will guide the thinking, such as : whether Taiwan folk belief superstition ? Most people on the folk belief " prejudices " reasonable? Various deities legend or story , how to become a personal life MERITS , and service or contribution to society inspiration and example ? How to play creativity and imagination , creative start Zealand Prayer gods , religious and cultural development of individual or collective creativity and accomplishment possibl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ood Cost Control</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Food &amp; Beverage Cost Control is an advanced &amp; elective course for junior &amp; senior students pursuing career development in hospitality management. This course provides students with information on the basic principles of effective cost control in food production and service management.</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Foreign Classics: Shakespeare’s Play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The rudimentary theory of drama will be introduced; we will discuss and appreciate at least two of famous films,<text:s/><text:span text:style-name="T23">Romeo and Juliet<text:s/></text:span><text:span text:style-name="T14">and<text:s/></text:span><text:span text:style-name="T23">T</text:span><text:span text:style-name="T24">he Mid Summer Night’s Dream</text:span><text:span text:style-name="T23">.<text:s/></text:span><text:span text:style-name="T14"><text:s/>These two prominent cinemas will be appreciated during the classtimes.<text:s/></text:span><text:span text:style-name="T23"><text:s/></text:span><text:span text:style-name="T14">The principle meanings of drama will be shared; for example, two major components of<text:s/></text:span><text:span text:style-name="T23">Theory of Drama</text:span><text:span text:style-name="T14"><text:s/>are the contents of drama and the forms of drama. <text:s/>The contents of drama refer to the essential elements of drama whereas the forms of drama include the dealing methods of time and space.<text:s/></text:span></text:p>
          </table:table-cell>
          <table:table-cell table:number-columns-repeated="16375" table:style-name="ce1"/>
        </table:table-row>
        <table:table-row table:style-name="ro1">
          <table:table-cell office:value-type="date" office:date-value="2020-02-21T00:00:00" table:style-name="ce40">
            <text:p>2020/2/21</text:p>
          </table:table-cell>
          <table:table-cell office:value-type="string" table:style-name="ce4">
            <text:p>Foundations of TESOL</text:p>
          </table:table-cell>
          <table:table-cell office:value-type="float" office:value="3" table:style-name="ce3">
            <text:p>3</text:p>
          </table:table-cell>
          <table:table-cell office:value-type="string" table:style-name="ce4">
            <text:p>upper division</text:p>
          </table:table-cell>
          <table:table-cell office:value-type="string" table:style-name="ce4">
            <text:p>TESOL 400 Foundations of TESOL</text:p>
          </table:table-cell>
          <table:table-cell office:value-type="string" table:style-name="ce4">
            <text:p>none</text:p>
          </table:table-cell>
          <table:table-cell office:value-type="string" table:style-name="ce4">
            <text:p>Upper Division<text:s/></text:p>
          </table:table-cell>
          <table:table-cell office:value-type="string" table:style-name="ce4">
            <text:p>J Berk/JMA</text:p>
          </table:table-cell>
          <table:table-cell office:value-type="string" table:style-name="ce4">
            <text:p>This course is designed for those who are interested in pursuing teaching English as a second/foreign language. Students will learn the fundamental language teaching theories, principles, and techniques. Through various, exploratory activities, students will have opportunities to learn lesson planning, conduct peer-teaching, observe language classrooms, assess learners’ performance, and critique research articles.</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Frantz Fanon:<text:span text:style-name="T25"><text:s/></text:span><text:span text:style-name="T26">Black Skin, White Masks</text:spa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In this masterpiece of post-colonialism,<text:s/><text:span text:style-name="T27">Black Skin, White Masks</text:span><text:span text:style-name="T28">, Frantz Fanon deeply scribe the psychological conditions of the colonized after WWⅡ.In this course, we will first trace the historical path of left by Fanon’s<text:s/></text:span><text:span text:style-name="T27">Black Skin, White Masks</text:span><text:span text:style-name="T28">, to analyze and deconstruct the concrete situation the black people had met before. In the second part, we will think over the case of Taiwan from 1895 until now to see how the cultural identity be formatted.</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Freshman English: Listening &amp; Speaking I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t transferable</text:p>
          </table:table-cell>
          <table:table-cell office:value-type="string" table:style-name="ce4">
            <text:p>not transferable</text:p>
          </table:table-cell>
          <table:table-cell office:value-type="string" table:style-name="ce4">
            <text:p>JMA</text:p>
          </table:table-cell>
          <table:table-cell table:style-name="ce4"/>
          <table:table-cell table:style-name="ce14"/>
          <table:table-cell table:number-columns-repeated="7"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Freshman English: Reading &amp; Writing 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t transferable</text:p>
          </table:table-cell>
          <table:table-cell office:value-type="string" table:style-name="ce4">
            <text:p>not transferable</text:p>
          </table:table-cell>
          <table:table-cell office:value-type="string" table:style-name="ce4">
            <text:p>JMA</text:p>
          </table:table-cell>
          <table:table-cell table:style-name="ce4"/>
          <table:table-cell table:style-name="ce14"/>
          <table:table-cell table:number-columns-repeated="7" table:style-name="ce1"/>
          <table:table-cell table:number-columns-repeated="16367" table:style-name="ce10"/>
        </table:table-row>
        <table:table-row table:style-name="ro1">
          <table:table-cell office:value-type="string" table:style-name="ce14">
            <text:p>PRIOR TO DATING</text:p>
          </table:table-cell>
          <table:table-cell office:value-type="string" table:style-name="ce4">
            <text:p>Freshman English: Reading &amp; Writing I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t transferable</text:p>
          </table:table-cell>
          <table:table-cell office:value-type="string" table:style-name="ce4">
            <text:p>not transferable</text:p>
          </table:table-cell>
          <table:table-cell office:value-type="string" table:style-name="ce4">
            <text:p>JMA</text:p>
          </table:table-cell>
          <table:table-cell table:style-name="ce4"/>
          <table:table-cell table:number-columns-repeated="8" table:style-name="ce1"/>
          <table:table-cell table:number-columns-repeated="16367" table:style-name="ce10"/>
        </table:table-row>
        <table:table-row table:style-name="ro9">
          <table:table-cell office:value-type="string" table:style-name="ce1">
            <text:p>PRIOR TO DATING</text:p>
          </table:table-cell>
          <table:table-cell office:value-type="string" table:style-name="ce4">
            <text:p>Games <text:s/>Meditation</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The purpose of Subject is a mind-training through our six senses, i.e. eyes, ears, noses, tongue, body, mind etc., to cognition of the Universal World. 1.Eyes, visual observation of object, for example, architecture, nature, arts and humanities, getting subtle status. 2. Ears, any auditory sound, listen to, and view each other's discourse, listen to the sound of nature, getting subtle status.3<text:s/><text:span text:style-name="T29">Noses,<text:s/></text:span><text:span text:style-name="T7">observation</text:span><text:span text:style-name="T29"><text:s/>of any smell, breath, judgment, smell nature looking for subtle smell, look for small States.4 Tongue</text:span><text:span text:style-name="T30">，</text:span><text:span text:style-name="T29">observation of any taste, look and taste, eat, drink, talk to teachers and students, students talking to each other, singing, yelling, getting subtle status. 5 Body, observation of any limbs, view touch, walk, stand, lie down, pick up service, recreational play, sports, get subtle status. 6 Mind, observation of any thoughts</text:span><text:span text:style-name="T30">，</text:span><text:span text:style-name="T29"><text:s/>of thoughts, feelings, and view other people's emotions and feelings, to feel their emotions and thoughts, looking for a small State. Meditation practice of the design of the curriculum for each unit, with the situation, will choose to campus as the main meditation practice field. <text:s/>Every student after practicing meditation, are required to observe an object or objects, with writing the narrative, as a reflection on the feedback of recording<text:s/></text:span></text:p>
          </table:table-cell>
          <table:table-cell table:number-columns-repeated="6" table:style-name="ce10"/>
          <table:table-cell table:number-columns-repeated="2"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Gender and Contemporary Socie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With the increasing pace of democratization of society and the progress of the Western women's movement, the form of gender performances and gender relations in contemporary society becomes more and more multiple. Gender power relations also work in different ways in everyday life. Through reading a series of classical feminism work, this course will examine what gender is and how gender categories are constructed and deployed<text:s/><text:span text:style-name="T31">in contemporary society</text:span><text:span text:style-name="T7">. Special attention will be given to issues and experiences that are importantly related to gender such as the transformation of masculinity and femininity, body politics, sexual violence, intimacy and sexuality. The purpose of the course is to help students acknowledge multiple gender performances and relations and increase their ability to criticize and analyze gender power relations in daily life.</text:span></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Gender and Law</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In a free and democratic constitutional state, the ideal conception of the police and judiciary should not be that of imposing one identity on citizens, enforcing one form of life, but of keeping the peace between contending groups and lifestyles, exploring possibilities and theoretical concepts for newly formed sexuality/identity by law. Meanwhile, politics in a civil society is not so much about policies designed to take a united consensual group with a shared identity to override the others, but about the public dialogues as well as negotiation of the changes necessary to allow divergent groups with no shared identity of live together without resort to violence and suppression. Any administrative regulation is then to negotiate the rules (including the constitution) for relation for different groups, and not about finding the ends and means for state-managed public policy.</text:p>
          </table:table-cell>
          <table:table-cell table:number-columns-repeated="8" table:style-name="ce1"/>
          <table:table-cell table:number-columns-repeated="16367" table:style-name="ce10"/>
        </table:table-row>
        <table:table-row table:style-name="ro4">
          <table:table-cell office:value-type="string" table:style-name="ce1">
            <text:p>PRIOR TO DATING</text:p>
          </table:table-cell>
          <table:table-cell office:value-type="string" table:style-name="ce4">
            <text:p>Gender and Social Polic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delivers the main idea as follows: <text:s/>Gender/sexual study has an orientation towards critical post-Structuralistic theory. It generally concerns the political disputes of contemporary culture, as well as its past historical precedents, conflicts, and issues. Many researchers concentrate on how a particular medium or discourse relates to matters of ideology, social class, nationality, ethnicity, sexuality, and/or gender. This course primarily refers to guidelines, principles, legislation of social policy that affects the living conditions conducive to gender/sexuality in the areas of criminal justice and inequalit<text:span text:style-name="T32">y.</text:span></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Gender Minority And The Modern Civilizatio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theoryt of Feminism and gender has developed for more two hundred years. The situation of women has been changed a lot, and thay got many rights. In this modern civilization, the system of politics and economy have become more complicated. That is why there are so many different levels in the society. We can know that some new levels of gender were neglected.This class<text:s/><text:span text:style-name="T33">【</text:span><text:span text:style-name="T34">Gender Minority And The Modern Civilazation</text:span><text:span text:style-name="T33">】</text:span><text:span text:style-name="T7">would lead students to understand some minorities and their rights.</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German History and Cultural</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his course explores German history and cultural developments. We will examine social and cultural developments in a historical perspective. The course is designed to give students an overall picture of the main forces, institutions, and people who have helped to shape Germany as it is today, and to provide for some specialized in-depth studies of events, movements, and influences of particular interest.</text:p>
          </table:table-cell>
          <table:table-cell office:value-type="string" table:style-name="ce1">
            <text:p>not translated</text:p>
          </table:table-cell>
          <table:table-cell table:number-columns-repeated="5"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Gerontology and social welfare top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analyzes the major sociai welfare and health care issues of aging society, from individual, organizational and society aspects, including relevant theories of gerontology and social welfare, and issues in old-age income security, health and long-term care and living arrangement ; then, explores social policy implications and social welfare systems in various countries.<text:s text:c="2"/></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Global Environmental Change and Sustainable Develop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d introductory survey of environmental science. <text:s/>It follows a bottom-up arrangement of subjects that progresses from the concrete to the abstract. It covers topics such as : Ecology system, <text:s/>Global environmental issues, <text:s/>Climates change and global warming, Water resources and pollutions, Climates and air pollutions, Environmental impact assessment, Green energy and sustainable develop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Globalization and Inequality</text:p>
          </table:table-cell>
          <table:table-cell office:value-type="string" table:style-name="ce3">
            <text:p>unk</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 if 3 units</text:p>
          </table:table-cell>
          <table:table-cell office:value-type="string" table:style-name="ce4">
            <text:p>Lower Division</text:p>
          </table:table-cell>
          <table:table-cell office:value-type="string" table:style-name="ce4">
            <text:p>JMA</text:p>
          </table:table-cell>
          <table:table-cell office:value-type="string" table:style-name="ce4">
            <text:p>Since the ECFA &amp; FTA issues have drawn much attentions to the public by the two-Mas debate in August, 2010, Taiwanese people become more and more alert from the impact of the greatest global transformation of the 21st century. No matter you like it or not, this trend has been irreversible and unstoppable. As the self-interested individual as well as public-aware citizen, we have been forced to take certain measures to prepare for the great changes that put upon us by this transformation. As an individual person, we have to realize what impact on us and have to be prepared in order to survive in the brutal global competition. As public-aware citizens, we have to urge our government to put up certain policies to prevent the disaster outcomes to our country by exploring us to the global market. This course is designed for the student who interested in the consequences of the globalization and what we shall expect to the government to take the responsibility to protect their citizens. While globalization by nature tends to make the strong stronger and the weak weaker, the governmental actions have to be more sensitive to the inequality and justice of their policies to reduce the negative impact of the globalization. The issues of this course will be addressed are gender, foreign workers, distribution, global justice, etc.</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Globalization and International Rel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roved by V Kane</text:p>
          </table:table-cell>
          <table:table-cell office:value-type="string" table:style-name="ce4">
            <text:p>introduction to the trends of globalization. overview regarding state sovereignty and security from a state-level analysis, and a system-level perspective on the dimensions of politics, economy, environment, culture, ideas, international organizations, global governance, and anti-globalism. in this contest the course will comprehensively identify the interplay between globalization and international relations.<text:s text:c="2"/></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13">
            <text:p>Government and Enterprise</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14">
            <text:p>This course tries to help students to understand the relationships between government and businesses under the modern capitalist economic and democratic political systems. By taking this course, students will get a general picture about the means by which businesses use to influence government decision-making, how the government manages businesses, and the rules of interactions between government and businesses. Meanwhile, this course will help students understand the government-business relationships in Taiwan.</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Government, Policy and Green Living</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Sustainable development" is the mainstream trends of the international community development t in the 21st century ,and the〝ecology, life ,production and system〞sustainable development model has become the core of the national development vision. According to the emphasis on "environmental rights" in Universal Declaration of Human Rights , the Governments regard it as t an important cornerstone of pursuing and protecting the individual freedom and rights. Europe and the United States have advocated to defend the "environmental justice", to implementate the ecological balance, to promote environmental protection and green energy ,to construct green homes. As the pursuit of public values, to turn intangible value into concrete policies is the effectively way to respond to the current requirements of the ecological environment, sustainable social living and the demands of economic production. In this regard, our government also submit the "golden 10- year &amp; sustainable environment" as the vision of the environmental ecological policy, that emphasis three policy principals of green energy to reduce carbon emissions, eco-homes and disaster prevention. The main purpose of this course is let students to understand the association, its operation, theory and practice. By discussing and clarifying the basic values<text:s/><text:span text:style-name="T35">​​</text:span><text:span text:style-name="T36">and concepts of sustainable environment and green living, the description and analysis of government functions and responsibilities, the awareness of general policy concept, the observation of environmental issues in Taiwan, and the success of foreign cases, students will learn the diverse vision and knowledge base of green living and sustainable development, and to establish their ability to explore public environmental issues, to promote green policies, as well as to enhance green care.</text:span></text:p>
          </table:table-cell>
          <table:table-cell table:number-columns-repeated="8" table:style-name="ce1"/>
          <table:table-cell table:number-columns-repeated="16367" table:style-name="ce10"/>
        </table:table-row>
        <table:table-row table:style-name="ro1">
          <table:table-cell office:value-type="date" office:date-value="2020-07-20T00:00:00" table:style-name="ce22">
            <text:p>2020/7/20</text:p>
          </table:table-cell>
          <table:table-cell office:value-type="string" table:style-name="ce2">
            <text:p>Governments and Economy in Southeast Asia</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Southeast Asia as a region varies widely in its cultures, history, and developments. Levels of economic modernization, paths to state and nation-building, ethnic heterogeneity, colonial heritage, the shape of interest or civil society organizations all differ widely. This course provides an overview to the government systems of Southeast Asian countries from a comparative perspective, covering democracies as well as authoritarian regimes. Particular attention is given to the economic developments and various social and economic dimensions within these societies.</text:p>
          </table:table-cell>
          <table:table-cell table:style-name="ce14"/>
          <table:table-cell table:number-columns-repeated="7"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Great English Speeches in History</text:p>
          </table:table-cell>
          <table:table-cell office:value-type="float" office:value="2" table:style-name="ce3">
            <text:p>2</text:p>
          </table:table-cell>
          <table:table-cell office:value-type="string" table:style-name="ce4">
            <text:p>lower division</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no syllabus</text:p>
          </table:table-cell>
          <table:table-cell table:number-columns-repeated="8"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Greek Tragedie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aims at introducing the old Greek Tragedy by reading the Greek play of Oresteia. Oresteia is the work of the master Aeschylus and the only existing trilogy nowadays. This work is about the story of Troy. The historical background of old Greek civilization will be introduced to students for correctly understanding the play with the viewpoint of the old Greek people. It is very important for catching the essences of this classical master work.<text:s/></text:p>
          </table:table-cell>
          <table:table-cell table:number-columns-repeated="8" table:style-name="ce1"/>
          <table:table-cell table:number-columns-repeated="16367" table:style-name="ce10"/>
        </table:table-row>
        <table:table-row table:style-name="ro1">
          <table:table-cell office:value-type="date" office:date-value="2020-07-20T00:00:00" table:style-name="ce22">
            <text:p>2020/7/20</text:p>
          </table:table-cell>
          <table:table-cell office:value-type="string" table:style-name="ce2">
            <text:p>Guide to Reading in International Affairs</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is course will investigate various important topics in contemporary international relations and is designed for students who are interested in international affairs. It surveys the diverse voices, concepts, and issues in IR and its topic coverage includes issues from war and trade to human rights and the environment. The ultimate goal of this course is to equip the students with a thorough understanding of IR issues and forge their own analytical framework to understand as well as explain international affairs.</text:p>
          </table:table-cell>
          <table:table-cell table:style-name="ce14"/>
          <table:table-cell table:number-columns-repeated="7" table:style-name="ce1"/>
          <table:table-cell table:number-columns-repeated="16367" table:style-name="ce10"/>
        </table:table-row>
        <table:table-row table:style-name="ro1">
          <table:table-cell office:value-type="string" table:style-name="ce1">
            <text:p>PRIOR TO DATING</text:p>
          </table:table-cell>
          <table:table-cell office:value-type="string" table:style-name="ce4">
            <text:p>Guiding Young Childre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Outcomes: understand the causes of problem behavior among young hidren; explore the effective counseling techniques; design the environment that cultivate pro-social behavior; familiarize with active communication techniques; understand the counseling for persistent problem behavior among young childre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ealth and Safety for Young Childre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e aims of this class is to introduce basic knowledge of daily healthy and safety care for young children, develop care skills, safety protection, accident prevention, and solution through practices.<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ealthy city and Modern Life</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e objective of this course is to analyze the principles and strategies of Healthy Cities concept , and through the cities and counties in Taiwan case , to understand its significance and the modern life of the association between the two . This course hoping to be the basic values ​​and concepts of sustainable development of healthy cities , Description and analysis of urban governance , discuss the health plan of the city to clarify the understanding and application of the civil society , as well as to observe Taiwan 's health issues with the current urban and overseas analysis of successful cases , the students have pluralistic vision and knowledge base of healthy living and sustainable development , in order to establish its excavations public on environmental issues , community involvement and the ability to create a policy to promote care of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istory and Civilizatio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he<text:s/>students will get to know the development of important civilizations through lectures on historical events<text:span text:style-name="T16">. The course will investigate the origins of each civilization, as well as their ethnic characteristics, cultural features, and artistic styles. While exploring each civilization, the students will reflect what these ancient cultures leave us? What do we learn from the history? Meanwhile, the course will also discuss reasons behind the raise and decline of nations for the past 500 years since Columbus discovered America as valuable lessons for we descendents. <text:s/>2. The students will acquaint themselves with skills of looking up information and writing paper to meet the requirements such as assignments and term papers. 3. The students will learn to create PowerPoint slides and skills of oral presentation.</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istory and Culture of Taiwan Indigenous People</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he course will guide student to gain better understanding about the landscape of liberal art in Taiwan since the Neolithic Era on the basis of the history and culture of the indigenous people; and also establish them with broad views in history and culture, and care for humanit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istory of western science</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GE CAT 2 History (if 3 units)</text:p>
          </table:table-cell>
          <table:table-cell office:value-type="string" table:style-name="ce4">
            <text:p>Lower division</text:p>
          </table:table-cell>
          <table:table-cell office:value-type="string" table:style-name="ce4">
            <text:p>JMA</text:p>
          </table:table-cell>
          <table:table-cell office:value-type="string" table:style-name="ce4">
            <text:p>Presented in an informal, narrative style, this text looks at science, from the ancient world , to medieval science, the scientific revolution, through to 20th century physics. This edition offers more coverage of 20th century history , wars, and technology; more on Albert Einstein; and more on quantum mechanics and philosophy. For all those interested in science, history, philosophy, physics, and engineering.</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Hobbes：<text:s/><text:span text:style-name="T16">Leviathan</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is devoted to reading and discussing Thomas Hobbes<text:span text:style-name="T3">’</text:span><text:span text:style-name="T9">s classic work. The work concerns the structure of society and legitimate government, and is regarded as one of the earliest and most influential examples of social contract theory.<text:s/></text:span><text:span text:style-name="T37">Leviathan</text:span><text:span text:style-name="T9"><text:s/>ranks as a classic western work on statecraft comparable to Machiavelli's<text:s/></text:span><text:span text:style-name="T37">The Prince</text:span><text:span text:style-name="T9">. Written during the English Civil War (1642–1651),<text:s/></text:span><text:span text:style-name="T37">Leviathan</text:span><text:span text:style-name="T9"><text:s/>argues for a social contract and rule by an absolute sovereign. Hobbes wrote that civil war and situations identified with a state of nature and the famous motto<text:s/></text:span><text:span text:style-name="T37">Bellum omnium contra omnes</text:span><text:span text:style-name="T9"><text:s/>("the war of all against all") could only be averted by strong central government.</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omer’s Epics</text:p>
          </table:table-cell>
          <table:table-cell office:value-type="float" office:value="3" table:style-name="ce3">
            <text:p>3</text:p>
          </table:table-cell>
          <table:table-cell office:value-type="string" table:style-name="ce4">
            <text:p>second year</text:p>
          </table:table-cell>
          <table:table-cell office:value-type="string" table:style-name="ce4">
            <text:p>ENGLISH: LIT: Great Works</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As the origin of western literature, arts and, by and large the whole civilization, Home’s these two classics are out of question the first masterpieces to be read by every generation. This course intends to provide students with an preliminary understanding and appreciation of Homer’s great epics, namely the Iliad and Odyssey, through intensive reading of these two classics in text and watching some relative movies. It is also hoped that besides the profound humanity and marvelous artistic techniques being learned from these two works, students could also be helped not only gain outer knowledge but cultivate their inner virtu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ote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s to facilitate graduate students to acquire the insights and practical implications on the issues of hotel management. With cultivating acquisitions of critique and review for students, it would be utilized and practiced in class by means of discussions and brainstorming activities by means of thesis and journal papers. It is anticipated that graduate students may realize the current development of hospitality Industry and enhance the relevant skills/techniques of research studying.1)<text:tab/>Guide graduate students to realize the related concept and theory of hotel industry.</text:p>
            <text:p>2)<text:tab/>Lead graduate students to discuss the issues of hotel <text:s/>management within each class to acquire the reflections from brainstorming and sharing thoughts. 3)<text:tab/>Teach graduate students to write/form the journal papers or conference papers related hotel management. 4)<text:tab/>Instruct graduate students to select a topic regarding hotel industry issue to present in clas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How We Think</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36">
            <text:p>This course base on the book “How We Think” written by John Dewey of American Educator. To explore why U. S. always such as cheeriness and vigorousness, for that reason the U.S. could having powerful and prosperous today via this book description. Furthermore, understand function of thinking training in educate process. That should be able to developmentally thinking and habit of science, besides, to perform it in reality.</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Huang Zongxi’s Waiting for the Dawn: A Plan for the Princ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MG)</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try to represent and introduce the great book Ming-i-tai-fang lu, written by the well-known intellectual and Confucian Scholar Huang Tsung-hi of the late Ming dynasty. According to the political theorist Daniel Bell, Huang tries to show the ideas about how to build a just political order to a future ruler. The democratic ideals of Huang was appreciated by the most famous democratic reformer of Qing dynasty, Liang Qichao. Liang had a plan to put Huang<text:span text:style-name="T6">’</text:span><text:span text:style-name="T7">s ideals into practice.</text:span></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Human Communic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6 Business Communication</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is focused on the importance of communication and expression on business and people's interactions. The discussion of case study is provided and is used to understand the width and depth of communication and express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uman Resource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Students completing this course will gain a complete and applied review of essential human resources concepts and techniques with real life cases. Simultaneously, studying current training and developing practices for organizational improvement and effectiveness.</text:p>
          </table:table-cell>
          <table:table-cell table:number-columns-repeated="6" table:style-name="ce10"/>
          <table:table-cell table:number-columns-repeated="16369" table:style-name="ce1"/>
        </table:table-row>
        <table:table-row table:style-name="ro1">
          <table:table-cell office:value-type="date" office:date-value="2020-07-20T00:00:00" table:style-name="ce22">
            <text:p>2020/7/20</text:p>
          </table:table-cell>
          <table:table-cell office:value-type="string" table:style-name="ce2">
            <text:p>Human Resource Management</text:p>
          </table:table-cell>
          <table:table-cell office:value-type="float" office:value="3" table:style-name="ce3">
            <text:p>3</text:p>
          </table:table-cell>
          <table:table-cell office:value-type="string" table:style-name="ce3">
            <text:p>upper division</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Human resource management in cultural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1. This course focuses on the human resource management in cultural industry. We offer succinct but complete knowledge, which will help students with the knowledge development in human resource management. 2. This course will lead students to learn how to observe, diagnose and deal with the problems of human resource management in cultural industry; additionally, it will be fully combined with current situation and practice of this indust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uman Resource Management in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o understand human resource management in tourism industry. This course combines the theory and case study to illustrate the importance of human resource in tourism management. Besides, students also can find their way out of thinking, communicating and self-learning from this course and also improve students' knowledge of tourism industry.<text: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Human Resource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will presents the theories, policies and practices relevant to the crucial task of personnel management working toward the goals of the organization. An in-depth analysis of human resources planning will be provided. This will include areas of labor relations such as motivating, training, developing, compensating, appraising, and disciplining of employe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uman resources management for Nonprofit organiz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
            <text:p>The purpose of this course is to lead the students to understand the theory of human resource management, and also build their own capability for examining human resource management issues in future. This course explores the issues of human resource management in organization from both theoretic and practical perspectives. The issues related to this course include introduction, human resource manager’s role, job analysis, employee recruiting, education and training, career development, performance management, compensation management, motivation, labor laws, industrial relations and collective bargaining, HRM globalization and other critical issues. Apart from lectures by teachers, students are required to outline the academic articles, join group discussions and write essays to develop their capabilities in analyzing, examining HRM cases and applying HRM skills in practice.</text:p>
          </table:table-cell>
          <table:table-cell table:number-columns-repeated="2" table:style-name="ce14"/>
          <table:table-cell table:number-columns-repeated="16373" table:style-name="ce1"/>
        </table:table-row>
        <table:table-row table:style-name="ro3">
          <table:table-cell office:value-type="date" office:date-value="2018-10-26T00:00:00" table:style-name="ce22">
            <text:p>2018/10/26</text:p>
          </table:table-cell>
          <table:table-cell office:value-type="string" table:style-name="ce4">
            <text:p>Humanistic Buddh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A Religion</text:p>
          </table:table-cell>
          <table:table-cell office:value-type="string" table:style-name="ce4">
            <text:p>Lower division</text:p>
          </table:table-cell>
          <table:table-cell office:value-type="string" table:style-name="ce4">
            <text:p>JMA</text:p>
          </table:table-cell>
          <table:table-cell office:value-type="string" table:style-name="ce4">
            <text:p>The Subject : Humanistic <text:s/>Buddhism, mainly teaching on the basis of ideal aspects of Buddhism, from its theory and application on the basis of Master HisingYun. The Main foucs is to study the textual book:<text:s/><text:span text:style-name="T37">“</text:span><text:span text:style-name="T24">Humanistic Buddhism - Holding True to the Original Intents of Buddha”<text:s/></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Humanistic Buddhism and Organizationa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has four targets to be achieved:1.Guiding students to know what is Humanistic Buddhism and its thinking 2.Introducing students to know Buddhist organizations which adopt Humanistic Buddhist concept as their core spirit. 3.Through various video clips and visiting Buddhist organizations to let students know more about Buddhist organizational management 4.Guide students to learn and apply Humanistic Buddhist concept to their life and benefit themselves and the societ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mage design and edi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table:number-columns-repeated="2" table:style-name="ce4"/>
          <table:table-cell office:value-type="string" table:style-name="ce1">
            <text:p>no match</text:p>
          </table:table-cell>
          <table:table-cell table:number-columns-repeated="16374" table:style-name="ce1"/>
        </table:table-row>
        <table:table-row table:style-name="ro1">
          <table:table-cell office:value-type="string" table:style-name="ce1">
            <text:p>PRIOR TO DATING</text:p>
          </table:table-cell>
          <table:table-cell office:value-type="string" table:style-name="ce4">
            <text:p>I<text:span text:style-name="T16">mprovisation game and spiritual healing</text:span></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Any life compositions can be understood as a game, with the rules varying for different situation. We do a lot of process-based art in our course– drama, dance, music, painting and these improvisation. The course developed a fun and energetic improvisation game based on students memories of childhood in life.This improvisation games is primarily intended for medium sized groups (3-5) of instrumentalists but these activities can easily be adapted to student. They are essentially self-contained exercises but they can also be considered drama textures that can be incorporated in to larger compositions. A conductor is not required to direct most of these activities but using cues can increase the level of complexity of the action created with these exercises. Experience with improvisation is helpful but even neophytes can create and develop interesting ideas when trust and experience are fostered.</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Indian Religion and Culture (All Englis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JMA</text:p>
          </table:table-cell>
          <table:table-cell office:value-type="string" table:style-name="ce4">
            <text:p>Through 12 years of life experiences as a students studying abroad in India I got cultural shocks, and cultural observations of Indian, this course uses a large number of photos, network resources, and multimedia audio and video themes to demonstrate the ancient and modern Incredible experience of India.<text:span text:style-name="T3"><text:s/></text:span><text:span text:style-name="T7">This course is specially selected for appreciation of several representative films of India in recent years to explore the caste system, religion, philosophy, festivals, education, art, architecture, food, customs, etc.</text:span><text:span text:style-name="T3"><text:s/></text:span><text:span text:style-name="T7">Students can rethink and profoundly construct the Indian style and appraisal</text:span><text:span text:style-name="T3"><text:s/></text:span><text:span text:style-name="T7">to open an international perspective,</text:span><text:span text:style-name="T3"><text:s/></text:span><text:span text:style-name="T7">then establish a diverse outlook on life and rebuild the value and significance of life</text:span><text:span text:style-name="T3">,</text:span><text:span text:style-name="T7"><text:s/>Shape the cultural diversity and knowledge of citizens.</text:span></text:p>
          </table:table-cell>
          <table:table-cell table:number-columns-repeated="6" table:style-name="ce1"/>
          <table:table-cell table:style-name="ce10"/>
          <table:table-cell table:number-columns-repeated="16368"/>
        </table:table-row>
        <table:table-row table:style-name="ro1">
          <table:table-cell office:value-type="string" table:style-name="ce41">
            <text:p>5/7/19</text:p>
          </table:table-cell>
          <table:table-cell office:value-type="string" table:style-name="ce4">
            <text:p>Industrial and organizational psychology <text:s/>rev</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ut question pending</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Industrial and organizational psychology is a branch of applied psychology. It is a study about the staff, workplace and organization. It's mainly including human resources development, organizational psychology and consumption Psychology. The themes include employees, customers and consumer psychology research. It includes staff training, performance evaluation, job satisfaction, work behavior and work pressure management. Learning Industrial and organizational psychology, can enhance business management knowledge, to enhance organizational performance as the goal. <text:s/>In this course, we will enhance the ability to organize the team for learning and to achieve both theoretical and practical learning objectives.</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Industrial 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analyzes economic agents' selection behavior of consumption, production, distribution and market trading. The purpose of this course aims to indutry issues, including firms, market types and structure of indutry, pricin, strategic competition, innovation and antitrust laws. <text:s/>It leads students to the “economic way of thinking” and help them gain insights into how the economy works and how government intervention might affect the market.</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Industrial Internship (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o strengthen the relation between theory and practice, this course provides students with the workplace ethics and attitude that are required in the workplace, as well as workplace-related operations and technical expertise for the job by arranging students to participate in an internship at the private or public institutions.</text:p>
          </table:table-cell>
          <table:table-cell table:number-columns-repeated="2" table:style-name="ce14"/>
          <table:table-cell table:number-columns-repeated="4" table:style-name="ce1"/>
          <table:table-cell table:style-name="ce42"/>
          <table:table-cell table:number-columns-repeated="16368"/>
        </table:table-row>
        <table:table-row table:style-name="ro1">
          <table:table-cell office:value-type="string" table:style-name="ce1">
            <text:p>PRIOR TO DATING</text:p>
          </table:table-cell>
          <table:table-cell office:value-type="string" table:style-name="ce4">
            <text:p>Industrial Organiz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Industrial organization contains simple models of how firms choose to produce and set prices in the markets. <text:s/>The purpose of this course is to lay the theoretical groundwork necessary for students to be able to approach any problem happening around them from a microeconomic perspective and analyze it.</text:p>
            <text:p/>
          </table:table-cell>
          <table:table-cell table:number-columns-repeated="16375" table:style-name="ce1"/>
        </table:table-row>
        <table:table-row table:style-name="ro1">
          <table:table-cell office:value-type="date" office:date-value="2019-02-15T00:00:00" table:style-name="ce22">
            <text:p>2019/2/15</text:p>
          </table:table-cell>
          <table:table-cell office:value-type="string" table:style-name="ce4">
            <text:p>Industrial-Organizational Psycology</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 units insufficient</text:p>
          </table:table-cell>
          <table:table-cell office:value-type="string" table:style-name="ce4">
            <text:p>none - units insufficient</text:p>
          </table:table-cell>
          <table:table-cell office:value-type="string" table:style-name="ce4">
            <text:p>Lower Division</text:p>
          </table:table-cell>
          <table:table-cell office:value-type="string" table:style-name="ce4">
            <text:p>JMA</text:p>
          </table:table-cell>
          <table:table-cell office:value-type="string" table:style-name="ce4">
            <text:p>Industrial and organizational psychology is a branch of applied psychology. It is a study about the staff, workplace and organization. It's mainly including human resources development, organizational psychology and consumption Psychology. The themes include employees, customers and consumer psychology research. It includes staff training, performance evaluation, job satisfaction, work behavior and work pressure management. Learning Industrial and organizational psychology, can enhance business management knowledge, to enhance organizational performance as the goal. <text:s/>In this course, we will enhance the ability to organize the team for learning and to achieve both theoretical and practical learning objectiv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formation Ethics</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e design idea of this course is “technology reflection, conversation, and action”. It enables students to reflect the various phenomena of information society caused by technology development. Through conversation, students can understand the multiple connotations and responsibilities of information ethics. The purposes of this course are to assist students in (1) cultivate the literacy of Internet ethics, and (2) establish safe and suitable netiquette and Internet habi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formation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40 Management Information System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3">
            <text:p>Management information system is the strategic core competence of e-business. The purpose of this course is to introduce the role of MIS and its applications. Principle of MIS and system design methodologies are also discussed.</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Information Management Theo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40 Management Information System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surveys related theories on information management by studying and discussing journal papers. It covers topics such as: Transaction Cost Theory、Diffusion of Innovations Theory、Theory of Network Externalities、Theory of Reasoned Action、Technology Acceptance Model、Theory of Planned Behavior、Elaboration Likelihood Model、Social Cognitive Theory、Social Exchange Theory、Resource Dependence Theory、Resource-Based Theory、Structuration Theory、Task-Technology Fit Model</text:p>
            <text:p>、Media Richness Theo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formation, Probability in Lif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o explore the characteristics of<text:s/>information <text:s/>as well as the randomness of probability, various examples realized and idealized in life will be investigated and discussed. In this course of learning, students can be guided to have scientific thoughts of uncertainty, randomness, and adaptability. Based on this, good life might be approached.</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novation and Entrepreneurship</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Innovation &amp; Entrepreneurship course will explore entrepreneurs' actions and behaviors involved when major business domains and/or innovations are initiated. Especially, the first half of the semester will focus on corporate entrepreneurship, and the last of the semester will cover innovation and entrepreneurship. Second, the course reviews how companies can rely on strategic innovation to (re)invigorate themselves, their markets, or their industries. The course should be of special interest to those seeking to build new companies, to manage corporate venture, and to make organizational strategies/developments.</text:p>
          </table:table-cell>
          <table:table-cell table:number-columns-repeated="2" table:style-name="ce24"/>
          <table:table-cell table:number-columns-repeated="4" table:style-name="ce10"/>
          <table:table-cell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novation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oday's competitive environment, sustainable innovation in order to survive! How innovative enterprises or individuals? Individual must first start thinking, thinking, and then explore in depth within the organization into management, innovative ability and willingness of employees, so that it can continue to accelerate business transformation. This series from the corporate thinking, management, employees and other-oriented, providing enterprise innovation management environment to est.</text:p>
          </table:table-cell>
          <table:table-cell table:number-columns-repeated="2" table:style-name="ce24"/>
          <table:table-cell table:number-columns-repeated="4" table:style-name="ce10"/>
          <table:table-cell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novative Management and Career-Creative Strategy</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BC</text:p>
          </table:table-cell>
          <table:table-cell office:value-type="string" table:style-name="ce4">
            <text:p>Innovation Management and Entrepreneurship strategy course will guide students to understand the nature of innovation from the beginning, accompanied by all kinds of practical case to describe the challenges of innovation management enterprises may face. In this course, we will introduce the meaning and implication of innovation, including: technological innovation, product innovation, strategic innovation, service innovation and management innovation, and thus innovation into their business strategies were. Secondly, this course also introduces a special focus on the important concept of entrepreneurship strategy, so that students can have learned some practical knowledge about the entrepreneur and entrepreneurship strategy, in addition, introduced a variety of entrepreneurial thinking and tools effectively to guide the entrepreneurial process. Final and comprehensive knowledge related to students will enhance their ability with a variety of energy, effectively how to carry out their creativity and enhance corporate innovation performance. <text:s/>Students taking this course will establish the following benefits: 1. Understanding the nature of innovation, challenge and importance of energy planning and innovation as the main driving business transformation and effective implementation. 2. Be familiar with the process of entrepreneurship, and effectively acquire the relevant concept to have a complete entrepreneurial energy. 3. To explore the meaning of various types of innovation and case study and link back to their field in order to create performance and synergy.</text:p>
          </table:table-cell>
          <table:table-cell table:number-columns-repeated="6" table:style-name="ce1"/>
          <table:table-cell table:number-columns-repeated="2" table:style-name="ce10"/>
          <table:table-cell table:number-columns-repeated="16367"/>
        </table:table-row>
        <table:table-row table:style-name="ro1">
          <table:table-cell office:value-type="string" table:style-name="ce1">
            <text:p>PRIOR TO DATING</text:p>
          </table:table-cell>
          <table:table-cell office:value-type="string" table:style-name="ce4">
            <text:p>Instruction Principle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Course aims to develop students basic abilities in teaching. Through reading, discussion, practical teaching, etc., students will learn to understand basic principles of instruction, to be familiar with basic teaching methods and teaching strategies, and to apply multiple teaching methods to teach young children.</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surance</text:p>
          </table:table-cell>
          <table:table-cell office:value-type="float" office:value="3" table:style-name="ce3">
            <text:p>3</text:p>
          </table:table-cell>
          <table:table-cell office:value-type="string" table:style-name="ce4">
            <text:p>lower division</text:p>
          </table:table-cell>
          <table:table-cell office:value-type="string" table:style-name="ce4">
            <text:p>BUS 426 Risk Mgt &amp; Insurance</text:p>
          </table:table-cell>
          <table:table-cell office:value-type="string" table:style-name="ce4">
            <text:p>none</text:p>
          </table:table-cell>
          <table:table-cell office:value-type="string" table:style-name="ce4">
            <text:p>Upper Division<text:s/></text:p>
          </table:table-cell>
          <table:table-cell office:value-type="string" table:style-name="ce4">
            <text:p>Approved by JMA/VLK</text:p>
          </table:table-cell>
          <table:table-cell office:value-type="string" table:style-name="ce4">
            <text:p>Introduce the theory and practice of insurance, such as the principle and basic forms, various personal and property insurance, and the business and supervision of insurance industry.</text:p>
          </table:table-cell>
          <table:table-cell table:number-columns-repeated="7"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surance Practice</text:p>
          </table:table-cell>
          <table:table-cell office:value-type="float" office:value="3" table:style-name="ce3">
            <text:p>3</text:p>
          </table:table-cell>
          <table:table-cell office:value-type="string" table:style-name="ce4">
            <text:p>lower division</text:p>
          </table:table-cell>
          <table:table-cell office:value-type="string" table:style-name="ce4">
            <text:p>BUS 426 Risk Mgt &amp; Insurance</text:p>
          </table:table-cell>
          <table:table-cell office:value-type="string" table:style-name="ce4">
            <text:p>none</text:p>
          </table:table-cell>
          <table:table-cell office:value-type="string" table:style-name="ce4">
            <text:p>Upper Division<text:s/></text:p>
          </table:table-cell>
          <table:table-cell office:value-type="string" table:style-name="ce4">
            <text:p>Approved by VLK</text:p>
          </table:table-cell>
          <table:table-cell office:value-type="string" table:style-name="ce4">
            <text:p>The aim of this course is to enable students to understand the <text:s/>practical of property and casualty insurance and life insurance policies that are available in the market. Specifically, various insurance classes such as auto insurance, fire insurance, marine and cargo insurance <text:s/>liability insurance as well as lfie insurance are introduced. It provides working knowledge of insurance practice for students that can use in their lives.</text:p>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cultural Communication and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6 Business Communication</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A cross-cultural business enterprises not only to embrace cultural diversity, and should be able to take advantage of the value of cultural diversity. Cultural differences can be a barrier to open the international market business, if properly utilized instead to offer new competitive advantages for multinational operations. Discussions on the theory of cross-cultural management, cross-cultural communication relations, culture and management, multinational cultural integration of these aspects in order to achieve the strategic objectives of international business activity behavior.</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mediate Accoun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10 Intermediate Accounting I</text:p>
          </table:table-cell>
          <table:table-cell office:value-type="string" table:style-name="ce4">
            <text:p>none</text:p>
          </table:table-cell>
          <table:table-cell office:value-type="string" table:style-name="ce4">
            <text:p>Upper Division<text:s/></text:p>
          </table:table-cell>
          <table:table-cell office:value-type="string" table:style-name="ce4">
            <text:p>BC / JMA</text:p>
          </table:table-cell>
          <table:table-cell office:value-type="string" table:style-name="ce4">
            <text:p>This course attempts to guide students to understand the whole content of financial accounting. The lecture focuses on the recode of trade, accounting process, the construction of financial statements, the accounting operation about Cash, Accounts Receivable, Inventory, Plant and Equipment, and debt. It also includes corporate accounting and the construction of Statement of Cash Flow. It would teach (1) the general contents of accounting; (2) assets pricing; (3) the accounting operation of liability and equity; (4) the construction of Statement of Cash Flow.</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ermediate Accounting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11 Intermediate Accounting II</text:p>
          </table:table-cell>
          <table:table-cell office:value-type="string" table:style-name="ce4">
            <text:p>none</text:p>
          </table:table-cell>
          <table:table-cell office:value-type="string" table:style-name="ce4">
            <text:p>Upper Division<text:s/></text:p>
          </table:table-cell>
          <table:table-cell office:value-type="string" table:style-name="ce4">
            <text:p>BC / JMA</text:p>
          </table:table-cell>
          <table:table-cell office:value-type="string" table:style-name="ce4">
            <text:p>This is an advanced course in the field of financial accounting. It examines the theory of financial accounting, concepts, methods and procedures. This course is integrated into the International Financial Reporting Standards (IFRS). This semester will cover financial reporting concepts, major financial statements ,asstes and liabilities. The educational goal is to effectively blend the concepts and practice relation to the current intermediate accounting body of knowledge. Intermediate accounting acquires ever increasing knowledge and refinement of skills. It may also be helpful for employment and accounting license exam.</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ernal Control &amp; Auditing</text:p>
          </table:table-cell>
          <table:table-cell office:value-type="float" office:value="3" table:style-name="ce3">
            <text:p>3</text:p>
          </table:table-cell>
          <table:table-cell office:value-type="string" table:style-name="ce4">
            <text:p>upper division</text:p>
          </table:table-cell>
          <table:table-cell office:value-type="string" table:style-name="ce4">
            <text:p>BUS 312 Auditing</text:p>
          </table:table-cell>
          <table:table-cell office:value-type="string" table:style-name="ce4">
            <text:p>none</text:p>
          </table:table-cell>
          <table:table-cell office:value-type="string" table:style-name="ce4">
            <text:p>Upper Division<text:s/></text:p>
          </table:table-cell>
          <table:table-cell office:value-type="string" table:style-name="ce4">
            <text:p>Approved by VLK</text:p>
          </table:table-cell>
          <table:table-cell office:value-type="string" table:style-name="ce4">
            <text:p>By way of teaching the basic Internal Auditing and Internal Control concepts / knowledge, the course intends to improve the students to realize the importance, knowledge and skills of auditing and control for the organization/business management.<text:s/></text:p>
          </table:table-cell>
          <table:table-cell table:number-columns-repeated="6" table:style-name="ce1"/>
          <table:table-cell table:style-name="ce10"/>
          <table:table-cell table:number-columns-repeated="16368" table:style-name="ce1"/>
        </table:table-row>
        <table:table-row table:style-name="ro1">
          <table:table-cell office:value-type="date" office:date-value="2020-07-20T00:00:00" table:style-name="ce40">
            <text:p>2020/7/20</text:p>
          </table:table-cell>
          <table:table-cell office:value-type="string" table:style-name="ce4">
            <text:p>International Business English</text:p>
          </table:table-cell>
          <table:table-cell office:value-type="float" office:value="3" table:style-name="ce3">
            <text:p>3</text:p>
          </table:table-cell>
          <table:table-cell office:value-type="string" table:style-name="ce4">
            <text:p>lower division</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Based on practical needs of business knowledge and life, this course designed enables learners to acquire both the language competence and skills in writing and oral business communication that are normally seen in a business environment.</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ernational Business Law</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4 International Business Law</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office:value-type="string" table:style-name="ce4">
            <text:p>Examines business laws governing international operations. Focuses on international arbitration of investment disputes, the impact of nationalism on traditional ownership strategies, and how to establish a corporation in civil law countries. Includes case studie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ernational Busines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51 International Business</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office:value-type="string" table:style-name="ce4">
            <text:p>Introduction to globalization and the sociocultural, economic, political, and legal environments of international business. Examines the risks, challenges, and opportunities of competing in the global marketplace. Emphasizes different management approaches applied in a global setting.</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ernational Direct Investment</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roved by V Kane</text:p>
          </table:table-cell>
          <table:table-cell office:value-type="string" table:style-name="ce4">
            <text:p>Relationship between international trade and international direct investment; theories of international direct investment; controlling law and regulations in home and host countries; choice of investment location; current situation of Taiwan's international direct investment.<text:s/></text:p>
          </table:table-cell>
          <table:table-cell table:number-columns-repeated="6" table:style-name="ce1"/>
          <table:table-cell table:number-columns-repeated="2" table:style-name="ce10"/>
          <table:table-cell table:number-columns-repeated="16367"/>
        </table:table-row>
        <table:table-row table:style-name="ro1">
          <table:table-cell office:value-type="string" table:style-name="ce1">
            <text:p>PRIOR TO DATING</text:p>
          </table:table-cell>
          <table:table-cell office:value-type="string" table:style-name="ce4">
            <text:p>International etiquett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cludes the introdution of international etiquette and the formation of personal image.The first part introsuces the international and business manners. The second part focus on the training of personal makeup, wear, and communication.</text:p>
          </table:table-cell>
          <table:table-cell table:number-columns-repeated="2" table:style-name="ce14"/>
          <table:table-cell table:number-columns-repeated="5"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ternational Finance &amp; Foreign exchan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3 International Fina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objective of this course is to let the students to grasp the basic concepts and practical skills of international finance and payments. Specifically, we will introduce macroeconomic environments related to the concepts of foreign exchange rate and payments. For the foreign exchange transactions practices, we will introduce foreign exchange transactions and some simple transactions of derivatives of foreign exchange (for instance, forward foreign exchange and foreign exchange options). In the export and import practices, we will introduce more details on foreign practices related to exports, imports, and exchanges.</text:p>
          </table:table-cell>
          <table:table-cell table:number-columns-repeated="6" table:style-name="ce10"/>
          <table:table-cell table:style-name="ce1"/>
          <table:table-cell table:style-name="ce10"/>
          <table:table-cell table:number-columns-repeated="16367"/>
        </table:table-row>
        <table:table-row table:style-name="ro1">
          <table:table-cell office:value-type="date" office:date-value="2020-07-20T00:00:00" table:style-name="ce22">
            <text:p>2020/7/20</text:p>
          </table:table-cell>
          <table:table-cell office:value-type="string" table:style-name="ce2">
            <text:p>International Finance &amp; Trade</text:p>
          </table:table-cell>
          <table:table-cell office:value-type="float" office:value="3" table:style-name="ce3">
            <text:p>3</text:p>
          </table:table-cell>
          <table:table-cell office:value-type="string" table:style-name="ce3">
            <text:p>upper division</text:p>
          </table:table-cell>
          <table:table-cell office:value-type="string" table:style-name="ce4">
            <text:p>BUS 351 International Business</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Finance and Invest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international investment, including foreign exchange, international asset pricing, the management of international portfolio and the evaluation of global portfolio performane. To achieve the combination with theory and pracrice, this course focuses on employing the tool of international investment and the ability of analysis.</text:p>
          </table:table-cell>
          <table:table-cell table:number-columns-repeated="2" table:style-name="ce24"/>
          <table:table-cell table:number-columns-repeated="4" table:style-name="ce10"/>
          <table:table-cell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ternational Financia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3 International Fina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will provide an introduction to the broad areas of international finance, which covers issues related to both international financial markets and the financial operations of a multinational corporation (MNC) within the international environment. <text:s/>We will focus on complications which a MNC faces due to its subsidiaries, customers or suppliers in another country. The major complication arises when two parties deal in different currencies, and then inevitably results in three types of exchange rate risk exposure (transaction, economic, and translation) which will bring significant impacts on the financial and operation performance of the MNC.<text:s/></text:p>
          </table:table-cell>
          <table:table-cell table:number-columns-repeated="6" table:style-name="ce10"/>
          <table:table-cell table:style-name="ce1"/>
          <table:table-cell table:style-name="ce10"/>
          <table:table-cell table:number-columns-repeated="16367"/>
        </table:table-row>
        <table:table-row table:style-name="ro1">
          <table:table-cell office:value-type="string" table:style-name="ce1">
            <text:p>PRIOR TO DATING</text:p>
          </table:table-cell>
          <table:table-cell office:value-type="string" table:style-name="ce4">
            <text:p>International Financia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3 International Fina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is based on financial management, and further, to analyze the international capital flows of multinational enterprises, the risk and hedging instruments of exchange, international funding and investment decision, multinational capital cost and budgeting, and the management of assets and debts in the long term and short term. Let students understand the high integration of financial markets in recent years and the trend of enterprise internationalization, and learn the techniques of multinational financial managem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Financial Marke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64 Financial Institutions &amp; Market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main objective of the course is to make the students understand and become familiar with the system of the financial markets，and its financial instruments and related knowledge in theory and practice.</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2">
            <text:p>International Investment</text:p>
          </table:table-cell>
          <table:table-cell office:value-type="float" office:value="3" table:style-name="ce3">
            <text:p>3</text:p>
          </table:table-cell>
          <table:table-cell office:value-type="string" table:style-name="ce3">
            <text:p>upper division</text:p>
          </table:table-cell>
          <table:table-cell office:value-type="string" table:style-name="ce4">
            <text:p>BUS 453 International Finance</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Logistic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4 Management Scie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After finish studying this course, the students should have deep insight into and good understanding of the concepts of modern logistics distribution and shipment; be familiar with the main functions of distribution and shipment; design the operation process of distribution and shipment; optimize the allocation of shipment resources; be familiar with the main functions of logistics distribution center; rationally allocate the <text:s text:c="5"/>equipment in a distribution center; establish the information systems in a distribution center.</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3 International Marke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main purpose of this course is discussing and comprehending the related knowledge and issues abut International Marketing Management. The major contents will cover：Globalization and Global Environment, Global Strategy, Global Marketing Strategy. Through this course, the students will have more clear understanding about the Marketing Actions in Multinational Corporations (MNC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Marketing top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3 International Marke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Curriculum is divided into four parts, from international marketing and general marketing to explore the differences begin, and then observe the evolution of the international environment and the reorganization and integration of cultural differences and the impact of the international marketing strategy, finally emerging international development issues.</text:p>
          </table:table-cell>
          <table:table-cell table:number-columns-repeated="16375" table:style-name="ce1"/>
        </table:table-row>
        <table:table-row table:style-name="ro7">
          <table:table-cell office:value-type="date" office:date-value="2020-07-20T00:00:00" table:style-name="ce29">
            <text:p>2020/7/20</text:p>
          </table:table-cell>
          <table:table-cell office:value-type="string" table:style-name="ce30">
            <text:p>International Organization<text:s/></text:p>
          </table:table-cell>
          <table:table-cell office:value-type="float" office:value="3" table:style-name="ce31">
            <text:p>3</text:p>
          </table:table-cell>
          <table:table-cell office:value-type="string" table:style-name="ce31">
            <text:p>upper division</text:p>
          </table:table-cell>
          <table:table-cell office:value-type="string" table:style-name="ce32">
            <text:p>BUS 429 International Mgt</text:p>
            <text:p>Must take this AND Intro to Intl Politics</text:p>
          </table:table-cell>
          <table:table-cell office:value-type="string" table:style-name="ce33">
            <text:p>none</text:p>
          </table:table-cell>
          <table:table-cell office:value-type="string" table:style-name="ce33">
            <text:p>Upper Division<text:s/></text:p>
          </table:table-cell>
          <table:table-cell office:value-type="string" table:style-name="ce33">
            <text:p>JMA/BC</text:p>
          </table:table-cell>
          <table:table-cell table:style-name="ce33"/>
          <table:table-cell table:number-columns-repeated="8" table:style-name="ce34"/>
          <table:table-cell table:number-columns-repeated="16367"/>
        </table:table-row>
        <table:table-row table:style-name="ro1">
          <table:table-cell office:value-type="date" office:date-value="2020-07-20T00:00:00" table:style-name="ce22">
            <text:p>2020/7/20</text:p>
          </table:table-cell>
          <table:table-cell office:value-type="string" table:style-name="ce2">
            <text:p>International Political Economics</text:p>
          </table:table-cell>
          <table:table-cell office:value-type="float" office:value="3" table:style-name="ce3">
            <text:p>3</text:p>
          </table:table-cell>
          <table:table-cell office:value-type="string" table:style-name="ce3">
            <text:p>upper division</text:p>
          </table:table-cell>
          <table:table-cell office:value-type="string" table:style-name="ce4">
            <text:p>BUS 202 Macroeconomics</text:p>
          </table:table-cell>
          <table:table-cell office:value-type="string" table:style-name="ce4">
            <text:p>GE CAT 5D Economics (non-business majors only)</text:p>
          </table:table-cell>
          <table:table-cell office:value-type="string" table:style-name="ce4">
            <text:p>Upper Division<text:s/></text:p>
          </table:table-cell>
          <table:table-cell office:value-type="string" table:style-name="ce4">
            <text:p>JMA/BC</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Trade and Practi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2 Exporting &amp; Impor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course is about content of the practice operation of international trade, including process, terms of trade, trade english, freight calculation, etc. The content is helpful to those who want to understand the operation and perparation on certificate of international trad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Trade Exhibition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on the application of international trade in commercial work, in addition to basic business principles and policies. The increase in trade regulations, case studies, and requires students to simulate the actual operation, and with the school visit traine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nternational Trade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2 Exporting &amp; Impor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course on the theory and policy of international trade. Topics include the classical trade theory, strategic trade theory and commercial policy, such as tariffs, quotas, export subsidies, etc.</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Trade Theory and Applic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2 Exporting &amp; Impor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Focus on international trade theory.</text:p>
            <text:p>1. introduces three classical trade theory, to explore the formation of the basis trade, business profits and welfare effects.</text:p>
            <text:p>2. Discuss technological advances and increased resource endowments</text:p>
            <text:p>3. Introduce the latest developments in trade theory, as well as the formation of intra-industry trade.</text:p>
            <text:p>4. The international investment, the formation of international migration and economic effects.</text:p>
            <text:p>5. Taiwan and China's foreign investment and trade issues</text:p>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national trade top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2 Exporting &amp; Importing</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Students should be able to fully understand the process of international trade practice, the key to understanding the problem and the establishment of solutions, in addition to learn how to process the relevent documents. Also students need to have the capabilities of making business strategy and making international trade contract.</text:p>
            <text:p>1. Fully understanding the business processes, as well as solutions to problems</text:p>
            <text:p>2. To learn practice of international finance practice, payments, claims and other litigation<text:s/></text:p>
            <text:p>3. To study International Logistics Practice</text:p>
            <text:p>4. To have the capabilities of international negotiations and contract edit capacity</text:p>
            <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Internet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purpose of this course is to help students learn the basic concepts of internet marketing in a management-orientation way. The most basic objectives of this course are to provide students with a broad introduction to internet marketing concepts, the role of internet marketing in society and in the firm, internet marketing mix and the various factors that influence internet marketing decision-making.</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Internet Programm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41 Web Design &amp; Development</text:p>
          </table:table-cell>
          <table:table-cell office:value-type="string" table:style-name="ce4">
            <text:p>none</text:p>
          </table:table-cell>
          <table:table-cell office:value-type="string" table:style-name="ce4">
            <text:p>Lower Division</text:p>
          </table:table-cell>
          <table:table-cell office:value-type="string" table:style-name="ce4">
            <text:p>Approved by V Kane</text:p>
          </table:table-cell>
          <table:table-cell office:value-type="string" table:style-name="ce4">
            <text:p>This course introduces the principles and application of internet programming. It explans the concepts, languages and programming practices about HTML, CSS and JavaScript based on the web standards. For student the course provides the priciples, tehcnologies and practices of web design in view of client end.<text:s text:c="2"/></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erpersonal Relationships and Communic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explores every types of interaction relationship between people, moreover, introduces concepts and process of. And then discuss the influence of interpersonal and conflict solution. This course has been approved interpersonal relationship and communication with enrich knowledge of communication; rebuild action of communication, discovery experience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erpretation for cultural creative and leisure indust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ncludes the introduction of interpretation theory and the training of guides for cultural creative and leisure industries. We hope our students can understand the definition of interpretation, the function of interpretation and guide, the medium of interpretation and guide, etc. through the introduction of interpretation theory. We will progress the training of oral guide for our students by some topic about cultural creative and leisure.</text:p>
          </table:table-cell>
          <table:table-cell table:number-columns-repeated="7" table:style-name="ce10"/>
          <table:table-cell table:number-columns-repeated="16368"/>
        </table:table-row>
        <table:table-row table:style-name="ro1">
          <table:table-cell office:value-type="string" table:style-name="ce1">
            <text:p>PRIOR TO DATING</text:p>
          </table:table-cell>
          <table:table-cell office:value-type="string" table:style-name="ce4">
            <text:p>Intimate Relationship and Affective Education</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Intimacy and emotional education curriculum teaching content to the theory of intimacy , based on course content includes several main parts: the faces of love, understanding , consultation and sexual intimacy college students, self- intimacy , intimate relationship violence behavior , and excessive violence to break up the pursuit of knowledge and speculation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roduction of Intellectual Property Management and Practices<text:s/></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supplemented with theory , practical way for the use of intellectual property rights to explore how enterprise management . As technology advances, economic growth and social change, the human body without the spirit of creative achievements have not fully be traditional legal norms , so there is no body of property rights protection has gradually become the subject of new laws. The current operation of the market , has been transformed into customer demand -oriented patterns , companies must be able to create customer value in order to survive , companies will certainly create value during Nobu many intellectual property , how management is a major issue , the course will be practical guide enable students to understand intellectual property rights .</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2">
            <text:p>Introduction of International Law</text:p>
          </table:table-cell>
          <table:table-cell office:value-type="float" office:value="3" table:style-name="ce3">
            <text:p>3</text:p>
          </table:table-cell>
          <table:table-cell office:value-type="string" table:style-name="ce3">
            <text:p>upper division</text:p>
          </table:table-cell>
          <table:table-cell office:value-type="string" table:style-name="ce4">
            <text:p>BUS 454 International Business Law</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style-name="ce4"/>
          <table:table-cell table:number-columns-repeated="16375" table:style-name="ce1"/>
        </table:table-row>
        <table:table-row table:style-name="ro1">
          <table:table-cell office:value-type="string" table:style-name="ce41">
            <text:p>5/7/19</text:p>
          </table:table-cell>
          <table:table-cell office:value-type="string" table:style-name="ce4">
            <text:p>Introduction of Life-and-death Studies <text:s/>rev</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ntroduces the origin and development of "Life and Death" and investigate the illness and death from different disciplines and fields, in order to understand life and death for holistic learning.</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roduction of notable women in the life science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d introductory survey of the researches of women life scientists from ancient to modern world. In this class, students will learn the impact of each woman’s work and can understand its importance. It follows a bottom-up arrangement of subjects that progresses from the concrete to the abstract. It covers topics such as :      Mary Curie      Barbara McClintock      Rosalin E. Franklin      Rita Levi Montalcini <text:s text:c="3"/>Gerty Cori      Jane Goodall      Linda B Buck <text:s text:c="3"/>Hung D. Lan <text:s text:c="3"/>Yu Su-May <text:s text:c="3"/>Lin Na-Sheng <text:s text:c="3"/>Chung Bon-Chu <text:s text:c="3"/>Lian Shwu-Huey <text:s text:c="3"/>Wang Yu      Jacqueline Whang-Peng <text:s text:c="3"/>Nai-Chang Yeh</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2">
            <text:p>Introduction of Social Science</text:p>
          </table:table-cell>
          <table:table-cell office:value-type="float" office:value="3" table:style-name="ce3">
            <text:p>3</text:p>
          </table:table-cell>
          <table:table-cell office:value-type="string" table:style-name="ce3">
            <text:p>lower division</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Students learn the diverse disciplines in the domain of social sciences. They will be provided with the definitions, perspectives, philosophies, research methods used in the area. They also will be introduced to sociology, political science, anthropology, psychology, education, economy, etc. This course is aimed to inspire the students, to encourage them to think about what happens in our society, and what a young person should so.</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Introduction to Ar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text:s text:c="2"/>For the study, creation, and practice of cultural creative industry, profound understanding of culture itself is also a development foundation of cultural creative industry except practice study and management theories learning.The theme of Introduction to Art is to cultivate students' view of aesthetics on related topics under development in cultural creative industry. <text:s/>This is also an imperative and basic ability for creative culture people.(中英文概述過長，無法存檔。)</text:p>
          </table:table-cell>
          <table:table-cell table:number-columns-repeated="6" table:style-name="ce1"/>
          <table:table-cell table:style-name="ce10"/>
          <table:table-cell table:number-columns-repeated="16368"/>
        </table:table-row>
        <table:table-row table:style-name="ro1">
          <table:table-cell office:value-type="date" office:date-value="2019-02-15T00:00:00" table:style-name="ce40">
            <text:p>2019/2/15</text:p>
          </table:table-cell>
          <table:table-cell office:value-type="string" table:style-name="ce4">
            <text:p>Introduction to Buddhist Psych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150 Introduction to Buddhist Psychology</text:p>
          </table:table-cell>
          <table:table-cell office:value-type="string" table:style-name="ce4">
            <text:p>GE CAT 5B Psychology (non PSYCY Majors)</text:p>
          </table:table-cell>
          <table:table-cell office:value-type="string" table:style-name="ce4">
            <text:p>Lower division</text:p>
          </table:table-cell>
          <table:table-cell office:value-type="string" table:style-name="ce4">
            <text:p>JMA/AC</text:p>
          </table:table-cell>
          <table:table-cell office:value-type="string" table:style-name="ce4">
            <text:p>To introduce the theory and modern applications of Buddhist Psychology. To understand the basic defilements and defilements from Buddhist points of view. To understand Buddhist perceptions on "mind." To discuss Buddhist mental care on different stages of lif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roduction to Business Computer</text:p>
          </table:table-cell>
          <table:table-cell office:value-type="float" office:value="3" table:style-name="ce3">
            <text:p>3</text:p>
          </table:table-cell>
          <table:table-cell office:value-type="string" table:style-name="ce4">
            <text:p>lower division</text:p>
          </table:table-cell>
          <table:table-cell office:value-type="string" table:style-name="ce4">
            <text:p>BUS 340 <text:s/>Management Information System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Enable students to understand the basic structure of computer hardware equipment, software and programs language coding skill, network applications and information systems.<text: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roduction to Business Management</text:p>
          </table:table-cell>
          <table:table-cell office:value-type="float" office:value="3" table:style-name="ce3">
            <text:p>3</text:p>
          </table:table-cell>
          <table:table-cell office:value-type="string" table:style-name="ce4">
            <text:p>lower division</text:p>
          </table:table-cell>
          <table:table-cell office:value-type="string" table:style-name="ce4">
            <text:p>BUS 308 Principles of Mgt</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presents basic concept of Management. Management in all business and organizational activities is the act of getting students together to acomplish desired goals and objectives using available resources efficiently and effectively. The students will learn the methodology used in real-world situations. The students will be trained to apply Management to improve decision-making quality.<text:s text:c="2"/></text:p>
          </table:table-cell>
          <table:table-cell table:number-columns-repeated="6" table:style-name="ce1"/>
          <table:table-cell table:style-name="ce10"/>
          <table:table-cell table:number-columns-repeated="16368" table:style-name="ce1"/>
        </table:table-row>
        <table:table-row table:style-name="ro1">
          <table:table-cell office:value-type="date" office:date-value="2019-02-15T00:00:00" table:style-name="ce40">
            <text:p>2019/2/15</text:p>
          </table:table-cell>
          <table:table-cell office:value-type="string" table:style-name="ce4">
            <text:p>Introduction to Child &amp; Adolescent Theory &amp; Interven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404 Intro to Child/Adolescent Theory &amp; Intervention</text:p>
          </table:table-cell>
          <table:table-cell office:value-type="string" table:style-name="ce4">
            <text:p>GE CAT 5B Psychology (non PSYCY Majors)</text:p>
          </table:table-cell>
          <table:table-cell office:value-type="string" table:style-name="ce4">
            <text:p>Lower Division</text:p>
          </table:table-cell>
          <table:table-cell office:value-type="string" table:style-name="ce4">
            <text:p>JMA/AC</text:p>
          </table:table-cell>
          <table:table-cell office:value-type="string" table:style-name="ce4">
            <text:p>Surveys contemporary, multicultural, and contextual approaches to child/adolescent counseling theory and intervention. Students gain hands-on experience through role play in art and play therapy techniques. Special attention is given to mindfulness based approaches. Course covers laws and ethical considerations in the treatment of children, including informed consent and mandated reporting. Special attention is paid to cultural considerations, including but not limited to, access to care, socioeconomic status, and level of acculturation.</text:p>
          </table:table-cell>
          <table:table-cell table:number-columns-repeated="16375" table:style-name="ce1"/>
        </table:table-row>
        <table:table-row table:number-rows-repeated="2" table:style-name="ro1">
          <table:table-cell office:value-type="date" office:date-value="2020-08-03T00:00:00" table:style-name="ce25">
            <text:p>2020/8/3</text:p>
          </table:table-cell>
          <table:table-cell office:value-type="string" table:style-name="ce26">
            <text:p>Introduction to Computer Business Software</text:p>
          </table:table-cell>
          <table:table-cell office:value-type="float" office:value="3" table:style-name="ce27">
            <text:p>3</text:p>
          </table:table-cell>
          <table:table-cell office:value-type="string" table:style-name="ce26">
            <text:p>Lower Division</text:p>
          </table:table-cell>
          <table:table-cell office:value-type="string" table:style-name="ce26">
            <text:p>none</text:p>
          </table:table-cell>
          <table:table-cell office:value-type="string" table:style-name="ce26">
            <text:p>none</text:p>
          </table:table-cell>
          <table:table-cell office:value-type="string" table:style-name="ce26">
            <text:p>Lower Division</text:p>
          </table:table-cell>
          <table:table-cell office:value-type="string" table:style-name="ce26">
            <text:p>JMA</text:p>
          </table:table-cell>
          <table:table-cell office:value-type="string" table:style-name="ce26">
            <text:p>The main goal of this course is to teach students to recognize Office business software, and applications such as Word (word processing), Excel (electronic financial sheet) and PowerPoint (presentation) of the three softwares. Training students to use the function of Excel , familiar software interface and enhancing presentation skills.</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Introduction to Computer Scien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40 <text:s/>Management Information System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Enable students to understand the basic structure of computer hardware equipment, software and programs language coding skill, network applications and information systems.<text: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roduction to Cultural &amp; Creative Indust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conceptually introduced cultural &amp; creative industries, besides, from the fundamental industries point of view, performance arts、visual arts and living arts industries were also included. The contents of course contained basic industries knowledge、operation cases and future trends of cultural creative industries to enhance students learning.</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Introduction to Cultural Asse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According to data from the World Heritage Committee, there are altogether 962 world heritage sites as of 2012, among them well over 210 sites belong to the category of religious heritage. Church, temple, convent, grotto, synagogue, and mosque are some of the widely known religious sites around the world. Such religious heritages encompass both visible cultural significance and the underlying evolutionary process of both civilization</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roduction to Cultural Creative Invest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conceptually introduced investment strategies in cultural creative , government investment fund, statute for the encouragement of investment and financing strategies for medium-small business. The contents of course contained basic investment knowledge、simulation investment cases and future operation profits and risks of cultural creative industries to enhance students learning.</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ntroduction to Cultural Indust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on introductory of cultural creative industry history, regulations/policies, current status as well as industry outlook.</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ntroduction to Digital Entertainment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Leisure activity, is a free time for ease and relaxation spending away from business, work, necessary activities such as eating, sleeping and, where it is compulsory, education. There are varieties of leisure activities, such as sport, tourism, liberal arts hobby and so on. This course surveys a wide variety of topics in the discussion of development and trend of the entertainment industry, entertainment technology, scale, competition and market conditions, marketing and SWOT analysis. After course training, it will provide students with an opportunity for finding a job in the entertainment industr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ntroduction to Early Childhood Educat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rough a preliminary understanding of early childhood education and care, students will learn to understand the policy, management , curriculum design and instruction, profession, and contemporary trends in early childhood education and care.<text:s/></text:p>
          </table:table-cell>
          <table:table-cell table:number-columns-repeated="6" table:style-name="ce1"/>
          <table:table-cell table:style-name="ce10"/>
          <table:table-cell table:number-columns-repeated="16368" table:style-name="ce1"/>
        </table:table-row>
        <table:table-row table:style-name="ro7">
          <table:table-cell office:value-type="date" office:date-value="2020-07-20T00:00:00" table:style-name="ce29">
            <text:p>2020/7/20</text:p>
          </table:table-cell>
          <table:table-cell office:value-type="string" table:style-name="ce30">
            <text:p>Introduction to International Politics</text:p>
          </table:table-cell>
          <table:table-cell office:value-type="float" office:value="3" table:style-name="ce31">
            <text:p>3</text:p>
          </table:table-cell>
          <table:table-cell office:value-type="string" table:style-name="ce31">
            <text:p>lower division</text:p>
          </table:table-cell>
          <table:table-cell office:value-type="string" table:style-name="ce32">
            <text:p>BUS 429 International Mgt</text:p>
            <text:p>Must take this AND Int'l Organization</text:p>
          </table:table-cell>
          <table:table-cell office:value-type="string" table:style-name="ce33">
            <text:p>GE CAT 5E Political Science</text:p>
          </table:table-cell>
          <table:table-cell office:value-type="string" table:style-name="ce33">
            <text:p>Lower division</text:p>
          </table:table-cell>
          <table:table-cell office:value-type="string" table:style-name="ce33">
            <text:p>JMA/BC</text:p>
          </table:table-cell>
          <table:table-cell office:value-type="string" table:style-name="ce4">
            <text:p>Course is designed to provide students with a basic understanding of the behavior of states and other actors in today's world, introduce key global issues, give an overview of global economics, and acquaint you with some classic writings on international relations. This course will be divided to two parts. In the first part, we will discuss international security and peace. International political economy and related issues will be discussed in the second part.<text:s text:c="3"/></text:p>
          </table:table-cell>
          <table:table-cell table:number-columns-repeated="8" table:style-name="ce34"/>
          <table:table-cell table:number-columns-repeated="16367" table:style-name="ce42"/>
        </table:table-row>
        <table:table-row table:style-name="ro7">
          <table:table-cell office:value-type="date" office:date-value="2020-07-20T00:00:00" table:style-name="ce29">
            <text:p>2020/7/20</text:p>
          </table:table-cell>
          <table:table-cell office:value-type="string" table:style-name="ce30">
            <text:p>Introduction to Law</text:p>
          </table:table-cell>
          <table:table-cell office:value-type="float" office:value="3" table:style-name="ce31">
            <text:p>3</text:p>
          </table:table-cell>
          <table:table-cell office:value-type="string" table:style-name="ce31">
            <text:p>lower division</text:p>
          </table:table-cell>
          <table:table-cell office:value-type="string" table:style-name="ce32">
            <text:p>BUS 200 Business Law</text:p>
            <text:p><text:s/>if both this and Civil &amp; Commercial Law completed</text:p>
          </table:table-cell>
          <table:table-cell office:value-type="string" table:style-name="ce33">
            <text:p>none</text:p>
          </table:table-cell>
          <table:table-cell office:value-type="string" table:style-name="ce33">
            <text:p>Lower Division</text:p>
          </table:table-cell>
          <table:table-cell office:value-type="string" table:style-name="ce33">
            <text:p>JMA/BC</text:p>
          </table:table-cell>
          <table:table-cell table:style-name="ce33"/>
          <table:table-cell table:number-columns-repeated="8" table:style-name="ce34"/>
          <table:table-cell table:number-columns-repeated="16367"/>
        </table:table-row>
        <table:table-row table:style-name="ro1">
          <table:table-cell office:value-type="string" table:style-name="ce1">
            <text:p>PRIOR TO DATING</text:p>
          </table:table-cell>
          <table:table-cell office:value-type="string" table:style-name="ce4">
            <text:p>Introduction to Leisure Agricul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ncludes four parts. First, we introduce the meaning and function of leisure agriculture. Second, we introduce the social background and development process of leisure agriculture. Third, we introduce the content and operating practices of leisure agriculture. Fourth, we introduce the future development direction of leisure agriculture.</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Introduction to Linguist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ANG 301 Introduction toLinguistics</text:p>
          </table:table-cell>
          <table:table-cell office:value-type="string" table:style-name="ce4">
            <text:p>none</text:p>
          </table:table-cell>
          <table:table-cell office:value-type="string" table:style-name="ce4">
            <text:p>Upper Division<text:s/></text:p>
          </table:table-cell>
          <table:table-cell office:value-type="string" table:style-name="ce4">
            <text:p>Approved by M Grosso</text:p>
          </table:table-cell>
          <table:table-cell office:value-type="string" table:style-name="ce4">
            <text:p>The course is designed to provide students with a general understanding of fundamental knowledge in linguistics. In the second semester it aims to cover three core linguistic topics: phonology, semantics, and sociolinguistics. Linguistic and grammatical terms and ideas will be explained in class as much detail as necessary. To deepen students’ understanding/comprehension of these topics, the course will emphasize extensive practices of the exercises, involving data analysis from various language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Litera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 101 Introduction to Literature</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Martial Arts Cul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This course is open Taiwan's traditional folk sports specialty training programs for gifted students with martial arts sports to enhance students 'lion dance troupe of traditional folk sports weapons capability through training expertise of the course, and continue to enhance the students' athletic ability, to participate in Taiwan's traditional martial arts dance lion sports competitions and raise the standard of folk sports culture.</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Muse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to guide the non-art-related backgrounds students to understand the nature museum, features and operation of the important projects, such as planning an exhibit, exhibition design, professional training, audience research, and thus the distance between them and the museum, and increase participation Humanities and arts activities will. Promote non-art museum background students understanding and use of museum resources, students broader view of humanity, triggering interest in participation in arts activities.</text:p>
          </table:table-cell>
          <table:table-cell table:number-columns-repeated="6" table:style-name="ce1"/>
          <table:table-cell table:style-name="ce10"/>
          <table:table-cell table:number-columns-repeated="16368"/>
        </table:table-row>
        <table:table-row table:style-name="ro1">
          <table:table-cell office:value-type="date" office:date-value="2020-02-21T00:00:00" table:style-name="ce22">
            <text:p>2020/2/21</text:p>
          </table:table-cell>
          <table:table-cell office:value-type="string" table:style-name="ce4">
            <text:p>Introduction to Philosoph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Through this course, we hope students will have a basic knowledge of philosophy. And at the same time, they can be familiar with the philosophical theory, know how to analyze the logic of things, and understand how to construct the logical order of things. Students can think independently and make judgments. They can also respect and integrate interdisciplinary fields. They can critically understand and judge philosophy with philosophical multiple thinking, international vision and ability to continue to grow. After classes, we wish students innovate, create or start a business with philosophy. They will have the language skills and skills to communicate and be able to integrate and dialogue in groups with a sense of responsibility, civic awareness, and professionalism in caring for societ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troduction to Scenic Views of Taiwa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no syllabu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Taiwanese Festiva and Holida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Approved by J Gore</text:p>
          </table:table-cell>
          <table:table-cell office:value-type="string" table:style-name="ce4">
            <text:p>okay per J Gore - no syllabu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traditional Taiwanese folk spor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This course is open Taiwan's traditional folk sports specialty training programs for gifted students with martial arts sports to enhance students 'lion dance troupe of traditional folk sports weapons capability through training expertise of the course, and continue to enhance the students' athletic ability, to participate in Taiwan's traditional martial arts dance lion sports competitions and raise the standard of folk sports culture.</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troduction to Western Litera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 101 Introduction to Literature</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vestment<text:s/></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V Kane</text:p>
          </table:table-cell>
          <table:table-cell office:value-type="string" table:style-name="ce4">
            <text:p>This courseintroduces the theory and practical of investment, including the fundamental and technical analysis for stock, bond pricing and the evaluation for portfolio. To achieve the combination with theory and practical, this course focuses on employing the investment tool to analyze. Therefore, students can understand the intension of investment.</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nvestment <text:s/>and <text:s/>lif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course mainly teaches investment <text:s/>management with some news for teaching materials，helping students to build correct concept of investment management <text:s/>in simple way for achieving the financial goal.</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Investment Decisions</text:p>
          </table:table-cell>
          <table:table-cell office:value-type="float" office:value="3" table:style-name="ce3">
            <text:p>3</text:p>
          </table:table-cell>
          <table:table-cell office:value-type="string" table:style-name="ce4">
            <text:p>lower division</text:p>
          </table:table-cell>
          <table:table-cell office:value-type="string" table:style-name="ce4">
            <text:p>BUS 463 Financial Security Trading &amp; Analysis</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introduces the theory and practical of investment, including the fundamental and technical analysis for stock, bond pricing and the evaluation for portfolio. To achieve the combination with theory and practical, this course focuses on employing the investment tool to analyze. Therefore, students can understand the intension of investment.</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Issue in Depth Travel Planning and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ext:s/>In practical case-based, with senior industry division, systematically presenting tourism planning and design of the essence, and to explain in layman's language, the deeper understanding of tourism planning and design student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Itinerary Planning of Cultural Creativ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focuses on itinerary planning theory and practices. Through the itinerary case practices of domestic cultural tourism, enhance students fundamental knowledge and interest, let them understand the following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J. J. Rousseau,<text:s/><text:span text:style-name="T38">Emile</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In the<text:s/><text:span text:style-name="T38">Emile</text:span><text:span text:style-name="T39">, Rousseau had analyzed the argument about education of nature. He tried to tell us that the natural potential of man was the most cherished possession <text:s/>we have ever got.As Roussea said,“Everything is good as it leaves the hands of the Author of things;everything degenerates in the hands of man, ”Everyone of us will degenerate, if we never try to take back the potential that we had lost during the process of we have cultivated.We may have a good opportunity to rethink the meanings and reasons why we should be cultivated.</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J. Madison、Alexander Hamilton＆John Jay,<text:span text:style-name="T40">The Federalist Papers</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Federalist Papers<text:s/>is one of the most important American costitional articles,the other two is the<text:s/><text:span text:style-name="T26">American Costitution</text:span><text:s/>and the<text:s/><text:span text:style-name="T26">Declaration of Independence.</text:span>I would try to explain the reasons this great book should be not ignored by us,especilly why the institutions discussed in this book had become the indispensable anchor of state-building in the <text:s/>new country, The United States of American. The constitutional priciples explored in<text:s/><text:span text:style-name="T26">The Federalist Papers,</text:span>such as separation of powers, checks and balances and limited government, is copyed by the newly established countries in the 20st centur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J.J.Rousseau ,<text:s/><text:span text:style-name="T26">On the Social Contract</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ctical Science</text:p>
          </table:table-cell>
          <table:table-cell office:value-type="string" table:style-name="ce4">
            <text:p>Lower division</text:p>
          </table:table-cell>
          <table:table-cell office:value-type="string" table:style-name="ce4">
            <text:p>JMA</text:p>
          </table:table-cell>
          <table:table-cell office:value-type="string" table:style-name="ce4">
            <text:p>The social contract is one of the major and oldest political school in the western society. This course aims at introducing the origin and its development of the theory of social contract between the 16th and 18th century to our students, and they can understand the content, the meaning as well as the future development of such theory. This course will put emphasis on both the lecture and the group discussion. In one semester we will exam Rousseau's thinking in order to understand the essence of the theory of the social contract. So that we will be able to reposition the theory in the modern societ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John Locke,<text:s/><text:span text:style-name="T40">Two Treatises of Government</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political ideas that John Locke had explored in his<text:s/><text:span text:style-name="T24">Two Treatiies of Government</text:span><text:span text:style-name="T7"><text:s/>was the cornerstone of democracy and capitalism. According to Locke, the socail contract had defined the relationship between the person under the state of nature. By the social contract, the right to life, liberty and property of us were defended.Indeed, John Locke had made a revolutionary change that never existed in history, we would try to figure out the fantastic accomplishment by reading Locke’s<text:s/></text:span><text:span text:style-name="T24">Two Treatiies of Government</text:span><text:span text:style-name="T7">, and then we maybe <text:s/>find out the inner limitations of Locke’s argument.</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John Stuart Mill’s<text:s/><text:span text:style-name="T26">On Liberty</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By way of intensive reading of John Stuart Mill’s “On Liberty,” and the introductory portrait of Mill’s thoughts and his life, this course intends to provide students with an profound understanding of Liberalism, which is just the foundation of modern liberal democracy, especially focusing on the interrelation of these two concepts, “liberty” and “democracy,” and besides also to cultivate an attitude of self-refection and criticism about their own political environmen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Kindergarten Administrative Theory &amp; Practic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is the first by the administration to understand the basic theory into practice children explore the preschool institutions with relevant lawas, the administration of early childhood theory can be applied in practice.<text: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Korea History and Culture</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2 History; 5A Anthropology</text:p>
          </table:table-cell>
          <table:table-cell office:value-type="string" table:style-name="ce4">
            <text:p>Upper Division<text:s/></text:p>
          </table:table-cell>
          <table:table-cell office:value-type="string" table:style-name="ce4">
            <text:p>JMA</text:p>
          </table:table-cell>
          <table:table-cell office:value-type="string" table:style-name="ce4">
            <text:p>This course introduces the basic Korean language and cultural content , increase knowledge on to students and international outlook . From the aspect of Korean language , music , religion and other cuts , introduce Korean culture to understand and control their own knowledge of the differences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Kuhn: The Structure of Scientific Revolutions<text:span text:style-name="T8"><text:s/></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4">
            <text:p>The Structure of Scientific Revolutions by<text:s/><text:span text:style-name="T39">Thomas S. Kuhn</text:span><text:s/>is an analysis of the<text:s/><text:span text:style-name="T39">history of science</text:span>,<text:s/><text:span text:style-name="T39">published in 1962</text:span><text:s/>by the<text:s/><text:span text:style-name="T39">University of Chicago Press</text:span>. Its publication was a landmark event in the<text:s/><text:span text:style-name="T39">history</text:span>,<text:s/><text:span text:style-name="T39">philosophy</text:span>, and<text:s/><text:span text:style-name="T39">sociology of scientific knowledge</text:span><text:s/>and it triggered an ongoing worldwide assessment and reaction in—and beyond—those scholarly communities. In this work, Kuhn challenged the then prevailing view of progress in "normal science".<text:s/><text:span text:style-name="T39">Scientific progress</text:span><text:s/>had been seen primarily as "development-by-accumulation" of accepted facts and theories. Kuhn argued for an episodic model in which periods of such conceptual continuity in normal science were interrupted by periods of revolutionary science. During revolutions in science the discovery of anomalies leads to a whole new<text:s/><text:span text:style-name="T39">paradigm</text:span><text:s/>that changes the rules of the game and the "map" directing new research, asks new questions of old data, and moves beyond the puzzle-solving of normal science</text:p>
          </table:table-cell>
          <table:table-cell table:number-columns-repeated="16375" table:style-name="ce1"/>
        </table:table-row>
        <table:table-row table:style-name="ro1">
          <table:table-cell office:value-type="date" office:date-value="2020-02-21T00:00:00" table:style-name="ce22">
            <text:p>2020/2/21</text:p>
          </table:table-cell>
          <table:table-cell office:value-type="string" table:style-name="ce4">
            <text:p>Language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text:p>
          </table:table-cell>
          <table:table-cell office:value-type="string" table:style-name="ce4">
            <text:p>Lower Division</text:p>
          </table:table-cell>
          <table:table-cell office:value-type="string" table:style-name="ce4">
            <text:p>J Berk/JMA</text:p>
          </table:table-cell>
          <table:table-cell office:value-type="string" table:style-name="ce4">
            <text:p>The course aims to encourage students to think about language analysis as an open-ended set of techniques. It also intends to help students to develop the necessary skills (we call it 'scientific') to create, query, and analyze language (human speech). It also aims to provide students with a general understanding of language use as a social practice in the modern society. Some current issues in the media will be based on a discussion-based and task-based method, to investigate how language interacts with media. By doing so, the course can equip students with the ability to critically analyze and evaluate the forms of language found in a variety of media discourse.</text:p>
          </table:table-cell>
          <table:table-cell table:number-columns-repeated="16375" table:style-name="ce1"/>
        </table:table-row>
        <table:table-row table:style-name="ro1">
          <table:table-cell office:value-type="date" office:date-value="2020-08-03T00:00:00" table:style-name="ce25">
            <text:p>2020/8/3</text:p>
          </table:table-cell>
          <table:table-cell office:value-type="string" table:style-name="ce26">
            <text:p>Language Testing and Assessment<text:s/></text:p>
          </table:table-cell>
          <table:table-cell office:value-type="float" office:value="3" table:style-name="ce27">
            <text:p>3</text:p>
          </table:table-cell>
          <table:table-cell office:value-type="string" table:style-name="ce26">
            <text:p>Upper Division</text:p>
          </table:table-cell>
          <table:table-cell office:value-type="string" table:style-name="ce26">
            <text:p>TESOL 430 Language Tesding</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26">
            <text:p>This course offers an opportunity for students to learn the central concepts in language testing and assessment. It gives students the basic concepts of measurements and their practical applications, which contains types of measures, criteria of good tests, principles of test construction, test administration, scoring and interpreting test score, description about language learning taxonomies. During the course, students will do several exercises on constructing test items of English learning achievements. <text:s/>An important component of the course is the introduction of critical views of language tests by examining the educational, political, social, and economic consequences of tests, especially as they relate to the current context of testing in Taiwan.</text:p>
          </table:table-cell>
          <table:table-cell table:number-columns-repeated="6" table:style-name="ce21"/>
          <table:table-cell table:number-columns-repeated="2" table:style-name="ce28"/>
          <table:table-cell table:number-columns-repeated="16367"/>
        </table:table-row>
        <table:table-row table:style-name="ro3">
          <table:table-cell office:value-type="string" table:style-name="ce1">
            <text:p>PRIOR TO DATING</text:p>
          </table:table-cell>
          <table:table-cell office:value-type="string" table:style-name="ce4">
            <text:p>Lao Tzu</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In this course I introduce some methods to read "Tao Te Ching of Lao Zi"<text:span text:style-name="T7"><text:s/></text:span><text:span text:style-name="T13">In the history of Lao Zi interpretation. They are ‘Eliminate worry School’,’</text:span><text:span text:style-name="T7"><text:s/></text:span><text:span text:style-name="T13">Qigong school’,’</text:span><text:span text:style-name="T7"><text:s/></text:span><text:span text:style-name="T13">Strategy school’and ‘Academic school’.</text:span><text:span text:style-name="T7"><text:s/></text:span><text:span text:style-name="T13">This course focuses the <text:s/>aim on ‘Eliminate worry School’ as the main object.</text:span><text:span text:style-name="T7"><text:s/></text:span><text:span text:style-name="T13">I expect that the students learn the "Tao Te Ching of Lao Zi",they can use the ideas of ‘Wúwéi’,’</text:span><text:span text:style-name="T7"><text:s/></text:span><text:span text:style-name="T13">Xujing’,’nature’,and ‘Happen naturally is the best happen.’and so on to spice up their lives.</text:span></text:p>
          </table:table-cell>
          <table:table-cell table:number-columns-repeated="7"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Leadership and Governance in Nonprofit Organiz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basic concepts, principles, and theories of nonprofit leadership and governance. In addition, course topics cover important managerial issues related to leadership and governance, including ethics, accountability, decision, power, motivation, communication, team, and succession. Through reading articles, in-class exercises, case studies, role plating, and lecturers, students develop essential leadership and governance competences required for becoming authentic, compassionate and wise nonprofit leader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Learning Environment Design for Young Childre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will help students build knowledge and skills for designing young children's learning environment. Through lectures, students understand the effects of environment on young children's development and learning, and theories of environment design. Students learn the learning environment evaluation standards and develop assessment ability through visit kindergarten. Planning, designing and decorating an indoor learning environment for young children in community help students experience the process of theories convert into practice, and develop connumuty service and teamwork abilities.<text: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Leisure Aesthetics</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Leisure is a harmonic experience of the mind and body. Aesthetics can be the higher level of leisure, meaning aesthetics is an extension of leisure while leisure a preface to aesthetics, so the two can be explored as one. This course uses reading, writing, and audio-video project representations to help students understand and uncover aesthetic experiences. It betters the ability to appreciate and design leisure activities and practice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Leisure and Ag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e number and percent of older people in developed countries continue to grow, which means that tomorrow's recreation and leisure professionals will be more challenged than ever to meet the needs of an increasingly older culturally diverse population. The objective of this course is to build students with a balanced perspective of current knowledge as it presents cutting-edge research from the fields of both gerontology and leisure studies. In this course, we will provide students with a wealth of knowledge on various aspects of life for older people and the role of leisure in their lives, in turn, to help students think critically about a phase of life that seems remote from their own and provides perspective</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4">
            <text:p>PRIOR TO DATING</text:p>
          </table:table-cell>
          <table:table-cell office:value-type="string" table:style-name="ce4">
            <text:p>Leisure and Recreational Practi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Employing the concept of “experiential learning”, this course is designed to make freshmen understand the scope of leisure industries, observe and experience the leisure business management practices, as well as explore the types of work and required functions in the leisure job market, that includes lecture talks given by professions in leisure industries and leisure institutions visits. Learning through reflections on doing that is able to enhance the effectiveness of learning.</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Leisure case stud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to teach students to understand the applications of Leisure case study.</text:p>
          </table:table-cell>
          <table:table-cell table:number-columns-repeated="7"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Leisure 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lesson will discuss the demands and supplies, the cost structure and pricing strategies of leisure industries by combining the characteristics of leisure industry and economics theory. In addition, we will explore the externality of leisure industrie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Leisure English Convers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mainly focuses on enhancing students' ability of daily English conversation including travelling, sports, entertainment, culture, etc. After completing the course, the students will be able to achieve the course objectives shown below: <text:line-break/>1.To enhance basic spoken English through practicing social language in different occasions. <text:line-break/>2.To gain further listening comprehension skills to understand intonation and pronunciation through authentic English conversation.<text:line-break/>3.To improve students' communicative competence based on vocabulary, phrases, sentences for casual situations.</text:p>
            <text:p>4.To enable students to express their ideas and op</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Leisure Policy and Regul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economic developments which made a general sharing of leisure, together with higher material levels of living, had a marked increase in productivity and an increase in economic growth. The purpose of this course aims to lead students to the “economic way of thinking” and help them gain insights into how the economy works in the issues of leisure and recreation and how it might be made to work better. This course also analyzes that of offering those involved in the business of leisure an understanding of the practicalities of economics and the effect of public policie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Leisure Topics in Englis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is an English course that emphasizes on reading articles about individual and industry leisure activities or experiences. It provides studying and conversation practicing opportunity to improve comprehension and communication ability in English, and also raises the knowledge about the leisure industr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Li J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Chinese Classics: Li Ji [Li Ji] is one of the Confucius Canon before and in Han Dynasty, and is worth studying for its abundant reference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Life Design and Sweet heart grouth</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introduces congestive Art Design &amp; soul growth science perspective consciousness Art Design basics, with the creative thinking, the nature of the creative Art Design life, exercises to enhance student's creative ability, and the value of Art life is the subject of the creative Art life force cultivation, to promote students in the competitive pressures of modern society, can systematically and effectively relieve the all and regain happiness renewed hop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Life Education : Life without Limits</text:p>
          </table:table-cell>
          <table:table-cell office:value-type="float" office:value="2" table:style-name="ce3">
            <text:p>2</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is one MOOCs curriculum and physical courses. Religious school is up schools to humanistic spirit itself, school core educational philosophy is "to promote the vitality of vitality." That is, to the vitality of perfusion teachers in teaching and educational activities, promote student learning and to the vitality of perfusion in everyday life. But the relationship between the life of a typical teacher-student relationship. Conscious pursuit of life, growth and decay, it is important for school educational goals. "Consciously study" is the school forward the most important way of learning. This course belongs to general education core curriculum areas of literacy learning door. The first door is the school's Department of Education grant MOOC (massive open online courses), the main purpose is to explore the life education and modern life situation. We will face a wide range of human "life predicament or dilemma" as a starting point to explore the modern survival situation, the ultimate aim is to find for the modern life of wisdom and established aesthetics survival. These "life dilemma" is in everybody under the living environment and conditions of modern society, the common destiny of the situation or are likely to be faced - a need to face the dilemma of choic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Life Writing</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1. Centered on the “history of life”, we urge students to read contemporary literary works and to write their own stories, thereby helping them get the insight of the significance of being. <text:s/>2. We also expect to kindle the contemplation of the potential shortage of life in our course curriculum, in order that students may learn to appreciate the value of courage, tolerance and respect for others as well as themselves.</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Life's Device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JMA</text:p>
          </table:table-cell>
          <table:table-cell office:value-type="string" table:style-name="ce4">
            <text:p>All species in the world are natural born winners; the design of plants and animals is extremely amazing. <text:s/>This course explains how organisms cope with environmental variation. <text:s/>Along with vivid figures, photos and videos, this course will also introduce the morphology, structures, mechanisms and/or behaviors of organisms based on the theory of Functional Ecology and Biomechanics.01. Introduction02. Natural Skills03. Natural Selection04. Evolution05. (Video: Microcosmos 2)06. Morphological Adaptation07. Innate Behavior08. Camouflage09. (Midterm Exam)10. Mimicry11. Feeding Strategy12. Reproduction13. (Video: Wings of Migration)14. Supporting Structure15. Locomotion16. Biomechanics17. Functional Ecology18. (Final Exam)</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Literature and life</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objective of this course of teaching , that lead students to literary vision, thinking human existence in the world of phenomena and issues, in order to cultivate the deep of the University of the humanities .</text:p>
          </table:table-cell>
          <table:table-cell table:number-columns-repeated="6" table:style-name="ce1"/>
          <table:table-cell table:style-name="ce10"/>
          <table:table-cell table:number-columns-repeated="16368"/>
        </table:table-row>
        <table:table-row table:style-name="ro1">
          <table:table-cell office:value-type="date" office:date-value="2020-02-21T00:00:00" table:style-name="ce22">
            <text:p>2020/2/21</text:p>
          </table:table-cell>
          <table:table-cell office:value-type="string" table:style-name="ce4">
            <text:p>Literature of the U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 490 Writing American Historical Memory &amp; the Immigrant Experience</text:p>
          </table:table-cell>
          <table:table-cell office:value-type="string" table:style-name="ce4">
            <text:p>GE CAT 6C Literature</text:p>
          </table:table-cell>
          <table:table-cell office:value-type="string" table:style-name="ce4">
            <text:p>Upper Division<text:s/></text:p>
          </table:table-cell>
          <table:table-cell office:value-type="string" table:style-name="ce4">
            <text:p>J Avila/JMA</text:p>
          </table:table-cell>
          <table:table-cell office:value-type="string" table:style-name="ce4">
            <text:p>This course explores the waves of immigration that the United States has absorbed since its establishment in the late eighteenth century. Particular stress is laid on groups that faced prejudice and legal obstacles in the U.S., such as the Irish, Jews, Asians, Latinos, and people from Muslim-majority countries. Certain migration flows to other countries may also be discussed to provide a basis for comparis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Living and <text:s/>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4">
            <text:p>The purpose of this course provides the economic theory and understands the operation of market structure to students. The course helps students how to interpret the demand and supply in the market.</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Living with Statist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3 Business Statistics<text:s/></text:p>
          </table:table-cell>
          <table:table-cell office:value-type="string" table:style-name="ce4">
            <text:p>GE CAT 3A Mathematics for NON BUSINESS/PSYCHOLOGY MAJORS ONLY</text:p>
          </table:table-cell>
          <table:table-cell office:value-type="string" table:style-name="ce4">
            <text:p>Upper Division<text:s/></text:p>
          </table:table-cell>
          <table:table-cell office:value-type="string" table:style-name="ce4">
            <text:p>JMA</text:p>
          </table:table-cell>
          <table:table-cell office:value-type="string" table:style-name="ce4">
            <text:p>This course focuses on revealing the idea with relation to the matter about data, variation and chance in the living. The objective of this course is to introduce how to deal with this kind of matter in a view of statistical thinking. We will address the statistical idea and method to collect data, analyze data, infer from the data, and get information for decision making. The aim of this course is help students constructing their ability to understand statistical events correctly.</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Machiavelli’s<text:s text:c="2"/><text:span text:style-name="T41">The Prince</text:spa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Machiavellis’ “The Prince” is said to be the most important political classics after Plato’s “Republics” in Renaissance age. It is a pioneer work, which brings political philosophy from an form of pure ideal thinking to the rational reflection and calculating of realistic political end/means. By way of intensive reading of Machiavelli’s this book and the introductory portrait of Machiavelli’s thoughts and his life, this course intends to provide students with an profound understanding of the wisdom and important arguments of this classics and it is hoped that someday students could apply these knowledge for their life and thus incarnate this great book new spirit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croeconomics</text:p>
          </table:table-cell>
          <table:table-cell office:value-type="float" office:value="3" table:style-name="ce3">
            <text:p>3</text:p>
          </table:table-cell>
          <table:table-cell office:value-type="string" table:style-name="ce4">
            <text:p>lower division</text:p>
          </table:table-cell>
          <table:table-cell office:value-type="string" table:style-name="ce4">
            <text:p>BUS 202 Macroeconomics</text:p>
          </table:table-cell>
          <table:table-cell office:value-type="string" table:style-name="ce4">
            <text:p>GE CAT 5D Economics (non-business majors only)</text:p>
          </table:table-cell>
          <table:table-cell office:value-type="string" table:style-name="ce4">
            <text:p>Lower Division</text:p>
          </table:table-cell>
          <table:table-cell office:value-type="string" table:style-name="ce4">
            <text:p>Approved by V Kane</text:p>
          </table:table-cell>
          <table:table-cell office:value-type="string" table:style-name="ce4">
            <text:p>The purposes of this course are to provide the theoretical models and their empirical studies in consumption, investment, demand and supply of money, inflation, unemployment, and economic growth. The effects of monetary and fiscal policy in the extended theoretical models are also discussed. In addition, the theory of rational expectation and its effect on macroeconomics are explained in the last part of the course.</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Madhyamagama (The Middle Length Discourses of the Buddha)<tex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JMA</text:p>
          </table:table-cell>
          <table:table-cell office:value-type="string" table:style-name="ce4">
            <text:p>The Agama, in modern research<text:span text:style-name="T16"><text:s/>of Buddhism, which representing the Original Buddhism. There are four works of the Chinese translation, is called “</text:span><text:span text:style-name="T40">Four Agamas</text:span><text:span text:style-name="T16">”. Among,<text:s/></text:span><text:span text:style-name="T40">The Middle length Discourses of the Buddha</text:span><text:span text:style-name="T16">, is one of collection, translated <text:s text:c="2"/>by Gautama Sanghadeva in the dynasty of Eastern Jin. A total of 60 volumes, divided into 18 chapters, and 222 texts, included in the text No. 26. Vol.I, of TaiXu Tripitaka. This Canon, belong to sarvastivada, and Theravadin Buddhism with the corresponds to the Majjhima-nikaya of 99 texts. Objectives, modalities and characteristics- 1. Choosing important suttas for model study.2. Read the classic original, then interpreting them word by word.3. Or drawing simulation verse dialog or in groups, trying to help students do better about each of the effect.4. Marking key sentence, some words of its intelligent alert and age-related issues of interpretation or discussion.5. Composing a single unit of learning in the classroom.</text:span></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Mahayana-Buddhism</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JMA</text:p>
          </table:table-cell>
          <table:table-cell office:value-type="string" table:style-name="ce4">
            <text:p>With the development of Buddhism from the Indian spirit bred out two main existing branches——Theravada Buddhism and Mahayana Buddhism.Mahayana Buddhism,in terms of doctrine , can be divided into Madhyamaka philosophy, yogacara philosophy, and Tathagatagarbha philosophy . This course hopes to understand the formation and development of the Mahayana Buddhist thought and to explore the practice of Mahayana Buddhism in modern society.</text:p>
          </table:table-cell>
          <table:table-cell table:number-columns-repeated="6"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Majihima Nikaya</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Approved by J Gore</text:p>
          </table:table-cell>
          <table:table-cell office:value-type="string" table:style-name="ce4">
            <text:p>This course is taught in English, Pali texts Majihima Nikaya, (the middle length discourses). The basic teachings of the Buddha, the four noble truths, karma, non-self, meditation, Nibbana, and simple stories or parables description etc., in (sic) the main objective of this course. All these teachings are applicable in our daily life.<text:s/></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Management</text:p>
          </table:table-cell>
          <table:table-cell office:value-type="float" office:value="3" table:style-name="ce3">
            <text:p>3</text:p>
          </table:table-cell>
          <table:table-cell office:value-type="string" table:style-name="ce4">
            <text:p>lower division</text:p>
          </table:table-cell>
          <table:table-cell office:value-type="string" table:style-name="ce4">
            <text:p>BUS 308 Principles of Mgt</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This course presents basic concept of Management. Management in all business and organizational activities is the act of getting students together to acomplish desired goals and objectives using available resources efficiently and effectively. The students will learn the methodology used in real-world situations. The students will be trained to apply Management to improve decision-making quality.<text:s text:c="2"/></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nagement <text:s/>Accounting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ovides an overview of management accounting and discusses fundamental tools of management accounting, It covers topics such as :1. The Changing Role of Managerial Accounting 2. Activity-Based Costing 3. Variable Costing 4. Joint Product and By-Product 5. Budgeting 6. Cost-Volume-Profit Analysis<text:s/></text:p>
          </table:table-cell>
          <table:table-cell table:number-columns-repeated="2" table:style-name="ce14"/>
          <table:table-cell table:number-columns-repeated="16373" table:style-name="ce1"/>
        </table:table-row>
        <table:table-row table:style-name="ro1">
          <table:table-cell office:value-type="date" office:date-value="2018-10-26T00:00:00" table:style-name="ce22">
            <text:p>2018/10/26</text:p>
          </table:table-cell>
          <table:table-cell office:value-type="string" table:style-name="ce4">
            <text:p>Management Information System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40 Management Information Systems</text:p>
          </table:table-cell>
          <table:table-cell office:value-type="string" table:style-name="ce4">
            <text:p>none</text:p>
          </table:table-cell>
          <table:table-cell office:value-type="string" table:style-name="ce4">
            <text:p>Lower division</text:p>
          </table:table-cell>
          <table:table-cell office:value-type="string" table:style-name="ce4">
            <text:p>JMA/BC</text:p>
          </table:table-cell>
          <table:table-cell office:value-type="string" table:style-name="ce4">
            <text:p>The fundamental concept of training information management is the core subjects of the Institute of Information Management. The main training students understand the new paradigms of information technology, IT how to plan the management and application and the key factors for the success of the company's computeriz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nagement of eBusines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Internet has caused enormous changes to all industries. It has overthrown the prior thinking and business management models. Enterprises must review its core values, suppliers and customer companies, cooperation relationships, etc. to face the new challenges. In this course, the values generated from the Internet behavior and the influence of commercial trade and so on are discussed to study the contents, operation approaches, and strategy that should be adopted for electronic business management. In addition, real cases are studied to analyze the differences to allow the students to deeply understand the power of the Internet and its influence and impact to enterprises. Thus, this course can help the students majoring in Business Management to understand the strategy to plan and operate the electronic business.</text:p>
            <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Management Practice topics (一)</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Grouping students determine a topic of practical case study through the advisor's guidance and group discussions. A practical monograph should be accomplished in order to integrate theoretical knowledge and business practices, bring up the capability of independent thinking, and have demonstrated the ability of corporate management together with communication and coordination and teamwork skills. The implementation of this course includes: studying out the research topics, reviewing related literature, data collection and analysis, and so on.</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anagement Psych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ll focus on making students acquainted with theoretical knowledge of a manager and with psychological pieces of knowledge, which can be used in work of a manager, leader and entrepreneur and to concentrate on application of this knowledge in managerial work. The students should acquire concrete skills and social competence of a manager. The course is also aimed to acquisition of knowledge of work communication skills, to get through theory of conflicts and theirs solution, techniques of assertive behaviour and other managerial skill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Management Scien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4 Management Scie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introduces the techniques of decision making within a managerial context. Using these systematic approaches, the ability of problem solving in business management and management science can be improved.<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nagerial Accounting</text:p>
          </table:table-cell>
          <table:table-cell office:value-type="float" office:value="3" table:style-name="ce3">
            <text:p>3</text:p>
          </table:table-cell>
          <table:table-cell office:value-type="string" table:style-name="ce4">
            <text:p>upper division</text:p>
          </table:table-cell>
          <table:table-cell office:value-type="string" table:style-name="ce4">
            <text:p>BUS 307 Managerial Accounting</text:p>
          </table:table-cell>
          <table:table-cell office:value-type="string" table:style-name="ce4">
            <text:p>none</text:p>
          </table:table-cell>
          <table:table-cell office:value-type="string" table:style-name="ce4">
            <text:p>Upper Division<text:s/></text:p>
          </table:table-cell>
          <table:table-cell office:value-type="string" table:style-name="ce4">
            <text:p>Approved by V Kane</text:p>
          </table:table-cell>
          <table:table-cell office:value-type="string" table:style-name="ce4">
            <text:p>Learning how to applied knowledge accounting, personnel management within the organization to provide for analysis, judgment or decision-making, as well as the advantages and disadvantages of various cost system.</text:p>
          </table:table-cell>
          <table:table-cell table:number-columns-repeated="16375" table:style-name="ce1"/>
        </table:table-row>
        <table:table-row table:style-name="ro1">
          <table:table-cell office:value-type="date" office:date-value="2020-08-03T00:00:00" table:style-name="ce25">
            <text:p>2020/8/3</text:p>
          </table:table-cell>
          <table:table-cell office:value-type="string" table:style-name="ce26">
            <text:p>Managerial Accounting Practices of Small and Medium Enterprises<text:s/></text:p>
          </table:table-cell>
          <table:table-cell office:value-type="float" office:value="3" table:style-name="ce27">
            <text:p>3</text:p>
          </table:table-cell>
          <table:table-cell office:value-type="string" table:style-name="ce26">
            <text:p>Upper Division</text:p>
          </table:table-cell>
          <table:table-cell office:value-type="string" table:style-name="ce26">
            <text:p>BUS 307 Managerial Accounting</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26">
            <text:p>This course includes the theories and practices of managerial accounting for small and medium enterprises. It also provides cost-volume-profit analysis, decision making and planning knowledge. Furthermore, it includes the corporate performance evaluation of operations activities, managers and other employees in order to assess the competitive advantage of the enterprise organization. The business managerial accounting cases will be discussed for application in small and medium enterprises.</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Managerial 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1 Managerial Economics</text:p>
          </table:table-cell>
          <table:table-cell office:value-type="string" table:style-name="ce4">
            <text:p>GE CAT 5D Economics (non-business majors only)</text:p>
          </table:table-cell>
          <table:table-cell office:value-type="string" table:style-name="ce4">
            <text:p>Upper Division<text:s/></text:p>
          </table:table-cell>
          <table:table-cell table:style-name="ce4"/>
          <table:table-cell office:value-type="string" table:style-name="ce4">
            <text:p>Managerial Economics is a study of how to use limited resources to achieve cost-effective management science. In addition to managerial economics, essential basic knowledge of business people, non-business people should also learn and understand it. To achieve kill the mutant effect, students can be more accurate and more efficient when they make decision in the futur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rine Biology and Ecology</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3B Science</text:p>
          </table:table-cell>
          <table:table-cell office:value-type="string" table:style-name="ce4">
            <text:p>Upper Division<text:s/></text:p>
          </table:table-cell>
          <table:table-cell office:value-type="string" table:style-name="ce4">
            <text:p>JMA</text:p>
          </table:table-cell>
          <table:table-cell office:value-type="string" table:style-name="ce4">
            <text:p>This course presents an introduction to the marine biology and ecology. It attempts to raise questions about how marine organisms interact with their environment. The relationship between species diversity and ecological diversity, as well as the impacts of human activities on biodiversity, will also be emphasized. The course focuses on the green movement, ecological management, conservation, environmental science and ecosystem health to sustain the biodiversity for the present and future generations.&gt; 01. Introduction 02. Marine Envirionment 03. Marine Biological and Ecology 04. Marine Biodiversity of Taiwan 05. Ecosystems of Tidal Zone 06. Ecosystems of Coral Reef 07. Marine Producers 08. Marine Invertebrates 09. Marine Fishes 10. (Midterm Exam) 11. Marine Reptiles 12. Seabirds 13. Marine Mammals 14. Crisis of Marine Biodiversity 15. Marine Conservation and Restoration 16. Respect for Marine Life and their Enviroment 17. (Final Exam) 18. (Course Review and Feedback)<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rine Resource and Management<text:span text:style-name="T8"><text:s/></text:span></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subject wills introduction the marine resource and management. Commence to introduce the ocean environment, and marine life and ecology. Continue to present with the species, origin, biomass distribution, and migration of the marine resource. We will confer with the marine management that about the economy and environment. Finally they will know the value of the ocean, and treasure our ocean. The expected outcomes of this course, the teaching objectives to enable students to understand the application and development of marine resources, through practical in the (field trip) to make contact, to enhance students' understanding of the teaching content.</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rket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purpose of this course is to provide an introduction to the theories and practices in market analysis and demonstrate their applications to management problems. The most basic objectives of this course are to provide students with a broad introduction to market analysis concepts, the role of market analysis in society and in the firm and the various factors of decision-making.</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Market Research</text:p>
          </table:table-cell>
          <table:table-cell office:value-type="string" table:style-name="ce3">
            <text:p>unk</text:p>
          </table:table-cell>
          <table:table-cell office:value-type="string" table:style-name="ce4">
            <text:p>information not provided</text:p>
          </table:table-cell>
          <table:table-cell office:value-type="string" table:style-name="ce4">
            <text:p>BUS 434 Marketing Research<text: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major objective of the course is to instruct students the general concepts of Marketing, and how to conduct Market Survey to solve possible Marketing problems.<text:span text:style-name="T7"><text:s/></text:span><text:span text:style-name="T17">This course aims to help students understand the purpose, method and procedure of marketing research. By conducting a real world project from identifying research question, designing questionnaire, survey implementation and analysis to suggestion, students will be able to further grasp relevant theories and applications of this subject.</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rket Research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4 Marketing Research</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goal of course provides a balance between the technical and practical aspects of structural equation modeling (SEM). Some more advanced topics are also covered, including estimation of interactive effects of latent variables and multilevel SEM. The companion Web page offers downloadable syntax, data, and output files for each detailed example for EQS, LISREL, and Mplus, allowing readers to view the results of the same analysis generated by three different computer tool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arketing Channel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a systematic way to explore the theory and application of distribution management. This course is to discuss and analysis distribution management related cases that will help to improve the understating of logistics management. There is increasing of importance of distribution management in recently. To understand the entire concept of distribution management that can improve students interesting in the issues of distribution management. To develop students skills to analyze, organize and problem-solving of the systems of distribution management will help them in the future development of employment.</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arketing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20 Marketing Management</text:p>
          </table:table-cell>
          <table:table-cell office:value-type="string" table:style-name="ce4">
            <text:p>none</text:p>
          </table:table-cell>
          <table:table-cell office:value-type="string" table:style-name="ce4">
            <text:p>Upper Division<text:s/></text:p>
          </table:table-cell>
          <table:table-cell office:value-type="string" table:style-name="ce4">
            <text:p>BC/JMA</text:p>
          </table:table-cell>
          <table:table-cell office:value-type="string" table:style-name="ce4">
            <text:p>The overall objective of the course is to introduce the concept of marketing decisions in an organization and teach students to think like a marketer. To this end, we will:‧Understand the strategic role of marketing and develop the ability to define and analyze the marketing problems dealt with by managers, and‧Understand analytical concepts and techniques currently being used in marketing.</text:p>
          </table:table-cell>
          <table:table-cell table:number-columns-repeated="7" table:style-name="ce1"/>
          <table:table-cell table:style-name="ce42"/>
          <table:table-cell table:number-columns-repeated="16367"/>
        </table:table-row>
        <table:table-row table:style-name="ro1">
          <table:table-cell office:value-type="string" table:style-name="ce1">
            <text:p>PRIOR TO DATING</text:p>
          </table:table-cell>
          <table:table-cell office:value-type="string" table:style-name="ce4">
            <text:p>Marketing Management and Case Study<text:span text:style-name="T14"><text:s/></text:spa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20 Marketing Management</text:p>
          </table:table-cell>
          <table:table-cell office:value-type="string" table:style-name="ce4">
            <text:p>none</text:p>
          </table:table-cell>
          <table:table-cell office:value-type="string" table:style-name="ce4">
            <text:p>Upper Division<text:s/></text:p>
          </table:table-cell>
          <table:table-cell office:value-type="string" table:style-name="ce4">
            <text:p>BC</text:p>
          </table:table-cell>
          <table:table-cell office:value-type="string" table:style-name="ce4">
            <text:p>This course has two key thrusts. The first is a structure and methodology for analyzing the marketing management. The second thrust is presents and introductory example of marketing. Thus, this course presents methods and concepts that will help students to select relevant assets and competencies and to develop strategies in branding, advertising, distribution, etc. <text:s/>This<text:s/><text:span text:style-name="T42"><text:s/></text:span><text:span text:style-name="T43">course is intended to: develop your skills in marketing analysis, research, and strategy; familiarize you with the central decision variables of marketing;<text:s/></text:span><text:span text:style-name="T44">Product</text:span><text:span text:style-name="T43"><text:s/>(e.g., What features do customers care most about?, Should we sell the same product to women and men, or have two different designs?);<text:s/></text:span><text:span text:style-name="T44">Price</text:span><text:span text:style-name="T43"><text:s/>(e.g., How much should we charge? Should we offer quantity discounts?);<text:s/></text:span><text:span text:style-name="T44">Promotion</text:span><text:span text:style-name="T43"><text:s/>(e.g., How should we advertise our product?; Which features should we emphasize? What is the best way to make customers aware of our product? What image do we want to project?);<text:s/></text:span><text:span text:style-name="T44">Place</text:span><text:span text:style-name="T43"><text:s/>(e.g., Where should we sell this product - to wholesalers, to retailers, or directly to customers?</text:span></text:p>
          </table:table-cell>
          <table:table-cell table:number-columns-repeated="6" table:style-name="ce1"/>
          <table:table-cell table:style-name="ce10"/>
          <table:table-cell table:number-columns-repeated="16368" table:style-name="ce1"/>
        </table:table-row>
        <table:table-row table:style-name="ro1">
          <table:table-cell office:value-type="string" table:style-name="ce1">
            <text:p>PRIOR TO DATING</text:p>
          </table:table-cell>
          <table:table-cell office:value-type="string" table:style-name="ce4">
            <text:p>Marketing Planning Practi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s to discuss the essence of marketing planning systematically. Through the analysis of key concepts and practical application, the course intends to promote students’ ability to do marketing plan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arketing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4 Marketing Research</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Marketing Research is an marketing process that focuses on the manner in which an organization achieves sustainable market advantage. As the result, Marketing Research focuses on how all the separate functional disciplines in an organization work together to achieve this goal. The objective of this course is to adopt a "strategic" perspective of marketing effectiveness. The course provides students an opportunity to integrate the strategy marketing knowledge and skills from other classes.</text:p>
          </table:table-cell>
          <table:table-cell table:number-columns-repeated="6" table:style-name="ce10"/>
          <table:table-cell table:number-columns-repeated="16369" table:style-name="ce1"/>
        </table:table-row>
        <table:table-row table:style-name="ro1">
          <table:table-cell office:value-type="date" office:date-value="2020-02-20T00:00:00" table:style-name="ce22">
            <text:p>2020/2/20</text:p>
          </table:table-cell>
          <table:table-cell office:value-type="string" table:style-name="ce4">
            <text:p>Marketing Scien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30 Principles of Marketing</text:p>
          </table:table-cell>
          <table:table-cell office:value-type="string" table:style-name="ce4">
            <text:p>none</text:p>
          </table:table-cell>
          <table:table-cell office:value-type="string" table:style-name="ce4">
            <text:p>Upper Division<text:s/></text:p>
          </table:table-cell>
          <table:table-cell office:value-type="string" table:style-name="ce4">
            <text:p>BC/JMA</text:p>
          </table:table-cell>
          <table:table-cell office:value-type="string" table:style-name="ce4">
            <text:p>Introduction to basic marketing concepts and the nature of marketing activities in contemporary society and the firm. Covers marketing mix variables and decision processes involved when dealing with public agencies and corporations. Marketing concepts are integrated from the disciplines of behavioral science and economics, as well as from modern systems theory.</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arketing theory and research method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4 Marketing Research</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will consist of lecture topics, concept of research technique and marketing theory. The overall emphasis will be made on basic concept of consumer behavior and marketing. The students are expected to develop a comprehensive understanding of consumer behavior and to be able to critically select necessary techniques in their own research. This course is designed for the graduate and advanced undergraduate students interested in consumer behavior science even though without marketing background.</text:p>
          </table:table-cell>
          <table:table-cell table:number-columns-repeated="16375" table:style-name="ce1"/>
        </table:table-row>
        <table:table-row table:style-name="ro1">
          <table:table-cell office:value-type="date" office:date-value="2018-10-26T00:00:00" table:style-name="ce22">
            <text:p>2018/10/26</text:p>
          </table:table-cell>
          <table:table-cell office:value-type="string" table:style-name="ce4">
            <text:p>Mathematics of the living world</text:p>
          </table:table-cell>
          <table:table-cell office:value-type="string" table:style-name="ce3">
            <text:p>unk</text:p>
          </table:table-cell>
          <table:table-cell office:value-type="string" table:style-name="ce4">
            <text:p>information not provided</text:p>
          </table:table-cell>
          <table:table-cell office:value-type="string" table:style-name="ce4">
            <text:p>none</text:p>
          </table:table-cell>
          <table:table-cell office:value-type="string" table:style-name="ce4">
            <text:p>GE CAT 3A Mathematics IF 3 units or more</text:p>
          </table:table-cell>
          <table:table-cell office:value-type="string" table:style-name="ce4">
            <text:p>Lower division</text:p>
          </table:table-cell>
          <table:table-cell office:value-type="string" table:style-name="ce4">
            <text:p>JMA</text:p>
          </table:table-cell>
          <table:table-cell office:value-type="string" table:style-name="ce4">
            <text:p>Mathematics can be treated as a language, a communication approach, an art, and even a kind of living attitude. It is hard that students can understand the beauty of mathematics in the traditional mathematical related courses. The goal of the class is showing the natural events which students are familiar with via a mathematical approach. The topics will include the growth and form of natural individuals and their behavioural in multiple aspects. The discussion groups will be held in the class to explore the mechanisms of the Nature through a mathematical approach. Students will be expected that they can treat mathematics as a philosophy system instead of a collection of boring figures and symbol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edia Ethics</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will introduce students to the mass media, including books, newspapers and journalism, magazines, movies, broadcasting, television, internet, and hope students can understand the mass media and improve their critical consciousness and reflexivity in understanding media<text:span text:style-name="T14">.</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edia Literacy (Version 1)</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Major purposes of the course include below: <text:s/>First, to help students understand the ecology of Taiwan’s media environment, including radio, TV, Journalism, film, advertising, and so on. Second, to train the students to think, discuss and even judge the news happened on his/her daily lives. In Class, we ask and encourage students to pose their opinions about the Taiwan’s media problems on the Internet, and also hoping them to invite their family members or friends to get in on the discussion. Third, there is also a very special design of the class, that’s, students who take the course should participate the social movement related to the media reformation once time. They need to form a team, write a plan, and make the plan come true within the semester. And, in the end of the class, they all have to show the achievements they have achieved in the semester to let others know. To sum up, students take the course will understand the media ecology of Taiwan, and in the future we hope them be more care about the development of Taiwan’s varieties of media.</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edia Literacy Version 2</text:p>
          </table:table-cell>
          <table:table-cell office:value-type="float" office:value="2" table:style-name="ce3">
            <text:p>2</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is designed to be divided into three stages , the ability to recognize and interpret through the media , culture problems found first phase of " media literacy " ; the second stage " media criticism " is the training capacity to analyze problems ; and finally, the third stage " media reform " is to develop the ability to solve problems . Means for students to have found a media phenomenon from everyday life issues and analysis and try to take advantage of existing life limited resources to practical action to address , in order to improve quality and improve the social and cultural development of civil society .</text:p>
          </table:table-cell>
          <table:table-cell table:number-columns-repeated="16375" table:style-name="ce1"/>
        </table:table-row>
        <table:table-row table:style-name="ro3">
          <table:table-cell office:value-type="string" table:style-name="ce1">
            <text:p>PRIOR TO DATING</text:p>
          </table:table-cell>
          <table:table-cell office:value-type="string" table:style-name="ce4">
            <text:p>Menciu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From the perspective of history of Confucianism philosophy, the significance of Mencius was recognized firmly by the time of Song Dynasty. Along with Neo-Confucianism’s booming, Mencius philosophy was also gradually became more prominent historically, and then even became the mainstream of Confucianism. Even more, the contemporary Neo-Confucianism’s interpretations to Mencius philosophy are enable it to show various aspects. From the angle of common knowledge, Mencius is generally well-known as a originator of the concept “Hsing-shan<text:span text:style-name="T6">（</text:span><text:span text:style-name="T7">Human nature is good</text:span><text:span text:style-name="T6">）</text:span><text:span text:style-name="T7">”. However, the significance of his assertion “The Four budding of Mind” in Confucianism and value practice of benevolent heart build benevolent government are rarely known by people, therefore, as one course of general knowledge, this course will help students to understand the basic theories of Mencius philosophy, moreover, to learn the Mencius philosophical reflections on modern issues, furthermore, to guide students to understand more about Mencius</text:span><text:span text:style-name="T6">。</text:span></text:p>
          </table:table-cell>
          <table:table-cell table:number-columns-repeated="6" table:style-name="ce10"/>
          <table:table-cell table:number-columns-repeated="16369" table:style-name="ce1"/>
        </table:table-row>
        <table:table-row table:style-name="ro1">
          <table:table-cell office:value-type="string" table:style-name="ce14">
            <text:p>PRIOR TO DATING</text:p>
          </table:table-cell>
          <table:table-cell office:value-type="string" table:style-name="ce4">
            <text:p>Methods of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This course introduces basic concepts and tools of research methods and cultivates essential competences for writing theses. Through reading and discussing exemplary articles as well as in-class presentation, students will understand the planning of research topic and questions, literature analysis and review, research design, and data analysis.</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icroeconomics</text:p>
          </table:table-cell>
          <table:table-cell office:value-type="float" office:value="3" table:style-name="ce3">
            <text:p>3</text:p>
          </table:table-cell>
          <table:table-cell office:value-type="string" table:style-name="ce4">
            <text:p>lower division</text:p>
          </table:table-cell>
          <table:table-cell office:value-type="string" table:style-name="ce4">
            <text:p>BUS 201 Microeconomics</text:p>
          </table:table-cell>
          <table:table-cell office:value-type="string" table:style-name="ce4">
            <text:p>GE CAT 5D Economics (non-business majors only)</text:p>
          </table:table-cell>
          <table:table-cell office:value-type="string" table:style-name="ce4">
            <text:p>Lower Division</text:p>
          </table:table-cell>
          <table:table-cell office:value-type="string" table:style-name="ce4">
            <text:p>Approved by V Kane</text:p>
          </table:table-cell>
          <table:table-cell office:value-type="string" table:style-name="ce4">
            <text:p>This course provides microeconomic issues by analyzing applications of the theory. In order to effectively study microeconomic issues we will use differing mathematical techniques including calculus and lagrangian multipliers. Topics will include the theory of supply and demand, consumer behavior, production decision, market structure and game theory etc..</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igration and Modern Socie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A Anthropology</text:p>
          </table:table-cell>
          <table:table-cell office:value-type="string" table:style-name="ce4">
            <text:p>Lower Division</text:p>
          </table:table-cell>
          <table:table-cell office:value-type="string" table:style-name="ce4">
            <text:p>JMA</text:p>
          </table:table-cell>
          <table:table-cell office:value-type="string" table:style-name="ce4">
            <text:p>（1）Other culture. （2）Understanding the interaction between migration and Other culture.（3）Exploring the relationship between gender and migratio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indfulness and Emotion Management</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text:s/>In recent years, mindfulness was getting popular in education system of west countries, lots of researcher and coach use mindfulness techniques for various purposes to help college students to improve their abilities of attention and awareness<text:span text:style-name="T7">. With evident scientific proof raised in modern west academy and research institute, this course aim for those who engaged in this program to cultivate the ability of concentration, and lead them investigate the reality in the events of daily life which bring better quality with joyfulness and peacefulness for everyday life.</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indfulness and Hypnosis based Stress Reduction</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Mindfulness therapy which originated from ancient Buddhism was introduced to now and has adopted by modern medical a psychological area as a healing technique. Besides, Hypnosis also is a kind of useful technique to making human potential development. This course will demonstrate both Mindfulness and Hypnosis in practical utility. We will show the systems of meditative practice taught in Buddhist traditions, focusing on mindfulness as the key component in the Buddhist doctrinal framework. Besides, We will show the systems of Hypnosis practice taught in Modern medical and psychological fields, focusing on Hypnotherapy as the key component in the new framework.</text:p>
          </table:table-cell>
          <table:table-cell table:number-columns-repeated="16375" table:style-name="ce1"/>
        </table:table-row>
        <table:table-row table:style-name="ro1">
          <table:table-cell office:value-type="date" office:date-value="2019-06-01T00:00:00" table:style-name="ce16">
            <text:p>2019/6/1</text:p>
          </table:table-cell>
          <table:table-cell office:value-type="string" table:style-name="ce17">
            <text:p>Mindfulness based Suffering Therapy</text:p>
          </table:table-cell>
          <table:table-cell office:value-type="float" office:value="3" table:style-name="ce18">
            <text:p>3</text:p>
          </table:table-cell>
          <table:table-cell office:value-type="string" table:style-name="ce17">
            <text:p>third year</text:p>
          </table:table-cell>
          <table:table-cell office:value-type="string" table:style-name="ce17">
            <text:p>none</text:p>
          </table:table-cell>
          <table:table-cell office:value-type="string" table:style-name="ce4">
            <text:p>GE CAT 7 Wellness</text:p>
          </table:table-cell>
          <table:table-cell office:value-type="string" table:style-name="ce17">
            <text:p>Upper Division<text:s/></text:p>
          </table:table-cell>
          <table:table-cell office:value-type="string" table:style-name="ce17">
            <text:p>JMA</text:p>
          </table:table-cell>
          <table:table-cell office:value-type="string" table:style-name="ce17">
            <text:p>This subject, MM(Mindfulness Meditation) examines the systems of meditative practice taught in Buddhist traditions, focusing on mindfulness as the key component in the Buddhist doctrinal framework. It explores the theoretical foundations for meditative practice as well as the practical methods and techniques of meditation and it also looks at the variety of applications of mindfulness in new contexts and environments. The course places emphasis both on theory and on practice: apart from the study and critical examination of primary and secondary sources on Buddhist meditation, the students also explore several techniques and aspects of mindfulness in practice. They are expected to devote one-two hours per day to the practice of mindfulness and record and reflect on their experiences</text:p>
          </table:table-cell>
          <table:table-cell table:number-columns-repeated="2" table:style-name="ce19"/>
          <table:table-cell table:number-columns-repeated="5" table:style-name="ce20"/>
          <table:table-cell table:style-name="ce21"/>
          <table:table-cell table:number-columns-repeated="16367"/>
        </table:table-row>
        <table:table-row table:style-name="ro1">
          <table:table-cell office:value-type="date" office:date-value="2018-10-26T00:00:00" table:style-name="ce22">
            <text:p>2018/10/26</text:p>
          </table:table-cell>
          <table:table-cell office:value-type="string" table:style-name="ce4">
            <text:p>Mindfulness Medit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 7 Wellness</text:p>
          </table:table-cell>
          <table:table-cell office:value-type="string" table:style-name="ce4">
            <text:p>Lower division</text:p>
          </table:table-cell>
          <table:table-cell office:value-type="string" table:style-name="ce4">
            <text:p>JMA</text:p>
          </table:table-cell>
          <table:table-cell office:value-type="string" table:style-name="ce4">
            <text:p>By means of Knowing and learning Mindfulness Meditation, this course helps students to develop their inner talent which enhancingthe ability of self-awareness and emotional adjustment, moreover, and bringing self-knowing and harmony of relation to the other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indfulness Tea-Chan</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7 Wellness</text:p>
          </table:table-cell>
          <table:table-cell office:value-type="string" table:style-name="ce4">
            <text:p>Upper Division<text:s/></text:p>
          </table:table-cell>
          <table:table-cell office:value-type="string" table:style-name="ce4">
            <text:p>JMA</text:p>
          </table:table-cell>
          <table:table-cell office:value-type="string" table:style-name="ce4">
            <text:p>The course we presented this semester will combine Mindfulness techniques with Tea Arts which originated from ancient Chinese culture of daily folk living. Including the techniques of various Mindfulness based stress reduction, spirituality of Tea Chan as well as meditation practice, these contents mentioned above will be shown in this course. With the coordinated practice of five senses involved in Tea Chan, we look forward to accomplish personal well-being with happiness and joyfulness, and bring people better quality for their career, social as well as family life.<text:s/></text:p>
          </table:table-cell>
          <table:table-cell table:number-columns-repeated="16375" table:style-name="ce1"/>
        </table:table-row>
        <table:table-row table:style-name="ro1">
          <table:table-cell office:value-type="date" office:date-value="2020-08-03T00:00:00" table:style-name="ce25">
            <text:p>2020/8/3</text:p>
          </table:table-cell>
          <table:table-cell office:value-type="string" table:style-name="ce26">
            <text:p>Modern Diplomatic History</text:p>
          </table:table-cell>
          <table:table-cell office:value-type="float" office:value="3" table:style-name="ce27">
            <text:p>3</text:p>
          </table:table-cell>
          <table:table-cell office:value-type="string" table:style-name="ce26">
            <text:p>Upper division</text:p>
          </table:table-cell>
          <table:table-cell office:value-type="string" table:style-name="ce26">
            <text:p>none</text:p>
          </table:table-cell>
          <table:table-cell office:value-type="string" table:style-name="ce26">
            <text:p>GE CAT 3 History</text:p>
          </table:table-cell>
          <table:table-cell office:value-type="string" table:style-name="ce26">
            <text:p>Upper Division<text:s/></text:p>
          </table:table-cell>
          <table:table-cell office:value-type="string" table:style-name="ce26">
            <text:p>JMA</text:p>
          </table:table-cell>
          <table:table-cell office:value-type="string" table:style-name="ce26">
            <text:p>The course provides an overview of modern diplomatic history, mainly during the 20th century. It is divided into two parts. The first part provides an introduction into Western Countries' diplomatic history and the practice of diplomacy and negotiations. The second part introduces the diplomatic history of the late Chin Dynasty to the beginning of the ROC. It discusses cases of successful diplomacy and/or failed diplomacy. The focus are on alliances, wars and their causes, treaties and agreements, the League of Nations, the UN, and other events, organizations and documents of importance to understanding world relations during the past 125 years.</text:p>
          </table:table-cell>
          <table:table-cell table:number-columns-repeated="6" table:style-name="ce21"/>
          <table:table-cell table:number-columns-repeated="2" table:style-name="ce28"/>
          <table:table-cell table:number-columns-repeated="16367"/>
        </table:table-row>
        <table:table-row table:style-name="ro1">
          <table:table-cell office:value-type="date" office:date-value="2018-10-26T00:00:00" table:style-name="ce22">
            <text:p>2018/10/26</text:p>
          </table:table-cell>
          <table:table-cell office:value-type="string" table:style-name="ce4">
            <text:p>Modern Energy<tex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his course aims to introduce the types, basic properties and applications of various energies. Modern energy technologies and their applications in electric power generation will be introduced. Advantages and disadvantages of different energy resources for electric power generation will also be analyzed and discussed in this cours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odernity and Modern Political Thoughts</text:p>
          </table:table-cell>
          <table:table-cell office:value-type="float" office:value="2" table:style-name="ce3">
            <text:p>2</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After the Enlightenment period, the development of human reason began a major turning point. This course is to explore , in this historical situation , we humans do what thinking and responses , respectively, from a variety of perspectives of political, economic , social and cultural analyzes of modernity brought about consequences and influence through a forming interdisciplinary field of comprehensive vision to establish the depth of Modern basic capabilities related issues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oney &amp; Banking</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Reviewed by VLK/JMA</text:p>
          </table:table-cell>
          <table:table-cell office:value-type="string" table:style-name="ce4">
            <text:p>The main purpose of this course is discussing and comprehending topics in money and banking. The issues include theoretical discuss and practical application. Through this course, the students will have more clearly understanding the practical application and development of money and banking.</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oney and Bank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main purpose of this course is discussing and comprehending topics in money and banking. The issues include theoretical discuss and practical application. Through this course, the students will have more clearly understanding the practical application and development of money and banking.</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Morphology and Syntax</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ANG 220 Structure of Modern English</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otivation &amp; Leadership</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will provide students with the knowledge, skills, and foundations of leadership and Motivation in organizations. Students will apply leadership theories, concepts, and skills to leading and motivating individuals and groups and will elicit high performance from individuals, teams, and organizations.</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date" office:date-value="2020-08-03T00:00:00" table:style-name="ce25">
            <text:p>2020/8/3</text:p>
          </table:table-cell>
          <table:table-cell office:value-type="string" table:style-name="ce26">
            <text:p>Multilingualism<text:s/></text:p>
          </table:table-cell>
          <table:table-cell office:value-type="float" office:value="3" table:style-name="ce27">
            <text:p>3</text:p>
          </table:table-cell>
          <table:table-cell office:value-type="string" table:style-name="ce26">
            <text:p>Lower Division</text:p>
          </table:table-cell>
          <table:table-cell office:value-type="string" table:style-name="ce26">
            <text:p>none</text:p>
          </table:table-cell>
          <table:table-cell office:value-type="string" table:style-name="ce26">
            <text:p>none</text:p>
          </table:table-cell>
          <table:table-cell office:value-type="string" table:style-name="ce26">
            <text:p>Lower Division</text:p>
          </table:table-cell>
          <table:table-cell office:value-type="string" table:style-name="ce26">
            <text:p>JMA</text:p>
          </table:table-cell>
          <table:table-cell office:value-type="string" table:style-name="ce26">
            <text:p>This course focuses on issues central to the phenomenon of multilingualism. Students will learn to evaluate sociological and psychological claims about the multilingual experience, and appreciate the implications of these claims on the social perception of multilingual in different societies. Topics covered include bilingual/multilingual language acquisition, cognitive and social effects of multilingualism, multilingual literacy skills, multilingual linguistic memory, multilingual in special population, bilingual education, multilingualism and language identity, and the testing of multilingual performance.</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Multimedia Web Design</text:p>
          </table:table-cell>
          <table:table-cell office:value-type="string" table:style-name="ce3">
            <text:p>3</text:p>
          </table:table-cell>
          <table:table-cell office:value-type="string" table:style-name="ce4">
            <text:p>lower division</text:p>
          </table:table-cell>
          <table:table-cell office:value-type="string" table:style-name="ce4">
            <text:p>BUS 241 Web Design &amp; Development</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本課程為基礎的網頁設計入門，主要範圍包括網站架設的規劃、HTML網頁語法、多媒體處理技術與網頁編排等，課程設計以實作導向為主，讓學生動手製作各類型的網頁。</text:p>
          </table:table-cell>
          <table:table-cell office:value-type="string" table:style-name="ce1">
            <text:p>BUS 241</text:p>
          </table:table-cell>
          <table:table-cell table:number-columns-repeated="16374" table:style-name="ce1"/>
        </table:table-row>
        <table:table-row table:style-name="ro1">
          <table:table-cell office:value-type="string" table:style-name="ce1">
            <text:p>PRIOR TO DATING</text:p>
          </table:table-cell>
          <table:table-cell office:value-type="string" table:style-name="ce4">
            <text:p>Multivariate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ncluding basic concept of statistic and advance statistic analysis, skill of SPSS for factor analysis and ANOVA is requirement in the course.<text:s/></text:p>
          </table:table-cell>
          <table:table-cell table:number-columns-repeated="2" table:style-name="ce14"/>
          <table:table-cell table:number-columns-repeated="16373" table:style-name="ce1"/>
        </table:table-row>
        <table:table-row table:style-name="ro4">
          <table:table-cell office:value-type="string" table:style-name="ce1">
            <text:p>PRIOR TO DATING</text:p>
          </table:table-cell>
          <table:table-cell office:value-type="string" table:style-name="ce4">
            <text:p>Music Appreciation</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Classical Music” is somehow close yet in a distance to many people. From TV commercials, we can hear passages of famous classical repertoire very often. But not everyone could name them. The goal of this course is to guide non-music-major students to understand classical music and enjoy listening to it. Courses will cover music from periods of Medieval, Renaissance, Baroque, Classical, Romantic, and 20<text:span text:style-name="T45">th</text:span><text:span text:style-name="T14"><text:s/>century.</text:span></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usic Appreciation : Orchestral Works</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6A Fine Arts</text:p>
          </table:table-cell>
          <table:table-cell office:value-type="string" table:style-name="ce4">
            <text:p>Upper Division<text:s/></text:p>
          </table:table-cell>
          <table:table-cell office:value-type="string" table:style-name="ce4">
            <text:p>JMA</text:p>
          </table:table-cell>
          <table:table-cell office:value-type="string" table:style-name="ce4">
            <text:p>Orchestra is developmented in the 16th and 17th century, with vocal and instrumental music.In 18th century, Haydn established a form of orchestral performances; until 19th to 20th century, there were many outstanding works. This course is will introduce students to understand the different periods of the composer's orchestral works and musical style, and then be able to achieve the purpose of listening to music.</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usic Appreciation: from Classical to Popular</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6A Fine Arts</text:p>
          </table:table-cell>
          <table:table-cell office:value-type="string" table:style-name="ce4">
            <text:p>Upper Division<text:s/></text:p>
          </table:table-cell>
          <table:table-cell office:value-type="string" table:style-name="ce4">
            <text:p>JMA</text:p>
          </table:table-cell>
          <table:table-cell office:value-type="string" table:style-name="ce4">
            <text:p>This particular course is a continuation of “Music Appreciation-part 1: Classical Music” in the last semester. After hundreds of years’ realization of Classical music, performers of nowadays tend to create new sparks and excitements in the forms of performance. Classical instruments along with modern technology such as LED lights and multimedia synchronization always attract more attention from not only the Classical Music lovers but also the people who are not used to get contact with the “high-leveled” Classical Music. <text:s/>Contents of this course will be demonstrations of crossover music performers, composer, and arrangers who have mostly been taken Classical Music trainings since they were younger.</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Music of Travel Ima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the travel image of tourists' views or touches in a place.It maybe connects the travel motivation and travel benefit, and it is a moderator between travel motivation and travel benefit. By case study, we can know how to analyze the music travel image, and get more travel benefit in a trip.The topics of Travel Image at least include the issues as follows.1. natural image 2. cultural image 3. social image 4. facilities image 5. special image</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Narrative Depth Reports</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December 1995﹐Fo Guang Shan to initiated ”Million Xingxue” plan, through the charity bazaar, righteous sing , recycling , fundraising , millions of <text:s/>people copied by the Buddhist <text:s/>literature, garden party, <text:s/>fundraising activities , one after another founder of <text:s/>Nanhua University and <text:s/>Fo Guang University , University of <text:s/>the West , NanTien University. Of <text:s/>this course is <text:s/>to <text:s/>Fo Guang Shan schools is the”Million Xingxue” activites for <text:s/>teaching spindle selected normal way, recycling，bazaar moon cake ,medicant line foot <text:s/>four-oriented, in-depth <text:s/>interviews and reports over the years continued to take practical action to support the ”Million Xingxue” plan volunteers by actual interviews and <text:s/>interaction to help students develop <text:s/>intentions to observe the development of social charity and coverage of the news ,and get to know and understand the concept of participation in social activites and social care pottery student the compassion literacy.</text:p>
          </table:table-cell>
          <table:table-cell table:number-columns-repeated="16375" table:style-name="ce1"/>
        </table:table-row>
        <table:table-row table:style-name="ro1">
          <table:table-cell office:value-type="date" office:date-value="2020-07-20T00:00:00" table:style-name="ce22">
            <text:p>2020/7/20</text:p>
          </table:table-cell>
          <table:table-cell office:value-type="string" table:style-name="ce2">
            <text:p>National Security and Strategic Studies</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e purpose of the course is to systematically introduce the issues related to national security and strategy. This course will discuss how a state designs its strategies of survival and development to ensure its national security in the international system. This course will also introduce the designing of national security and strategies of the major powers in the contemporary world.</text:p>
          </table:table-cell>
          <table:table-cell table:style-name="ce14"/>
          <table:table-cell table:number-columns-repeated="16374" table:style-name="ce1"/>
        </table:table-row>
        <table:table-row table:style-name="ro1">
          <table:table-cell office:value-type="string" table:style-name="ce1">
            <text:p>PRIOR TO DATING</text:p>
          </table:table-cell>
          <table:table-cell office:value-type="string" table:style-name="ce4">
            <text:p>Natural Disaster Prevention and First Aid</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In order to respond to the extreme change of climate by global warming. This course introduced that the natural disaster creates to the human life and property major harm. The social function has the destruction to cause the economy and environment has seriously harmed. Training student's emergency management when disaster happend, and penetrates the study, plan and other prevention work. Uses the existing resources to display self-help ability after the disaster occurred. In order to reduce the loss of life and property.(中英文概述過長，無法存檔。)</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Natural Farming</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focuses on organic farming, asking students to face and to solve problems by their hands. Students will not only experience the life as farmers, but also the balance and the peace of Mother Nature. I will add agricultural knowledge to “entertain” and to inspire studying desire. However, hand-on experience is what I expect the students to have at the end of a semester. The focus of the course will be on the four principles of organic agriculture defined by IFOAM (International Federation of Organic Agriculture Movements), which are the principle of health, the principle of ecology, the principle of fairness, the principle of care, in order to help students to understand step-by-step the importance of agricultural activity and environmental sustainability.</text:p>
          </table:table-cell>
          <table:table-cell table:number-columns-repeated="16375" table:style-name="ce1"/>
        </table:table-row>
        <table:table-row table:style-name="ro3">
          <table:table-cell office:value-type="date" office:date-value="2020-08-03T00:00:00" table:style-name="ce25">
            <text:p>2020/8/3</text:p>
          </table:table-cell>
          <table:table-cell office:value-type="string" table:style-name="ce26">
            <text:p>Negotiation<text:span text:style-name="T19">：</text:span><text:span text:style-name="T14">Theory and Practice</text:span></text:p>
          </table:table-cell>
          <table:table-cell office:value-type="float" office:value="3" table:style-name="ce27">
            <text:p>3</text:p>
          </table:table-cell>
          <table:table-cell office:value-type="string" table:style-name="ce26">
            <text:p>Upper Division</text:p>
          </table:table-cell>
          <table:table-cell office:value-type="string" table:style-name="ce26">
            <text:p>Business Elective</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26">
            <text:p>The meaning of negotiation; The function of negotiation; The essence of negotiation; sThe skills of negotiation; The difference international business negotiation; The essence of international business negotiation; The different negotiating styles of different people; How to choose the location of international business negotiation; How to pick appropriate time of international business negotiation; How to conduct international business negotiation; How to prepare international business negotiation</text:p>
          </table:table-cell>
          <table:table-cell table:number-columns-repeated="6"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Non-profit organization of human resource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equip students with basic concepts of nonprofit human resource management and cultivate essential managerial competences for effective human resource management. Through literature review, case studies, role playing, and project report, students can understand human resource management knowledge and practices related to task analysis, recruitment and selection, training and development, compensation and benefits, stress management, career planning, and labor relation.<text:s text:c="4"/></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Nonprofit Organization Management Strate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objectives of this course is two fold: 1) develop students the habit of conducting strategic thinking, to understand the particular positioning of NPOs; 2) equip students with the necessary analytical framework to act as strategic managers in building organizational capabilities and linking with the external value network.</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Nonprofits fundraising top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basic concepts, principles, and techniques of fundraising in nonprofit organizations. Through case studies and projects, students develop competences for planning, executing and evaluating fundraising activities as well as effectively strengthen research acquisition and donor relationship.</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Observing and Recording the Behavior of Young Childre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Purpose of this class is to help students understand and apply basic knowledge and methods of observation and record, in order to understand children's development and learning status. Also, learn to connect child development theories and observation data, and apply the data to understand and solve children's behavior problems to improve children's health development or change children's declination behaviors.<tex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peration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4 Management Scie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Opration management is one of the basic areas of business management. In order to adapt to an increasingly competitive environment, we must use <text:s/>appropriate management system to achieve timely delivery, low cost, high efficiency, quality and moderately elastic state .<text:s/></text:p>
            <text:p>This course is focus on <text:s/>the case studey in domestic firms, for example, to enable students to work through the system's management understood that each enterprise can have a whole concept of operating systems, and the ability to judge and practical application.</text:p>
            <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Operations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4 Management Scien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Operations research, <text:s/>employing techniques from other mathematical sciences, such as mathematical modeling, statistical analysis, and mathematical optimization, operations research arrives at optimal solutions to complex decision-making problems.<text:s/></text:p>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ptimization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o introduce the categories of research methods and analysis, and the research process, and to train PhD candidates for the attainment of research paper writing.<text:s/></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2">
            <text:p>Oral Communication</text:p>
          </table:table-cell>
          <table:table-cell office:value-type="float" office:value="3" table:style-name="ce3">
            <text:p>3</text:p>
          </table:table-cell>
          <table:table-cell office:value-type="string" table:style-name="ce4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KO</text:p>
          </table:table-cell>
          <table:table-cell table:style-name="ce4"/>
          <table:table-cell table:number-columns-repeated="16375" table:style-name="ce1"/>
        </table:table-row>
        <table:table-row table:style-name="ro1">
          <table:table-cell office:value-type="string" table:style-name="ce1">
            <text:p>PRIOR TO DATING</text:p>
          </table:table-cell>
          <table:table-cell office:value-type="string" table:style-name="ce4">
            <text:p>Organization Behavior</text:p>
          </table:table-cell>
          <table:table-cell table:style-name="ce3"/>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is course help students learn some relevant behavior skills by utilizing multi-media teaching materials. To provide the students with macro and micro viewpoints of organizational natur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rganization Development and Chan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explores the issues in organization management and organization behavior both from theory and practice perspectives. The issues related to this course include models of change, project planning, techniques in practice, organization learning, organization communication, conflict management, culture of organization and leadership in organization. Apart from lectures by teachers, students are required to outline the academic articles, join group discussions and write essays to develop their capabilities in analyzing the organizational development and changes and applying leadership skills in organization.<text:s/></text:p>
            <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rganization Effectiveness and Assessment</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ould adopt a wide range of financial and nonfiancial information disclosure, to lead the class discussion as how to assess the performance of NPOs. <text:s/>Introductory and managerial accounting course is the pre-requisite before taking this advanced seminar.<text:s/></text:p>
            <text:p><text:s text:c="3"/></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rganization Eth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70 Business Philosophy &amp; Ethics</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Individuals and organizations encounter ethical issues and need to judge the rightfulness of their actions. Unlike lawfulness, ethical values have no legal power and yet may produce huge beneifts in organizational achievements and individual career peformances. <text:s text:c="2"/>Creative industries stress creativity, communication and cooperation among the pratictioners. This course covers the pressing issues often related to these industruial features. It motivates students to think, discuss and learn about the nature of the ethical issues and their potential solution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rganization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20 Organization &amp;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course Organizational Management deals with the theory and practice of organizational processes forms of organizing and their management. Therefore, the course aims to introduce the importance of organizational management, organizational behavior theories, concepts and examples, and guide students to use organizational theory to analyze organizational behavior of various phenomena.</text:p>
          </table:table-cell>
          <table:table-cell table:number-columns-repeated="6" table:style-name="ce10"/>
          <table:table-cell table:number-columns-repeated="16369"/>
        </table:table-row>
        <table:table-row table:style-name="ro1">
          <table:table-cell office:value-type="string" table:style-name="ce1">
            <text:p>PRIOR TO DATING</text:p>
          </table:table-cell>
          <table:table-cell office:value-type="string" table:style-name="ce4">
            <text:p>Organization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on major theoretical approaches to organization theory (OT) with the basic assumptions, concepts and theories. The main objective of the course is to familiarize students in classical Influences on Organization Theory、Neoclassical Theory、Structural Organization Theory and Conception of Environments. Paper discussion is to highlight the main issues in and across the readings, to clarify main points of OT that come up.</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Orientalism, Otherness, &amp; Postcolonial Literatur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iterature concentration: GREAT WORKS</text:p>
          </table:table-cell>
          <table:table-cell office:value-type="string" table:style-name="ce4">
            <text:p>none</text:p>
          </table:table-cell>
          <table:table-cell office:value-type="string" table:style-name="ce4">
            <text:p>Lower Division</text:p>
          </table:table-cell>
          <table:table-cell office:value-type="string" table:style-name="ce4">
            <text:p>M Grosso</text:p>
          </table:table-cell>
          <table:table-cell office:value-type="string" table:style-name="ce4">
            <text:p>The purpose of this course is to introduce students to the social and cultural phenomena of certain periods in Western history through literary works. The study will focus on some leading concepts in postcolonial scholarship along with some major postcolonial authors. Students are expected to understand essential terms like orientalism, otherness, silence, hybridity, nationalism through a discussion of literary forms of fiction, autobiography, film that are produced during the contact phase and from the global periphery and the diasporic critics and author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Outlaws of the Marsh<text:s/></text:p>
          </table:table-cell>
          <table:table-cell office:value-type="float" office:value="3" table:style-name="ce3">
            <text:p>3</text:p>
          </table:table-cell>
          <table:table-cell office:value-type="string" table:style-name="ce4">
            <text:p>second year</text:p>
          </table:table-cell>
          <table:table-cell office:value-type="string" table:style-name="ce4">
            <text:p>none (MG)</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5">
            <text:p>“Outlaws of the Marsh” is a full-length novel about Chinese folk culture and social structure. Its characters, chivalrous tradition shaped the tradition of civil society in China. The purpose of this course is to reflect on the structure of Chinese society through reading<text:span text:style-name="T38">“Outlaws of the Marsh”</text:span>.</text:p>
          </table:table-cell>
          <table:table-cell table:number-columns-repeated="2" table:style-name="ce4"/>
          <table:table-cell table:number-columns-repeated="16373" table:style-name="ce1"/>
        </table:table-row>
        <table:table-row table:style-name="ro1">
          <table:table-cell office:value-type="date" office:date-value="2020-02-07T00:00:00" table:style-name="ce22">
            <text:p>2020/2/7</text:p>
          </table:table-cell>
          <table:table-cell office:value-type="string" table:style-name="ce4">
            <text:p>Outlook to the Ocea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deals with two major themes: "An outlook to the ocean - Viewing the Development Track of Marine Science in Taiwan" and "An outlook to the ocean - From Science to Industry". Scholars from different generations over the past 30 years and from different fields of marine sciences, including marine physics, chemistry, economy, law and politics, fisheries, archaeology and education, were invited to share their own experience and achievements in teaching and research. They will share with students how they got involved with their research topics, how to conduct their research, what kind of scientific knowledge has been obtained, what kind of research has been applied to industrial products. This course will also concerns marine knowledge closely related to our life. The content of this course is multi-faceted, both basic and practical, both academic and popular; it has a lifelong value.</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arent Educat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Outcomes: understand the basic concepts of parenting education; understand the theories of parenting education; explore the techniques and art of parent discipline; analyze the design of parenting education; analyze the issues in parenting for children with special needs.<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articipant Learning on Western Language and Cultur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Western Culture and English program will give students confidence, independence and international cultural experience. Students will:</text:p>
            <text:p>- Communicate confidently with people from different countries.- Be immersed in an English speaking environment.- Learn about Australian culture in business, academic and social settings.<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erformance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has an introduction to performance management system, performance management system design and implementation, performance tracking and improvement plans. <text:s/>And then utilizes the cases studies of famous enterprise's performance management systems to increasing the student's cognition to the performance management and skills for application performance management practice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ersonal financial management</text:p>
          </table:table-cell>
          <table:table-cell office:value-type="float" office:value="2" table:style-name="ce3">
            <text:p>2</text:p>
          </table:table-cell>
          <table:table-cell office:value-type="string" table:style-name="ce4">
            <text:p>fourth year</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Financial management is one important issue in today's life. How to implement the issue in life, costdown and, make money rolling in, establish the correct concept of money-oriented fiscal stance is the primary objective of the course. The first strategy is to know the financial goods and physical goods, such as deposit, credit cards, insurance, stock investment, gold, real estate and other goods. Furthermore, to understand what is the rate of return and risk, well-planned life of wealth needed to regularly review investment portfolio commodity content, concern the financial news developments, future industry trends, creating wealth for i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ersonal Wealth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How to face the low-wage high inflation era, and how to do clever and simple financial investment, is now an integral part of basic professional issue to learn. This course is easy to learn the correct and effective investment and financial management knowledge and provide some case studies to help you how to master your competitive ability to read and write practical issue. The main object is to establish the ability in analyzing,self-learning and for-sighting the trend of international financial development and having the ability in analyzing the investment strategy and avoiding the risk. In addition, to establish the ability in dealing with the things matched with the law and logical thinking, in addition, having the basic analyzing,self-learning and for-sighting ability to construct their advantageous competitiveness.The Syllabus of Personal Wealth Management Teaching Objects The main object is to establish the ability in analyzing, self-learning and for-sighting the trend of international financial development and having the ability in analyzing the investment strategy and avoiding the risk. In addition, the main object is to establish the ability in dealing with the things matched with the law and logical thinking, in addition, having the basic analyzing, self-learning and for-sighting ability to construct their advantageous competitiveness. This course included the industry instructor's experiences and discussion for three weeks. <text:s/>How to face the low-wage high inflation era, and how to do clever and simple financial investment, is now an integral part of basic professional issue to learn. Teaching Purposes 1. To enhance the ability in operating and managing the basic theory and application method to analyze the personal-financial method. 2. To enhance the ability in solving problems and lead to enhance the analyzing the personal-financial method through this course. 3. To establish the ability in analyzing, self-learning and thinking the trend of financial-programming ability. 4. To enhance the ability in innovation and personal wealth programming to compete in the job market. This course is easy to learn the correct and effective investment and financial management knowledge and provide some case studies to help you how to master students’ competitive ability to read and write practical issue. In addition, the main purpose is to establish the ability in analyzing, self-learning, programming and for-sighting the trend of personal wealth development.</text:p>
          </table:table-cell>
          <table:table-cell table:number-columns-repeated="2" table:style-name="ce46"/>
          <table:table-cell table:number-columns-repeated="4" table:style-name="ce10"/>
          <table:table-cell table:number-columns-repeated="16369"/>
        </table:table-row>
        <table:table-row table:style-name="ro1">
          <table:table-cell office:value-type="string" table:style-name="ce1">
            <text:p>PRIOR TO DATING</text:p>
          </table:table-cell>
          <table:table-cell office:value-type="string" table:style-name="ce4">
            <text:p>philosophy after physic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text:p>
          </table:table-cell>
          <table:table-cell office:value-type="string" table:style-name="ce4">
            <text:p>First Philosophy the most fundamental questions, most basic issues ONTOLOGY What is Being? What exists? What is real? COSMOLOGY What is the origin of reality? matter? space? time? AXIOLOGY What are Values? Do they exist? Are they ordered? EPISTEMOLOGY What is Knowledge ? Does God exist? Soul? Mind ? Body ? Space? Time? Eternity? Potential? Future? Past?</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hilosophy and Life</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goals of curriculum is to enlighten students cultural consciousness and humanistic concern by teaching philosophy. The curriculum will include humanism of western and Chinese philosophy, beside basic courses of philosophy. Furthermore, I will take students to discover the relationship of philosophy and life, learn how to philosophic thinking in life, and reflect where the value. Therefore, the teaching of curriculum include explanation of the theory of philosophy, and the philosophy of value of Confucianism and Taoism. About the humanism of philosophy and life, I will let students think the essence of life, know the meaning of life, and make the connection of theory and practice in life.</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hysical Education (any topic)</text:p>
          </table:table-cell>
          <table:table-cell office:value-type="float" office:value="1" table:style-name="ce3">
            <text:p>1</text:p>
          </table:table-cell>
          <table:table-cell table:style-name="ce4"/>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table:number-columns-repeated="3"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hysics in the life</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Approved by JMA</text:p>
          </table:table-cell>
          <table:table-cell office:value-type="string" table:style-name="ce4">
            <text:p>Almost all areas of modern life sciences integrally involve physics in both experimental techiques and in basic understanding of process and function. Physics of the Life Sciences is not a watter-down, algebra-based engineering physics books with seconts on relevant biomedical topics added as an afterthought. The text fully integrates biology, biophysics, and medical techniques into the presentation of modern physics, and was written with a a thoroughgoing committment to the needs and interests of life science students.<text:s/></text:p>
          </table:table-cell>
          <table:table-cell table:number-columns-repeated="2" table:style-name="ce4"/>
          <table:table-cell table:number-columns-repeated="16373" table:style-name="ce1"/>
        </table:table-row>
        <table:table-row table:style-name="ro1">
          <table:table-cell office:value-type="date" office:date-value="2019-02-15T00:00:00" table:style-name="ce40">
            <text:p>2019/2/15</text:p>
          </table:table-cell>
          <table:table-cell office:value-type="string" table:style-name="ce4">
            <text:p>Physiological Psych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310 Physiological Psychology</text:p>
          </table:table-cell>
          <table:table-cell office:value-type="string" table:style-name="ce4">
            <text:p>GE CAT 5B Psychology (non PSYCY Majors)</text:p>
          </table:table-cell>
          <table:table-cell office:value-type="string" table:style-name="ce4">
            <text:p>Lower division</text:p>
          </table:table-cell>
          <table:table-cell office:value-type="string" table:style-name="ce4">
            <text:p>JMA/AC</text:p>
          </table:table-cell>
          <table:table-cell office:value-type="string" table:style-name="ce4">
            <text:p>Focuses on the biological basis of individual thought and behavior. Brain structure, hormones, biochemical, and genetic factors are explored. Special attention is paid to behavioral health interventions and the mind-body connectio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3">
            <text:p>Planning and Marketing_</text:p>
          </table:table-cell>
          <table:table-cell office:value-type="float" office:value="3" table:style-name="ce47">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3"/>
          <table:table-cell office:value-type="string" table:style-name="ce43">
            <text:p>The convener would introduce creative industries by giving outlines and analyze the issues and tendencies. Every other week there will be speakers (mainly graduates of the school) from various positions/roles within different industries to talk about their works, such as Art Admi</text:p>
          </table:table-cell>
          <table:table-cell table:number-columns-repeated="2" table:style-name="ce46"/>
          <table:table-cell table:number-columns-repeated="4" table:style-name="ce10"/>
          <table:table-cell table:number-columns-repeated="16369"/>
        </table:table-row>
        <table:table-row table:style-name="ro1">
          <table:table-cell office:value-type="string" table:style-name="ce1">
            <text:p>PRIOR TO DATING</text:p>
          </table:table-cell>
          <table:table-cell office:value-type="string" table:style-name="ce4">
            <text:p>Planning and Presentation Skill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enable students to learn how to make a plan and how to make an effective presetation skills.<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lanning Practice Even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Based on the marketing and IT, building a marketing program to satisfy the requirement of enterprise, especially, teamwork is necessary and important.</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lato: The Republic</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6C Literature</text:p>
          </table:table-cell>
          <table:table-cell office:value-type="string" table:style-name="ce4">
            <text:p>Lower Division</text:p>
          </table:table-cell>
          <table:table-cell office:value-type="string" table:style-name="ce4">
            <text:p>Approved by JMA</text:p>
          </table:table-cell>
          <table:table-cell office:value-type="string" table:style-name="ce4">
            <text:p>The central work of one of the West's greatest philosphers, the Republic of Plato is a masterpiece of insight and feeling, the finest of the Socratic dialogues, and one of the great books of Western culture. This book reveals realism, poetic beauty, inellecgual vitality, and emotional power of Plato at the height of his powers. Deftly weaving three main strands of arguement into an artistic whoe-the ethical and political, the aesthetic and mystical, and the metaphysical-Plato explores in The Republic the elements of the ideal community, where morality can be achieved in a balance of wisdom, courage, and restraint. By taking this course, students will learn the main thoughts of this great philosopher and his work.<text:s/></text:p>
          </table:table-cell>
          <table:table-cell table:number-columns-repeated="2" table:style-name="ce4"/>
          <table:table-cell table:number-columns-repeated="16373" table:style-name="ce1"/>
        </table:table-row>
        <table:table-row table:style-name="ro1">
          <table:table-cell office:value-type="date" office:date-value="2020-02-21T00:00:00" table:style-name="ce22">
            <text:p>2020/2/21</text:p>
          </table:table-cell>
          <table:table-cell office:value-type="string" table:style-name="ce4">
            <text:p>Poems (Song lyrics) of Su-shi/ Xin Qiji<text:s/></text:p>
          </table:table-cell>
          <table:table-cell office:value-type="float" office:value="3" table:style-name="ce3">
            <text:p>3</text:p>
          </table:table-cell>
          <table:table-cell office:value-type="string" table:style-name="ce4">
            <text:p>lower division</text:p>
          </table:table-cell>
          <table:table-cell office:value-type="string" table:style-name="ce4">
            <text:p>ENGL GENRE</text:p>
          </table:table-cell>
          <table:table-cell office:value-type="string" table:style-name="ce4">
            <text:p>GE CAT 6C Literature<text:s/></text:p>
          </table:table-cell>
          <table:table-cell office:value-type="string" table:style-name="ce4">
            <text:p>Lower division</text:p>
          </table:table-cell>
          <table:table-cell office:value-type="string" table:style-name="ce4">
            <text:p>J Avila/JMA</text:p>
          </table:table-cell>
          <table:table-cell office:value-type="string" table:style-name="ce4">
            <text:p>Su-shi and Xin Qiji has the same character, liberal and outspoken, in their work. The latter followers take them as the paradigm of song lyrics of liberal and outspoken and put them in the same school. Owing to the different background of practice and experience, their works had a slight difference. For example, Su-shi had unconstrained perfection and Xin Qiji had outspoken character. This course is aimed to introduce the background, song of lyrics and idea of Su-shi and Xin Qiji to students. To let students understand the slight difference between Su-shi and Xin Qiji in the history of the song lyric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etry of Li Pai and Tu Fu</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Both Lee-bai and Du-fu are great poets in the history of China. They were active in Mid-Dang Dynasty and recognized as the art model of poetry. Their poetry had been highly respected and praised by the latter scholars and became the great index of poetry in China history. This course is aimed to discuss the circumstance of history in Mid-Dang Dynasty and the character of the their works. Students are required to read and analyze the poetry of both Lee-bai and Du-fu to have through understanding of their background and works.</text:p>
          </table:table-cell>
          <table:table-cell table:number-columns-repeated="2" table:style-name="ce4"/>
          <table:table-cell table:number-columns-repeated="16373" table:style-name="ce1"/>
        </table:table-row>
        <table:table-row table:style-name="ro1">
          <table:table-cell office:value-type="date" office:date-value="2020-07-20T00:00:00" table:style-name="ce22">
            <text:p>2020/7/20</text:p>
          </table:table-cell>
          <table:table-cell office:value-type="string" table:style-name="ce2">
            <text:p>Policy Marketing</text:p>
          </table:table-cell>
          <table:table-cell office:value-type="float" office:value="3" table:style-name="ce3">
            <text:p>3</text:p>
          </table:table-cell>
          <table:table-cell office:value-type="string" table:style-name="ce3">
            <text:p>upper division</text:p>
          </table:table-cell>
          <table:table-cell office:value-type="string" table:style-name="ce4">
            <text:p>BUS 420 Marketing Management</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number-columns-repeated="3" table:style-name="ce4"/>
          <table:table-cell table:number-columns-repeated="16373" table:style-name="ce1"/>
        </table:table-row>
        <table:table-row table:style-name="ro1">
          <table:table-cell office:value-type="date" office:date-value="2020-07-20T00:00:00" table:style-name="ce22">
            <text:p>2020/7/20</text:p>
          </table:table-cell>
          <table:table-cell office:value-type="string" table:style-name="ce2">
            <text:p>Political Economy in East Asia</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is course examines conditions that support open markets and economic growth with a focus on theEast Asian experience. How have the countries of East Asia responded to the constraints and opportunities of the world economy? The path to export-led rapid growth in Japan, Korea, China, and Southeast Asia will be compared to assess the “East Asian Miracle” and the role of state-led industrialpolicy. What implications do state capitalism and free market capitalism hold for the region and global economy?</text:p>
          </table:table-cell>
          <table:table-cell table:number-columns-repeated="2" table:style-name="ce4"/>
          <table:table-cell table:number-columns-repeated="16373" table:style-name="ce1"/>
        </table:table-row>
        <table:table-row table:style-name="ro1">
          <table:table-cell office:value-type="date" office:date-value="2020-07-20T00:00:00" table:style-name="ce22">
            <text:p>2020/7/20</text:p>
          </table:table-cell>
          <table:table-cell office:value-type="string" table:style-name="ce2">
            <text:p>Political Science</text:p>
          </table:table-cell>
          <table:table-cell office:value-type="float" office:value="3" table:style-name="ce3">
            <text:p>3</text:p>
          </table:table-cell>
          <table:table-cell office:value-type="string" table:style-name="ce3">
            <text:p>low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is based on the idea that the diversity of theoretical and empirical ideas about the nature of politics and how it should be studied can provide the basis for an introductory course. It is intended for students who go on to further study in political science, as well as those whose longer term interests lie elsewhere. The course's goal is that students will learn how to think analytically about politics in a variety of settings and come to appreciate different way to understand it, key assumptions of particular approaches to the field, and something about the connections between how politics is understood and how it is studied.</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litics Communication in Taiwa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focuses on the political communication and how it works in Taiwan. It covers topics such as : What is political communication?      How does the political communication work?      Public opinions, political communication and political development      The political communication of the government      The political communication of the party      The political communication of the interest group <text:s/>The political communication of the individual      Role of mass media The impacts of new technology</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litics of International Economic Rel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Approved by JMA</text:p>
          </table:table-cell>
          <table:table-cell office:value-type="string" table:style-name="ce4">
            <text:p>Intro of relationship between international economy and politics; intro of the Bretton Woods System; IMF and international exchange system; international trade and domestic politics; FDI and economic development; international financial flows; the north-south relationship.<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pular Cultural Aesthet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Cultural development follows the transition of time, technology, politics and art. <text:s/>It shows different contemporary popular culture in accordance with different stages.Under the influences of national characteristics, language nature, ways of living and consciousness, the structure of aesthetics was different from the establishment of aesthetics consciousness system.The basic structure of this course was based on the different western and Chinese culture aesthetics develo</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pular Science Books- reading and introduc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main purpose of this course is training student’s ability of expression, organization and integration. By way of the discussion in the classroom, students would be cultured the deliberated judgment, the reading habit and the independent thinking, respectively. We wish students will more understand the beauty of nature after confer those books. There are four topics in this courses, each book will be discussed three to four times, two hours at least. A foreword involved into the class, students are the main spokesman. The function of teacher is guided the discussion and made a conclusion in those book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ower and Right: Modern Social and Political Lif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intends ,through a thorough discussion of some important debated cases, to provide a contour of how government power and individual rights struggle and conflict in modern multi-valued social and political life. This conflict reflects ,as it was, an decisional situation between our different ultimate values. This is an destined and unavoidable fate our human society has to face. To learn it and reflect oneself upon it should be ont only an preliminary work for every modern college student but also a necessary one for the cultivation of modern civic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actical Training in Specific Sport</text:p>
          </table:table-cell>
          <table:table-cell office:value-type="string" table:style-name="ce3">
            <text:p>1</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set up training programs for specific sport students. To enhance ability of sport skill and extend students' athletic ability, reach the level of participation in sports competitions.</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Practice for Tourism Industry</text:p>
          </table:table-cell>
          <table:table-cell office:value-type="string" table:style-name="ce3">
            <text:p>1</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his course namely aims at cultivate the professional techniques and competences for students to enhance the competitiveness related tourism, hospitality and recreation fields and industrial sectors.</text:p>
          </table:table-cell>
          <table:table-cell table:number-columns-repeated="2" table:style-name="ce46"/>
          <table:table-cell table:number-columns-repeated="4" table:style-name="ce10"/>
          <table:table-cell table:number-columns-repeated="16369"/>
        </table:table-row>
        <table:table-row table:style-name="ro1">
          <table:table-cell office:value-type="string" table:style-name="ce1">
            <text:p>PRIOR TO DATING</text:p>
          </table:table-cell>
          <table:table-cell office:value-type="string" table:style-name="ce4">
            <text:p>practice in Leisure Activities (II)</text:p>
          </table:table-cell>
          <table:table-cell office:value-type="float" office:value="1" table:style-name="ce3">
            <text:p>1</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Since the system of two-day weekend was fully implemented, leisure has become a greater part of the public life. With the increased demand for recreation, research for leisure activities and practices also become more important. In this course we discuss the research on the practical and innovative recreation-related issues, and lead students to analyze the ingredients and key factors in the field.</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actice in Leisure Activities_(I)</text:p>
          </table:table-cell>
          <table:table-cell office:value-type="float" office:value="1" table:style-name="ce3">
            <text:p>1</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Since 2001, it has fully implemented system of two days off a week. The recreation becomes a part of life of the publics. With the increased demand of recreation, the practical research for leisure activities is increasingly important. In this course we combine the practical and stimulating recreation-related research, and deeply lead students to research the field of leisure and recreatio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actice in Leisure Activities(Ⅲ)</text:p>
          </table:table-cell>
          <table:table-cell office:value-type="float" office:value="1" table:style-name="ce3">
            <text:p>1</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Since the system of two-day weekend was fully implemented, leisure has become a greater part of the public life. With the increased demand for recreation, research for leisure activities and practices also become more important. This course, extending form the Practice in Lecture Activities I and II, discusses the research on the practical and innovative recreation-related issues, and lead students to analyze the ingredients and key factors in the field.</text:p>
            <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actice of brand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1. This course focuses on brand marketing and the fundamental knowledge of marketing. We offer succinct but complete knowledge, which will help students know how to create their own brands in cultural and creative industry and how to market their products. 2. This course will lead students to learn how to observe and succeed in brand marketing; additionally, it will be fully combined with current situation and practice of this industry.</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actice of Tour Guide and Tour Leader</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Assist students in early contact with the understanding of the travel services industry to understand the significance of the work of team leader and tour guide, and understanding to guides, job content, and the necessary expertise; learning the right attitude and skills, counseling to participate in the national certification exam, made the tour leader professionallicenses early accumulated into the job market competitiveness.</text:p>
          </table:table-cell>
          <table:table-cell table:number-columns-repeated="2" table:style-name="ce4"/>
          <table:table-cell table:number-columns-repeated="16373" table:style-name="ce1"/>
        </table:table-row>
        <table:table-row table:style-name="ro1">
          <table:table-cell office:value-type="date" office:date-value="2020-07-20T00:00:00" table:style-name="ce22">
            <text:p>2020/7/20</text:p>
          </table:table-cell>
          <table:table-cell office:value-type="string" table:style-name="ce2">
            <text:p>PRC’s Politics and Diplomacy</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This course have two parts. In the first part, by applying research approaches of comparative politics,this part will discuss the working of the political system of the most populous communist countries in the world. This part will also analyze political phenomena at mainland China and systematically illustrate the basic knowledge which students should have in studying Chinese politics. The second of this course will introduce the foreign policy of the PRC after 1949. By using the CCP leaders'ruling periods as the main standard of differentiating Chinese foreign policy periods, thiscourse will discuss the major events and changes of Chinese foreign policy in the past 60 years. However, this course will focus on Chinese foreign policy after 1990.</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e-Qin Confucianism and Life Educat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Form the perspective of value practice, Confucianism is a scholarship about life value and value realization, and it could be named as “Life Philosophy” as well. Because of Ministry of Education has been promoting idea of life education that brought about various interpretations in the studies of academia; furthermore, caused an open system to the development of life education, also generated a space for diverse exposition. <text:s/>To analyze the structure and development discussion of life education, people can find that problem consciousness of Life Philosophy includes research of life education. From the angle of interpretations, as knowledge of life practice, Confucianism is also can respond to life education’s problem consciousness. Due to the long history of Confucianism, this course’s lecture range will focus on the time of Pre-Qin which is the period of Confucianism’s arising and hermeneutics developed time; and further, the theory of Pre-Qin Confucianismenables us to realize it’s enlightenments to the issues of life education.Therefore, the targets of this course are: 1. to understand the meaning of “Life Philosophy”. <text:s/>2. To realize the Confucianism’s inspiration to “Life Philosophy”.</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inciple of Accoun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10 Financal Accounting</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provides the introductions to the fundamentals of accounting theory and application. The primary of the lectures include the theory of debit and credit, the accounting process, the accounting cycle, the preparation of financial statements, and the related topics. This course will help students to be familiar with the theoretical foundations of accounting and to develop the professional skills for work.</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inciple of Econom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01 Microeconomics</text:p>
          </table:table-cell>
          <table:table-cell office:value-type="string" table:style-name="ce4">
            <text:p>GE CAT 5D Economics (non-business majors only)</text:p>
          </table:table-cell>
          <table:table-cell office:value-type="string" table:style-name="ce4">
            <text:p>Lower Division</text:p>
          </table:table-cell>
          <table:table-cell office:value-type="string" table:style-name="ce4">
            <text:p>BC</text:p>
          </table:table-cell>
          <table:table-cell office:value-type="string" table:style-name="ce4">
            <text:p>This course will introduce the basic concept of microeconomics. Upon the end of the class, students are expected to have developed the analytical skills what they read in the class. It covers topics such as , the basic theories of economics, the interaction of demand and supply, market mechanism , and consumer and producer theorie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cess of Commercial Bank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troduction to financial and banking services; Communication mix for services; Pricing and revenue management; distribution of banking services, Retail banking services; Convergence of <text:s/>financial services in banking sector; <text:s/>Designing and managing of banking services; Demand management; Planning of service environment; managing people for service advantage; impact of information technology on banking services; Managing relationship and building loyalty; customer relationship management; Service quality, productivity and customer perception; organizing for service leadership. Financial and economic impact of service.<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ducing Interpratation E-Book in Cultural &amp; Creative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presents an introductory survey of cultural &amp; creative tourism, <text:s/>planning of interpretation and using the e-book editor to produce the interpretation e-book. It follows a bottom-up arrangement of subjects that progresses from the abstract to the concrete. It covers topics such as :</text:p>
            <text:p>(中英文概述過長，無法存檔。)</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gram Design and Evalu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Program Design and Evaluation course is organized to provide students with an introductory overview of the design concepts and managerial framework used to develop event activities and assess performance of programs. The goal is to train students on both the theoretical and relevant practical aspects of the design, evaluation, and implementation techniques of nonprofit program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gramming Languag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V Kane</text:p>
          </table:table-cell>
          <table:table-cell office:value-type="string" table:style-name="ce4">
            <text:p>This course introduces the basic concepts of procedural programming using C#/C programming language. Through in class exercises and assignments, students will have basic programming skills in C#/C. The contents of the courseinclude basic input and output, variables definitions, arithmetical and logical operations, control statements, functions, arrays and structures.<text:s text:c="2"/></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ject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methods, tools and related knowledge required in different stages of project management, which teach you systematically to do time management, cost management, and risk management of a project, achieving project objective and enhancing project quality.<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ject Management in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14">
            <text:p>The course focuses on basic skills and practices on project management issues including time, costs, hardware and software resources, risk, human management, etc. Applications on cultural and creative industries will be discussed as well as the practical tools. Both domestic and international project management certification will also be introduced.</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Project of EC System Development 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eCommerce systems development. interactive web based: <text:s/>includes information interaction, interactive files, video interaction. Web database operations: to access 2007 for internet search, add, modify, and delete. page frame design: a plurality of sub-dividing the web pages related to each other, the lively and diverse web pages. JSP Serlet combination: both support each other, call each other, passing messages to each other. To achieve targets with teamwork. To have the ability to define the information system requirements.<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ject of EC System Development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iness Elective<text:s/></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This course aims of teaching students teamwork, independent research and system development capabilities. Make dreamweaver website. work as a team. make a website with shopping cart. produce 2D and 3D web graphs and reports. have the ability to manage security. have the ability to communicate.<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Protestant Ethic &amp; Spirit of Capital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Protestant Ethic and the Spirit of Capitalism is Max Weber’s most important work and, since its publication in 1904, has been widely considered the most important sociological study of the twentieth century. For more than 100 years, the Protestant Ethic and the Spirit of Capitalism has set the parameters for the debate over the origins of modern capitalism. This landmark work sets out the relationship between Western religious ethos and the emergence and growth of capitalism; its thesis being that the values of hard work and industry at the core of ascetic Protestantism made it possible for modern rational capitalism to flourish. It continually inspirational and widely read by both scholars and students. By reading Weber’s work, this course will help students to be acquainted with his main arguments and meanings.</text:p>
          </table:table-cell>
          <table:table-cell table:number-columns-repeated="2" table:style-name="ce4"/>
          <table:table-cell table:number-columns-repeated="16373" table:style-name="ce1"/>
        </table:table-row>
        <table:table-row table:style-name="ro1">
          <table:table-cell office:value-type="string" table:style-name="ce41">
            <text:p>5/7/19</text:p>
          </table:table-cell>
          <table:table-cell office:value-type="string" table:style-name="ce4">
            <text:p>Psychological Testing and Measurements <text:s/>rev</text:p>
          </table:table-cell>
          <table:table-cell office:value-type="string" table:style-name="ce3">
            <text:p>unk</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AC</text:p>
          </table:table-cell>
          <table:table-cell office:value-type="string" table:style-name="ce4">
            <text:p>The main objective of the course is to enable students to understand the theory of psychological tests, methods and applications. The basic concept of the course content included psychological tests, test theories, methods and technology, modern test theory and applications, as well as modern conventional aptitude tests, personality tests and so on. Teaching methods include lectures, quizzes analysis implement Proposition implement, test implementations. Course expect students to understand the basic concepts and application of contemporary psychological tests, and have the use of the test, the ability to prepare and test the effectiveness of the assessment tests.</text:p>
          </table:table-cell>
          <table:table-cell table:number-columns-repeated="2" table:style-name="ce4"/>
          <table:table-cell table:number-columns-repeated="16373" table:style-name="ce1"/>
        </table:table-row>
        <table:table-row table:style-name="ro1">
          <table:table-cell office:value-type="string" table:style-name="ce41">
            <text:p>5/7/19</text:p>
          </table:table-cell>
          <table:table-cell office:value-type="string" table:style-name="ce4">
            <text:p>Psychology 107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text:p>
          </table:table-cell>
          <table:table-cell office:value-type="string" table:style-name="ce4">
            <text:p>Psychology is the scientific study of human behavior, with changing social environment, although increasingly rich material life, spiritual life, but it is inadequate, resulting in the generation of many diseases of civilization, and individual psychology primarily for the study, promotion of human understanding.<text:s/></text:p>
            <text:p>This course introduces psychological theories and knowledge to enhance students' understanding theirselves, and to use psychological concepts in daily life and improve mental health. To achieve this goal, the main content of this course is to understand the basic concepts.</text:p>
            <text:p/>
          </table:table-cell>
          <table:table-cell table:number-columns-repeated="2" table:style-name="ce4"/>
          <table:table-cell table:number-columns-repeated="16373" table:style-name="ce1"/>
        </table:table-row>
        <table:table-row table:style-name="ro1">
          <table:table-cell office:value-type="date" office:date-value="2019-06-01T00:00:00" table:style-name="ce16">
            <text:p>2019/6/1</text:p>
          </table:table-cell>
          <table:table-cell office:value-type="string" table:style-name="ce17">
            <text:p>Psychology and Life</text:p>
          </table:table-cell>
          <table:table-cell office:value-type="float" office:value="3" table:style-name="ce18">
            <text:p>3</text:p>
          </table:table-cell>
          <table:table-cell office:value-type="string" table:style-name="ce17">
            <text:p>second year</text:p>
          </table:table-cell>
          <table:table-cell office:value-type="string" table:style-name="ce17">
            <text:p>none</text:p>
          </table:table-cell>
          <table:table-cell office:value-type="string" table:style-name="ce17">
            <text:p>GE CAT 5B Psychology</text:p>
          </table:table-cell>
          <table:table-cell office:value-type="string" table:style-name="ce17">
            <text:p>Lower division</text:p>
          </table:table-cell>
          <table:table-cell office:value-type="string" table:style-name="ce17">
            <text:p>JMA</text:p>
          </table:table-cell>
          <table:table-cell office:value-type="string" table:style-name="ce17">
            <text:p>The researches of sense and consciousness are the core of Psychology. They not only refer to daily lives but the developments of whole people life. During these lessons, we will discuss the feelings, sensations and consciousness. Everyday life begins from looking, smelling, hearing and tasting. Through these subjects we will realize how to combine psychological knowledge and everyday life. In order to lead new life, people need to face both physical and psychic challenges. People need to understand themselves and find out solutions for <text:s/>every stage. The students will get new and good ideas for their future through this course.<text:s/></text:p>
          </table:table-cell>
          <table:table-cell table:number-columns-repeated="2" table:style-name="ce17"/>
          <table:table-cell table:number-columns-repeated="5" table:style-name="ce20"/>
          <table:table-cell table:style-name="ce21"/>
          <table:table-cell table:number-columns-repeated="16367"/>
        </table:table-row>
        <table:table-row table:style-name="ro1">
          <table:table-cell office:value-type="date" office:date-value="2019-06-01T00:00:00" table:style-name="ce16">
            <text:p>2019/6/1</text:p>
          </table:table-cell>
          <table:table-cell office:value-type="string" table:style-name="ce26">
            <text:p>Psychology in work and interpersonal relations</text:p>
          </table:table-cell>
          <table:table-cell office:value-type="float" office:value="3" table:style-name="ce27">
            <text:p>3</text:p>
          </table:table-cell>
          <table:table-cell office:value-type="string" table:style-name="ce26">
            <text:p>information not provided</text:p>
          </table:table-cell>
          <table:table-cell office:value-type="string" table:style-name="ce26">
            <text:p>none</text:p>
          </table:table-cell>
          <table:table-cell office:value-type="string" table:style-name="ce26">
            <text:p>none</text:p>
          </table:table-cell>
          <table:table-cell office:value-type="string" table:style-name="ce26">
            <text:p>Upper Division<text:s/></text:p>
          </table:table-cell>
          <table:table-cell office:value-type="string" table:style-name="ce26">
            <text:p>JMA</text:p>
          </table:table-cell>
          <table:table-cell office:value-type="string" table:style-name="ce26">
            <text:p>The major issues in work are about the psychology in management and interpersonal relations. The knowledge and technique we need in work is to know about “person”. This course provides the knowledge of psychology related in work and the application in the working place management and interpersonal relations. This course will cover the following issues: basic psychology, personality psychology, personality interpretation and measurement, social psychology, communication and persuasion, gender psychology, pressure and adjustment, psychology disease and abnormal psychology. The course will base on the scientific psychology to develop the issues.</text:p>
          </table:table-cell>
          <table:table-cell table:number-columns-repeated="2" table:style-name="ce26"/>
          <table:table-cell table:number-columns-repeated="4" table:style-name="ce21"/>
          <table:table-cell table:style-name="ce48"/>
          <table:table-cell table:style-name="ce21"/>
          <table:table-cell table:number-columns-repeated="16367"/>
        </table:table-row>
        <table:table-row table:style-name="ro1">
          <table:table-cell office:value-type="string" table:style-name="ce1">
            <text:p>PRIOR TO DATING</text:p>
          </table:table-cell>
          <table:table-cell office:value-type="string" table:style-name="ce4">
            <text:p>psychology of art<text:span text:style-name="T8"><text:s/></text:span></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6A Fine Arts</text:p>
          </table:table-cell>
          <table:table-cell office:value-type="string" table:style-name="ce4">
            <text:p>Lower Division</text:p>
          </table:table-cell>
          <table:table-cell office:value-type="string" table:style-name="ce4">
            <text:p>JMA</text:p>
          </table:table-cell>
          <table:table-cell office:value-type="string" table:style-name="ce4">
            <text:p>In this course 1. Students, may have a better understanding with the <text:s/>the relationship between art and psychology by means of the interpretation of art theory by scholars, a better understanding of; 2. They can explore the correlation between artistic creation and the growth of body and soul; 3. The student self-confidence can be promoted.</text:p>
          </table:table-cell>
          <table:table-cell table:number-columns-repeated="2" table:style-name="ce4"/>
          <table:table-cell table:number-columns-repeated="16373" table:style-name="ce1"/>
        </table:table-row>
        <table:table-row table:style-name="ro1">
          <table:table-cell office:value-type="string" table:style-name="ce13">
            <text:p>5/7/19</text:p>
          </table:table-cell>
          <table:table-cell office:value-type="string" table:style-name="ce4">
            <text:p>Psychology of Religion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440</text:p>
          </table:table-cell>
          <table:table-cell office:value-type="string" table:style-name="ce4">
            <text:p>none</text:p>
          </table:table-cell>
          <table:table-cell office:value-type="string" table:style-name="ce4">
            <text:p>Lower division</text:p>
          </table:table-cell>
          <table:table-cell office:value-type="string" table:style-name="ce4">
            <text:p>JMA/AC</text:p>
          </table:table-cell>
          <table:table-cell office:value-type="string" table:style-name="ce4">
            <text:p>Explores cross-cultural spiritual and religious experience through the framework of psychological methods,concepts, and theories.<text:s/></text:p>
            <text:p>Students examine the integration of spirituality and psychology as seen in counseling practice. <text:s/>Topics include psychosocial development, death,conversion, mysticism, morality, guilt, mental health, wellness, coping, and counseling strategies.</text:p>
            <text:p/>
          </table:table-cell>
          <table:table-cell table:number-columns-repeated="2" table:style-name="ce4"/>
          <table:table-cell table:number-columns-repeated="16373" table:style-name="ce1"/>
        </table:table-row>
        <table:table-row table:style-name="ro1">
          <table:table-cell office:value-type="date" office:date-value="2020-08-03T00:00:00" table:style-name="ce25">
            <text:p>2020/8/3</text:p>
          </table:table-cell>
          <table:table-cell office:value-type="string" table:style-name="ce26">
            <text:p>Public Administration</text:p>
          </table:table-cell>
          <table:table-cell office:value-type="float" office:value="3" table:style-name="ce27">
            <text:p>3</text:p>
          </table:table-cell>
          <table:table-cell office:value-type="string" table:style-name="ce26">
            <text:p>Lower Division</text:p>
          </table:table-cell>
          <table:table-cell office:value-type="string" table:style-name="ce26">
            <text:p>none</text:p>
          </table:table-cell>
          <table:table-cell office:value-type="string" table:style-name="ce26">
            <text:p>GE CAT 5E Political Science</text:p>
          </table:table-cell>
          <table:table-cell office:value-type="string" table:style-name="ce26">
            <text:p>Lower Division</text:p>
          </table:table-cell>
          <table:table-cell office:value-type="string" table:style-name="ce26">
            <text:p>JMA</text:p>
          </table:table-cell>
          <table:table-cell office:value-type="string" table:style-name="ce26">
            <text:p>This course introduces the content and development of administrative science, and provides students with an understanding of administrative theory and practice, so as to cultivate the basic citizenship of the classmates and the general manpower of all-round generalists. In order to achieve this goal, this course mainly introduces the relevant administrative operations and systems of the government, and provides the basic subject knowledge of the students to understand the goodness of government governance depends on the degree of citizen participation, and assists them to enter the public career. Relevant exams and research in this field.</text:p>
          </table:table-cell>
          <table:table-cell table:number-columns-repeated="2" table:style-name="ce26"/>
          <table:table-cell table:number-columns-repeated="4" table:style-name="ce21"/>
          <table:table-cell table:number-columns-repeated="2" table:style-name="ce28"/>
          <table:table-cell table:number-columns-repeated="16367"/>
        </table:table-row>
        <table:table-row table:style-name="ro1">
          <table:table-cell office:value-type="date" office:date-value="2020-07-20T00:00:00" table:style-name="ce22">
            <text:p>2020/7/20</text:p>
          </table:table-cell>
          <table:table-cell office:value-type="string" table:style-name="ce13">
            <text:p>Public Management</text:p>
          </table:table-cell>
          <table:table-cell office:value-type="float" office:value="3" table:style-name="ce3">
            <text:p>3</text:p>
          </table:table-cell>
          <table:table-cell office:value-type="string" table:style-name="ce3">
            <text:p>upper division</text:p>
          </table:table-cell>
          <table:table-cell office:value-type="string" table:style-name="ce4">
            <text:p>BUS 308 Principles of Mgt</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table:number-columns-repeated="3" table:style-name="ce14"/>
          <table:table-cell table:number-columns-repeated="16373" table:style-name="ce1"/>
        </table:table-row>
        <table:table-row table:style-name="ro1">
          <table:table-cell office:value-type="date" office:date-value="2020-08-03T00:00:00" table:style-name="ce25">
            <text:p>2020/8/3</text:p>
          </table:table-cell>
          <table:table-cell office:value-type="string" table:style-name="ce26">
            <text:p>Public Policy</text:p>
          </table:table-cell>
          <table:table-cell office:value-type="float" office:value="3" table:style-name="ce27">
            <text:p>3</text:p>
          </table:table-cell>
          <table:table-cell office:value-type="string" table:style-name="ce26">
            <text:p>Upper Division</text:p>
          </table:table-cell>
          <table:table-cell office:value-type="string" table:style-name="ce26">
            <text:p>none</text:p>
          </table:table-cell>
          <table:table-cell office:value-type="string" table:style-name="ce26">
            <text:p>GE CAT 5E Political Science</text:p>
          </table:table-cell>
          <table:table-cell office:value-type="string" table:style-name="ce26">
            <text:p>Upper Division</text:p>
          </table:table-cell>
          <table:table-cell office:value-type="string" table:style-name="ce26">
            <text:p>JMA</text:p>
          </table:table-cell>
          <table:table-cell office:value-type="string" table:style-name="ce26">
            <text:p>Thomas Dye defined ‘public policy’ as “anything a government chooses to do or not to do.” Public policy is the fundamental activity of governments. It is through the public policy-making process that governments establish the framework within which all citizens must function; and it is the process via which governments decide both which societal goals to pursue and how to pursue them. Policymaking is the art of developing responses to public problems. <text:s/>David Easton noted that the actions of government are the authoritative allocation of values for a society. One of the reasons to study public policy is to understand the policy determinants and to appreciate the underlying ideologies and rationales. These understandings bring coherence to government actions, permitting civil society to hold government accountable in its duty to advance public values.</text:p>
          </table:table-cell>
          <table:table-cell table:number-columns-repeated="2" table:style-name="ce26"/>
          <table:table-cell table:number-columns-repeated="4" table:style-name="ce21"/>
          <table:table-cell table:number-columns-repeated="2" table:style-name="ce28"/>
          <table:table-cell table:number-columns-repeated="16367"/>
        </table:table-row>
        <table:table-row table:style-name="ro7">
          <table:table-cell office:value-type="date" office:date-value="2020-07-20T00:00:00" table:style-name="ce29">
            <text:p>2020/7/20</text:p>
          </table:table-cell>
          <table:table-cell office:value-type="string" table:style-name="ce30">
            <text:p>Public Policy Research Methods</text:p>
          </table:table-cell>
          <table:table-cell office:value-type="float" office:value="3" table:style-name="ce31">
            <text:p>3</text:p>
          </table:table-cell>
          <table:table-cell office:value-type="string" table:style-name="ce31">
            <text:p>upper division</text:p>
          </table:table-cell>
          <table:table-cell office:value-type="string" table:style-name="ce32">
            <text:p>BUS 434 Marketing Research</text:p>
            <text:p>must take this AND Questionaire Development</text:p>
          </table:table-cell>
          <table:table-cell office:value-type="string" table:style-name="ce33">
            <text:p>none</text:p>
          </table:table-cell>
          <table:table-cell office:value-type="string" table:style-name="ce33">
            <text:p>Upper Division<text:s/></text:p>
          </table:table-cell>
          <table:table-cell office:value-type="string" table:style-name="ce33">
            <text:p>JMA/BC</text:p>
          </table:table-cell>
          <table:table-cell table:number-columns-repeated="3" table:style-name="ce33"/>
          <table:table-cell table:number-columns-repeated="6" table:style-name="ce34"/>
          <table:table-cell table:number-columns-repeated="16367"/>
        </table:table-row>
        <table:table-row table:style-name="ro1">
          <table:table-cell office:value-type="string" table:style-name="ce1">
            <text:p>PRIOR TO DATING</text:p>
          </table:table-cell>
          <table:table-cell office:value-type="string" table:style-name="ce4">
            <text:p>Public Relation and Communication<text:s/></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text:s/><text:span text:style-name="T16">Course is to adopt teaching method and <text:s/>how to re-positioning and make effective public relations and marketing strategy in case enterprise group faces to crisis. Through effective implementation of the strategy, we successful transfer the corporate image crisis into a favorable business environment to enhance their overall value and benefits. The course will <text:s/>to <text:s/>be provided student <text:s/>for handling management issue through case report and <text:s/>problems .</text:span></text:p>
          </table:table-cell>
          <table:table-cell table:number-columns-repeated="2" table:style-name="ce4"/>
          <table:table-cell table:number-columns-repeated="16373" table:style-name="ce1"/>
        </table:table-row>
        <table:table-row table:style-name="ro1">
          <table:table-cell office:value-type="date" office:date-value="2020-08-03T00:00:00" table:style-name="ce25">
            <text:p>2020/8/3</text:p>
          </table:table-cell>
          <table:table-cell office:value-type="string" table:style-name="ce26">
            <text:p>Public Relations</text:p>
          </table:table-cell>
          <table:table-cell office:value-type="float" office:value="3" table:style-name="ce27">
            <text:p>3</text:p>
          </table:table-cell>
          <table:table-cell office:value-type="string" table:style-name="ce26">
            <text:p>Upper Division</text:p>
          </table:table-cell>
          <table:table-cell office:value-type="string" table:style-name="ce26">
            <text:p>Business Elective</text:p>
          </table:table-cell>
          <table:table-cell office:value-type="string" table:style-name="ce26">
            <text:p>none</text:p>
          </table:table-cell>
          <table:table-cell office:value-type="string" table:style-name="ce26">
            <text:p>Upper Division</text:p>
          </table:table-cell>
          <table:table-cell office:value-type="string" table:style-name="ce26">
            <text:p>JMA</text:p>
          </table:table-cell>
          <table:table-cell office:value-type="string" table:style-name="ce26">
            <text:p>This course will give students an opportunity to develop an understanding of the strategic management of public relations by analyzing the history and current trends of the profession as well as how the public relations process is carried out through different public relations specializations. Students will become acquainted with the tactics and communication styles commonly used by practitioners.</text:p>
          </table:table-cell>
          <table:table-cell table:number-columns-repeated="2" table:style-name="ce26"/>
          <table:table-cell table:number-columns-repeated="4" table:style-name="ce21"/>
          <table:table-cell table:number-columns-repeated="2" table:style-name="ce28"/>
          <table:table-cell table:number-columns-repeated="16367"/>
        </table:table-row>
        <table:table-row table:style-name="ro1">
          <table:table-cell office:value-type="string" table:style-name="ce1">
            <text:p>PRIOR TO DATING</text:p>
          </table:table-cell>
          <table:table-cell office:value-type="string" table:style-name="ce4">
            <text:p>Public-Private Partnerships and Government Refor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1.<text:tab/>In order to improve the government’s administration efficiency, the mechanism of public services supported by public-private partnerships(PPPs) has been expanded, the objective of this course is to expand and deeper the policy participation of NPOs by theory research and case study on PPPs.<text:line-break/>2.<text:tab/>To discuss the application and implementation of public-private partnerships (PPPs) on national/international development issues (public works, public health, elderly care, economic development, community development, educational development, cultural and creative industry, and post-disaster reconstruction).</text:p>
            <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Qualitative Researc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aim of this course is to enhance the students to familiar with the theories, designs, methods and applications of qualitative research. This course will emphasize the theories of qualitative research on the one hand, and their practical applications on the other. The course content will include: 1)The theoretical foundation and history development of qualitative research; 2) Research design of qualitative research, 3) Data collection methods and analysis of different qualitative research methods, including participative observation, in-depth interview, focus group, Delphi method, case study, content analysis, ethnography, social network analysis, grounded theory, etc.,4) computer software applications, and 5) The interpretations of qualitative study resul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Qualitative Research Method</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About main content in this curriculum are reaserch Qualitative methods in the social sciences especially the field of design. We'll here to introduce "Analysis of the studies in design reaserch methods .The purpose of this focus is to analyze the intentions in design reaserch <text:s/>methods of curriculum characteristic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Quantitative Method</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irst provides a comprehensive treatment of quantitative method. Then we focus on</text:p>
            <text:p>the research methods in individual-level data analysis and the use of statistics software.</text:p>
          </table:table-cell>
          <table:table-cell table:number-columns-repeated="2" table:style-name="ce4"/>
          <table:table-cell table:number-columns-repeated="16373" table:style-name="ce1"/>
        </table:table-row>
        <table:table-row table:style-name="ro7">
          <table:table-cell office:value-type="date" office:date-value="2020-07-20T00:00:00" table:style-name="ce29">
            <text:p>2020/7/20</text:p>
          </table:table-cell>
          <table:table-cell office:value-type="string" table:style-name="ce30">
            <text:p>Questionnaire Design</text:p>
          </table:table-cell>
          <table:table-cell office:value-type="float" office:value="3" table:style-name="ce31">
            <text:p>3</text:p>
          </table:table-cell>
          <table:table-cell office:value-type="string" table:style-name="ce31">
            <text:p>upper division</text:p>
          </table:table-cell>
          <table:table-cell office:value-type="string" table:style-name="ce32">
            <text:p>BUS 434 Marketing Research</text:p>
            <text:p>must take this AND Public Policy Research Methods</text:p>
          </table:table-cell>
          <table:table-cell office:value-type="string" table:style-name="ce33">
            <text:p>none</text:p>
          </table:table-cell>
          <table:table-cell office:value-type="string" table:style-name="ce33">
            <text:p>Upper Division<text:s/></text:p>
          </table:table-cell>
          <table:table-cell office:value-type="string" table:style-name="ce33">
            <text:p>JMA/BC</text:p>
          </table:table-cell>
          <table:table-cell table:number-columns-repeated="3" table:style-name="ce33"/>
          <table:table-cell table:number-columns-repeated="6" table:style-name="ce34"/>
          <table:table-cell table:number-columns-repeated="16367"/>
        </table:table-row>
        <table:table-row table:style-name="ro1">
          <table:table-cell office:value-type="string" table:style-name="ce1">
            <text:p>PRIOR TO DATING</text:p>
          </table:table-cell>
          <table:table-cell office:value-type="string" table:style-name="ce4">
            <text:p>Rachel Carson's Silent Spring</text:p>
          </table:table-cell>
          <table:table-cell office:value-type="float" office:value="3" table:style-name="ce3">
            <text:p>3</text:p>
          </table:table-cell>
          <table:table-cell office:value-type="string" table:style-name="ce4">
            <text:p>fourth year</text:p>
          </table:table-cell>
          <table:table-cell office:value-type="string" table:style-name="ce4">
            <text:p>none</text:p>
          </table:table-cell>
          <table:table-cell office:value-type="string" table:style-name="ce4">
            <text:p>GE CAT 6C Literature</text:p>
          </table:table-cell>
          <table:table-cell office:value-type="string" table:style-name="ce4">
            <text:p>Upper Division<text:s/></text:p>
          </table:table-cell>
          <table:table-cell office:value-type="string" table:style-name="ce4">
            <text:p>JMA</text:p>
          </table:table-cell>
          <table:table-cell office:value-type="string" table:style-name="ce4">
            <text:p>Rachel Carson's "Silent Spring" is one of the classics concerning ecological and environmental problems. Based on the text of "Silent Spring", this course attempts to raise questions about how our high tech civilization causes hazards to the environment. The change of the global environment since the time that this book has been published till now will also be examined.</text:p>
          </table:table-cell>
          <table:table-cell table:number-columns-repeated="2" table:style-name="ce4"/>
          <table:table-cell table:number-columns-repeated="16373" table:style-name="ce1"/>
        </table:table-row>
        <table:table-row table:style-name="ro1">
          <table:table-cell office:value-type="date" office:date-value="2018-10-26T00:00:00" table:style-name="ce22">
            <text:p>2018/10/26</text:p>
          </table:table-cell>
          <table:table-cell office:value-type="string" table:style-name="ce4">
            <text:p>Radiation and Lif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introduce the types, basic properties, origins and applications in life of various ionizing and non-ionizing radiations. The protection of various kinds of radiation will also be introduced in this course.</text:p>
          </table:table-cell>
          <table:table-cell table:number-columns-repeated="2" table:style-name="ce4"/>
          <table:table-cell table:number-columns-repeated="16373" table:style-name="ce1"/>
        </table:table-row>
        <table:table-row table:style-name="ro1">
          <table:table-cell office:value-type="string" table:style-name="ce13">
            <text:p>12/22/20</text:p>
          </table:table-cell>
          <table:table-cell office:value-type="string" table:style-name="ce35">
            <text:p>Readers Theater</text:p>
          </table:table-cell>
          <table:table-cell office:value-type="float" office:value="2" table:style-name="ce3">
            <text:p>2</text:p>
          </table:table-cell>
          <table:table-cell office:value-type="string" table:style-name="ce4">
            <text:p>Upper division</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e course aims to familiarize students with the basic concepts and knowledge about Reader’s Theater (RT). By engaging students in practicing RT, working with peers to perform RT, and preparing scripts of RT, it is hoped that students can utilize the skills in RT in their own teaching practice.</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eading Poe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ENG Literature Concentration: Genre</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Reason, Madness and Civiliz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PSYCH 415 Abnormal Psychology</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attempts to cultivate students’ social imagination and the reflection upon the normative foundation of modernity. Especially, We help students to reexamine the dividing practice of Rationality. How it stigmatizes and constructs its oppositional counterpart, the Madness, as something to surveillance and domesticate. We also try to remind students to disclose the limit of the experience of Rationality, and at the same time, to reappreciate the creative and insightful dimension of the Madness. We will not only read some classical texts but also pick up some empirical cases occurred in Modern context, such as the issue of psychiatric medication. We hope that, through this course, students can develop a more sensitive reflectivity to the constitution of the boarderline between normal and abnormal. Also to be more respectful and sympathetic to so called “Marginality” in Modern Society.</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egression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Regression analysis is a conceptually simple method for investigating functional relationships among variables. The purpose of this course focuses on providing the statistics analysis skill in thesis writing, and using the empirical experiment to analysis the robust of theory.</text:p>
          </table:table-cell>
          <table:table-cell table:number-columns-repeated="2" table:style-name="ce46"/>
          <table:table-cell table:number-columns-repeated="4" table:style-name="ce10"/>
          <table:table-cell table:number-columns-repeated="16369" table:style-name="ce1"/>
        </table:table-row>
        <table:table-row table:style-name="ro3">
          <table:table-cell office:value-type="string" table:style-name="ce1">
            <text:p>PRIOR TO DATING</text:p>
          </table:table-cell>
          <table:table-cell office:value-type="string" table:style-name="ce4">
            <text:p>Religion and Culture of India</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JMA</text:p>
          </table:table-cell>
          <table:table-cell office:value-type="string" table:style-name="ce4">
            <text:p><text:s/>Hinduism means the religion of India or Hindu. In Chinese, directly translated as “<text:span text:style-name="T6">印度教</text:span><text:span text:style-name="T46">”. Hinduism does not like other’s religion, which has been established by a founder. For example: Jesus is the founder of Christian, while Prophet Muhammad is to Islam, and Buddhism’s founder is Sakyamuni. Hinduism is a religion, without founder, which just like <text:s/>ancient civilization as Egypt, Greece and Roman etc. It consists of Multiple races, languages, philosophies, believe, and culture in India. It is also all-embracing three important religions, i.e. Hinduism, Islam and Buddhism There are eight points of view will be contributed in this subject:<text:s/></text:span><text:span text:style-name="T15">The Origin of Ancient Indian Civilization. Brahmanism and caste System, Polytheism :Brahma, Shiva, Languages, Concept of Philosophies, Concept <text:s/>of Death, Concept of <text:s/>Life etc. Hinduism and Islam, Hinduism and Buddhism Jainism and</text:span><text:span text:style-name="T47"><text:s/>Sikh,<text:s/></text:span><text:span text:style-name="T15">Yogo and Practice</text:spa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esearch Method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on presenting research methods for management program in depth. It is designed to provide graduate students with the nature and process of social science research as well as the important concepts, methods, and practical applications. This course also emphasizes on the practice of computer-aided qualitative/quantitative research tools. It covers topics such as:Social Science and Research, The Structuring of Research: Qualitative/Quantitative, Modes of Observation: Qualitative/Quantitative, andAnalysis of Data: Qualitative/Quantitative.</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Research Method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Reviewed by JMA</text:p>
          </table:table-cell>
          <table:table-cell office:value-type="string" table:style-name="ce4">
            <text:p>Methodology and general skills necessary to carry out research projects of Leisure environmental management will be discussed in the clas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esearch Methods and Applications I /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purpose of this course is to introduce students to the field of social research with emphasis on its applications to the business management of leisure and rereation as well as the development and planning of the leisure and recreation industry.</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esearches in Security Invest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esigned to acquaint the student with the concepts of security analysis and portfolio management. <text:s/>The course discusses principles for managing financial assets. <text:s/>Students will learn how to establish appropriate investment objectives, develop optimal portfolio strategies, estimate risk-return trade-offs, and evaluate investment performance. <text:s/>Many of the latest quantitative approaches are discussed.<text:s/></text:p>
          </table:table-cell>
          <table:table-cell table:number-columns-repeated="2" table:style-name="ce4"/>
          <table:table-cell table:number-columns-repeated="16373" table:style-name="ce1"/>
        </table:table-row>
        <table:table-row table:style-name="ro3">
          <table:table-cell office:value-type="string" table:style-name="ce1">
            <text:p>PRIOR TO DATING</text:p>
          </table:table-cell>
          <table:table-cell office:value-type="string" table:style-name="ce4">
            <text:p>Romance of Three Kingdoms<text:span text:style-name="T8"><text:s text:c="2"/></text:span></text:p>
          </table:table-cell>
          <table:table-cell office:value-type="float" office:value="3" table:style-name="ce3">
            <text:p>3</text:p>
          </table:table-cell>
          <table:table-cell office:value-type="string" table:style-name="ce4">
            <text:p>second year</text:p>
          </table:table-cell>
          <table:table-cell office:value-type="string" table:style-name="ce4">
            <text:p>none (MG)</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Romance of Three Kingdoms is the very important novel in Chinese classical works. It includes plenty political ideal and value-system of Confucianism. Besides this<text:span text:style-name="T6">¸</text:span><text:span text:style-name="T7">its description and influence of Chinese culture are very far-reaching. This class will lead students enter in the field of three kingdom. By the aspect of gender and culture</text:span><text:span text:style-name="T6">¸we can understand<text:s/></text:span><text:span text:style-name="T7">characters and wisdom of being a chief and historical meanings deeply.</text:spa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Russian literature and culture</text:p>
          </table:table-cell>
          <table:table-cell office:value-type="float" office:value="2" table:style-name="ce3">
            <text:p>2</text:p>
          </table:table-cell>
          <table:table-cell office:value-type="string" table:style-name="ce4">
            <text:p>first year</text:p>
          </table:table-cell>
          <table:table-cell office:value-type="string" table:style-name="ce4">
            <text:p>none (MG)</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reation of Russian national literature can be embodied in the most full and clear. Literature reflects the Russian people in the aesthetic, moral and spiritual values. Some well-known Russian philosopher thought that Russian literature is the philosophy, there is the way to understand the world. Russian literature is an integral part from World Culture, has been praised by many literary masters. This course will explore some of the great important Russian people in the history, and by folk tales and taboos that students understand the Russian culture. And <text:s/>introduce <text:s/>the crafts and artists so that students can understand the beauty of Russian culture and the ar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ale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Course introduction to the <text:s/>retail management and the gobal retail situation Retail Task arouse students' interest and attention. Retail theory describes its content and application. Course introducing: 1. The integration of theory and literatures marketing and retail management;</text:p>
            <text:p>2. The store management of human resource management, financial management and operational management ; 3. The application of technology in retail management, Green retail and new trends in retailing.</text:p>
            <text:p>4. Theretail management illustration, marketing, human development, financial and other, to enable students to understand how to evaluate business district retail and consumer characteristic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cenario analytical and decision-making</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scenario simulation planning" is the internal consensus on the future operating environment changes. In the process of construction of multi-level scenarios. <text:s/>Companies can systematically explore the various uncertain impacts of the different strategic options, and select the best strategy. Operating changes in the environment brought about the greatest danger lies not change itself, but the company is particular about the use of yesterday's logic to cope. This course will design case to guide the students familiar with the scenario simulation program. The problems faced by the moment, how to collect the information, how to analyze the problem and then propose solutions to the problem in a rational way of thinking, Course content<text:span text:style-name="T48">：</text:span><text:span text:style-name="T49"><text:s/></text:span><text:span text:style-name="T50">Ch1 Premise of the rational managemen</text:span><text:span text:style-name="T49">t</text:span><text:span text:style-name="T50">(1 to 2weeks)</text:span><text:span text:style-name="T48">；</text:span><text:span text:style-name="T50">Ch2 Problem analysis (3 to 4 weeks</text:span><text:span text:style-name="T49">)</text:span><text:span text:style-name="T48">；</text:span><text:span text:style-name="T50">Ch.3 Decision analysis (5-6 weeks</text:span><text:span text:style-name="T49">)</text:span><text:span text:style-name="T48">；</text:span><text:span text:style-name="T50">Ch4 Potential problem analysis (7-8 weeks</text:span><text:span text:style-name="T49">)</text:span><text:span text:style-name="T48">；</text:span><text:span text:style-name="T50">Ch5 How to master the uncertainties (9 to 10 weeks</text:span><text:span text:style-name="T49">)</text:span><text:span text:style-name="T48">；</text:span><text:span text:style-name="T50">Ch6. Scenarios (11 to 13 weeks</text:span><text:span text:style-name="T49">)</text:span><text:span text:style-name="T48">；</text:span><text:span text:style-name="T50">Ch7 Option plan (14 to 15 weeks</text:span><text:span text:style-name="T49">)</text:span><text:span text:style-name="T48">；</text:span><text:span text:style-name="T50">Ch8. Grouping the actual operation (16 to 18 weeks)</text:span></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a and Air Transportation Contract Practi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aims to provide learners with a comprehensive understanding of the functions and activities of sea and air freight transportation. To help students fully understand the air cargo market , practical operation and theoretical basis.</text:p>
          </table:table-cell>
          <table:table-cell table:number-columns-repeated="2" table:style-name="ce46"/>
          <table:table-cell table:number-columns-repeated="4" table:style-name="ce10"/>
          <table:table-cell table:number-columns-repeated="16369"/>
        </table:table-row>
        <table:table-row table:style-name="ro1">
          <table:table-cell office:value-type="string" table:style-name="ce14">
            <text:p>PRIOR TO DATING</text:p>
          </table:table-cell>
          <table:table-cell office:value-type="string" table:style-name="ce4">
            <text:p>Selected Topics and Research Proposal Design</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his course will introduce the framework and format of thesis. We will discuss individual student's thesis to guide them create their research background, literature review, research framework and research method. And also help student how to arrange their research schedule and control.</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I <text:s/>[Leisure Activi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lass will enhance the academic research ability of the student in leisure enviroment management, via of leiteratures studying and field studying</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I [Enterprise Syste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students how to develop and design an enterprise information system or an electronic commerce website. During the course, a systematized method is introduced to guide students to innovate a EC based businesss model and to plan, analyze, design, and implement the enterprise information system and EC website based on the business model.<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II [Enterprise Syste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Seminar II is the following course of Seminar I to coordinate the student for the project.<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II [Leisure Activi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encourage the student to present his on-going study including the new findings, the barriers and the methodological development of it. All the audience must join the discussion of the presentation to enhance his knowledge of leisure environment management and the ability of research.<text: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in Food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to let students acquire the knowledge about the specialized field of "Food Tourism" , realize the diverse culinary traditions of people/cultures in countries around the world, and understand the relationship between local culinary traditions and tourism.<text:s text:c="2"/></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Advocacy Strategies and International Volunteer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1.In terms of the development of civil society and awakening of civil consciousness, the operation of congress not only relies on the supervision of the public, but also the participation of advocacy strategies carried out by the civil groups. It would be the new direction for advocacy strategy to study the issues of government's introspection, accountability and public opinion. 2.To study the origin and current issues of international voluntary services, as well as the management and development of international volunteers; also make advanced understanding of cross-cultural issues by way of introspect</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Business Decis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es on discussion managers often faced with the management issues and management decisions with a dynamic decision-making process. By theoretical analysis and case discussions will develop top managers in management decision-making abilities.<text:s/></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Business Ethics_</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teaching goal is to assist students in developing a moral sensibility and social responsibility in their professional and civic lives. This course will design to discuss and analysis papers and journals that related to business ethical concepts, theories and cases.</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Business Oper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esigned to provide students with a basic understanding of the business practices and theory of strategy. Seminar covering current issues in managerial strategy and corporate policy that integrates concepts of organization theory and behavior, marketing, finance, human resources, production/operations, information systems, entrepreneurship, accounting, economics, and international business.<text:s text:c="2"/></text:p>
          </table:table-cell>
          <table:table-cell table:number-columns-repeated="2" table:style-name="ce4"/>
          <table:table-cell table:number-columns-repeated="16373" table:style-name="ce1"/>
        </table:table-row>
        <table:table-row table:style-name="ro1">
          <table:table-cell office:value-type="date" office:date-value="2018-10-26T00:00:00" table:style-name="ce22">
            <text:p>2018/10/26</text:p>
          </table:table-cell>
          <table:table-cell office:value-type="string" table:style-name="ce4">
            <text:p>Seminar on Doing Business in Asia</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56 Doing Business in Asia</text:p>
          </table:table-cell>
          <table:table-cell office:value-type="string" table:style-name="ce4">
            <text:p>none</text:p>
          </table:table-cell>
          <table:table-cell office:value-type="string" table:style-name="ce4">
            <text:p>Lower division</text:p>
          </table:table-cell>
          <table:table-cell office:value-type="string" table:style-name="ce4">
            <text:p>JMA/BC</text:p>
          </table:table-cell>
          <table:table-cell office:value-type="string" table:style-name="ce4">
            <text:p>Grouping students determine a topic of practical case study through the advisor's guidance and group discussions. A practical monograph should be accomplished in order to integrate theoretical knowledge and business practices, bring up the capability of independent thinking, and have demonstrated the ability of corporate management together with communication and coordination and teamwork skills. The implementation of this course includes: studying out the research topics, reviewing related literature, data collection and analysis, and so on..</text:p>
          </table:table-cell>
          <table:table-cell table:number-columns-repeated="2" table:style-name="ce4"/>
          <table:table-cell table:number-columns-repeated="16373" table:style-name="ce1"/>
        </table:table-row>
        <table:table-row table:style-name="ro10">
          <table:table-cell office:value-type="string" table:style-name="ce1">
            <text:p>PRIOR TO DATING</text:p>
          </table:table-cell>
          <table:table-cell office:value-type="string" table:style-name="ce4">
            <text:p>Seminar on E-commer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47 E-Commerce</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E-commerce course's goal is to assist students in developing E-commerce concepts in their professional. This course is designed to discuss and analysis E-commerce related cases.</text:p>
          </table:table-cell>
          <table:table-cell table:number-columns-repeated="2" table:style-name="ce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Financia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ll introduce the basic theory of Corporate finance in the areas of corporate finance, financial institutions, and financial markets. Students are expected to learn the financial tools needed to make good business decision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Geront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analyzes the major socio-economic and health care issues of aging society, from individual society aspects, including old-age income security, health and long-term care, living arrangement and ethics of care ; then, explores social policy implications and elderly welfare systems in various countrie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Journals &amp; Paper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divided into three parts. The first part deals with various schools of marketing thought and their evaluation that have evolved since the inception of the discipline in the early 1900s. The second part focuses on providing a brief introduction of the philosophy of science tool-kit to marketing theory and research. Based on the second part, the third part addresses issues related to theory building.<text:s text:c="2"/></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Labor Polic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explores the issues in labor policy analysis and industrial relations from theory and practice perspectives. The issues related to this course include the changing roles of the government, diminishing functions of trade unions, privatization, labor standard, basic wage, the effect of international trade on domestic industrial relations, redundancy and unemployment, foreign workers, flexibility employment, discrimination in workplace, retirement etc. (英文概述過長，無法存檔)</text:p>
          </table:table-cell>
          <table:table-cell table:number-columns-repeated="2" table:style-name="ce24"/>
          <table:table-cell table:number-columns-repeated="4" table:style-name="ce10"/>
          <table:table-cell table:number-columns-repeated="16369"/>
        </table:table-row>
        <table:table-row table:style-name="ro1">
          <table:table-cell office:value-type="string" table:style-name="ce14">
            <text:p>PRIOR TO DATING</text:p>
          </table:table-cell>
          <table:table-cell office:value-type="string" table:style-name="ce4">
            <text:p>Seminar on leisue environment managemen(Ⅱ)</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Review and discussion of the theory and application of Leisue Environmental Management to explore the trend of the topic and accumulate the research ability of the classmate 1. Student of the class will be asked to make a presentation of his/her research topic by turns, and to defend his/her study from other attendants' review. 2. Experts will be invited to introduce special issues of environmental management. 3. Field investigation of environmental facilities will be arranged to ensure students understand the interaction between theory and practice.</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Leisure Environment Management (1)</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In order to understand the current trend of the on-going theories invovling environmental management, ecch student is asked to choose one article from SDOS or other international journals and present his comment. <text:s/>The article that is planned to present must be dispatch to all the students as well as the teacher a week earlier than the scheduled time of presentation.</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Leisure Indust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focus on the development, strategy, management and the related issues about the leisure industry. By the discussion about the above issues, We will understand the managerial problems of the leisure industry and try to find the solutions.</text:p>
          </table:table-cell>
          <table:table-cell table:number-columns-repeated="2" table:style-name="ce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Marketing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20 Marketing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Upon completion of the course, the students would be capable of achieving the following objectives: (1) comprehend the conceptual underpinnings of the fundamental concepts of marketing management; (2) understand more specifically how to better identify target markets by utilizing the principles of consumer behavior and market segmentation and positioning ; (3) understand how to apply theory in the discussion of the marketing plan and needed information for marketing decisions or market research; (4) explore strategies for promotion; (5) understand pricing strategy.<text:s/></text:p>
          </table:table-cell>
          <table:table-cell table:number-columns-repeated="2" table:style-name="ce46"/>
          <table:table-cell table:number-columns-repeated="4" table:style-name="ce10"/>
          <table:table-cell table:number-columns-repeated="16369"/>
        </table:table-row>
        <table:table-row table:style-name="ro1">
          <table:table-cell office:value-type="string" table:style-name="ce14">
            <text:p>PRIOR TO DATING</text:p>
          </table:table-cell>
          <table:table-cell office:value-type="string" table:style-name="ce4">
            <text:p>Seminar on NPO Managerial Accoun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aking the NPOs as the research targets, and discussing the cost structure, budget management, performance measurements and relevant managerial accounting issue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NPO's International Assistan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ocusing on the theory and practice of Official Development Assistance (ODA) and International Humanitarian Assistance carried out by NPOs. <text:s/>The objectives of this course cover: <text:s/>1.To make a comprehensive understanding on the origin, historical changes and development trends of Official Development Assistance (ODA) as well as International Humanitarian Assistance. 2.In theoretical, to survey the theory, mechanism, institution and methodology of ODA and International Assistance. 3.In practical, focusing on the mainstream of foreign aid issues, and study the modules, instruments and cases of international assistance programs carried by NPO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NPO's Policy Advocac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focusing on the legislative policy and advocacy management of nonprofit issues, with an aim to explore the path of achieving public policy on progressive issue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Public-Private Partnerships and Project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
            <text:p>1.In order to improve the government's administration efficiency, the mechanism of public services supported by public-private partnership(PPP) has been expanded, the objective of this course is to expand and deeper the policy participation of NPOs by theory research and case study on PPP. 2.Project management focuses on the logic thinking training of Project Cycle methodology, the objective of this course is to assist the NPO s' staff on project management capacity building, in order to fulfill the performance management on project.</text:p>
            <text:p/>
          </table:table-cell>
          <table:table-cell table:number-columns-repeated="2" table:style-name="ce24"/>
          <table:table-cell table:number-columns-repeated="4" table:style-name="ce10"/>
          <table:table-cell table:number-columns-repeated="16369"/>
        </table:table-row>
        <table:table-row table:style-name="ro1">
          <table:table-cell office:value-type="string" table:style-name="ce14">
            <text:p>PRIOR TO DATING</text:p>
          </table:table-cell>
          <table:table-cell office:value-type="string" table:style-name="ce4">
            <text:p>Seminar on Social Enterprise and Entrepreneurship</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eaching context: 1. The requirement of creating a new enterprise; 2.The development of social enterprise in the world; 3.The situation of social enterprises in Taiwan; 4. The situation of social enterprises in foreign countries; 5. How to write a new business plan; 6.The analysis of entrepreneur’s competence; 7.The management issues in social enterprises; 8.How to create a new social enterprise in NPO organizations; 9. The difference between commercialization and social enterprise in the mission role of NPO organization. 10. The case study of social enterprise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Social Enterpris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will be structured around three elements that will be interwoven throughout: 1. The field of social entrepreneurship 2. The situations, resources and business structures used by social entrepreneurs 3. The mechanics, tensions, and realities of starting and/or managing a social enterprise When looking at a social venture or discussing a social entrepreneur we'll pa</text:p>
          </table:table-cell>
          <table:table-cell table:number-columns-repeated="2" table:style-name="ce49"/>
          <table:table-cell table:number-columns-repeated="4" table:style-name="ce50"/>
          <table:table-cell table:number-columns-repeated="16369"/>
        </table:table-row>
        <table:table-row table:style-name="ro1">
          <table:table-cell office:value-type="string" table:style-name="ce1">
            <text:p>PRIOR TO DATING</text:p>
          </table:table-cell>
          <table:table-cell office:value-type="string" table:style-name="ce4">
            <text:p>Seminar on Social Welfare and Geront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analyzes the major sociai welfare and health care issues of aging society, from individual, organizational and society aspects, including relevant theories of social welfare and gerontology, old-age income security, health and long-term care, living arrangement, ethics of care and the development and management of gray-hair industry ; then, explores the policy implications and social welfare systems in various countrie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Sport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as divided into two parts, the concept of sports tourism and the research of sports tourism. The former explain the nature concept of sports tourism, and to study the sports tourism industry from the demand side, the supply side and management side. The later analysis <text:s text:c="2"/>the unique nature and research methods of the sports tourism, by cases to explore the theme of sports tourism research and the main direction of development. Last, this course would provide knowledge and information for graduate students in the field of sport tourism.</text:p>
            <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Sport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as divided into two parts, the concept of sports management and the research of sports management. The former explain the nature concept of sports management, and to study the sports management from the organization, marketing, tournament, sponsored and human resources. The later analysis the unique nature and research methods of the sports management, by cases to explore the theme of sports management research and the main direction of development. Last, this course would provide knowledge and information for graduate students in the field of sports management.</text:p>
          </table:table-cell>
          <table:table-cell table:style-name="ce4"/>
          <table:table-cell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the Fundraising of NPO</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basic concepts, principles, and techniques of fundraising in nonprofit organizations. Through case studies and projects, students develop competences for planning, executing and evaluating fundraising activities as well as effectively strengthen research acquisition and donor relationship.</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eminar on Tourism Internship</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his course namely aims at cultivate the professional techniques and competences for students to enhance the competitiveness related tourism, hospitality and recreation fields and industrial sectors.<text: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Tourism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vites the experts and professionals in tourism industries to present and share their valuable experience and knowledge, it is expected that the graduates' research direction and idea can be inspired. The presentations are held in the way of public speech, and the reports are required for student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minar on Wildlife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In recent years, a glowing worldwide demand to interact with wildlife has led to the attention, especially those non-consumptive uses of resources tourism forms (e.g. observation, photography, contact and feeding) was regarded as one of the paradigm of sustainable tourism; however, the related studies performed in Taiwan are relatively rare. Therefore, the aim of the course is to provide the international trends in this specific tourism issue; not only through the classical cases studies about the wildlife tourism (WT) development and management in literature, but discuss (not limited) multiple se</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ervice Learning/Service Education/Learning Service</text:p>
          </table:table-cell>
          <table:table-cell office:value-type="float" office:value="1" table:style-name="ce3">
            <text:p>1</text:p>
          </table:table-cell>
          <table:table-cell table:style-name="ce4"/>
          <table:table-cell office:value-type="string" table:style-name="ce4">
            <text:p>none</text:p>
          </table:table-cell>
          <table:table-cell office:value-type="string" table:style-name="ce4">
            <text:p>GE CAT 8 Service Learning</text:p>
          </table:table-cell>
          <table:table-cell office:value-type="string" table:style-name="ce4">
            <text:p>Lower Division</text:p>
          </table:table-cell>
          <table:table-cell office:value-type="string" table:style-name="ce4">
            <text:p>JMA</text:p>
          </table:table-cell>
          <table:table-cell table:style-name="ce36"/>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hishuo Xinyu (A New Account of the Tales of the World)</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urriculum design, with the instruction of the literary classics in Shishuo Xinyu (A New Account of the Tales of the World), has been arranged into five parts as follows: the observation of temperament, the survey of wittiness, the art of appreciation, the social interactions, and personal sentiments<text:span text:style-name="T15"><text:s/></text:span><text:span text:style-name="T7">in the textual characters. The literary classics in Shishuo Xinyu, selected in this course arrangements, are about to proceed with the literary appreciation, thorough analyses, and comprehensive discussion of the traditional culture as well. This course aims to help develop the student’s reading and appreciation ability for Shishuo Xinyu, to help ascertain the cultural connotation and significance of the literary classics in Shishuo Xinyu in the literature, history and philosophy fields, to help cultivate the student’s inheritance of the Chinese classics, enhance the humanities attainments, and carry forward the spirit of traditional culture through the classroom instruction and discussion in the curriculum arranged activities.</text:span></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mall Business &amp; Entrepreneurial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39 Small Business &amp; Entrepreneurial Marketing</text:p>
          </table:table-cell>
          <table:table-cell office:value-type="string" table:style-name="ce4">
            <text:p>none</text:p>
          </table:table-cell>
          <table:table-cell office:value-type="string" table:style-name="ce4">
            <text:p>Upper Division<text:s/></text:p>
          </table:table-cell>
          <table:table-cell office:value-type="string" table:style-name="ce4">
            <text:p>JMA/BC</text:p>
          </table:table-cell>
          <table:table-cell office:value-type="string" table:style-name="ce4">
            <text:p>Explores practical and cost-effective strategies and methods to generate leads and new customer acquisition. Topics include strategic partnerships, local marketing, search engine optimization, social networking, crowdsource funding, and niche marketing.</text:p>
          </table:table-cell>
          <table:table-cell table:number-columns-repeated="2" table:style-name="ce14"/>
          <table:table-cell table:number-columns-repeated="4" table:style-name="ce1"/>
          <table:table-cell table:style-name="ce10"/>
          <table:table-cell table:number-columns-repeated="16368"/>
        </table:table-row>
        <table:table-row table:style-name="ro1">
          <table:table-cell office:value-type="string" table:style-name="ce1">
            <text:p>PRIOR TO DATING</text:p>
          </table:table-cell>
          <table:table-cell office:value-type="string" table:style-name="ce4">
            <text:p>Small Business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BC/JMA</text:p>
          </table:table-cell>
          <table:table-cell office:value-type="string" table:style-name="ce4">
            <text:p>The course emphasizes the small and medium business, we need to maintain a high degree of entrepreneurial spirit and innovative ideas. This course is valuable is that as the main business point of view to explain the operation of the management concepts and technology for SME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ocial Changes and Non-profit Organization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is an integrated course in which theories and practices in the areas of social change and non-profit organizations are discussed and investigated so that the students can have a better understanding and thus are better prepared for the future.The course is divided into four sections:1. Discussion and study of social changes. 2. Theories of social change and nonprofit organizations are investigated. 3. The interplay of social changes and nonprofit organizations are explored. 4. The possible future development in these two areas are discussed.</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ocial Entrepreneurship and Innov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first addresses the foundation of innovation: its conceptual development, its antecedents and consequences; the course then move forward to discuss the dimensions of social innovation, and how they are similar or different from other types of innovation. Domestic and international cases are utilized to enable students to observe the cross-disciplined as well as the connectedness features of social innovation.<text:s text:c="2"/></text:p>
          </table:table-cell>
          <table:table-cell table:number-columns-repeated="2" table:style-name="ce24"/>
          <table:table-cell table:number-columns-repeated="4" table:style-name="ce10"/>
          <table:table-cell table:number-columns-repeated="16369" table:style-name="ce1"/>
        </table:table-row>
        <table:table-row table:style-name="ro1">
          <table:table-cell office:value-type="string" table:style-name="ce41">
            <text:p>5/7/19</text:p>
          </table:table-cell>
          <table:table-cell office:value-type="string" table:style-name="ce4">
            <text:p>Social Psycholog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ut question pending</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AC</text:p>
          </table:table-cell>
          <table:table-cell office:value-type="string" table:style-name="ce4">
            <text:p>Through studying social psychology course, discuss and implementation, so that students can understand the personal social context of the characters and their surroundings in which to explain the behavior of human relationships, the integration of theory with practice, the course of daily life at the same time, can also master the theoretical view</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ocial Responsibilit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e social responsibility is a new research domain that refers to the taking into account of the impacts of the activities of an enterprise to its stakeholders, that is to say to combine the idea of sustainable development with the goal of the organization.</text:p>
            <text:p>This course aims at presenting the normative background of social responsibility, the realization, and the measurements of the achievement.</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ociolinguistic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s</text:p>
          </table:table-cell>
          <table:table-cell office:value-type="string" table:style-name="ce4">
            <text:p>Upper Division<text:s/></text:p>
          </table:table-cell>
          <table:table-cell office:value-type="string" table:style-name="ce4">
            <text:p>JMA</text:p>
          </table:table-cell>
          <table:table-cell office:value-type="string" table:style-name="ce4">
            <text:p>This course is an introduction to a range of sociolinguistic theories and their insight into varieties of English, past and present. The course aims to explore different topics in the area of sociolinguistics. The course draws from studies of English as it is spoken around the world, facilitating a deeper understanding of linguistic variation in English and the social, political, and cultural contexts in which speakers and writers of English operate. In this course, students are expected to investigate language in its social context, by exploring the many regional and social varieties of English, language use across different contexts, and the multi-faceted relationships between language, culture and society.</text:p>
          </table:table-cell>
          <table:table-cell table:number-columns-repeated="2" table:style-name="ce14"/>
          <table:table-cell table:number-columns-repeated="16373" table:style-name="ce1"/>
        </table:table-row>
        <table:table-row table:style-name="ro1">
          <table:table-cell office:value-type="date" office:date-value="2018-10-26T00:00:00" table:style-name="ce51">
            <text:p>2018/10/26</text:p>
          </table:table-cell>
          <table:table-cell office:value-type="string" table:style-name="ce4">
            <text:p>Soci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initiates students to learn the task of sociology, aims to let them establish their ability of sociological imagination, to understand concept instruments of sociology, then also to discuss the organization principles and development of human societies.</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ecial Interest 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Special Interest Tourism (SIT) which was known as "Niche Tourism" examines one of the fastest growing areas within the tourism sector. The concept of "Niche Tourism" has emerged in recent years in counter-point to what is commonly referred to as mass tourism". On the other hand, it has emerged in response to the changing tastes of consumers who are travelling more frequently, and are becoming more experienc</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ecial Topics on Management (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ext:s/>Grouping students determine a topic of practical case study through the advisor's guidance and group discussions. A practical monograph should be accomplished in order to integrate theoretical knowledge and business practices, bring up the capability of independent thinking, and have demonstrated the ability of corporate management together with communication and coordination and teamwork skills. The implementation of this course includes: studying out the research topics, reviewing related literature, data collection and analysis, and so on.</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ecial Topics on Management (I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Following the previous course Special Topics on Management (I), grouping students are required to accomplish a practical monograph with the purpose of integrating theoretical knowledge and business practices, training the capability of independent thinking, and showing the ability of corporate management together with communication and coordination and teamwork skills. The implementation of this course includes: data collection and analysis, composing a practical monograph, oral presentation, and so on.</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ecial Topics on Management Practicum (I)</text:p>
          </table:table-cell>
          <table:table-cell table:style-name="ce3"/>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Grouping students determine a topic of practical case study through the advisor’s guidance and group discussions. A practical monograph should be accomplished in order to integrate theoretical knowledge and business practices, bring up the capability of independent thinking, and have demonstrated the ability of corporate management together with communication and coordination and teamwork skills. The implementation of this course includes: studying out the research topics, reviewing related literature, data collection and analysis, and so on.</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ecial Topics on Management Practicum (II)</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Following the previous course Special Topics on Management (I), grouping students are required to accomplish a practical monograph with the purpose of integrating theoretical knowledge and business practices, training the capability of independent thinking, and showing the ability of corporate management together with communication and coordination and teamwork skills. The implementation of this course includes: data collection and analysis, composing a practical monograph, oral presentation, and so on.<text:s/></text:p>
          </table:table-cell>
          <table:table-cell table:number-columns-repeated="2" table:style-name="ce24"/>
          <table:table-cell table:number-columns-repeated="4" table:style-name="ce10"/>
          <table:table-cell table:number-columns-repeated="16369"/>
        </table:table-row>
        <table:table-row table:style-name="ro1">
          <table:table-cell office:value-type="string" table:style-name="ce4">
            <text:p>PRIOR TO DATING</text:p>
          </table:table-cell>
          <table:table-cell office:value-type="string" table:style-name="ce4">
            <text:p>Species and Ecological Diversity</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3B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 introduction to the species and ecological diversity. It attempts to raise questions about how organisms interact with their environment. <text:s/>The relationship between human activities and biodiversity loss will also be emphasized. The course focuses on the green movement, ecological management, conservation, environmental science and ecosystem health to sustain the biodiversity for the present and future generations. 01. Introduction 02. Biological Diversity 03. Species Diversity 04. Ecosystem Diversity 05. Gene Diversity 06. Plant Diversity07. Invertebrate Diversity 08. Insect Diversity 09. (Midterm Exam) 10. Fish Diversity 11. Amphibian and Reptile Diversity 12. Bird Diversity 13. Mammal Diversity 14. Human Activities and Biodiversity Loss 15. Rare and Endangered Plants 16. Rare and Endangered Animals 17. Biodiversity Conservation and Restoration 18. (Final Exam)<text:s/></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irit of Philosophy and Civil Quality<text:s/></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teaching goals of course is to teach students to understand the “civil quality” which made citizens the core ability, and raise students the thinking modern issues of ethics. The design of course leads students to think philosophy connect to ethical quality, democratic quality, scientific quality and aesthetic quality. Therefore, the teaching content include bioethics, political philosophy, scientific philosophy and aesthetics. Bioethics: teaching life moral issues of modern citizens, and discussing Confucian ethics the meaning of bioethics. Political philosophy: discussing the meaning of modern democracy, and thinking the relation of democratic-legitimate and traditional moral. Scientific philosophy: discussing the essence of science and the philosophical meaning of technology, which concern modern civil life. Aesthetics: discussing the intention of art in which modern citizens join, and enlighten the aesthetic consciousness to aesthetic quality.</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ort &amp; Healthiness</text:p>
          </table:table-cell>
          <table:table-cell office:value-type="float" office:value="1" table:style-name="ce3">
            <text:p>1</text:p>
          </table:table-cell>
          <table:table-cell table:style-name="ce4"/>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table:style-name="ce4"/>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ports Nutri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to teach students the knowledge of sports nutrition and apply what they learned in healthy weight control to achieve the goal of health improvement.</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tatistic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3 Business Statistics<text:s/></text:p>
          </table:table-cell>
          <table:table-cell office:value-type="string" table:style-name="ce4">
            <text:p>GE CAT 3A Mathematics for NON BUSINESS/PSYCHOLOGY MAJORS ONLY</text:p>
          </table:table-cell>
          <table:table-cell office:value-type="string" table:style-name="ce4">
            <text:p>Upper Division<text:s/></text:p>
          </table:table-cell>
          <table:table-cell table:style-name="ce4"/>
          <table:table-cell office:value-type="string" table:style-name="ce4">
            <text:p>This course is to teach graduate students how to collect data, to present basic statistics, in addition, to proceed relevant analysis, VAR, and regression.<text:s/></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tatistical Methods and Data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303 Business Statistics<text:s/></text:p>
          </table:table-cell>
          <table:table-cell office:value-type="string" table:style-name="ce4">
            <text:p>GE CAT 3A Mathematics for NON BUSINESS/PSYCHOLOGY MAJORS ONLY</text:p>
          </table:table-cell>
          <table:table-cell office:value-type="string" table:style-name="ce4">
            <text:p>Upper Division<text:s/></text:p>
          </table:table-cell>
          <table:table-cell table:style-name="ce4"/>
          <table:table-cell office:value-type="string" table:style-name="ce4">
            <text:p>Through hands-on experience with real problems, students will learn computing skills essen-</text:p>
            <text:p>tial in applied statistics and in research in methodological and theoretical statistics. Topics</text:p>
            <text:p>include MANOVA, Cluster, AHP, SEM, and will apply SPSS, Excel software in this course.<text:s text:c="2"/></text:p>
          </table:table-cell>
          <table:table-cell table:number-columns-repeated="2" table:style-name="ce14"/>
          <table:table-cell table:number-columns-repeated="16373" table:style-name="ce1"/>
        </table:table-row>
        <table:table-row table:style-name="ro1">
          <table:table-cell office:value-type="string" table:style-name="ce4">
            <text:p>PRIOR TO DATING</text:p>
          </table:table-cell>
          <table:table-cell office:value-type="string" table:style-name="ce4">
            <text:p>Statistics<text:s/></text:p>
          </table:table-cell>
          <table:table-cell office:value-type="float" office:value="3" table:style-name="ce3">
            <text:p>3</text:p>
          </table:table-cell>
          <table:table-cell office:value-type="string" table:style-name="ce4">
            <text:p>lower division</text:p>
          </table:table-cell>
          <table:table-cell office:value-type="string" table:style-name="ce4">
            <text:p>BUS 303 Business Statistics ; MATH 212 (1 &amp; 2 Required) (Psychology)</text:p>
          </table:table-cell>
          <table:table-cell office:value-type="string" table:style-name="ce4">
            <text:p>GE CAT 3A Mathematics for NON BUSINESS/PSYCHOLOGY MAJORS ONLY</text:p>
          </table:table-cell>
          <table:table-cell office:value-type="string" table:style-name="ce4">
            <text:p>Upper Division<text:s/></text:p>
          </table:table-cell>
          <table:table-cell office:value-type="string" table:style-name="ce4">
            <text:p>Approved by JMA/VLK</text:p>
          </table:table-cell>
          <table:table-cell office:value-type="string" table:style-name="ce4">
            <text:p>The course presents basic concept of Statistics. The students will learn the methodology and algorithm used in real-world situations. The student swill be trained to apply Statistics to improve decision-making quality.<text:s/></text:p>
          </table:table-cell>
          <table:table-cell table:number-columns-repeated="2" table:style-name="ce14"/>
          <table:table-cell table:number-columns-repeated="16373" table:style-name="ce1"/>
        </table:table-row>
        <table:table-row table:style-name="ro1">
          <table:table-cell office:value-type="string" table:style-name="ce14">
            <text:p>PRIOR TO DATING</text:p>
          </table:table-cell>
          <table:table-cell office:value-type="string" table:style-name="ce4">
            <text:p>Stock Investment：Theory and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16 Investment Management</text:p>
          </table:table-cell>
          <table:table-cell office:value-type="string" table:style-name="ce4">
            <text:p>none</text:p>
          </table:table-cell>
          <table:table-cell office:value-type="string" table:style-name="ce4">
            <text:p>Upper Division<text:s/></text:p>
          </table:table-cell>
          <table:table-cell office:value-type="string" table:style-name="ce4">
            <text:p>BC / JMA</text:p>
          </table:table-cell>
          <table:table-cell office:value-type="string" table:style-name="ce4">
            <text:p>In this course, <text:s/>we learn <text:s/>the relationship between the securities markets and some securities investment theory , <text:s/>analyze current events and use case study <text:s/>to enable students to master the spirit and application of theoretical methods of investment securities.</text:p>
          </table:table-cell>
          <table:table-cell table:style-name="ce14"/>
          <table:table-cell table:number-columns-repeated="16374" table:style-name="ce1"/>
        </table:table-row>
        <table:table-row table:style-name="ro1">
          <table:table-cell office:value-type="string" table:style-name="ce14">
            <text:p>PRIOR TO DATING</text:p>
          </table:table-cell>
          <table:table-cell office:value-type="string" table:style-name="ce4">
            <text:p>Strategic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80 Strategic Managme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The aim of this course is to give learners a thorough understanding of the analytical techniques and skills necessary to identify and exploit organization strategies successfully. Thus, the major subjects of this course will cover: The strategic management process, Corporate stakeholders and mission, External analysis: the identification of opportunities &amp; threaths, Internal analysis: resources、capabilities、competencies &amp; competitive advantages, Building competitive advantage through functional-level strategies, Business-Level strategy, Competitive strategy and the industry environment, Strategy in the global environment, Corporate Strategy-vertical integration, diversification, and strategic alliances, Building and restructuring the corporation, Designing organizational structure, Designing strategic control systems, Matching structure and control to strategy, Implementing strategic change.</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rategic Management for Cultural &amp; Creative Enterpris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consists of two major parts, one of which is overlooking the environment and the challenges of managing cultural industries, and the other is about the concepts and methods of the strategic management.These two parts sum up the knowledge and strategies concerning creative industries management. The former part analyses the consuming and marketing models of the industry. And the latter part explores how the strategies are formed, and how evaluation and execution are delivered.Beside reviewing literature, the lectures will contain case studies which topic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rategic Thinking and Bargain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Strategic Thinking and Bargaining” is the study of multiperson decision problems. The course is designed to introduce strategic interaction to those who will construct game-theoretical models in applied fields within daily decisions. This course will apply noncooperative games, including the static games of complete information, dynamic games of complete information to practice strategic management experiment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rategy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480 Strategic Management</text:p>
          </table:table-cell>
          <table:table-cell office:value-type="string" table:style-name="ce4">
            <text:p>none</text:p>
          </table:table-cell>
          <table:table-cell office:value-type="string" table:style-name="ce4">
            <text:p>Upper Division<text:s/></text:p>
          </table:table-cell>
          <table:table-cell table:style-name="ce4"/>
          <table:table-cell office:value-type="string" table:style-name="ce4">
            <text:p>Strategic management integrates knowledge of different business functions. The course discusses how businesses understand the market and build competitive advantage through the process of strategic management. Except learning basic knowledge, the course also helps students understand new trend of strategic management and discuss business case from perspective strategy.</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rategy Management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s to assist students in developing and implementing strategy management to accomplish business goal. This course will design to discuss and analysis papers and journals that related to strategy management concepts, theories and cases.</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trategy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Upon completion of the course, the students would be capable of achieving the following objectives: (1) comprehend the conceptual underpinnings of the fundamental concepts of hospitality marketing; (2) understand more specifically how to better identify target markets by utilizing the principles of consumer behavior and market segmentation and positioning ; (3) understand how to apply theory in the discussion of the marketing plan and needed information for marketing decisions or market research; (4) explore strategies for promotion; (5) understand pricing strategy.</text:p>
          </table:table-cell>
          <table:table-cell table:number-columns-repeated="2" table:style-name="ce14"/>
          <table:table-cell table:number-columns-repeated="16373" table:style-name="ce1"/>
        </table:table-row>
        <table:table-row table:style-name="ro1">
          <table:table-cell office:value-type="string" table:style-name="ce1">
            <text:p>PRIOR TO DATING</text:p>
          </table:table-cell>
          <table:table-cell office:value-type="string" table:style-name="ce4">
            <text:p>Structure of Modern English</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LANG 220 Structure of Modern English</text:p>
          </table:table-cell>
          <table:table-cell office:value-type="string" table:style-name="ce4">
            <text:p>none</text:p>
          </table:table-cell>
          <table:table-cell office:value-type="string" table:style-name="ce4">
            <text:p>Lower division</text:p>
          </table:table-cell>
          <table:table-cell office:value-type="string" table:style-name="ce4">
            <text:p>Approved by M Grosso</text:p>
          </table:table-cell>
          <table:table-cell office:value-type="string" table:style-name="ce4">
            <text:p>okay per M Grosso - no syllabu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udies on culture creative cluster</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Analysis of cultural and creative cluster formation, operation and evolution mechanisms and explore case studies of world-renowned cultural and creative cluster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tudies on Local Cultural Industr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Local Cultures" is one of the main sources of Cultural Creative Industries. <text:s/>A small region has its own abundant developments, which can cover a city, a rural area, and a community. <text:s/>Thus, the cooperation and promotion of professionals and local institutes, we can further connect local characteristics and cultural products. <text:s/>Cultural industries can make a great leap forward from here in the future.Local cultural products can be ins</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Study on Technology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R &amp; D plays a very important role for industry development and international competitiveness, how to effectively manage the development and application of technology can highly influence the performance of various types of organizations. Through the discussion including "The Nature of Technology", "Technology Acquisition and Usage", "Technology Innovation", "Technology Forecasting", and "Technology and Innovation Ethics" to let the student fully understand the importance of the issue.</text:p>
          </table:table-cell>
          <table:table-cell table:number-columns-repeated="6" table:style-name="ce10"/>
          <table:table-cell table:number-columns-repeated="16369" table:style-name="ce1"/>
        </table:table-row>
        <table:table-row table:style-name="ro1">
          <table:table-cell office:value-type="string" table:style-name="ce1">
            <text:p>PRIOR TO DATING</text:p>
          </table:table-cell>
          <table:table-cell office:value-type="string" table:style-name="ce4">
            <text:p>Study the Value of Cultural Good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How much the value of cultural creative goods？Owing to the nonmarket value of cultural creative goods, there are some methods to measure the value of cultural creative goods. This course will introduce the methods of determining the value of cultural goods, exploring the value of consumer's willing to pay or willing to accept. The contents of this course include papers from related journals.</text:p>
          </table:table-cell>
          <table:table-cell table:number-columns-repeated="16375" table:style-name="ce1"/>
        </table:table-row>
        <table:table-row table:style-name="ro1">
          <table:table-cell office:value-type="string" table:style-name="ce1">
            <text:p>PRIOR TO DATING</text:p>
          </table:table-cell>
          <table:table-cell office:value-type="string" table:style-name="ce4">
            <text:p>Survey and analysis on tourism resourc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objective of this course is to provide the students with the knowledge of tourism resources and the survey and analysis methods on tourism resources. Additionally, the student is expected to own the ability for the survey and analysis of tourism resources through the required presentation of the survey report. <text:s/>The student is requested to select a particular tourism resource and practice the survey and analysis in this semester.</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Sustainable tourism and slowness</text:p>
          </table:table-cell>
          <table:table-cell office:value-type="float" office:value="3" table:style-name="ce3">
            <text:p>3</text:p>
          </table:table-cell>
          <table:table-cell office:value-type="string" table:style-name="ce4">
            <text:p>"advanced course"</text:p>
          </table:table-cell>
          <table:table-cell office:value-type="string" table:style-name="ce4">
            <text:p>none</text:p>
          </table:table-cell>
          <table:table-cell office:value-type="string" table:style-name="ce4">
            <text:p>none</text:p>
          </table:table-cell>
          <table:table-cell office:value-type="string" table:style-name="ce4">
            <text:p>Upper Division<text:s/></text:p>
          </table:table-cell>
          <table:table-cell office:value-type="string" table:style-name="ce4">
            <text:p>JMA</text:p>
          </table:table-cell>
          <table:table-cell office:value-type="string" table:style-name="ce4">
            <text:p>This course is an advanced course based on who have studied the Trans-Disciplinary Education Program courses (on Society-Humanity-Science, SHS), such as ecology, ecotourism, biodiversity, or sustainable agriculture; and the aim is to develop a person who has the sustainable tourism literacy. The teaching processes not only introduce the theory provided by journal papers and professional books, but focus on the practical training in-situ (specifically involve into local community), to achieve the course objective. Moreover, the course can encourage students to respect environmental ethics, caring for the environment, as well as ecological services en</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Systems Think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es the development of systems thinking, theory and techniques, and to appropriate use of these theories and techniques in the field of practice. To achieve this goal, the main content of this course is to understand the basic concepts and principles of systems thinking applied to organizational management, and teach students how to apply in practice.</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Systems Thinking and Decision Mak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module mainly introduce Systems Theory, Systems Methodologies. By using Systems theory to make right decision and solve organizational problems.</text:p>
          </table:table-cell>
          <table:table-cell table:style-name="ce14"/>
          <table:table-cell table:number-columns-repeated="16374" table:style-name="ce1"/>
        </table:table-row>
        <table:table-row table:style-name="ro1">
          <table:table-cell office:value-type="string" table:style-name="ce14">
            <text:p>PRIOR TO DATING</text:p>
          </table:table-cell>
          <table:table-cell office:value-type="string" table:style-name="ce4">
            <text:p>Systems Thinking and Problems Judg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ll have four aims: 1. To help students knowing about Systems Thinking (theory, development…etc.) 2. To introduce students many Systems Methodologies for problems solving. 3. To help students broad their minds to observe this world and to solve problems. 4. To create students' ability of making better and correct decision.</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Taiwan's Politics &amp; Social Involvement</text:p>
          </table:table-cell>
          <table:table-cell office:value-type="float" office:value="2" table:style-name="ce3">
            <text:p>2</text:p>
          </table:table-cell>
          <table:table-cell office:value-type="string" table:style-name="ce4">
            <text:p>second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 Gore</text:p>
          </table:table-cell>
          <table:table-cell office:value-type="string" table:style-name="ce4">
            <text:p>This course will explore and analyze political events and social movements that occurred after the retrocession of Taiwan. When political authority to override social forces, social movements are generally suppressed; when the loose political control, social movements surging, or that when repressed social movements began to awaken, the political forces of coercion would be severely challenged. Each different type of social movement, representing different classes, ethnic groups fight for their rights and the process. Through dialectical discussion, students of political and social phenomena in Taiwan can have a more profound understanding. Through fixed writing, enhance students' independent thinking, independent learning and fluent writing skills.</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Taiwan’s politics and social movement</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ntroduces and discusses Taiwan’s politics and social movements. Social movements and democratization have impacted each other for the past decades, with attention to unintended consequences. The course's goal is that students will learn how to think analytically about politics and social movement in a variety of settings and come to appreciate different way to understand it, key assumptions of particular approaches to the field, and something about the connections between politics and social movements.</text:p>
          </table:table-cell>
          <table:table-cell table:number-columns-repeated="16375" table:style-name="ce1"/>
        </table:table-row>
        <table:table-row table:style-name="ro1">
          <table:table-cell office:value-type="string" table:style-name="ce14">
            <text:p>PRIOR TO DATING</text:p>
          </table:table-cell>
          <table:table-cell office:value-type="string" table:style-name="ce4">
            <text:p>Teaching Materials and Methods for Young Childre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Based on the Curriculum Guidelines in Early Childhood Education and Care Activities, this course aims to help students develop their abilities to design teaching activities and demonstrate teaching in each domain. Furthermore, they will learn to design integrated curricula and assessment.<text:s/></text:p>
          </table:table-cell>
          <table:table-cell table:style-name="ce4"/>
          <table:table-cell table:number-columns-repeated="7" table:style-name="ce1"/>
          <table:table-cell table:number-columns-repeated="16367" table:style-name="ce34"/>
        </table:table-row>
        <table:table-row table:style-name="ro1">
          <table:table-cell office:value-type="string" table:style-name="ce14">
            <text:p>PRIOR TO DATING</text:p>
          </table:table-cell>
          <table:table-cell office:value-type="string" table:style-name="ce4">
            <text:p>Teaching materials and Methods in Early Childhood Education</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Approved by JMA</text:p>
          </table:table-cell>
          <table:table-cell office:value-type="string" table:style-name="ce4">
            <text:p>Course is designed for one academic year. Based on the Curriculum Guidelines in Early Childhood Education and Care Activities, it aims to help students develop their a ilities to design teaching activities and integrated curriculum, apply multiple and creative teaching methods to demonstrated teaching, and reflect on their teaching.<text:s/></text:p>
          </table:table-cell>
          <table:table-cell table:style-name="ce4"/>
          <table:table-cell table:number-columns-repeated="7" table:style-name="ce1"/>
          <table:table-cell table:number-columns-repeated="16367" table:style-name="ce34"/>
        </table:table-row>
        <table:table-row table:style-name="ro1">
          <table:table-cell office:value-type="date" office:date-value="2020-07-20T00:00:00" table:style-name="ce40">
            <text:p>2020/7/20</text:p>
          </table:table-cell>
          <table:table-cell office:value-type="string" table:style-name="ce2">
            <text:p>Terrorism &amp; Counter Terrorism</text:p>
          </table:table-cell>
          <table:table-cell office:value-type="float" office:value="3" table:style-name="ce3">
            <text:p>3</text:p>
          </table:table-cell>
          <table:table-cell office:value-type="string" table:style-name="ce3">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JMA</text:p>
          </table:table-cell>
          <table:table-cell office:value-type="string" table:style-name="ce4">
            <text:p>After the end of the Cold War, terrorism became the new threats for many countries in the world. The 911event represents the upgrade of the means of terrorist attack, this event make many countriescooperate in countering terrorism. This purpose of this course is to introduce to students about the sources, types of terrorism and the development of terrorist organizations. The counter-terrorism polices and strategies of main countries in the world will also be studied in this course.</text:p>
          </table:table-cell>
          <table:table-cell table:style-name="ce4"/>
          <table:table-cell table:number-columns-repeated="16374" table:style-name="ce1"/>
        </table:table-row>
        <table:table-row table:style-name="ro3">
          <table:table-cell office:value-type="string" table:style-name="ce14">
            <text:p>PRIOR TO DATING</text:p>
          </table:table-cell>
          <table:table-cell office:value-type="string" table:style-name="ce4">
            <text:p>The Second Sex</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Simone de beauvoir“The Second Sex ” is the famous work of feminism. The topic and opinion of this text has inspired different feminists. ‘Women are the others ’and ‘Women are not born but formed’<text:span text:style-name="T9"><text:s/></text:span><text:span text:style-name="T7">are well-known sayings. This class would encourage students to think more and ask more by studying the text and understand gender in this society.<text:s/></text:span></text:p>
          </table:table-cell>
          <table:table-cell table:style-name="ce4"/>
          <table:table-cell table:number-columns-repeated="16374" table:style-name="ce1"/>
        </table:table-row>
        <table:table-row table:style-name="ro1">
          <table:table-cell office:value-type="string" table:style-name="ce13">
            <text:p>5/7/19</text:p>
          </table:table-cell>
          <table:table-cell office:value-type="string" table:style-name="ce4">
            <text:p>Theories and Skills of Counseling- I <text:s/>rev</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introduce and overview the theoretical and practical operation of major psychotherapies, including Psychoanalytic Therapy, Adler Therapy, Existential Therapy, Individual Centred Therapy, Gestalt Therapy, Behaviour Therapy, Cognitive-Behaviour Therapy, Reality Therapy, feminist Therapy, Postmodern orientation and Family therapy. When students finish the course, they can understand, and discriminate the differences between theories, including the view of human nature, theories of personality, the strategies and skills.</text:p>
          </table:table-cell>
          <table:table-cell table:style-name="ce4"/>
          <table:table-cell table:number-columns-repeated="16374" table:style-name="ce1"/>
        </table:table-row>
        <table:table-row table:style-name="ro1">
          <table:table-cell office:value-type="string" table:style-name="ce13">
            <text:p>5/7/19</text:p>
          </table:table-cell>
          <table:table-cell office:value-type="string" table:style-name="ce4">
            <text:p>Theories and Skills of Counseling-II <text:s/>rev</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a combination of theory and practice, which aims to help students gain the major individual counselling theories and techniques. Each student will study the theories of counselling, practice the skills. When students finish the course, they have the basic ability to help clients in the future.</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heories of International Relations I or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Approved by JMA</text:p>
          </table:table-cell>
          <table:table-cell office:value-type="string" table:style-name="ce4">
            <text:p>General overview of the theories in international relations. With an emphasis on major arguments and classic writings, the course discusses the theoretical traditions, theorizing, theories, developments, challenges, and debates to shed light on the further evolvements (sic) of international relations theories.</text:p>
          </table:table-cell>
          <table:table-cell table:style-name="ce4"/>
          <table:table-cell table:number-columns-repeated="7" table:style-name="ce1"/>
          <table:table-cell table:number-columns-repeated="16367" table:style-name="ce34"/>
        </table:table-row>
        <table:table-row table:style-name="ro1">
          <table:table-cell office:value-type="string" table:style-name="ce13">
            <text:p>5/7/19</text:p>
          </table:table-cell>
          <table:table-cell office:value-type="string" table:style-name="ce4">
            <text:p>Theories of Personality <text:s/>rev</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B Psychology</text:p>
          </table:table-cell>
          <table:table-cell office:value-type="string" table:style-name="ce4">
            <text:p>Lower division</text:p>
          </table:table-cell>
          <table:table-cell office:value-type="string" table:style-name="ce4">
            <text:p>JMA/AC</text:p>
          </table:table-cell>
          <table:table-cell office:value-type="string" table:style-name="ce4">
            <text:p>The course introduces theories of personality.Students can understand personality framework, importment affecting factors and personality development. Students</text:p>
            <text:p>absorb the knowledge of personality and confirmed theoretical predictions from their experience of everyday life. Students can cultivate the ability to understand and help clients.</text:p>
          </table:table-cell>
          <table:table-cell table:style-name="ce4"/>
          <table:table-cell table:number-columns-repeated="7" table:style-name="ce1"/>
          <table:table-cell table:number-columns-repeated="16367" table:style-name="ce34"/>
        </table:table-row>
        <table:table-row table:style-name="ro1">
          <table:table-cell office:value-type="string" table:style-name="ce1">
            <text:p>PRIOR TO DATING</text:p>
          </table:table-cell>
          <table:table-cell office:value-type="string" table:style-name="ce4">
            <text:p>Theory and Practice in English Teaching<tex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Chair's approval required for application to TESOL</text:p>
          </table:table-cell>
          <table:table-cell office:value-type="string" table:style-name="ce4">
            <text:p>none</text:p>
          </table:table-cell>
          <table:table-cell office:value-type="string" table:style-name="ce4">
            <text:p>Lower division</text:p>
          </table:table-cell>
          <table:table-cell office:value-type="string" table:style-name="ce4">
            <text:p>MG</text:p>
          </table:table-cell>
          <table:table-cell office:value-type="string" table:style-name="ce4">
            <text:p>The course is an introductory course that aims to familiarize students with the fundamental concepts in second language teaching. <text:s/>Specifically, teaching methodologies and language assessments are strongly emphasized. <text:s/>It is expected that students who take this course can be equipped with the essential know-how in language teaching.</text:p>
          </table:table-cell>
          <table:table-cell table:style-name="ce4"/>
          <table:table-cell table:number-columns-repeated="16374" table:style-name="ce1"/>
        </table:table-row>
        <table:table-row table:style-name="ro1">
          <table:table-cell office:value-type="string" table:style-name="ce1">
            <text:p>PRIOR TO DATING</text:p>
          </table:table-cell>
          <table:table-cell office:value-type="string" table:style-name="ce4">
            <text:p>Theory and Practice in Tour Interpret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ncludes the introduction of interpretation theory and the training of guides for cultural creative and leisure industries.We hope our students can understand the definition of interpretation, the function of interpretation and guide, the medium of interpretation and guide, etc. through the introduction of interpretation theory.We will progress the training of oral guide for our students by some topic about cultural creative and leisure.</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hesis and Papers Studies</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his course is a study seminar. It will ask students to present papers which are relative to their future research topics. The points of discussion of presentation will focus on the subject, operation model, methodology, result and the future research suggestion. This course is the require course for the master program. It will help students to explore the possible research topic and find the topics <text:s/>for their future study.</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imes and innovation of the knowledge-based economy</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oday's the twenty-first century, whether to call it a "new economic era", or "Digital Economy"; "post-industrial society" or referred to Daniel Bell, Peter Drucker called "post-capitalist society" ,, "social organization," or "Information Society" to describe the transformation of society, in which space and time elements are embedded in the outer qualities and performance, are in addition with the rise of Internet, knowledge and technology to increase work Under the digital, trade and globalization trends contribute to such knowledge can only be accumulated in the past, personal mind, you can not have a recording system down, causing all sorts of problems and even knowledge diffusion barrier is also solved; especially in the era of knowledge on how to effectively manage technical knowledge and ability in innovation potential is bound to become the key to the future of the organization to victory. This course is intended to be a conceptual target "era of knowledge economy" and the qualities of the analysis, discussion and clarify the "knowledge society" or "social network" of basic values ​​and ideas, and currently successful companies observe Taiwan's innovation environment at home and abroad The analysis, to enable students to understand and master the knowledge and innovation economy era pulsation characteristics of individuals and organizations develop their macro-vision and keen insight to change the face of chaos, information and knowledge explosion digit economic times.</text:p>
          </table:table-cell>
          <table:table-cell table:style-name="ce4"/>
          <table:table-cell table:number-columns-repeated="16374" table:style-name="ce1"/>
        </table:table-row>
        <table:table-row table:style-name="ro3">
          <table:table-cell office:value-type="string" table:style-name="ce14">
            <text:p>PRIOR TO DATING</text:p>
          </table:table-cell>
          <table:table-cell office:value-type="string" table:style-name="ce4">
            <text:p>Tocqueville： Democracy in America<text:s/></text:p>
          </table:table-cell>
          <table:table-cell office:value-type="float" office:value="3" table:style-name="ce3">
            <text:p>3</text:p>
          </table:table-cell>
          <table:table-cell office:value-type="string" table:style-name="ce4">
            <text:p>second year</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is course is devoted to reading and discussing Alexis de Tocqueville<text:span text:style-name="T3">’</text:span><text:span text:style-name="T9">s classic work and explores the following questions: What does Tocqueville mean by democracy? Why did Tocqueville choose America as the focus for his study of democracy? What are the distinctive features of American democracy? Which of these did Tocqueville consider beneficial and which did he consider detrimental to democratic governance? What did Tocqueville think would be the major problems facing American democracy in the future? How is democracy different from the aristocratic regimes that preceded it in places such as Tocqueville</text:span><text:span text:style-name="T3">’</text:span><text:span text:style-name="T9">s native France? etc.</text:span></text:p>
          </table:table-cell>
          <table:table-cell table:style-name="ce4"/>
          <table:table-cell table:number-columns-repeated="7" table:style-name="ce1"/>
          <table:table-cell table:number-columns-repeated="16367" table:style-name="ce34"/>
        </table:table-row>
        <table:table-row table:style-name="ro1">
          <table:table-cell office:value-type="string" table:style-name="ce14">
            <text:p>PRIOR TO DATING</text:p>
          </table:table-cell>
          <table:table-cell office:value-type="string" table:style-name="ce4">
            <text:p>TOEFL English (I)</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Including listening and speaking practice two courses. Listening Lessons imclude sound words,synonyms,recommendation, invitation, request, agree / disagree, assumptions, metaphors, etc., to enhance students' listening and the United States speakingunderstanding; speaking practice combined with the "listening + Speaking", "listening + writing" and other forms, so that students integrated application listening, speaking, reading, and writing skills.</text:p>
          </table:table-cell>
          <table:table-cell table:style-name="ce4"/>
          <table:table-cell table:number-columns-repeated="7" table:style-name="ce1"/>
          <table:table-cell table:number-columns-repeated="16367" table:style-name="ce34"/>
        </table:table-row>
        <table:table-row table:style-name="ro1">
          <table:table-cell office:value-type="string" table:style-name="ce14">
            <text:p>PRIOR TO DATING</text:p>
          </table:table-cell>
          <table:table-cell office:value-type="string" table:style-name="ce4">
            <text:p>TOEFL English (II)</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Basic Teaching covers brainstorming, summarize, memorandum and articles written by many different topics and examples step by step guide on how to write Introductory Paragraph, Supporting Paragraphs and Concluding Paragraph. This structure is a common format of general business letter, but also is the basic structure for prepare TOEFL paper section.</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EFL English (III)</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eaching goal of this course is to make students' English listening and reading comprehension enhance. Student with clear fluent English can express their meaning for the integrated use of language grammar.</text:p>
          </table:table-cell>
          <table:table-cell table:style-name="ce46"/>
          <table:table-cell table:number-columns-repeated="5" table:style-name="ce10"/>
          <table:table-cell table:number-columns-repeated="16369" table:style-name="ce1"/>
        </table:table-row>
        <table:table-row table:style-name="ro1">
          <table:table-cell office:value-type="string" table:style-name="ce14">
            <text:p>PRIOR TO DATING</text:p>
          </table:table-cell>
          <table:table-cell office:value-type="string" table:style-name="ce4">
            <text:p>TOEFL English (IV)</text:p>
          </table:table-cell>
          <table:table-cell office:value-type="float" office:value="3" table:style-name="ce3">
            <text:p>3</text:p>
          </table:table-cell>
          <table:table-cell table:style-name="ce4"/>
          <table:table-cell office:value-type="string" table:style-name="ce4">
            <text:p>not transferable</text:p>
          </table:table-cell>
          <table:table-cell office:value-type="string" table:style-name="ce4">
            <text:p>none</text:p>
          </table:table-cell>
          <table:table-cell office:value-type="string" table:style-name="ce4">
            <text:p>none</text:p>
          </table:table-cell>
          <table:table-cell office:value-type="string" table:style-name="ce4">
            <text:p>JMA</text:p>
          </table:table-cell>
          <table:table-cell office:value-type="string" table:style-name="ce4">
            <text:p>Teaching goal of this course is to make students' English listening and reading comprehension enhance. Student with clear fluent English can express their meaning for the integrated use of language grammar.</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pics of Human Resources Management for Cultural &amp; Creative Enterpris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introducing the human resources management for cultural &amp; creative enterprises. It will make students understand how to resolve the human resources problems for enterprises. The course covers topics such as :The Environment for human resources、Attracting human resources、Assessment and Development、Retaining human resources、Employee relations</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pics of International Trade Certificat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at students have a basic concept of trade , make students understand the process of trade. On the other hand allow students easier to take <text:s text:c="2"/>licenses about ITC .</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pics of International Trade Management Certificate</text:p>
          </table:table-cell>
          <table:table-cell table:style-name="ce3"/>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at students have a basic concept of trade , make students understand the process of trade. On the other hand allow students easier to take <text:s text:c="2"/>licenses about ITC .</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pics on Cultural Policy Studie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C Sociology</text:p>
          </table:table-cell>
          <table:table-cell office:value-type="string" table:style-name="ce4">
            <text:p>Lower Division</text:p>
          </table:table-cell>
          <table:table-cell office:value-type="string" table:style-name="ce4">
            <text:p>JMA</text:p>
          </table:table-cell>
          <table:table-cell office:value-type="string" table:style-name="ce4">
            <text:p>This course presents an introductory understanding on three major themes: cultural policies based on human development, importance of cultural diversities, and social prerequisites such as human capital, cultural capital, social capital, and institutional capital and their impacts on social creation measurement.</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ur Planning &amp; Analysi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Planning and designing tourism itinerary product need profession and high technique according to traveler interest and trend in additions to consist of factors and cost.</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ur with Sport</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me and Feature tour became the main topic of tourism disciplines, and also the way of tourism experience the local culture in the off-site travel. Sport had many style due to local customs vary in every country, the tour of the sports-themed travel is worth discussion and development. This course had two parts, sport spectating tour and participated in sport tour, the former introduced competitive sport and its ornamental value, the later was adding physical activity experience in sports participation elements. The purpose of this course was deep understanding the local sports activities and cultural characteristics of the</text:p>
          </table:table-cell>
          <table:table-cell table:style-name="ce4"/>
          <table:table-cell table:number-columns-repeated="16374" table:style-name="ce1"/>
        </table:table-row>
        <table:table-row table:style-name="ro1">
          <table:table-cell office:value-type="string" table:style-name="ce14">
            <text:p>PRIOR TO DATING</text:p>
          </table:table-cell>
          <table:table-cell office:value-type="string" table:style-name="ce4">
            <text:p>Tour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Hospitality and tourism industry is a various business sectors, and it consists of airline industry, travel industry, hotel industry, food and beverage industry, B&amp;B business, and entertainment <text:s/>and amusement industry as well. In order to effectively guide and lead learners into the hospitality and tourism industry, this course is to deliver the know-how and know-what concerning the current to hospitality and tourism industry, tourism industry business, hospitality industry, leisure industry, travel business, MICE industry, Marketing in tourism and hospitality industry, attitudes and ethics of staff in related business, and development of tourism and hospitality industry in Asia region. Based on the integrated issues of tourism and hospitality professions, it is anticipated that the learners could apply the related cognition and <text:s/>professional knowledge into the tourism and hospitality service industry well.</text:p>
          </table:table-cell>
          <table:table-cell table:style-name="ce4"/>
          <table:table-cell table:number-columns-repeated="16374" table:style-name="ce1"/>
        </table:table-row>
        <table:table-row table:style-name="ro1">
          <table:table-cell office:value-type="string" table:style-name="ce1">
            <text:p>PRIOR TO DATING</text:p>
          </table:table-cell>
          <table:table-cell office:value-type="string" table:style-name="ce4">
            <text:p>Tourism and Modern society</text:p>
          </table:table-cell>
          <table:table-cell office:value-type="float" office:value="2" table:style-name="ce3">
            <text:p>2</text:p>
          </table:table-cell>
          <table:table-cell office:value-type="string" table:style-name="ce4">
            <text:p>first year</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ourism and cultural imagination Tourism and colonization Ethnic tourism 4. Tourism and gender</text:p>
          </table:table-cell>
          <table:table-cell table:style-name="ce4"/>
          <table:table-cell table:number-columns-repeated="16374" table:style-name="ce1"/>
        </table:table-row>
        <table:table-row table:style-name="ro1">
          <table:table-cell office:value-type="string" table:style-name="ce1">
            <text:p>PRIOR TO DATING</text:p>
          </table:table-cell>
          <table:table-cell office:value-type="string" table:style-name="ce4">
            <text:p>Tourism E-commer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aims to describe the main connotation of the E-commerce, including how to operate it, manage, and find the E-commerce of the main opportunities and in-depth study of its limitations and risks to enable students to understand the EC application in tourism system.</text:p>
          </table:table-cell>
          <table:table-cell table:style-name="ce4"/>
          <table:table-cell table:number-columns-repeated="16374" table:style-name="ce1"/>
        </table:table-row>
        <table:table-row table:style-name="ro1">
          <table:table-cell office:value-type="string" table:style-name="ce1">
            <text:p>PRIOR TO DATING</text:p>
          </table:table-cell>
          <table:table-cell office:value-type="string" table:style-name="ce4">
            <text:p>Tourism Financial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course aims to introduce the principal of financial management. The lectures cover the topics including such as firm’s project valuation, financing, investments, as well as risk management. The purpose of this study is intended for students who want to increase their familiarity with the practical applications of financial management.<text:s/></text:p>
          </table:table-cell>
          <table:table-cell table:style-name="ce14"/>
          <table:table-cell table:number-columns-repeated="7" table:style-name="ce1"/>
          <table:table-cell table:number-columns-repeated="16367" table:style-name="ce21"/>
        </table:table-row>
        <table:table-row table:style-name="ro1">
          <table:table-cell office:value-type="string" table:style-name="ce1">
            <text:p>PRIOR TO DATING</text:p>
          </table:table-cell>
          <table:table-cell office:value-type="string" table:style-name="ce4">
            <text:p>Tourism Management of Cultural Creativ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table:style-name="ce4"/>
          <table:table-cell office:value-type="string" table:style-name="ce14">
            <text:p>no match</text:p>
          </table:table-cell>
          <table:table-cell table:number-columns-repeated="7" table:style-name="ce1"/>
          <table:table-cell table:number-columns-repeated="16367" table:style-name="ce21"/>
        </table:table-row>
        <table:table-row table:style-name="ro1">
          <table:table-cell office:value-type="string" table:style-name="ce1">
            <text:p>PRIOR TO DATING</text:p>
          </table:table-cell>
          <table:table-cell office:value-type="string" table:style-name="ce4">
            <text:p>Tourism Marketing</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Marketing issues of tourist and consumer will be discussed in the class via marketing theory introduction, students will learn to write a marketing proposal of tourism.</text:p>
          </table:table-cell>
          <table:table-cell table:style-name="ce24"/>
          <table:table-cell table:number-columns-repeated="5" table:style-name="ce10"/>
          <table:table-cell table:number-columns-repeated="2" table:style-name="ce1"/>
          <table:table-cell table:number-columns-repeated="16367" table:style-name="ce21"/>
        </table:table-row>
        <table:table-row table:style-name="ro1">
          <table:table-cell office:value-type="string" table:style-name="ce1">
            <text:p>PRIOR TO DATING</text:p>
          </table:table-cell>
          <table:table-cell office:value-type="string" table:style-name="ce4">
            <text:p>Tourism of Ecolog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provided for students taking their first undergraduate course in ecology. It is an introductory-level course with an evolutionary perspective, and evolution is brought to center stage throughout, whenever it is needed to support understanding of major concepts. The objective of this course is to develop the essential concept in Ecology for non-science related field students (especially Department of Tourism Management), and to train students have basic literacy, such as to respect environmental ethics, caring for the environment, as well as ecological services enthusiasm. The course not only could motivate students' curiosity, but also cou</text:p>
          </table:table-cell>
          <table:table-cell table:style-name="ce14"/>
          <table:table-cell table:number-columns-repeated="7" table:style-name="ce1"/>
          <table:table-cell table:number-columns-repeated="16367" table:style-name="ce21"/>
        </table:table-row>
        <table:table-row table:style-name="ro1">
          <table:table-cell office:value-type="string" table:style-name="ce1">
            <text:p>PRIOR TO DATING</text:p>
          </table:table-cell>
          <table:table-cell office:value-type="string" table:style-name="ce4">
            <text:p>Travel advertising manageme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e purpose of this course is to help students learn the basic concepts of travel advertising in a management-orientation way. The most basic objectives of this course are to provide students with the analysis of the marketing and advertising environment, advertising, product and service building customer values, the generation and practice utilization of creating advertising, marketing and advertising communications strategy and case study.</text:p>
          </table:table-cell>
          <table:table-cell table:style-name="ce14"/>
          <table:table-cell table:number-columns-repeated="7" table:style-name="ce1"/>
          <table:table-cell table:number-columns-repeated="16367" table:style-name="ce21"/>
        </table:table-row>
        <table:table-row table:style-name="ro1">
          <table:table-cell office:value-type="string" table:style-name="ce1">
            <text:p>PRIOR TO DATING</text:p>
          </table:table-cell>
          <table:table-cell office:value-type="string" table:style-name="ce14">
            <text:p>Travel Agency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14">
            <text:p>This course is the introduction to the services provided in the travel industry. The marketing strategies and ethic issue in the travel business will be discussed in class. Technical terms and the Global reservation system will also be introduced to students. The participants are expected to equip the basic skills for the travel business.<text:s/></text:p>
          </table:table-cell>
          <table:table-cell table:style-name="ce4"/>
          <table:table-cell table:number-columns-repeated="16374" table:style-name="ce1"/>
        </table:table-row>
        <table:table-row table:style-name="ro1">
          <table:table-cell office:value-type="string" table:style-name="ce1">
            <text:p>PRIOR TO DATING</text:p>
          </table:table-cell>
          <table:table-cell office:value-type="string" table:style-name="ce4">
            <text:p>Travel Japanese (5)</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 (2 terms required)</text:p>
          </table:table-cell>
          <table:table-cell office:value-type="string" table:style-name="ce4">
            <text:p>Lower Division</text:p>
          </table:table-cell>
          <table:table-cell office:value-type="string" table:style-name="ce4">
            <text:p>JMA</text:p>
          </table:table-cell>
          <table:table-cell office:value-type="string" table:style-name="ce4">
            <text:p>After Travel Japanese 5, continue to study basic Japanese and learn professional Travel Japanese.</text:p>
          </table:table-cell>
          <table:table-cell table:style-name="ce4"/>
          <table:table-cell table:number-columns-repeated="16374" table:style-name="ce1"/>
        </table:table-row>
        <table:table-row table:style-name="ro11">
          <table:table-cell office:value-type="string" table:style-name="ce4">
            <text:p>PRIOR TO DATING</text:p>
          </table:table-cell>
          <table:table-cell office:value-type="string" table:style-name="ce4">
            <text:p>Travel Japanese (Ⅳ)</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 (2 terms required)</text:p>
          </table:table-cell>
          <table:table-cell office:value-type="string" table:style-name="ce4">
            <text:p>Lower Division</text:p>
          </table:table-cell>
          <table:table-cell office:value-type="string" table:style-name="ce4">
            <text:p>JMA</text:p>
          </table:table-cell>
          <table:table-cell office:value-type="string" table:style-name="ce4">
            <text:p>Finish the text book (「e世代日本語2」)which is used in Japanese Travel(ˋ), and built the foundation of the course in beginner Japanese.</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Travel Japanese（Ι）</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 (2 terms required)</text:p>
          </table:table-cell>
          <table:table-cell office:value-type="string" table:style-name="ce4">
            <text:p>Lower Division</text:p>
          </table:table-cell>
          <table:table-cell office:value-type="string" table:style-name="ce4">
            <text:p>JMA</text:p>
          </table:table-cell>
          <table:table-cell office:value-type="string" table:style-name="ce4">
            <text:p>The aims of the courses are to increase students' ability to use the Japanese language for academic, business, and social purposes. In addition, students are introduced to relevant aspects of Japan's life and culture and prepared for work in the specific subject fields.</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Travel Japanese（Π）</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GE CAT 6B Language (2 terms required)</text:p>
          </table:table-cell>
          <table:table-cell office:value-type="string" table:style-name="ce4">
            <text:p>Lower Division</text:p>
          </table:table-cell>
          <table:table-cell office:value-type="string" table:style-name="ce4">
            <text:p>JMA</text:p>
          </table:table-cell>
          <table:table-cell office:value-type="string" table:style-name="ce4">
            <text:p>The aims of the courses are to increase students' ability to use the Japanese language for academic, business, and social purposes. In addition, students are introduced to relevant aspects of Japan's life and culture and prepared for work in the specific subject fields.</text:p>
          </table:table-cell>
          <table:table-cell table:style-name="ce14"/>
          <table:table-cell table:number-columns-repeated="5" table:style-name="ce1"/>
          <table:table-cell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Traveling with Movies</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Besides using motion pictures to present the different cultures and impressive views around the world to students, this course focuses on the in-depth discussions about the meaning of traveling. Every trip has their own life and meaningful target and we might find something new of our life during the trip, as we take a considering thinking of it. Having a deep understanding of no matter cultural or historical trip can not only see a new place but also might explore a brand new of ourselves. Nowadays, the in-depth traveling is very popular; therefore to have an idea of giving meanings to a trip is a significant ability of tou</text:p>
          </table:table-cell>
          <table:table-cell table:style-name="ce14"/>
          <table:table-cell table:number-columns-repeated="5" table:style-name="ce1"/>
          <table:table-cell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Two Lees’ Ci(Poetry)</text:p>
          </table:table-cell>
          <table:table-cell office:value-type="float" office:value="2" table:style-name="ce3">
            <text:p>2</text:p>
          </table:table-cell>
          <table:table-cell office:value-type="string" table:style-name="ce4">
            <text:p>lower division</text:p>
          </table:table-cell>
          <table:table-cell office:value-type="string" table:style-name="ce4">
            <text:p>none (MG)</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is course, with the instruction of the Two Lees’ Ci (Poetry), aims to explore the selected works from the anthology of Li Yu and Li Qingzhao, which give an accounts of their personal past enjoyment, present grief, and individual desolate life experience. Two Lees, both suffering a long process after something unforeseen happening to their homelands, express their personal views in their works from the deep sorrow for that. And such makes them unmatched and the leading position in the Ci fields. In addition to provide an overall perspective and poetic style of the Song Ci, the course arrangement, mainly through the appreciation of the works and the curriculum design of the project assignments, is about to deeply ruminate over the profound significance of their literary texts on the nostalgia in the Lees’ selections. And, with the discussion between the teacher and the students, <text:s/>it aims not only to develop the student’s <text:s/>reading and appreciation ability for the Ci works, but also to help cultivate his own temperament and enrich personal life by the power of these literary classics.</text:p>
          </table:table-cell>
          <table:table-cell table:style-name="ce24"/>
          <table:table-cell table:number-columns-repeated="6"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Tzu-chih t'ung-chien<text:span text:style-name="T51"><text:s/></text:span></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GE CAT 2 History</text:p>
          </table:table-cell>
          <table:table-cell office:value-type="string" table:style-name="ce4">
            <text:p>Lower Division</text:p>
          </table:table-cell>
          <table:table-cell office:value-type="string" table:style-name="ce4">
            <text:p>JMA</text:p>
          </table:table-cell>
          <table:table-cell office:value-type="string" table:style-name="ce14">
            <text:p>Through the studying of<text:s/>《Tzu-chih t'ung-chien》 the students can realize the story of Sima Guang ’s (1019-1086) entire life, personal philosophy and the process of editing this chronicle. The critical thinking within Confucius’《chhn qiu--in the prime of youth3. annals》also can be found in 《Tzu-chih t'ung-chien》. Besides, within this book Sima Guang (1019-1086) contrasts today’s generations with past generations to offer the references to the emperors since the Song dynasty. Some positive and negative historical events since the dynasties of Eastern Zhou Dynasty--the Spring and Autumn Period (770-476 B.C.)to Warring States (475-221 B.C.) written in this chronicle were as the examples to learn the moral standards from the right events and the lessons from the mistakes. Through the guidance of reading the essential parts from this original version of this chronicle, the students can be encouraged to strengthen their understanding and interests in classics from Chinese history.During the process of creating a complete and excellent PowerPoint, the students can acquire many useful skills for a successful presentation.<text:s/></text:p>
          </table:table-cell>
          <table:table-cell table:style-name="ce24"/>
          <table:table-cell table:number-columns-repeated="6"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United Nations and Global Governan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aim of the course is to provide a deeper understanding of the organizations and functions of the United Nations system. This course examines further the pratical issues of current international cooperations that reflect the changing role of the United Nations in global affairs, especially in respect of international legislation</text:p>
          </table:table-cell>
          <table:table-cell table:style-name="ce14"/>
          <table:table-cell table:number-columns-repeated="7" table:style-name="ce1"/>
          <table:table-cell table:number-columns-repeated="16367" table:style-name="ce28"/>
        </table:table-row>
        <table:table-row table:style-name="ro11">
          <table:table-cell office:value-type="date" office:date-value="2020-08-03T00:00:00" table:style-name="ce51">
            <text:p>2020/8/3</text:p>
          </table:table-cell>
          <table:table-cell office:value-type="string" table:style-name="ce4">
            <text:p>US Government and Politics</text:p>
          </table:table-cell>
          <table:table-cell office:value-type="float" office:value="3" table:style-name="ce3">
            <text:p>3</text:p>
          </table:table-cell>
          <table:table-cell office:value-type="string" table:style-name="ce4">
            <text:p>upper division</text:p>
          </table:table-cell>
          <table:table-cell office:value-type="string" table:style-name="ce4">
            <text:p>none</text:p>
          </table:table-cell>
          <table:table-cell office:value-type="string" table:style-name="ce4">
            <text:p>GE CAT 5E Political Science</text:p>
          </table:table-cell>
          <table:table-cell office:value-type="string" table:style-name="ce4">
            <text:p>Upper Division<text:s/></text:p>
          </table:table-cell>
          <table:table-cell office:value-type="string" table:style-name="ce4">
            <text:p>Approved by J Gore</text:p>
          </table:table-cell>
          <table:table-cell office:value-type="string" table:style-name="ce4">
            <text:p>Course introduces the US constitution and its impacts on the US government and political activities. This course will also thoroughly examine the important roles of American voters and campaigns in the working process of the US government. By taking this course, students will understand how the US contemporary politics is restrained and changed.<text:s/></text:p>
          </table:table-cell>
          <table:table-cell table:style-name="ce14"/>
          <table:table-cell table:number-columns-repeated="5" table:style-name="ce1"/>
          <table:table-cell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Vajracchedika-prajnaparamita-sutra</text:p>
          </table:table-cell>
          <table:table-cell office:value-type="float" office:value="3" table:style-name="ce3">
            <text:p>3</text:p>
          </table:table-cell>
          <table:table-cell office:value-type="string" table:style-name="ce4">
            <text:p>third year</text:p>
          </table:table-cell>
          <table:table-cell office:value-type="string" table:style-name="ce4">
            <text:p>none</text:p>
          </table:table-cell>
          <table:table-cell office:value-type="string" table:style-name="ce4">
            <text:p>GE CAT 4A Religion<text:s/></text:p>
          </table:table-cell>
          <table:table-cell office:value-type="string" table:style-name="ce4">
            <text:p>Upper Division<text:s/></text:p>
          </table:table-cell>
          <table:table-cell office:value-type="string" table:style-name="ce4">
            <text:p>JMA</text:p>
          </table:table-cell>
          <table:table-cell office:value-type="string" table:style-name="ce4">
            <text:p>"King Kong" in the Buddhist scriptures Wisdom, the extent of its widely read after the "Heart Sutra." More than five thousand four hundred words of the "King Kong" its most prominent feature is "say A, namely non-A, is the name of A 'form language, such as" Law said everything, that is a non-all law, is the name of all law " "As for the World, a non-world, is the name of the world," and so on. The famous Zen master Suzuki said that such expressions as "that is, non? Logic" that it does not follow the basic rules of formal logic, but a special kind of logic. But there are scholars paradox, that it is still in line with the basic rules of formal logic, of which inherent charm, centered curriculum in reading one of the two spindle "King Kong" when.In addition, the "Diamond Sutra" At first the elder Subhuti asked question: "Good man, good woman hair A hoe Romans despise three Bodhi heart, should live Yunhe Yunhe yield his heart??" And the entire "Diamond Sutra" Surround dialogue on this topic, in the interpretation, elucidation of the essence of Mahayana Buddhism over, input religious context. It may be interesting to the public since ancient times read "Diamond Sutra" the best place to win, but also the course of the reading of another axis.Usually the "Diamond Sutra" is divided into 32, the course of progress on the points accordingly weeks.</text:p>
          </table:table-cell>
          <table:table-cell table:style-name="ce14"/>
          <table:table-cell table:number-columns-repeated="5" table:style-name="ce1"/>
          <table:table-cell table:style-name="ce10"/>
          <table:table-cell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Valuation of Cultural &amp; Creative Intangible Assets</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How to determine the value of cultural &amp; creative intangible assets, for example, intellectual property, patent, trademark, database？Owing to the nonmarket value of cultural creative goods, there are some methods to measure the value of cultural creative goods. This course will introduce the valuation theory; <text:s/>valuation standards bulletin No.7 of financial accounting, culture &amp; creative industry analysis, valuation procedure and method, case studies.</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Venture Management Practice</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 (BC)</text:p>
          </table:table-cell>
          <table:table-cell office:value-type="string" table:style-name="ce4">
            <text:p>none</text:p>
          </table:table-cell>
          <table:table-cell office:value-type="string" table:style-name="ce4">
            <text:p>Lower division</text:p>
          </table:table-cell>
          <table:table-cell table:style-name="ce4"/>
          <table:table-cell office:value-type="string" table:style-name="ce4">
            <text:p>The course is designed to provide taught students the opportunity of understanding the practical environment of enterprise creation. It also seeks to help participants to employ strategic thinking for collecting, integrating and inducing venture data with the purpose of improving capabilities about entrepreneurial analysis and problem-solving.</text:p>
            <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Visit to Museum</text:p>
          </table:table-cell>
          <table:table-cell office:value-type="float" office:value="2" table:style-name="ce3">
            <text:p>2</text:p>
          </table:table-cell>
          <table:table-cell office:value-type="string" table:style-name="ce4">
            <text:p>information not provided</text:p>
          </table:table-cell>
          <table:table-cell office:value-type="string" table:style-name="ce4">
            <text:p>none</text:p>
          </table:table-cell>
          <table:table-cell office:value-type="string" table:style-name="ce4">
            <text:p>none</text:p>
          </table:table-cell>
          <table:table-cell office:value-type="string" table:style-name="ce4">
            <text:p>Lower Division</text:p>
          </table:table-cell>
          <table:table-cell office:value-type="string" table:style-name="ce4">
            <text:p>JMA</text:p>
          </table:table-cell>
          <table:table-cell office:value-type="string" table:style-name="ce4">
            <text:p>This course is to guide the non-art-related backgrounds students to understand the nature museum, features and operation of the important projects, such as planning an exhibit, exhibition design, professional training, audience research, and thus the distance between them and the museum, and increase participation Humanities and arts activities will. Promote non-art museum background students understanding and use of museum resources, students broader view of humanity, triggering interest in participation in arts activities.</text:p>
          </table:table-cell>
          <table:table-cell table:style-name="ce14"/>
          <table:table-cell table:number-columns-repeated="7" table:style-name="ce1"/>
          <table:table-cell table:number-columns-repeated="16367" table:style-name="ce28"/>
        </table:table-row>
        <table:table-row table:style-name="ro11">
          <table:table-cell office:value-type="date" office:date-value="2019-01-31T00:00:00" table:style-name="ce51">
            <text:p>2019/1/31</text:p>
          </table:table-cell>
          <table:table-cell office:value-type="string" table:style-name="ce4">
            <text:p>War &amp; Modern Civilizatio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4B Philosophy</text:p>
          </table:table-cell>
          <table:table-cell office:value-type="string" table:style-name="ce4">
            <text:p>Lower division</text:p>
          </table:table-cell>
          <table:table-cell office:value-type="string" table:style-name="ce4">
            <text:p>JMA/KO</text:p>
          </table:table-cell>
          <table:table-cell office:value-type="string" table:style-name="ce4">
            <text:p>Through exploring and reflecting on the core values of modern civilization from the war, this course establishes students' independent thinking and judgment ability, and let students become a man of caring about society and justice, and also become a modern citizen with sufficient quality.</text:p>
          </table:table-cell>
          <table:table-cell table:style-name="ce14"/>
          <table:table-cell table:number-columns-repeated="7" table:style-name="ce1"/>
          <table:table-cell table:number-columns-repeated="16367" table:style-name="ce28"/>
        </table:table-row>
        <table:table-row table:style-name="ro11">
          <table:table-cell office:value-type="date" office:date-value="2018-10-26T00:00:00" table:style-name="ce51">
            <text:p>2018/10/26</text:p>
          </table:table-cell>
          <table:table-cell office:value-type="string" table:style-name="ce4">
            <text:p>War &amp; Peace</text:p>
          </table:table-cell>
          <table:table-cell office:value-type="float" office:value="3" table:style-name="ce3">
            <text:p>3</text:p>
          </table:table-cell>
          <table:table-cell office:value-type="string" table:style-name="ce4">
            <text:p>first year</text:p>
          </table:table-cell>
          <table:table-cell office:value-type="string" table:style-name="ce4">
            <text:p>English: Great Works</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KO/JA</text:p>
          </table:table-cell>
          <table:table-cell office:value-type="string" table:style-name="ce4">
            <text:p>This course provides an overview of 19th-century Russian literature. <text:s/>In addition , this course gives an overview of <text:s/>the detailed life, explanation and analysis of this work "War and Peace". We will discuss the introduction of the writer who impact the development of literary. <text:s/>Furthermore, we will discuss and introduce the spirit of his work, and the impact of the writer on future generations.</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b desig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41 Web Design &amp; Development for Small Business</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4">
            <text:p>This course introduces how to design web pages, web pages design process and how to plan web layout and color. Web page design is Essential skills. Web page is a useful marketing tool.Tie in the website supplementary teaching with practical examples. Teach the producing methods of interactive website from the easy to the difficult and complicated through the software, Dreamweaver to accomplish the professional capability of the professional design of interactive multimedia website.</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b design (II)</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41 Web Design &amp; Development for Small Business</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14">
            <text:p>This course introduces how to design web pages, web pages design process and how to plan web layout and color. Web page design is Essential skills. Tie in the website supplementary teaching with practical examples. Teach the producing methods of interactive website from the easy to the difficult and complicated through the software tool, Dreamweaver, Photoshop and Flash to accomplish the professional capability of the professional design of interactive multimedia website.</text:p>
            <text:p/>
          </table:table-cell>
          <table:table-cell table:style-name="ce14"/>
          <table:table-cell office:value-type="string" table:style-name="ce1">
            <text:p>The overall objective of the course is to introduce the concept of marketing decisions in an organization and teach students to think like a marketer. To this end, we will:‧Understand the strategic role of marketing and develop the ability to define and analyze the marketing problems dealt with by managers, and‧Understand analytical concepts and techniques currently being used in marketing.</text:p>
            <text:p/>
          </table:table-cell>
          <table:table-cell table:number-columns-repeated="6"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b Design and Management</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41 Web Design &amp; Development for Small Business</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4">
            <text:p>The goal of this course is to learn the skills of web design. In addition to the completion of a web site using various skills, obtaining the certificate is also encouraged.</text:p>
          </table:table-cell>
          <table:table-cell table:style-name="ce14"/>
          <table:table-cell office:value-type="string" table:style-name="ce1">
            <text:p>not translated</text:p>
          </table:table-cell>
          <table:table-cell table:number-columns-repeated="6" table:style-name="ce1"/>
          <table:table-cell table:number-columns-repeated="16367" table:style-name="ce28"/>
        </table:table-row>
        <table:table-row table:style-name="ro11">
          <table:table-cell office:value-type="date" office:date-value="2020-08-03T00:00:00" table:style-name="ce52">
            <text:p>2020/8/3</text:p>
          </table:table-cell>
          <table:table-cell office:value-type="string" table:style-name="ce26">
            <text:p>Web Design and Publishing</text:p>
          </table:table-cell>
          <table:table-cell office:value-type="float" office:value="3" table:style-name="ce27">
            <text:p>3</text:p>
          </table:table-cell>
          <table:table-cell office:value-type="string" table:style-name="ce26">
            <text:p>Lower Division</text:p>
          </table:table-cell>
          <table:table-cell office:value-type="string" table:style-name="ce26">
            <text:p>BUS 241 Web Design &amp; Development for Small Business</text:p>
          </table:table-cell>
          <table:table-cell office:value-type="string" table:style-name="ce26">
            <text:p>none</text:p>
          </table:table-cell>
          <table:table-cell office:value-type="string" table:style-name="ce26">
            <text:p>Lower Division</text:p>
          </table:table-cell>
          <table:table-cell office:value-type="string" table:style-name="ce26">
            <text:p>JMA</text:p>
          </table:table-cell>
          <table:table-cell office:value-type="string" table:style-name="ce26">
            <text:p>This course introduces how to design web pages, web pages design process and how to plan web layout and color. Web page design is Essential skills. Web page is a useful marketing tool. Tie in the website supplementary teaching with practical examples. Teach the producing methods of interactive website from the easy to the difficult and complicated through the software, Dreamweaver to accomplish the professional capability of the professional design of interactive multimedia website.</text:p>
          </table:table-cell>
          <table:table-cell table:number-columns-repeated="6" table:style-name="ce21"/>
          <table:table-cell table:number-columns-repeated="16369" table:style-name="ce28"/>
        </table:table-row>
        <table:table-row table:style-name="ro11">
          <table:table-cell office:value-type="string" table:style-name="ce4">
            <text:p>PRIOR TO DATING</text:p>
          </table:table-cell>
          <table:table-cell office:value-type="string" table:style-name="ce4">
            <text:p>Web Page Design</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BUS 241 Web Design &amp; Development for Small Business</text:p>
          </table:table-cell>
          <table:table-cell office:value-type="string" table:style-name="ce4">
            <text:p>none</text:p>
          </table:table-cell>
          <table:table-cell office:value-type="string" table:style-name="ce4">
            <text:p>Lower Division</text:p>
          </table:table-cell>
          <table:table-cell office:value-type="string" table:style-name="ce4">
            <text:p>BC</text:p>
          </table:table-cell>
          <table:table-cell office:value-type="string" table:style-name="ce4">
            <text:p>The ability of web page design creates advantage for students as seeking jobs and is helpful to future career planning. The purpose of this course is to train students the basic ability of web page design. Content includes server environment, basic skill of web design, interactive web page and web page upload, etc. Finally, students must complete their own web sites which can be visited by all online users.</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ber: The Protestant Ethic and the Spirit of Capitalism</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5E Political Science</text:p>
          </table:table-cell>
          <table:table-cell office:value-type="string" table:style-name="ce4">
            <text:p>Lower Division</text:p>
          </table:table-cell>
          <table:table-cell office:value-type="string" table:style-name="ce4">
            <text:p>JMA</text:p>
          </table:table-cell>
          <table:table-cell office:value-type="string" table:style-name="ce4">
            <text:p>The Protestant Ethic and the Spirit of Capitalism is Max Weber’s most important work and, since its publication in 1904, has been widely considered the most important sociological study of the twentieth century. For more than 100 years, The Protestant Ethic and the Spirit of Capitalism has set the parameters for the debate over the origins of modern capitalism. This landmark work sets out the relationship between Western religious ethos and the emergence and growth of capitalism; its thesis being that the values of hard work and industry at the core of ascetic Protestantism made it possible for modern rational capitalism to flourish. It continually inspirational and widely read by both scholars and students. By reading Weber’s work, this course will help students to be acquainted with his main arguments and meanings.<text:s/></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llness Theory</text:p>
          </table:table-cell>
          <table:table-cell office:value-type="float" office:value="3" table:style-name="ce3">
            <text:p>3</text:p>
          </table:table-cell>
          <table:table-cell office:value-type="string" table:style-name="ce4">
            <text:p>information not provided</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This introductory wellness is designed to acquaint students with the benefits of physical activity in their lives. This course will include a survey of activity/fitness modules including cardiovascular work, strength and conditioning, weight training, etc. This course will include fitness evaluation (self-testing), general principles of health, fitness, and nutrition, development of a personal training program, and much more.</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estern literature and culture</text:p>
          </table:table-cell>
          <table:table-cell office:value-type="float" office:value="3" table:style-name="ce3">
            <text:p>3</text:p>
          </table:table-cell>
          <table:table-cell office:value-type="string" table:style-name="ce4">
            <text:p>first year</text:p>
          </table:table-cell>
          <table:table-cell office:value-type="string" table:style-name="ce4">
            <text:p>LIT101 Introduction to Literature</text:p>
          </table:table-cell>
          <table:table-cell office:value-type="string" table:style-name="ce4">
            <text:p>GE CAT 6C Literature</text:p>
          </table:table-cell>
          <table:table-cell office:value-type="string" table:style-name="ce4">
            <text:p>Lower division</text:p>
          </table:table-cell>
          <table:table-cell office:value-type="string" table:style-name="ce4">
            <text:p>JMA</text:p>
          </table:table-cell>
          <table:table-cell office:value-type="string" table:style-name="ce4">
            <text:p>Literature combines human thought and art. It reflects the author’s creating world from his mind and the community. The courses will introduce ancient to 18th century, 19th century and 20th century literature and the writer who impact for development of literary. Introduction the author’s spirit and the author’s works. Impact on future generations. Make students aware of Western literature and understand the development literature, and have a better understanding with Western literature and culture.</text:p>
          </table:table-cell>
          <table:table-cell table:style-name="ce14"/>
          <table:table-cell table:number-columns-repeated="7" table:style-name="ce1"/>
          <table:table-cell table:number-columns-repeated="16367" table:style-name="ce28"/>
        </table:table-row>
        <table:table-row table:style-name="ro11">
          <table:table-cell office:value-type="string" table:style-name="ce4">
            <text:p>PRIOR TO DATING</text:p>
          </table:table-cell>
          <table:table-cell office:value-type="string" table:style-name="ce4">
            <text:p>Wisdom and <text:s/>culture of Buddhism</text:p>
          </table:table-cell>
          <table:table-cell office:value-type="float" office:value="3" table:style-name="ce3">
            <text:p>3</text:p>
          </table:table-cell>
          <table:table-cell office:value-type="string" table:style-name="ce4">
            <text:p>lower division</text:p>
          </table:table-cell>
          <table:table-cell office:value-type="string" table:style-name="ce4">
            <text:p>none</text:p>
          </table:table-cell>
          <table:table-cell office:value-type="string" table:style-name="ce4">
            <text:p>GE CAT 4A Religion<text:s/></text:p>
          </table:table-cell>
          <table:table-cell office:value-type="string" table:style-name="ce4">
            <text:p>Lower Division</text:p>
          </table:table-cell>
          <table:table-cell office:value-type="string" table:style-name="ce4">
            <text:p>JMA</text:p>
          </table:table-cell>
          <table:table-cell office:value-type="string" table:style-name="ce4">
            <text:p>From Indian spirit breeding, but Buddhism now has become <text:s text:c="2"/>a universal religion. Buddhism in the different times, spread to different regions, countries, developed for the diverse and rich culture.     This course introduces the rich Buddhist culture <text:s/>and hopes <text:s/>to lead students to explore the significance of Buddhism in modern thought.</text:p>
          </table:table-cell>
          <table:table-cell table:style-name="ce14"/>
          <table:table-cell table:number-columns-repeated="7" table:style-name="ce1"/>
          <table:table-cell table:number-columns-repeated="16367" table:style-name="ce28"/>
        </table:table-row>
        <table:table-row table:style-name="ro11">
          <table:table-cell office:value-type="date" office:date-value="2020-08-03T00:00:00" table:style-name="ce52">
            <text:p>2020/8/3</text:p>
          </table:table-cell>
          <table:table-cell office:value-type="string" table:style-name="ce26">
            <text:p>Women Writers</text:p>
          </table:table-cell>
          <table:table-cell office:value-type="float" office:value="3" table:style-name="ce27">
            <text:p>3</text:p>
          </table:table-cell>
          <table:table-cell office:value-type="string" table:style-name="ce26">
            <text:p>Lower Division</text:p>
          </table:table-cell>
          <table:table-cell office:value-type="string" table:style-name="ce26">
            <text:p>ENGL326 Women Writers</text:p>
          </table:table-cell>
          <table:table-cell office:value-type="string" table:style-name="ce26">
            <text:p>GE CAT 6C Literature</text:p>
          </table:table-cell>
          <table:table-cell office:value-type="string" table:style-name="ce26">
            <text:p>Lower Division</text:p>
          </table:table-cell>
          <table:table-cell office:value-type="string" table:style-name="ce26">
            <text:p>JMA/JA</text:p>
          </table:table-cell>
          <table:table-cell office:value-type="string" table:style-name="ce26">
            <text:p>This course will look at the novels by nineteenth- and twentieth-century British and American women writers. It will examine their work in terms of race, ethnicity, gender, socioeconomic status, or sexual orientation. In this course we will also look at the historical and cultural situations against which the writers were reacting and introduce basic critical methodologies to offer a framework for discussions.<text:s/></text:p>
          </table:table-cell>
          <table:table-cell table:number-columns-repeated="6" table:style-name="ce21"/>
          <table:table-cell table:number-columns-repeated="16369" table:style-name="ce28"/>
        </table:table-row>
        <table:table-row table:style-name="ro1">
          <table:table-cell office:value-type="string" table:style-name="ce4">
            <text:p>PRIOR TO DATING</text:p>
          </table:table-cell>
          <table:table-cell office:value-type="string" table:style-name="ce4">
            <text:p>Xun-Zi<text:span text:style-name="T8"><text:s/></text:span></text:p>
          </table:table-cell>
          <table:table-cell office:value-type="float" office:value="3" table:style-name="ce3">
            <text:p>3</text:p>
          </table:table-cell>
          <table:table-cell office:value-type="string" table:style-name="ce4">
            <text:p>lower division</text:p>
          </table:table-cell>
          <table:table-cell office:value-type="string" table:style-name="ce4">
            <text:p>none<text:s/></text:p>
          </table:table-cell>
          <table:table-cell office:value-type="string" table:style-name="ce4">
            <text:p>GE CAT 4B Philosophy<text:s/></text:p>
          </table:table-cell>
          <table:table-cell office:value-type="string" table:style-name="ce4">
            <text:p>Lower division</text:p>
          </table:table-cell>
          <table:table-cell office:value-type="string" table:style-name="ce4">
            <text:p>JMA/MG</text:p>
          </table:table-cell>
          <table:table-cell office:value-type="string" table:style-name="ce4">
            <text:p>Lead the students to understand the book and thought of Xun-zi. By read the chapters of this book,<text:span text:style-name="T16"><text:s/>can understand the discussed process and then understood of Xun-zi. And extension of the relevant of the Confucianism Arts title. In addition to lectures and discussion, the course is integrated into news and current affairs, movies andvideo clips. Students from different aspects and issues, multi-level, multi-angle to recognize the thought of Xun-zi</text:span></text:p>
          </table:table-cell>
          <table:table-cell table:style-name="ce14"/>
          <table:table-cell table:number-columns-repeated="16374" table:style-name="ce1"/>
        </table:table-row>
        <table:table-row table:style-name="ro1">
          <table:table-cell office:value-type="string" table:style-name="ce4">
            <text:p>PRIOR TO DATING</text:p>
          </table:table-cell>
          <table:table-cell office:value-type="string" table:style-name="ce4">
            <text:p>Zen Management</text:p>
          </table:table-cell>
          <table:table-cell office:value-type="float" office:value="3" table:style-name="ce3">
            <text:p>3</text:p>
          </table:table-cell>
          <table:table-cell office:value-type="string" table:style-name="ce4">
            <text:p>first year</text:p>
          </table:table-cell>
          <table:table-cell office:value-type="string" table:style-name="ce4">
            <text:p>none</text:p>
          </table:table-cell>
          <table:table-cell office:value-type="string" table:style-name="ce4">
            <text:p>GE CAT 7 Wellness</text:p>
          </table:table-cell>
          <table:table-cell office:value-type="string" table:style-name="ce4">
            <text:p>Lower Division</text:p>
          </table:table-cell>
          <table:table-cell office:value-type="string" table:style-name="ce4">
            <text:p>JMA</text:p>
          </table:table-cell>
          <table:table-cell office:value-type="string" table:style-name="ce4">
            <text:p>“ Zen Management” is a course which focus on guiding students by practicing Zen meditation through the physical and spiritual stability and self-adaptation to cope with work stress and adversity.</text:p>
            <text:p>The course include: What is “Work Stress”? The attitude to face work stress What is Zen? What is its function? The methods of Zen Meditation<text:s/></text:p>
            <text:p>Practicing<text:s/></text:p>
          </table:table-cell>
          <table:table-cell table:style-name="ce14"/>
          <table:table-cell table:number-columns-repeated="16374" table:style-name="ce1"/>
        </table:table-row>
        <table:table-row table:number-rows-repeated="8" table:style-name="ro1">
          <table:table-cell table:style-name="ce2"/>
          <table:table-cell table:number-columns-repeated="2" table:style-name="ce3"/>
          <table:table-cell table:number-columns-repeated="6" table:style-name="ce4"/>
          <table:table-cell table:number-columns-repeated="16375" table:style-name="ce1"/>
        </table:table-row>
        <table:table-row table:number-rows-repeated="104788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MS Mincho" svg:font-family="&quot;MS Mincho&quot;"/>
    <style:font-face style:name="Times New Roman" svg:font-family="&quot;Times New Roman&quot;"/>
    <style:font-face style:name="PMingLiU" svg:font-family="PMingLiU"/>
    <style:font-face style:name="DFKai-SB" svg:font-family="DFKai-SB"/>
    <style:font-face style:name="Calibri" svg:font-family="Calibri"/>
    <style:font-face style:name="MingLiU" svg:font-family="MingLiU"/>
    <style:font-face style:name="Arial" svg:font-family="Arial"/>
  </office:font-face-decls>
  <office:styles>
    <number:number-style style:name="N0">
      <number:number number:min-integer-digits="1"/>
    </number:number-style>
    <number:date-style style:name="N19">
      <number:year number:style="long"/>
      <number:text>/</number:text>
      <number:month/>
      <number:text>/</number:text>
      <number:day/>
    </number:date-style>
    <number:text-style style:name="N30">
      <number:text-content/>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1pt" style:font-size-asian="11pt" style:font-size-complex="11pt"/>
    </style:style>
  </office:styles>
  <office:automatic-styles>
    <style:page-layout style:name="pm1">
      <style:page-layout-properties fo:margin-top="0.3in" fo:margin-bottom="0.16in" fo:margin-left="0.39in" fo:margin-right="0.31in" style:print-orientation="portrait" style:print-page-order="ttb" style:first-page-number="continue" style:scale-to="78%" style:table-centering="horizontal" style:print="grid objects charts drawings"/>
      <style:header-style>
        <style:header-footer-properties fo:min-height="0.03in" fo:margin-left="0.39in" fo:margin-right="0.31in" fo:margin-bottom="0in"/>
      </style:header-style>
      <style:footer-style>
        <style:header-footer-properties fo:min-height="0.32in" fo:margin-left="0.39in" fo:margin-right="0.31in" fo:margin-top="0in"/>
      </style:footer-style>
    </style:page-layout>
    <style:style style:name="T1" style:family="text">
      <style:text-properties fo:color="#828282" style:font-name="新細明體" style:font-name-asian="新細明體" style:font-name-complex="新細明體" fo:font-size="8pt" style:font-size-asian="8pt" style:font-size-complex="8pt" fo:font-weight="bold" style:font-weight-asian="bold" style:font-weight-complex="bold"/>
    </style:style>
  </office:automatic-styles>
  <office:master-styles>
    <style:master-page style:name="mp1" style:page-layout-name="pm1">
      <style:header/>
      <style:header-left style:display="false"/>
      <style:footer>
        <style:region-right>
          <text:p><text:span text:style-name="T1"><text:page-number>1</text:page-number></text:span><text:span text:style-name="T1"><text:s/></text:span><text:span text:style-name="T1">of</text:span><text:span text:style-name="T1"><text:s/></text:span><text:span text:style-name="T1"><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Microsoft Office User</meta:initial-creator>
    <dc:creator>Hewlett-Packard Company</dc:creator>
    <meta:creation-date>2020-12-22T18:22:57Z</meta:creation-date>
    <dc:date>2020-12-28T01:01:51Z</dc:date>
  </office:meta>
</office:document-meta>
</file>